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5.2236in"/>
    </style:style>
    <style:style style:name="co3" style:family="table-column">
      <style:table-column-properties fo:break-before="auto" style:column-width="0.5043in"/>
    </style:style>
    <style:style style:name="co4" style:family="table-column">
      <style:table-column-properties fo:break-before="auto" style:column-width="3.279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10180">
            <text:p>10180</text:p>
          </table:table-cell>
          <table:table-cell office:value-type="string">
            <text:p>Abilene, TX (Metropolitan Statistical Area)</text:p>
          </table:table-cell>
          <table:table-cell office:value-type="float" office:value="48059">
            <text:p>48059</text:p>
          </table:table-cell>
          <table:table-cell office:value-type="string">
            <text:p>Callahan, TX </text:p>
          </table:table-cell>
        </table:table-row>
        <table:table-row table:style-name="ro1">
          <table:table-cell office:value-type="float" office:value="10180">
            <text:p>10180</text:p>
          </table:table-cell>
          <table:table-cell office:value-type="string">
            <text:p>Abilene, TX (Metropolitan Statistical Area)</text:p>
          </table:table-cell>
          <table:table-cell office:value-type="float" office:value="48253">
            <text:p>48253</text:p>
          </table:table-cell>
          <table:table-cell office:value-type="string">
            <text:p>Jones, TX </text:p>
          </table:table-cell>
        </table:table-row>
        <table:table-row table:style-name="ro1">
          <table:table-cell office:value-type="float" office:value="10180">
            <text:p>10180</text:p>
          </table:table-cell>
          <table:table-cell office:value-type="string">
            <text:p>Abilene, TX (Metropolitan Statistical Area)</text:p>
          </table:table-cell>
          <table:table-cell office:value-type="float" office:value="48441">
            <text:p>48441</text:p>
          </table:table-cell>
          <table:table-cell office:value-type="string">
            <text:p>Taylor, TX </text:p>
          </table:table-cell>
        </table:table-row>
        <table:table-row table:style-name="ro1">
          <table:table-cell office:value-type="float" office:value="10420">
            <text:p>10420</text:p>
          </table:table-cell>
          <table:table-cell office:value-type="string">
            <text:p>Akron, OH (Metropolitan Statistical Area)</text:p>
          </table:table-cell>
          <table:table-cell office:value-type="float" office:value="39133">
            <text:p>39133</text:p>
          </table:table-cell>
          <table:table-cell office:value-type="string">
            <text:p>Portage, OH </text:p>
          </table:table-cell>
        </table:table-row>
        <table:table-row table:style-name="ro1">
          <table:table-cell office:value-type="float" office:value="10420">
            <text:p>10420</text:p>
          </table:table-cell>
          <table:table-cell office:value-type="string">
            <text:p>Akron, OH (Metropolitan Statistical Area)</text:p>
          </table:table-cell>
          <table:table-cell office:value-type="float" office:value="39153">
            <text:p>39153</text:p>
          </table:table-cell>
          <table:table-cell office:value-type="string">
            <text:p>Summit, OH </text:p>
          </table:table-cell>
        </table:table-row>
        <table:table-row table:style-name="ro1">
          <table:table-cell office:value-type="float" office:value="10500">
            <text:p>10500</text:p>
          </table:table-cell>
          <table:table-cell office:value-type="string">
            <text:p>Albany, GA (Metropolitan Statistical Area)</text:p>
          </table:table-cell>
          <table:table-cell office:value-type="float" office:value="13007">
            <text:p>13007</text:p>
          </table:table-cell>
          <table:table-cell office:value-type="string">
            <text:p>Baker, GA </text:p>
          </table:table-cell>
        </table:table-row>
        <table:table-row table:style-name="ro2">
          <table:table-cell office:value-type="float" office:value="10500">
            <text:p>10500</text:p>
          </table:table-cell>
          <table:table-cell office:value-type="string">
            <text:p>Albany, GA (Metropolitan Statistical Area)</text:p>
          </table:table-cell>
          <table:table-cell office:value-type="float" office:value="13095">
            <text:p>13095</text:p>
          </table:table-cell>
          <table:table-cell office:value-type="string">
            <text:p>Dougherty, GA </text:p>
          </table:table-cell>
        </table:table-row>
        <table:table-row table:style-name="ro1">
          <table:table-cell office:value-type="float" office:value="10500">
            <text:p>10500</text:p>
          </table:table-cell>
          <table:table-cell office:value-type="string">
            <text:p>Albany, GA (Metropolitan Statistical Area)</text:p>
          </table:table-cell>
          <table:table-cell office:value-type="float" office:value="13177">
            <text:p>13177</text:p>
          </table:table-cell>
          <table:table-cell office:value-type="string">
            <text:p>Lee, GA </text:p>
          </table:table-cell>
        </table:table-row>
        <table:table-row table:style-name="ro1">
          <table:table-cell office:value-type="float" office:value="10500">
            <text:p>10500</text:p>
          </table:table-cell>
          <table:table-cell office:value-type="string">
            <text:p>Albany, GA (Metropolitan Statistical Area)</text:p>
          </table:table-cell>
          <table:table-cell office:value-type="float" office:value="13273">
            <text:p>13273</text:p>
          </table:table-cell>
          <table:table-cell office:value-type="string">
            <text:p>Terrell, GA </text:p>
          </table:table-cell>
        </table:table-row>
        <table:table-row table:style-name="ro1">
          <table:table-cell office:value-type="float" office:value="10500">
            <text:p>10500</text:p>
          </table:table-cell>
          <table:table-cell office:value-type="string">
            <text:p>Albany, GA (Metropolitan Statistical Area)</text:p>
          </table:table-cell>
          <table:table-cell office:value-type="float" office:value="13321">
            <text:p>13321</text:p>
          </table:table-cell>
          <table:table-cell office:value-type="string">
            <text:p>Worth, GA </text:p>
          </table:table-cell>
        </table:table-row>
        <table:table-row table:style-name="ro2">
          <table:table-cell office:value-type="float" office:value="10540">
            <text:p>10540</text:p>
          </table:table-cell>
          <table:table-cell office:value-type="string">
            <text:p>Albany, OR (Metropolitan Statistical Area)</text:p>
          </table:table-cell>
          <table:table-cell office:value-type="float" office:value="41043">
            <text:p>41043</text:p>
          </table:table-cell>
          <table:table-cell office:value-type="string">
            <text:p>Linn, OR </text:p>
          </table:table-cell>
        </table:table-row>
        <table:table-row table:style-name="ro1">
          <table:table-cell office:value-type="float" office:value="10580">
            <text:p>10580</text:p>
          </table:table-cell>
          <table:table-cell office:value-type="string">
            <text:p>Albany-Schenectady-Troy, NY (Metropolitan Statistical Area)</text:p>
          </table:table-cell>
          <table:table-cell office:value-type="float" office:value="36001">
            <text:p>36001</text:p>
          </table:table-cell>
          <table:table-cell office:value-type="string">
            <text:p>Albany, NY </text:p>
          </table:table-cell>
        </table:table-row>
        <table:table-row table:style-name="ro2">
          <table:table-cell office:value-type="float" office:value="10580">
            <text:p>10580</text:p>
          </table:table-cell>
          <table:table-cell office:value-type="string">
            <text:p>Albany-Schenectady-Troy, NY (Metropolitan Statistical Area)</text:p>
          </table:table-cell>
          <table:table-cell office:value-type="float" office:value="36083">
            <text:p>36083</text:p>
          </table:table-cell>
          <table:table-cell office:value-type="string">
            <text:p>Rensselaer, NY </text:p>
          </table:table-cell>
        </table:table-row>
        <table:table-row table:style-name="ro2">
          <table:table-cell office:value-type="float" office:value="10580">
            <text:p>10580</text:p>
          </table:table-cell>
          <table:table-cell office:value-type="string">
            <text:p>Albany-Schenectady-Troy, NY (Metropolitan Statistical Area)</text:p>
          </table:table-cell>
          <table:table-cell office:value-type="float" office:value="36091">
            <text:p>36091</text:p>
          </table:table-cell>
          <table:table-cell office:value-type="string">
            <text:p>Saratoga, NY </text:p>
          </table:table-cell>
        </table:table-row>
        <table:table-row table:style-name="ro1">
          <table:table-cell office:value-type="float" office:value="10580">
            <text:p>10580</text:p>
          </table:table-cell>
          <table:table-cell office:value-type="string">
            <text:p>Albany-Schenectady-Troy, NY (Metropolitan Statistical Area)</text:p>
          </table:table-cell>
          <table:table-cell office:value-type="float" office:value="36093">
            <text:p>36093</text:p>
          </table:table-cell>
          <table:table-cell office:value-type="string">
            <text:p>Schenectady, NY </text:p>
          </table:table-cell>
        </table:table-row>
        <table:table-row table:style-name="ro2">
          <table:table-cell office:value-type="float" office:value="10580">
            <text:p>10580</text:p>
          </table:table-cell>
          <table:table-cell office:value-type="string">
            <text:p>Albany-Schenectady-Troy, NY (Metropolitan Statistical Area)</text:p>
          </table:table-cell>
          <table:table-cell office:value-type="float" office:value="36095">
            <text:p>36095</text:p>
          </table:table-cell>
          <table:table-cell office:value-type="string">
            <text:p>Schoharie, NY </text:p>
          </table:table-cell>
        </table:table-row>
        <table:table-row table:style-name="ro2">
          <table:table-cell office:value-type="float" office:value="10740">
            <text:p>10740</text:p>
          </table:table-cell>
          <table:table-cell office:value-type="string">
            <text:p>Albuquerque, NM (Metropolitan Statistical Area)</text:p>
          </table:table-cell>
          <table:table-cell office:value-type="float" office:value="35001">
            <text:p>35001</text:p>
          </table:table-cell>
          <table:table-cell office:value-type="string">
            <text:p>Bernalillo, NM </text:p>
          </table:table-cell>
        </table:table-row>
        <table:table-row table:style-name="ro1">
          <table:table-cell office:value-type="float" office:value="10740">
            <text:p>10740</text:p>
          </table:table-cell>
          <table:table-cell office:value-type="string">
            <text:p>Albuquerque, NM (Metropolitan Statistical Area)</text:p>
          </table:table-cell>
          <table:table-cell office:value-type="float" office:value="35043">
            <text:p>35043</text:p>
          </table:table-cell>
          <table:table-cell office:value-type="string">
            <text:p>Sandoval, NM </text:p>
          </table:table-cell>
        </table:table-row>
        <table:table-row table:style-name="ro1">
          <table:table-cell office:value-type="float" office:value="10740">
            <text:p>10740</text:p>
          </table:table-cell>
          <table:table-cell office:value-type="string">
            <text:p>Albuquerque, NM (Metropolitan Statistical Area)</text:p>
          </table:table-cell>
          <table:table-cell office:value-type="float" office:value="35057">
            <text:p>35057</text:p>
          </table:table-cell>
          <table:table-cell office:value-type="string">
            <text:p>Torrance, NM </text:p>
          </table:table-cell>
        </table:table-row>
        <table:table-row table:style-name="ro1">
          <table:table-cell office:value-type="float" office:value="10740">
            <text:p>10740</text:p>
          </table:table-cell>
          <table:table-cell office:value-type="string">
            <text:p>Albuquerque, NM (Metropolitan Statistical Area)</text:p>
          </table:table-cell>
          <table:table-cell office:value-type="float" office:value="35061">
            <text:p>35061</text:p>
          </table:table-cell>
          <table:table-cell office:value-type="string">
            <text:p>Valencia, NM </text:p>
          </table:table-cell>
        </table:table-row>
        <table:table-row table:style-name="ro1">
          <table:table-cell office:value-type="float" office:value="10780">
            <text:p>10780</text:p>
          </table:table-cell>
          <table:table-cell office:value-type="string">
            <text:p>Alexandria, LA (Metropolitan Statistical Area)</text:p>
          </table:table-cell>
          <table:table-cell office:value-type="float" office:value="22043">
            <text:p>22043</text:p>
          </table:table-cell>
          <table:table-cell office:value-type="string">
            <text:p>Grant, LA </text:p>
          </table:table-cell>
        </table:table-row>
        <table:table-row table:style-name="ro2">
          <table:table-cell office:value-type="float" office:value="10780">
            <text:p>10780</text:p>
          </table:table-cell>
          <table:table-cell office:value-type="string">
            <text:p>Alexandria, LA (Metropolitan Statistical Area)</text:p>
          </table:table-cell>
          <table:table-cell office:value-type="float" office:value="22079">
            <text:p>22079</text:p>
          </table:table-cell>
          <table:table-cell office:value-type="string">
            <text:p>Rapides, LA </text:p>
          </table:table-cell>
        </table:table-row>
        <table:table-row table:style-name="ro2">
          <table:table-cell office:value-type="float" office:value="10900">
            <text:p>10900</text:p>
          </table:table-cell>
          <table:table-cell office:value-type="string">
            <text:p>Allentown-Bethlehem-Easton, PA-NJ (Metropolitan Statistical Area)</text:p>
          </table:table-cell>
          <table:table-cell office:value-type="float" office:value="34041">
            <text:p>34041</text:p>
          </table:table-cell>
          <table:table-cell office:value-type="string">
            <text:p>Warren, NJ </text:p>
          </table:table-cell>
        </table:table-row>
        <table:table-row table:style-name="ro2">
          <table:table-cell office:value-type="float" office:value="10900">
            <text:p>10900</text:p>
          </table:table-cell>
          <table:table-cell office:value-type="string">
            <text:p>Allentown-Bethlehem-Easton, PA-NJ (Metropolitan Statistical Area)</text:p>
          </table:table-cell>
          <table:table-cell office:value-type="float" office:value="42025">
            <text:p>42025</text:p>
          </table:table-cell>
          <table:table-cell office:value-type="string">
            <text:p>Carbon, PA </text:p>
          </table:table-cell>
        </table:table-row>
        <table:table-row table:style-name="ro2">
          <table:table-cell office:value-type="float" office:value="10900">
            <text:p>10900</text:p>
          </table:table-cell>
          <table:table-cell office:value-type="string">
            <text:p>Allentown-Bethlehem-Easton, PA-NJ (Metropolitan Statistical Area)</text:p>
          </table:table-cell>
          <table:table-cell office:value-type="float" office:value="42077">
            <text:p>42077</text:p>
          </table:table-cell>
          <table:table-cell office:value-type="string">
            <text:p>Lehigh, PA </text:p>
          </table:table-cell>
        </table:table-row>
        <table:table-row table:style-name="ro2">
          <table:table-cell office:value-type="float" office:value="10900">
            <text:p>10900</text:p>
          </table:table-cell>
          <table:table-cell office:value-type="string">
            <text:p>Allentown-Bethlehem-Easton, PA-NJ (Metropolitan Statistical Area)</text:p>
          </table:table-cell>
          <table:table-cell office:value-type="float" office:value="42095">
            <text:p>42095</text:p>
          </table:table-cell>
          <table:table-cell office:value-type="string">
            <text:p>Northampton, PA </text:p>
          </table:table-cell>
        </table:table-row>
        <table:table-row table:style-name="ro2">
          <table:table-cell office:value-type="float" office:value="11020">
            <text:p>11020</text:p>
          </table:table-cell>
          <table:table-cell office:value-type="string">
            <text:p>Altoona, PA (Metropolitan Statistical Area)</text:p>
          </table:table-cell>
          <table:table-cell office:value-type="float" office:value="42013">
            <text:p>42013</text:p>
          </table:table-cell>
          <table:table-cell office:value-type="string">
            <text:p>Blair, PA </text:p>
          </table:table-cell>
        </table:table-row>
        <table:table-row table:style-name="ro1">
          <table:table-cell office:value-type="float" office:value="11100">
            <text:p>11100</text:p>
          </table:table-cell>
          <table:table-cell office:value-type="string">
            <text:p>Amarillo, TX (Metropolitan Statistical Area)</text:p>
          </table:table-cell>
          <table:table-cell office:value-type="float" office:value="48011">
            <text:p>48011</text:p>
          </table:table-cell>
          <table:table-cell office:value-type="string">
            <text:p>Armstrong, TX </text:p>
          </table:table-cell>
        </table:table-row>
        <table:table-row table:style-name="ro1">
          <table:table-cell office:value-type="float" office:value="11100">
            <text:p>11100</text:p>
          </table:table-cell>
          <table:table-cell office:value-type="string">
            <text:p>Amarillo, TX (Metropolitan Statistical Area)</text:p>
          </table:table-cell>
          <table:table-cell office:value-type="float" office:value="48065">
            <text:p>48065</text:p>
          </table:table-cell>
          <table:table-cell office:value-type="string">
            <text:p>Carson, TX </text:p>
          </table:table-cell>
        </table:table-row>
        <table:table-row table:style-name="ro2">
          <table:table-cell office:value-type="float" office:value="11100">
            <text:p>11100</text:p>
          </table:table-cell>
          <table:table-cell office:value-type="string">
            <text:p>Amarillo, TX (Metropolitan Statistical Area)</text:p>
          </table:table-cell>
          <table:table-cell office:value-type="float" office:value="48359">
            <text:p>48359</text:p>
          </table:table-cell>
          <table:table-cell office:value-type="string">
            <text:p>Oldham, TX </text:p>
          </table:table-cell>
        </table:table-row>
        <table:table-row table:style-name="ro1">
          <table:table-cell office:value-type="float" office:value="11100">
            <text:p>11100</text:p>
          </table:table-cell>
          <table:table-cell office:value-type="string">
            <text:p>Amarillo, TX (Metropolitan Statistical Area)</text:p>
          </table:table-cell>
          <table:table-cell office:value-type="float" office:value="48375">
            <text:p>48375</text:p>
          </table:table-cell>
          <table:table-cell office:value-type="string">
            <text:p>Potter, TX </text:p>
          </table:table-cell>
        </table:table-row>
        <table:table-row table:style-name="ro1">
          <table:table-cell office:value-type="float" office:value="11100">
            <text:p>11100</text:p>
          </table:table-cell>
          <table:table-cell office:value-type="string">
            <text:p>Amarillo, TX (Metropolitan Statistical Area)</text:p>
          </table:table-cell>
          <table:table-cell office:value-type="float" office:value="48381">
            <text:p>48381</text:p>
          </table:table-cell>
          <table:table-cell office:value-type="string">
            <text:p>Randall, TX </text:p>
          </table:table-cell>
        </table:table-row>
        <table:table-row table:style-name="ro2">
          <table:table-cell office:value-type="float" office:value="11180">
            <text:p>11180</text:p>
          </table:table-cell>
          <table:table-cell office:value-type="string">
            <text:p>Ames, IA (Metropolitan Statistical Area)</text:p>
          </table:table-cell>
          <table:table-cell office:value-type="float" office:value="19169">
            <text:p>19169</text:p>
          </table:table-cell>
          <table:table-cell office:value-type="string">
            <text:p>Story, IA </text:p>
          </table:table-cell>
        </table:table-row>
        <table:table-row table:style-name="ro1">
          <table:table-cell office:value-type="float" office:value="11260">
            <text:p>11260</text:p>
          </table:table-cell>
          <table:table-cell office:value-type="string">
            <text:p>Anchorage, AK (Metropolitan Statistical Area)</text:p>
          </table:table-cell>
          <table:table-cell office:value-type="float" office:value="2020">
            <text:p>2020</text:p>
          </table:table-cell>
          <table:table-cell office:value-type="string">
            <text:p>Anchorage Municipality, AK </text:p>
          </table:table-cell>
        </table:table-row>
        <table:table-row table:style-name="ro2">
          <table:table-cell office:value-type="float" office:value="11260">
            <text:p>11260</text:p>
          </table:table-cell>
          <table:table-cell office:value-type="string">
            <text:p>Anchorage, AK (Metropolitan Statistical Area)</text:p>
          </table:table-cell>
          <table:table-cell office:value-type="float" office:value="2170">
            <text:p>2170</text:p>
          </table:table-cell>
          <table:table-cell office:value-type="string">
            <text:p>Matanuska-Susitna Borough, AK </text:p>
          </table:table-cell>
        </table:table-row>
        <table:table-row table:style-name="ro2">
          <table:table-cell office:value-type="float" office:value="11460">
            <text:p>11460</text:p>
          </table:table-cell>
          <table:table-cell office:value-type="string">
            <text:p>Ann Arbor, MI (Metropolitan Statistical Area)</text:p>
          </table:table-cell>
          <table:table-cell office:value-type="float" office:value="26161">
            <text:p>26161</text:p>
          </table:table-cell>
          <table:table-cell office:value-type="string">
            <text:p>Washtenaw, MI </text:p>
          </table:table-cell>
        </table:table-row>
        <table:table-row table:style-name="ro2">
          <table:table-cell office:value-type="float" office:value="11500">
            <text:p>11500</text:p>
          </table:table-cell>
          <table:table-cell office:value-type="string">
            <text:p>Anniston-Oxford-Jacksonville, AL (Metropolitan Statistical Area)</text:p>
          </table:table-cell>
          <table:table-cell office:value-type="float" office:value="1015">
            <text:p>1015</text:p>
          </table:table-cell>
          <table:table-cell office:value-type="string">
            <text:p>Calhoun, AL </text:p>
          </table:table-cell>
        </table:table-row>
        <table:table-row table:style-name="ro1">
          <table:table-cell office:value-type="float" office:value="11540">
            <text:p>11540</text:p>
          </table:table-cell>
          <table:table-cell office:value-type="string">
            <text:p>Appleton, WI (Metropolitan Statistical Area)</text:p>
          </table:table-cell>
          <table:table-cell office:value-type="float" office:value="55015">
            <text:p>55015</text:p>
          </table:table-cell>
          <table:table-cell office:value-type="string">
            <text:p>Calumet, WI </text:p>
          </table:table-cell>
        </table:table-row>
        <table:table-row table:style-name="ro2">
          <table:table-cell office:value-type="float" office:value="11540">
            <text:p>11540</text:p>
          </table:table-cell>
          <table:table-cell office:value-type="string">
            <text:p>Appleton, WI (Metropolitan Statistical Area)</text:p>
          </table:table-cell>
          <table:table-cell office:value-type="float" office:value="55087">
            <text:p>55087</text:p>
          </table:table-cell>
          <table:table-cell office:value-type="string">
            <text:p>Outagamie, WI </text:p>
          </table:table-cell>
        </table:table-row>
        <table:table-row table:style-name="ro2">
          <table:table-cell office:value-type="float" office:value="11700">
            <text:p>11700</text:p>
          </table:table-cell>
          <table:table-cell office:value-type="string">
            <text:p>Asheville, NC (Metropolitan Statistical Area)</text:p>
          </table:table-cell>
          <table:table-cell office:value-type="float" office:value="37021">
            <text:p>37021</text:p>
          </table:table-cell>
          <table:table-cell office:value-type="string">
            <text:p>Buncombe, NC </text:p>
          </table:table-cell>
        </table:table-row>
        <table:table-row table:style-name="ro2">
          <table:table-cell office:value-type="float" office:value="11700">
            <text:p>11700</text:p>
          </table:table-cell>
          <table:table-cell office:value-type="string">
            <text:p>Asheville, NC (Metropolitan Statistical Area)</text:p>
          </table:table-cell>
          <table:table-cell office:value-type="float" office:value="37087">
            <text:p>37087</text:p>
          </table:table-cell>
          <table:table-cell office:value-type="string">
            <text:p>Haywood, NC </text:p>
          </table:table-cell>
        </table:table-row>
        <table:table-row table:style-name="ro2">
          <table:table-cell office:value-type="float" office:value="11700">
            <text:p>11700</text:p>
          </table:table-cell>
          <table:table-cell office:value-type="string">
            <text:p>Asheville, NC (Metropolitan Statistical Area)</text:p>
          </table:table-cell>
          <table:table-cell office:value-type="float" office:value="37089">
            <text:p>37089</text:p>
          </table:table-cell>
          <table:table-cell office:value-type="string">
            <text:p>Henderson, NC </text:p>
          </table:table-cell>
        </table:table-row>
        <table:table-row table:style-name="ro2">
          <table:table-cell office:value-type="float" office:value="11700">
            <text:p>11700</text:p>
          </table:table-cell>
          <table:table-cell office:value-type="string">
            <text:p>Asheville, NC (Metropolitan Statistical Area)</text:p>
          </table:table-cell>
          <table:table-cell office:value-type="float" office:value="37115">
            <text:p>37115</text:p>
          </table:table-cell>
          <table:table-cell office:value-type="string">
            <text:p>Madison, NC </text:p>
          </table:table-cell>
        </table:table-row>
        <table:table-row table:style-name="ro1">
          <table:table-cell office:value-type="float" office:value="12020">
            <text:p>12020</text:p>
          </table:table-cell>
          <table:table-cell office:value-type="string">
            <text:p>Athens-Clarke County, GA (Metropolitan Statistical Area)</text:p>
          </table:table-cell>
          <table:table-cell office:value-type="float" office:value="13059">
            <text:p>13059</text:p>
          </table:table-cell>
          <table:table-cell office:value-type="string">
            <text:p>Clarke, GA </text:p>
          </table:table-cell>
        </table:table-row>
        <table:table-row table:style-name="ro1">
          <table:table-cell office:value-type="float" office:value="12020">
            <text:p>12020</text:p>
          </table:table-cell>
          <table:table-cell office:value-type="string">
            <text:p>Athens-Clarke County, GA (Metropolitan Statistical Area)</text:p>
          </table:table-cell>
          <table:table-cell office:value-type="float" office:value="13195">
            <text:p>13195</text:p>
          </table:table-cell>
          <table:table-cell office:value-type="string">
            <text:p>Madison, GA </text:p>
          </table:table-cell>
        </table:table-row>
        <table:table-row table:style-name="ro2">
          <table:table-cell office:value-type="float" office:value="12020">
            <text:p>12020</text:p>
          </table:table-cell>
          <table:table-cell office:value-type="string">
            <text:p>Athens-Clarke County, GA (Metropolitan Statistical Area)</text:p>
          </table:table-cell>
          <table:table-cell office:value-type="float" office:value="13219">
            <text:p>13219</text:p>
          </table:table-cell>
          <table:table-cell office:value-type="string">
            <text:p>Oconee, GA </text:p>
          </table:table-cell>
        </table:table-row>
        <table:table-row table:style-name="ro1">
          <table:table-cell office:value-type="float" office:value="12020">
            <text:p>12020</text:p>
          </table:table-cell>
          <table:table-cell office:value-type="string">
            <text:p>Athens-Clarke County, GA (Metropolitan Statistical Area)</text:p>
          </table:table-cell>
          <table:table-cell office:value-type="float" office:value="13221">
            <text:p>13221</text:p>
          </table:table-cell>
          <table:table-cell office:value-type="string">
            <text:p>Oglethorpe, GA </text:p>
          </table:table-cell>
        </table:table-row>
        <table:table-row table:style-name="ro1">
          <table:table-cell office:value-type="float" office:value="12060">
            <text:p>12060</text:p>
          </table:table-cell>
          <table:table-cell office:value-type="string">
            <text:p>Atlanta-Sandy Springs-Roswell, GA (Metropolitan Statistical Area)</text:p>
          </table:table-cell>
          <table:table-cell office:value-type="float" office:value="13013">
            <text:p>13013</text:p>
          </table:table-cell>
          <table:table-cell office:value-type="string">
            <text:p>Barrow, GA </text:p>
          </table:table-cell>
        </table:table-row>
        <table:table-row table:style-name="ro2">
          <table:table-cell office:value-type="float" office:value="12060">
            <text:p>12060</text:p>
          </table:table-cell>
          <table:table-cell office:value-type="string">
            <text:p>Atlanta-Sandy Springs-Roswell, GA (Metropolitan Statistical Area)</text:p>
          </table:table-cell>
          <table:table-cell office:value-type="float" office:value="13015">
            <text:p>13015</text:p>
          </table:table-cell>
          <table:table-cell office:value-type="string">
            <text:p>Bartow, GA </text:p>
          </table:table-cell>
        </table:table-row>
        <table:table-row table:style-name="ro1">
          <table:table-cell office:value-type="float" office:value="12060">
            <text:p>12060</text:p>
          </table:table-cell>
          <table:table-cell office:value-type="string">
            <text:p>Atlanta-Sandy Springs-Roswell, GA (Metropolitan Statistical Area)</text:p>
          </table:table-cell>
          <table:table-cell office:value-type="float" office:value="13035">
            <text:p>13035</text:p>
          </table:table-cell>
          <table:table-cell office:value-type="string">
            <text:p>Butts, GA </text:p>
          </table:table-cell>
        </table:table-row>
        <table:table-row table:style-name="ro1">
          <table:table-cell office:value-type="float" office:value="12060">
            <text:p>12060</text:p>
          </table:table-cell>
          <table:table-cell office:value-type="string">
            <text:p>Atlanta-Sandy Springs-Roswell, GA (Metropolitan Statistical Area)</text:p>
          </table:table-cell>
          <table:table-cell office:value-type="float" office:value="13045">
            <text:p>13045</text:p>
          </table:table-cell>
          <table:table-cell office:value-type="string">
            <text:p>Carroll, GA </text:p>
          </table:table-cell>
        </table:table-row>
        <table:table-row table:style-name="ro1">
          <table:table-cell office:value-type="float" office:value="12060">
            <text:p>12060</text:p>
          </table:table-cell>
          <table:table-cell office:value-type="string">
            <text:p>Atlanta-Sandy Springs-Roswell, GA (Metropolitan Statistical Area)</text:p>
          </table:table-cell>
          <table:table-cell office:value-type="float" office:value="13057">
            <text:p>13057</text:p>
          </table:table-cell>
          <table:table-cell office:value-type="string">
            <text:p>Cherokee, GA </text:p>
          </table:table-cell>
        </table:table-row>
        <table:table-row table:style-name="ro1">
          <table:table-cell office:value-type="float" office:value="12060">
            <text:p>12060</text:p>
          </table:table-cell>
          <table:table-cell office:value-type="string">
            <text:p>Atlanta-Sandy Springs-Roswell, GA (Metropolitan Statistical Area)</text:p>
          </table:table-cell>
          <table:table-cell office:value-type="float" office:value="13063">
            <text:p>13063</text:p>
          </table:table-cell>
          <table:table-cell office:value-type="string">
            <text:p>Clayton, GA </text:p>
          </table:table-cell>
        </table:table-row>
        <table:table-row table:style-name="ro1">
          <table:table-cell office:value-type="float" office:value="12060">
            <text:p>12060</text:p>
          </table:table-cell>
          <table:table-cell office:value-type="string">
            <text:p>Atlanta-Sandy Springs-Roswell, GA (Metropolitan Statistical Area)</text:p>
          </table:table-cell>
          <table:table-cell office:value-type="float" office:value="13067">
            <text:p>13067</text:p>
          </table:table-cell>
          <table:table-cell office:value-type="string">
            <text:p>Cobb, GA </text:p>
          </table:table-cell>
        </table:table-row>
        <table:table-row table:style-name="ro2">
          <table:table-cell office:value-type="float" office:value="12060">
            <text:p>12060</text:p>
          </table:table-cell>
          <table:table-cell office:value-type="string">
            <text:p>Atlanta-Sandy Springs-Roswell, GA (Metropolitan Statistical Area)</text:p>
          </table:table-cell>
          <table:table-cell office:value-type="float" office:value="13077">
            <text:p>13077</text:p>
          </table:table-cell>
          <table:table-cell office:value-type="string">
            <text:p>Coweta, GA </text:p>
          </table:table-cell>
        </table:table-row>
        <table:table-row table:style-name="ro1">
          <table:table-cell office:value-type="float" office:value="12060">
            <text:p>12060</text:p>
          </table:table-cell>
          <table:table-cell office:value-type="string">
            <text:p>Atlanta-Sandy Springs-Roswell, GA (Metropolitan Statistical Area)</text:p>
          </table:table-cell>
          <table:table-cell office:value-type="float" office:value="13085">
            <text:p>13085</text:p>
          </table:table-cell>
          <table:table-cell office:value-type="string">
            <text:p>Dawson, GA </text:p>
          </table:table-cell>
        </table:table-row>
        <table:table-row table:style-name="ro2">
          <table:table-cell office:value-type="float" office:value="12060">
            <text:p>12060</text:p>
          </table:table-cell>
          <table:table-cell office:value-type="string">
            <text:p>Atlanta-Sandy Springs-Roswell, GA (Metropolitan Statistical Area)</text:p>
          </table:table-cell>
          <table:table-cell office:value-type="float" office:value="13089">
            <text:p>13089</text:p>
          </table:table-cell>
          <table:table-cell office:value-type="string">
            <text:p>DeKalb, GA </text:p>
          </table:table-cell>
        </table:table-row>
        <table:table-row table:style-name="ro1">
          <table:table-cell office:value-type="float" office:value="12060">
            <text:p>12060</text:p>
          </table:table-cell>
          <table:table-cell office:value-type="string">
            <text:p>Atlanta-Sandy Springs-Roswell, GA (Metropolitan Statistical Area)</text:p>
          </table:table-cell>
          <table:table-cell office:value-type="float" office:value="13097">
            <text:p>13097</text:p>
          </table:table-cell>
          <table:table-cell office:value-type="string">
            <text:p>Douglas, GA </text:p>
          </table:table-cell>
        </table:table-row>
        <table:table-row table:style-name="ro2">
          <table:table-cell office:value-type="float" office:value="12060">
            <text:p>12060</text:p>
          </table:table-cell>
          <table:table-cell office:value-type="string">
            <text:p>Atlanta-Sandy Springs-Roswell, GA (Metropolitan Statistical Area)</text:p>
          </table:table-cell>
          <table:table-cell office:value-type="float" office:value="13113">
            <text:p>13113</text:p>
          </table:table-cell>
          <table:table-cell office:value-type="string">
            <text:p>Fayette, GA </text:p>
          </table:table-cell>
        </table:table-row>
        <table:table-row table:style-name="ro2">
          <table:table-cell office:value-type="float" office:value="12060">
            <text:p>12060</text:p>
          </table:table-cell>
          <table:table-cell office:value-type="string">
            <text:p>Atlanta-Sandy Springs-Roswell, GA (Metropolitan Statistical Area)</text:p>
          </table:table-cell>
          <table:table-cell office:value-type="float" office:value="13117">
            <text:p>13117</text:p>
          </table:table-cell>
          <table:table-cell office:value-type="string">
            <text:p>Forsyth, GA </text:p>
          </table:table-cell>
        </table:table-row>
        <table:table-row table:style-name="ro1">
          <table:table-cell office:value-type="float" office:value="12060">
            <text:p>12060</text:p>
          </table:table-cell>
          <table:table-cell office:value-type="string">
            <text:p>Atlanta-Sandy Springs-Roswell, GA (Metropolitan Statistical Area)</text:p>
          </table:table-cell>
          <table:table-cell office:value-type="float" office:value="13121">
            <text:p>13121</text:p>
          </table:table-cell>
          <table:table-cell office:value-type="string">
            <text:p>Fulton, GA </text:p>
          </table:table-cell>
        </table:table-row>
        <table:table-row table:style-name="ro2">
          <table:table-cell office:value-type="float" office:value="12060">
            <text:p>12060</text:p>
          </table:table-cell>
          <table:table-cell office:value-type="string">
            <text:p>Atlanta-Sandy Springs-Roswell, GA (Metropolitan Statistical Area)</text:p>
          </table:table-cell>
          <table:table-cell office:value-type="float" office:value="13135">
            <text:p>13135</text:p>
          </table:table-cell>
          <table:table-cell office:value-type="string">
            <text:p>Gwinnett, GA </text:p>
          </table:table-cell>
        </table:table-row>
        <table:table-row table:style-name="ro2">
          <table:table-cell office:value-type="float" office:value="12060">
            <text:p>12060</text:p>
          </table:table-cell>
          <table:table-cell office:value-type="string">
            <text:p>Atlanta-Sandy Springs-Roswell, GA (Metropolitan Statistical Area)</text:p>
          </table:table-cell>
          <table:table-cell office:value-type="float" office:value="13143">
            <text:p>13143</text:p>
          </table:table-cell>
          <table:table-cell office:value-type="string">
            <text:p>Haralson, GA </text:p>
          </table:table-cell>
        </table:table-row>
        <table:table-row table:style-name="ro1">
          <table:table-cell office:value-type="float" office:value="12060">
            <text:p>12060</text:p>
          </table:table-cell>
          <table:table-cell office:value-type="string">
            <text:p>Atlanta-Sandy Springs-Roswell, GA (Metropolitan Statistical Area)</text:p>
          </table:table-cell>
          <table:table-cell office:value-type="float" office:value="13149">
            <text:p>13149</text:p>
          </table:table-cell>
          <table:table-cell office:value-type="string">
            <text:p>Heard, GA </text:p>
          </table:table-cell>
        </table:table-row>
        <table:table-row table:style-name="ro1">
          <table:table-cell office:value-type="float" office:value="12060">
            <text:p>12060</text:p>
          </table:table-cell>
          <table:table-cell office:value-type="string">
            <text:p>Atlanta-Sandy Springs-Roswell, GA (Metropolitan Statistical Area)</text:p>
          </table:table-cell>
          <table:table-cell office:value-type="float" office:value="13151">
            <text:p>13151</text:p>
          </table:table-cell>
          <table:table-cell office:value-type="string">
            <text:p>Henry, GA </text:p>
          </table:table-cell>
        </table:table-row>
        <table:table-row table:style-name="ro1">
          <table:table-cell office:value-type="float" office:value="12060">
            <text:p>12060</text:p>
          </table:table-cell>
          <table:table-cell office:value-type="string">
            <text:p>Atlanta-Sandy Springs-Roswell, GA (Metropolitan Statistical Area)</text:p>
          </table:table-cell>
          <table:table-cell office:value-type="float" office:value="13159">
            <text:p>13159</text:p>
          </table:table-cell>
          <table:table-cell office:value-type="string">
            <text:p>Jasper, GA </text:p>
          </table:table-cell>
        </table:table-row>
        <table:table-row table:style-name="ro1">
          <table:table-cell office:value-type="float" office:value="12060">
            <text:p>12060</text:p>
          </table:table-cell>
          <table:table-cell office:value-type="string">
            <text:p>Atlanta-Sandy Springs-Roswell, GA (Metropolitan Statistical Area)</text:p>
          </table:table-cell>
          <table:table-cell office:value-type="float" office:value="13171">
            <text:p>13171</text:p>
          </table:table-cell>
          <table:table-cell office:value-type="string">
            <text:p>Lamar, GA </text:p>
          </table:table-cell>
        </table:table-row>
        <table:table-row table:style-name="ro2">
          <table:table-cell office:value-type="float" office:value="12060">
            <text:p>12060</text:p>
          </table:table-cell>
          <table:table-cell office:value-type="string">
            <text:p>Atlanta-Sandy Springs-Roswell, GA (Metropolitan Statistical Area)</text:p>
          </table:table-cell>
          <table:table-cell office:value-type="float" office:value="13199">
            <text:p>13199</text:p>
          </table:table-cell>
          <table:table-cell office:value-type="string">
            <text:p>Meriwether, GA </text:p>
          </table:table-cell>
        </table:table-row>
        <table:table-row table:style-name="ro1">
          <table:table-cell office:value-type="float" office:value="12060">
            <text:p>12060</text:p>
          </table:table-cell>
          <table:table-cell office:value-type="string">
            <text:p>Atlanta-Sandy Springs-Roswell, GA (Metropolitan Statistical Area)</text:p>
          </table:table-cell>
          <table:table-cell office:value-type="float" office:value="13211">
            <text:p>13211</text:p>
          </table:table-cell>
          <table:table-cell office:value-type="string">
            <text:p>Morgan, GA </text:p>
          </table:table-cell>
        </table:table-row>
        <table:table-row table:style-name="ro1">
          <table:table-cell office:value-type="float" office:value="12060">
            <text:p>12060</text:p>
          </table:table-cell>
          <table:table-cell office:value-type="string">
            <text:p>Atlanta-Sandy Springs-Roswell, GA (Metropolitan Statistical Area)</text:p>
          </table:table-cell>
          <table:table-cell office:value-type="float" office:value="13217">
            <text:p>13217</text:p>
          </table:table-cell>
          <table:table-cell office:value-type="string">
            <text:p>Newton, GA </text:p>
          </table:table-cell>
        </table:table-row>
        <table:table-row table:style-name="ro2">
          <table:table-cell office:value-type="float" office:value="12060">
            <text:p>12060</text:p>
          </table:table-cell>
          <table:table-cell office:value-type="string">
            <text:p>Atlanta-Sandy Springs-Roswell, GA (Metropolitan Statistical Area)</text:p>
          </table:table-cell>
          <table:table-cell office:value-type="float" office:value="13223">
            <text:p>13223</text:p>
          </table:table-cell>
          <table:table-cell office:value-type="string">
            <text:p>Paulding, GA </text:p>
          </table:table-cell>
        </table:table-row>
        <table:table-row table:style-name="ro2">
          <table:table-cell office:value-type="float" office:value="12060">
            <text:p>12060</text:p>
          </table:table-cell>
          <table:table-cell office:value-type="string">
            <text:p>Atlanta-Sandy Springs-Roswell, GA (Metropolitan Statistical Area)</text:p>
          </table:table-cell>
          <table:table-cell office:value-type="float" office:value="13227">
            <text:p>13227</text:p>
          </table:table-cell>
          <table:table-cell office:value-type="string">
            <text:p>Pickens, GA </text:p>
          </table:table-cell>
        </table:table-row>
        <table:table-row table:style-name="ro1">
          <table:table-cell office:value-type="float" office:value="12060">
            <text:p>12060</text:p>
          </table:table-cell>
          <table:table-cell office:value-type="string">
            <text:p>Atlanta-Sandy Springs-Roswell, GA (Metropolitan Statistical Area)</text:p>
          </table:table-cell>
          <table:table-cell office:value-type="float" office:value="13231">
            <text:p>13231</text:p>
          </table:table-cell>
          <table:table-cell office:value-type="string">
            <text:p>Pike, GA </text:p>
          </table:table-cell>
        </table:table-row>
        <table:table-row table:style-name="ro2">
          <table:table-cell office:value-type="float" office:value="12060">
            <text:p>12060</text:p>
          </table:table-cell>
          <table:table-cell office:value-type="string">
            <text:p>Atlanta-Sandy Springs-Roswell, GA (Metropolitan Statistical Area)</text:p>
          </table:table-cell>
          <table:table-cell office:value-type="float" office:value="13247">
            <text:p>13247</text:p>
          </table:table-cell>
          <table:table-cell office:value-type="string">
            <text:p>Rockdale, GA </text:p>
          </table:table-cell>
        </table:table-row>
        <table:table-row table:style-name="ro2">
          <table:table-cell office:value-type="float" office:value="12060">
            <text:p>12060</text:p>
          </table:table-cell>
          <table:table-cell office:value-type="string">
            <text:p>Atlanta-Sandy Springs-Roswell, GA (Metropolitan Statistical Area)</text:p>
          </table:table-cell>
          <table:table-cell office:value-type="float" office:value="13255">
            <text:p>13255</text:p>
          </table:table-cell>
          <table:table-cell office:value-type="string">
            <text:p>Spalding, GA </text:p>
          </table:table-cell>
        </table:table-row>
        <table:table-row table:style-name="ro1">
          <table:table-cell office:value-type="float" office:value="12060">
            <text:p>12060</text:p>
          </table:table-cell>
          <table:table-cell office:value-type="string">
            <text:p>Atlanta-Sandy Springs-Roswell, GA (Metropolitan Statistical Area)</text:p>
          </table:table-cell>
          <table:table-cell office:value-type="float" office:value="13297">
            <text:p>13297</text:p>
          </table:table-cell>
          <table:table-cell office:value-type="string">
            <text:p>Walton, GA </text:p>
          </table:table-cell>
        </table:table-row>
        <table:table-row table:style-name="ro2">
          <table:table-cell office:value-type="float" office:value="12100">
            <text:p>12100</text:p>
          </table:table-cell>
          <table:table-cell office:value-type="string">
            <text:p>Atlantic City-Hammonton, NJ (Metropolitan Statistical Area)</text:p>
          </table:table-cell>
          <table:table-cell office:value-type="float" office:value="34001">
            <text:p>34001</text:p>
          </table:table-cell>
          <table:table-cell office:value-type="string">
            <text:p>Atlantic, NJ </text:p>
          </table:table-cell>
        </table:table-row>
        <table:table-row table:style-name="ro2">
          <table:table-cell office:value-type="float" office:value="12220">
            <text:p>12220</text:p>
          </table:table-cell>
          <table:table-cell office:value-type="string">
            <text:p>Auburn-Opelika, AL (Metropolitan Statistical Area)</text:p>
          </table:table-cell>
          <table:table-cell office:value-type="float" office:value="1081">
            <text:p>1081</text:p>
          </table:table-cell>
          <table:table-cell office:value-type="string">
            <text:p>Lee, AL </text:p>
          </table:table-cell>
        </table:table-row>
        <table:table-row table:style-name="ro1">
          <table:table-cell office:value-type="float" office:value="12260">
            <text:p>12260</text:p>
          </table:table-cell>
          <table:table-cell office:value-type="string">
            <text:p>Augusta-Richmond County, GA-SC (Metropolitan Statistical Area)</text:p>
          </table:table-cell>
          <table:table-cell office:value-type="float" office:value="13033">
            <text:p>13033</text:p>
          </table:table-cell>
          <table:table-cell office:value-type="string">
            <text:p>Burke, GA </text:p>
          </table:table-cell>
        </table:table-row>
        <table:table-row table:style-name="ro1">
          <table:table-cell office:value-type="float" office:value="12260">
            <text:p>12260</text:p>
          </table:table-cell>
          <table:table-cell office:value-type="string">
            <text:p>Augusta-Richmond County, GA-SC (Metropolitan Statistical Area)</text:p>
          </table:table-cell>
          <table:table-cell office:value-type="float" office:value="13073">
            <text:p>13073</text:p>
          </table:table-cell>
          <table:table-cell office:value-type="string">
            <text:p>Columbia, GA </text:p>
          </table:table-cell>
        </table:table-row>
        <table:table-row table:style-name="ro1">
          <table:table-cell office:value-type="float" office:value="12260">
            <text:p>12260</text:p>
          </table:table-cell>
          <table:table-cell office:value-type="string">
            <text:p>Augusta-Richmond County, GA-SC (Metropolitan Statistical Area)</text:p>
          </table:table-cell>
          <table:table-cell office:value-type="float" office:value="13181">
            <text:p>13181</text:p>
          </table:table-cell>
          <table:table-cell office:value-type="string">
            <text:p>Lincoln, GA </text:p>
          </table:table-cell>
        </table:table-row>
        <table:table-row table:style-name="ro2">
          <table:table-cell office:value-type="float" office:value="12260">
            <text:p>12260</text:p>
          </table:table-cell>
          <table:table-cell office:value-type="string">
            <text:p>Augusta-Richmond County, GA-SC (Metropolitan Statistical Area)</text:p>
          </table:table-cell>
          <table:table-cell office:value-type="float" office:value="13189">
            <text:p>13189</text:p>
          </table:table-cell>
          <table:table-cell office:value-type="string">
            <text:p>McDuffie, GA </text:p>
          </table:table-cell>
        </table:table-row>
        <table:table-row table:style-name="ro1">
          <table:table-cell office:value-type="float" office:value="12260">
            <text:p>12260</text:p>
          </table:table-cell>
          <table:table-cell office:value-type="string">
            <text:p>Augusta-Richmond County, GA-SC (Metropolitan Statistical Area)</text:p>
          </table:table-cell>
          <table:table-cell office:value-type="float" office:value="13245">
            <text:p>13245</text:p>
          </table:table-cell>
          <table:table-cell office:value-type="string">
            <text:p>Richmond, GA </text:p>
          </table:table-cell>
        </table:table-row>
        <table:table-row table:style-name="ro1">
          <table:table-cell office:value-type="float" office:value="12260">
            <text:p>12260</text:p>
          </table:table-cell>
          <table:table-cell office:value-type="string">
            <text:p>Augusta-Richmond County, GA-SC (Metropolitan Statistical Area)</text:p>
          </table:table-cell>
          <table:table-cell office:value-type="float" office:value="45003">
            <text:p>45003</text:p>
          </table:table-cell>
          <table:table-cell office:value-type="string">
            <text:p>Aiken, SC </text:p>
          </table:table-cell>
        </table:table-row>
        <table:table-row table:style-name="ro2">
          <table:table-cell office:value-type="float" office:value="12260">
            <text:p>12260</text:p>
          </table:table-cell>
          <table:table-cell office:value-type="string">
            <text:p>Augusta-Richmond County, GA-SC (Metropolitan Statistical Area)</text:p>
          </table:table-cell>
          <table:table-cell office:value-type="float" office:value="45037">
            <text:p>45037</text:p>
          </table:table-cell>
          <table:table-cell office:value-type="string">
            <text:p>Edgefield, SC </text:p>
          </table:table-cell>
        </table:table-row>
        <table:table-row table:style-name="ro2">
          <table:table-cell office:value-type="float" office:value="12420">
            <text:p>12420</text:p>
          </table:table-cell>
          <table:table-cell office:value-type="string">
            <text:p>Austin-Round Rock, TX (Metropolitan Statistical Area)</text:p>
          </table:table-cell>
          <table:table-cell office:value-type="float" office:value="48021">
            <text:p>48021</text:p>
          </table:table-cell>
          <table:table-cell office:value-type="string">
            <text:p>Bastrop, TX </text:p>
          </table:table-cell>
        </table:table-row>
        <table:table-row table:style-name="ro1">
          <table:table-cell office:value-type="float" office:value="12420">
            <text:p>12420</text:p>
          </table:table-cell>
          <table:table-cell office:value-type="string">
            <text:p>Austin-Round Rock, TX (Metropolitan Statistical Area)</text:p>
          </table:table-cell>
          <table:table-cell office:value-type="float" office:value="48055">
            <text:p>48055</text:p>
          </table:table-cell>
          <table:table-cell office:value-type="string">
            <text:p>Caldwell, TX </text:p>
          </table:table-cell>
        </table:table-row>
        <table:table-row table:style-name="ro1">
          <table:table-cell office:value-type="float" office:value="12420">
            <text:p>12420</text:p>
          </table:table-cell>
          <table:table-cell office:value-type="string">
            <text:p>Austin-Round Rock, TX (Metropolitan Statistical Area)</text:p>
          </table:table-cell>
          <table:table-cell office:value-type="float" office:value="48209">
            <text:p>48209</text:p>
          </table:table-cell>
          <table:table-cell office:value-type="string">
            <text:p>Hays, TX </text:p>
          </table:table-cell>
        </table:table-row>
        <table:table-row table:style-name="ro1">
          <table:table-cell office:value-type="float" office:value="12420">
            <text:p>12420</text:p>
          </table:table-cell>
          <table:table-cell office:value-type="string">
            <text:p>Austin-Round Rock, TX (Metropolitan Statistical Area)</text:p>
          </table:table-cell>
          <table:table-cell office:value-type="float" office:value="48453">
            <text:p>48453</text:p>
          </table:table-cell>
          <table:table-cell office:value-type="string">
            <text:p>Travis, TX </text:p>
          </table:table-cell>
        </table:table-row>
        <table:table-row table:style-name="ro1">
          <table:table-cell office:value-type="float" office:value="12420">
            <text:p>12420</text:p>
          </table:table-cell>
          <table:table-cell office:value-type="string">
            <text:p>Austin-Round Rock, TX (Metropolitan Statistical Area)</text:p>
          </table:table-cell>
          <table:table-cell office:value-type="float" office:value="48491">
            <text:p>48491</text:p>
          </table:table-cell>
          <table:table-cell office:value-type="string">
            <text:p>Williamson, TX </text:p>
          </table:table-cell>
        </table:table-row>
        <table:table-row table:style-name="ro1">
          <table:table-cell office:value-type="float" office:value="12540">
            <text:p>12540</text:p>
          </table:table-cell>
          <table:table-cell office:value-type="string">
            <text:p>Bakersfield, CA (Metropolitan Statistical Area)</text:p>
          </table:table-cell>
          <table:table-cell office:value-type="float" office:value="6029">
            <text:p>6029</text:p>
          </table:table-cell>
          <table:table-cell office:value-type="string">
            <text:p>Kern, CA </text:p>
          </table:table-cell>
        </table:table-row>
        <table:table-row table:style-name="ro2">
          <table:table-cell office:value-type="float" office:value="12580">
            <text:p>12580</text:p>
          </table:table-cell>
          <table:table-cell office:value-type="string">
            <text:p>Baltimore-Columbia-Towson, MD (Metropolitan Statistical Area)</text:p>
          </table:table-cell>
          <table:table-cell office:value-type="float" office:value="24003">
            <text:p>24003</text:p>
          </table:table-cell>
          <table:table-cell office:value-type="string">
            <text:p>Anne Arundel, MD </text:p>
          </table:table-cell>
        </table:table-row>
        <table:table-row table:style-name="ro2">
          <table:table-cell office:value-type="float" office:value="12580">
            <text:p>12580</text:p>
          </table:table-cell>
          <table:table-cell office:value-type="string">
            <text:p>Baltimore-Columbia-Towson, MD (Metropolitan Statistical Area)</text:p>
          </table:table-cell>
          <table:table-cell office:value-type="float" office:value="24005">
            <text:p>24005</text:p>
          </table:table-cell>
          <table:table-cell office:value-type="string">
            <text:p>Baltimore, MD </text:p>
          </table:table-cell>
        </table:table-row>
        <table:table-row table:style-name="ro2">
          <table:table-cell office:value-type="float" office:value="12580">
            <text:p>12580</text:p>
          </table:table-cell>
          <table:table-cell office:value-type="string">
            <text:p>Baltimore-Columbia-Towson, MD (Metropolitan Statistical Area)</text:p>
          </table:table-cell>
          <table:table-cell office:value-type="float" office:value="24013">
            <text:p>24013</text:p>
          </table:table-cell>
          <table:table-cell office:value-type="string">
            <text:p>Carroll, MD </text:p>
          </table:table-cell>
        </table:table-row>
        <table:table-row table:style-name="ro2">
          <table:table-cell office:value-type="float" office:value="12580">
            <text:p>12580</text:p>
          </table:table-cell>
          <table:table-cell office:value-type="string">
            <text:p>Baltimore-Columbia-Towson, MD (Metropolitan Statistical Area)</text:p>
          </table:table-cell>
          <table:table-cell office:value-type="float" office:value="24025">
            <text:p>24025</text:p>
          </table:table-cell>
          <table:table-cell office:value-type="string">
            <text:p>Harford, MD </text:p>
          </table:table-cell>
        </table:table-row>
        <table:table-row table:style-name="ro2">
          <table:table-cell office:value-type="float" office:value="12580">
            <text:p>12580</text:p>
          </table:table-cell>
          <table:table-cell office:value-type="string">
            <text:p>Baltimore-Columbia-Towson, MD (Metropolitan Statistical Area)</text:p>
          </table:table-cell>
          <table:table-cell office:value-type="float" office:value="24027">
            <text:p>24027</text:p>
          </table:table-cell>
          <table:table-cell office:value-type="string">
            <text:p>Howard, MD </text:p>
          </table:table-cell>
        </table:table-row>
        <table:table-row table:style-name="ro2">
          <table:table-cell office:value-type="float" office:value="12580">
            <text:p>12580</text:p>
          </table:table-cell>
          <table:table-cell office:value-type="string">
            <text:p>Baltimore-Columbia-Towson, MD (Metropolitan Statistical Area)</text:p>
          </table:table-cell>
          <table:table-cell office:value-type="float" office:value="24035">
            <text:p>24035</text:p>
          </table:table-cell>
          <table:table-cell office:value-type="string">
            <text:p>Queen Anne's, MD </text:p>
          </table:table-cell>
        </table:table-row>
        <table:table-row table:style-name="ro2">
          <table:table-cell office:value-type="float" office:value="12580">
            <text:p>12580</text:p>
          </table:table-cell>
          <table:table-cell office:value-type="string">
            <text:p>Baltimore-Columbia-Towson, MD (Metropolitan Statistical Area)</text:p>
          </table:table-cell>
          <table:table-cell office:value-type="float" office:value="24510">
            <text:p>24510</text:p>
          </table:table-cell>
          <table:table-cell office:value-type="string">
            <text:p>Baltimore (Independent City), MD </text:p>
          </table:table-cell>
        </table:table-row>
        <table:table-row table:style-name="ro2">
          <table:table-cell office:value-type="float" office:value="12620">
            <text:p>12620</text:p>
          </table:table-cell>
          <table:table-cell office:value-type="string">
            <text:p>Bangor, ME (Metropolitan Statistical Area)</text:p>
          </table:table-cell>
          <table:table-cell office:value-type="float" office:value="23019">
            <text:p>23019</text:p>
          </table:table-cell>
          <table:table-cell office:value-type="string">
            <text:p>Penobscot, ME </text:p>
          </table:table-cell>
        </table:table-row>
        <table:table-row table:style-name="ro2">
          <table:table-cell office:value-type="float" office:value="12700">
            <text:p>12700</text:p>
          </table:table-cell>
          <table:table-cell office:value-type="string">
            <text:p>Barnstable Town, MA (Metropolitan Statistical Area)</text:p>
          </table:table-cell>
          <table:table-cell office:value-type="float" office:value="25001">
            <text:p>25001</text:p>
          </table:table-cell>
          <table:table-cell office:value-type="string">
            <text:p>Barnstable, MA </text:p>
          </table:table-cell>
        </table:table-row>
        <table:table-row table:style-name="ro1">
          <table:table-cell office:value-type="float" office:value="12940">
            <text:p>12940</text:p>
          </table:table-cell>
          <table:table-cell office:value-type="string">
            <text:p>Baton Rouge, LA (Metropolitan Statistical Area)</text:p>
          </table:table-cell>
          <table:table-cell office:value-type="float" office:value="22005">
            <text:p>22005</text:p>
          </table:table-cell>
          <table:table-cell office:value-type="string">
            <text:p>Ascension, LA </text:p>
          </table:table-cell>
        </table:table-row>
        <table:table-row table:style-name="ro1">
          <table:table-cell office:value-type="float" office:value="12940">
            <text:p>12940</text:p>
          </table:table-cell>
          <table:table-cell office:value-type="string">
            <text:p>Baton Rouge, LA (Metropolitan Statistical Area)</text:p>
          </table:table-cell>
          <table:table-cell office:value-type="float" office:value="22033">
            <text:p>22033</text:p>
          </table:table-cell>
          <table:table-cell office:value-type="string">
            <text:p>East Baton Rouge, LA </text:p>
          </table:table-cell>
        </table:table-row>
        <table:table-row table:style-name="ro2">
          <table:table-cell office:value-type="float" office:value="12940">
            <text:p>12940</text:p>
          </table:table-cell>
          <table:table-cell office:value-type="string">
            <text:p>Baton Rouge, LA (Metropolitan Statistical Area)</text:p>
          </table:table-cell>
          <table:table-cell office:value-type="float" office:value="22037">
            <text:p>22037</text:p>
          </table:table-cell>
          <table:table-cell office:value-type="string">
            <text:p>East Feliciana, LA </text:p>
          </table:table-cell>
        </table:table-row>
        <table:table-row table:style-name="ro2">
          <table:table-cell office:value-type="float" office:value="12940">
            <text:p>12940</text:p>
          </table:table-cell>
          <table:table-cell office:value-type="string">
            <text:p>Baton Rouge, LA (Metropolitan Statistical Area)</text:p>
          </table:table-cell>
          <table:table-cell office:value-type="float" office:value="22047">
            <text:p>22047</text:p>
          </table:table-cell>
          <table:table-cell office:value-type="string">
            <text:p>Iberville, LA </text:p>
          </table:table-cell>
        </table:table-row>
        <table:table-row table:style-name="ro1">
          <table:table-cell office:value-type="float" office:value="12940">
            <text:p>12940</text:p>
          </table:table-cell>
          <table:table-cell office:value-type="string">
            <text:p>Baton Rouge, LA (Metropolitan Statistical Area)</text:p>
          </table:table-cell>
          <table:table-cell office:value-type="float" office:value="22063">
            <text:p>22063</text:p>
          </table:table-cell>
          <table:table-cell office:value-type="string">
            <text:p>Livingston, LA </text:p>
          </table:table-cell>
        </table:table-row>
        <table:table-row table:style-name="ro2">
          <table:table-cell office:value-type="float" office:value="12940">
            <text:p>12940</text:p>
          </table:table-cell>
          <table:table-cell office:value-type="string">
            <text:p>Baton Rouge, LA (Metropolitan Statistical Area)</text:p>
          </table:table-cell>
          <table:table-cell office:value-type="float" office:value="22077">
            <text:p>22077</text:p>
          </table:table-cell>
          <table:table-cell office:value-type="string">
            <text:p>Pointe Coupee, LA </text:p>
          </table:table-cell>
        </table:table-row>
        <table:table-row table:style-name="ro1">
          <table:table-cell office:value-type="float" office:value="12940">
            <text:p>12940</text:p>
          </table:table-cell>
          <table:table-cell office:value-type="string">
            <text:p>Baton Rouge, LA (Metropolitan Statistical Area)</text:p>
          </table:table-cell>
          <table:table-cell office:value-type="float" office:value="22091">
            <text:p>22091</text:p>
          </table:table-cell>
          <table:table-cell office:value-type="string">
            <text:p>St. Helena, LA </text:p>
          </table:table-cell>
        </table:table-row>
        <table:table-row table:style-name="ro1">
          <table:table-cell office:value-type="float" office:value="12940">
            <text:p>12940</text:p>
          </table:table-cell>
          <table:table-cell office:value-type="string">
            <text:p>Baton Rouge, LA (Metropolitan Statistical Area)</text:p>
          </table:table-cell>
          <table:table-cell office:value-type="float" office:value="22121">
            <text:p>22121</text:p>
          </table:table-cell>
          <table:table-cell office:value-type="string">
            <text:p>West Baton Rouge, LA </text:p>
          </table:table-cell>
        </table:table-row>
        <table:table-row table:style-name="ro2">
          <table:table-cell office:value-type="float" office:value="12940">
            <text:p>12940</text:p>
          </table:table-cell>
          <table:table-cell office:value-type="string">
            <text:p>Baton Rouge, LA (Metropolitan Statistical Area)</text:p>
          </table:table-cell>
          <table:table-cell office:value-type="float" office:value="22125">
            <text:p>22125</text:p>
          </table:table-cell>
          <table:table-cell office:value-type="string">
            <text:p>West Feliciana, LA </text:p>
          </table:table-cell>
        </table:table-row>
        <table:table-row table:style-name="ro1">
          <table:table-cell office:value-type="float" office:value="12980">
            <text:p>12980</text:p>
          </table:table-cell>
          <table:table-cell office:value-type="string">
            <text:p>Battle Creek, MI (Metropolitan Statistical Area)</text:p>
          </table:table-cell>
          <table:table-cell office:value-type="float" office:value="26025">
            <text:p>26025</text:p>
          </table:table-cell>
          <table:table-cell office:value-type="string">
            <text:p>Calhoun, MI </text:p>
          </table:table-cell>
        </table:table-row>
        <table:table-row table:style-name="ro1">
          <table:table-cell office:value-type="float" office:value="13020">
            <text:p>13020</text:p>
          </table:table-cell>
          <table:table-cell office:value-type="string">
            <text:p>Bay City, MI (Metropolitan Statistical Area)</text:p>
          </table:table-cell>
          <table:table-cell office:value-type="float" office:value="26017">
            <text:p>26017</text:p>
          </table:table-cell>
          <table:table-cell office:value-type="string">
            <text:p>Bay, MI </text:p>
          </table:table-cell>
        </table:table-row>
        <table:table-row table:style-name="ro1">
          <table:table-cell office:value-type="float" office:value="13140">
            <text:p>13140</text:p>
          </table:table-cell>
          <table:table-cell office:value-type="string">
            <text:p>Beaumont-Port Arthur, TX (Metropolitan Statistical Area)</text:p>
          </table:table-cell>
          <table:table-cell office:value-type="float" office:value="48199">
            <text:p>48199</text:p>
          </table:table-cell>
          <table:table-cell office:value-type="string">
            <text:p>Hardin, TX </text:p>
          </table:table-cell>
        </table:table-row>
        <table:table-row table:style-name="ro1">
          <table:table-cell office:value-type="float" office:value="13140">
            <text:p>13140</text:p>
          </table:table-cell>
          <table:table-cell office:value-type="string">
            <text:p>Beaumont-Port Arthur, TX (Metropolitan Statistical Area)</text:p>
          </table:table-cell>
          <table:table-cell office:value-type="float" office:value="48245">
            <text:p>48245</text:p>
          </table:table-cell>
          <table:table-cell office:value-type="string">
            <text:p>Jefferson, TX </text:p>
          </table:table-cell>
        </table:table-row>
        <table:table-row table:style-name="ro1">
          <table:table-cell office:value-type="float" office:value="13140">
            <text:p>13140</text:p>
          </table:table-cell>
          <table:table-cell office:value-type="string">
            <text:p>Beaumont-Port Arthur, TX (Metropolitan Statistical Area)</text:p>
          </table:table-cell>
          <table:table-cell office:value-type="float" office:value="48351">
            <text:p>48351</text:p>
          </table:table-cell>
          <table:table-cell office:value-type="string">
            <text:p>Newton, TX </text:p>
          </table:table-cell>
        </table:table-row>
        <table:table-row table:style-name="ro1">
          <table:table-cell office:value-type="float" office:value="13140">
            <text:p>13140</text:p>
          </table:table-cell>
          <table:table-cell office:value-type="string">
            <text:p>Beaumont-Port Arthur, TX (Metropolitan Statistical Area)</text:p>
          </table:table-cell>
          <table:table-cell office:value-type="float" office:value="48361">
            <text:p>48361</text:p>
          </table:table-cell>
          <table:table-cell office:value-type="string">
            <text:p>Orange, TX </text:p>
          </table:table-cell>
        </table:table-row>
        <table:table-row table:style-name="ro2">
          <table:table-cell office:value-type="float" office:value="13220">
            <text:p>13220</text:p>
          </table:table-cell>
          <table:table-cell office:value-type="string">
            <text:p>Beckley, WV (Metropolitan Statistical Area)</text:p>
          </table:table-cell>
          <table:table-cell office:value-type="float" office:value="54019">
            <text:p>54019</text:p>
          </table:table-cell>
          <table:table-cell office:value-type="string">
            <text:p>Fayette, WV </text:p>
          </table:table-cell>
        </table:table-row>
        <table:table-row table:style-name="ro2">
          <table:table-cell office:value-type="float" office:value="13220">
            <text:p>13220</text:p>
          </table:table-cell>
          <table:table-cell office:value-type="string">
            <text:p>Beckley, WV (Metropolitan Statistical Area)</text:p>
          </table:table-cell>
          <table:table-cell office:value-type="float" office:value="54081">
            <text:p>54081</text:p>
          </table:table-cell>
          <table:table-cell office:value-type="string">
            <text:p>Raleigh, WV </text:p>
          </table:table-cell>
        </table:table-row>
        <table:table-row table:style-name="ro2">
          <table:table-cell office:value-type="float" office:value="13380">
            <text:p>13380</text:p>
          </table:table-cell>
          <table:table-cell office:value-type="string">
            <text:p>Bellingham, WA (Metropolitan Statistical Area)</text:p>
          </table:table-cell>
          <table:table-cell office:value-type="float" office:value="53073">
            <text:p>53073</text:p>
          </table:table-cell>
          <table:table-cell office:value-type="string">
            <text:p>Whatcom, WA </text:p>
          </table:table-cell>
        </table:table-row>
        <table:table-row table:style-name="ro2">
          <table:table-cell office:value-type="float" office:value="13460">
            <text:p>13460</text:p>
          </table:table-cell>
          <table:table-cell office:value-type="string">
            <text:p>Bend-Redmond, OR (Metropolitan Statistical Area)</text:p>
          </table:table-cell>
          <table:table-cell office:value-type="float" office:value="41017">
            <text:p>41017</text:p>
          </table:table-cell>
          <table:table-cell office:value-type="string">
            <text:p>Deschutes, OR </text:p>
          </table:table-cell>
        </table:table-row>
        <table:table-row table:style-name="ro1">
          <table:table-cell office:value-type="float" office:value="13740">
            <text:p>13740</text:p>
          </table:table-cell>
          <table:table-cell office:value-type="string">
            <text:p>Billings, MT (Metropolitan Statistical Area)</text:p>
          </table:table-cell>
          <table:table-cell office:value-type="float" office:value="30009">
            <text:p>30009</text:p>
          </table:table-cell>
          <table:table-cell office:value-type="string">
            <text:p>Carbon, MT </text:p>
          </table:table-cell>
        </table:table-row>
        <table:table-row table:style-name="ro1">
          <table:table-cell office:value-type="float" office:value="13740">
            <text:p>13740</text:p>
          </table:table-cell>
          <table:table-cell office:value-type="string">
            <text:p>Billings, MT (Metropolitan Statistical Area)</text:p>
          </table:table-cell>
          <table:table-cell office:value-type="float" office:value="30037">
            <text:p>30037</text:p>
          </table:table-cell>
          <table:table-cell office:value-type="string">
            <text:p>Golden Valley, MT </text:p>
          </table:table-cell>
        </table:table-row>
        <table:table-row table:style-name="ro1">
          <table:table-cell office:value-type="float" office:value="13740">
            <text:p>13740</text:p>
          </table:table-cell>
          <table:table-cell office:value-type="string">
            <text:p>Billings, MT (Metropolitan Statistical Area)</text:p>
          </table:table-cell>
          <table:table-cell office:value-type="float" office:value="30111">
            <text:p>30111</text:p>
          </table:table-cell>
          <table:table-cell office:value-type="string">
            <text:p>Yellowstone, MT </text:p>
          </table:table-cell>
        </table:table-row>
        <table:table-row table:style-name="ro2">
          <table:table-cell office:value-type="float" office:value="13780">
            <text:p>13780</text:p>
          </table:table-cell>
          <table:table-cell office:value-type="string">
            <text:p>Binghamton, NY (Metropolitan Statistical Area)</text:p>
          </table:table-cell>
          <table:table-cell office:value-type="float" office:value="36007">
            <text:p>36007</text:p>
          </table:table-cell>
          <table:table-cell office:value-type="string">
            <text:p>Broome, NY </text:p>
          </table:table-cell>
        </table:table-row>
        <table:table-row table:style-name="ro2">
          <table:table-cell office:value-type="float" office:value="13780">
            <text:p>13780</text:p>
          </table:table-cell>
          <table:table-cell office:value-type="string">
            <text:p>Binghamton, NY (Metropolitan Statistical Area)</text:p>
          </table:table-cell>
          <table:table-cell office:value-type="float" office:value="36107">
            <text:p>36107</text:p>
          </table:table-cell>
          <table:table-cell office:value-type="string">
            <text:p>Tioga, NY </text:p>
          </table:table-cell>
        </table:table-row>
        <table:table-row table:style-name="ro2">
          <table:table-cell office:value-type="float" office:value="13820">
            <text:p>13820</text:p>
          </table:table-cell>
          <table:table-cell office:value-type="string">
            <text:p>Birmingham-Hoover, AL (Metropolitan Statistical Area)</text:p>
          </table:table-cell>
          <table:table-cell office:value-type="float" office:value="1007">
            <text:p>1007</text:p>
          </table:table-cell>
          <table:table-cell office:value-type="string">
            <text:p>Bibb, AL </text:p>
          </table:table-cell>
        </table:table-row>
        <table:table-row table:style-name="ro2">
          <table:table-cell office:value-type="float" office:value="13820">
            <text:p>13820</text:p>
          </table:table-cell>
          <table:table-cell office:value-type="string">
            <text:p>Birmingham-Hoover, AL (Metropolitan Statistical Area)</text:p>
          </table:table-cell>
          <table:table-cell office:value-type="float" office:value="1009">
            <text:p>1009</text:p>
          </table:table-cell>
          <table:table-cell office:value-type="string">
            <text:p>Blount, AL </text:p>
          </table:table-cell>
        </table:table-row>
        <table:table-row table:style-name="ro2">
          <table:table-cell office:value-type="float" office:value="13820">
            <text:p>13820</text:p>
          </table:table-cell>
          <table:table-cell office:value-type="string">
            <text:p>Birmingham-Hoover, AL (Metropolitan Statistical Area)</text:p>
          </table:table-cell>
          <table:table-cell office:value-type="float" office:value="1021">
            <text:p>1021</text:p>
          </table:table-cell>
          <table:table-cell office:value-type="string">
            <text:p>Chilton, AL </text:p>
          </table:table-cell>
        </table:table-row>
        <table:table-row table:style-name="ro1">
          <table:table-cell office:value-type="float" office:value="13820">
            <text:p>13820</text:p>
          </table:table-cell>
          <table:table-cell office:value-type="string">
            <text:p>Birmingham-Hoover, AL (Metropolitan Statistical Area)</text:p>
          </table:table-cell>
          <table:table-cell office:value-type="float" office:value="1073">
            <text:p>1073</text:p>
          </table:table-cell>
          <table:table-cell office:value-type="string">
            <text:p>Jefferson, AL </text:p>
          </table:table-cell>
        </table:table-row>
        <table:table-row table:style-name="ro1">
          <table:table-cell office:value-type="float" office:value="13820">
            <text:p>13820</text:p>
          </table:table-cell>
          <table:table-cell office:value-type="string">
            <text:p>Birmingham-Hoover, AL (Metropolitan Statistical Area)</text:p>
          </table:table-cell>
          <table:table-cell office:value-type="float" office:value="1115">
            <text:p>1115</text:p>
          </table:table-cell>
          <table:table-cell office:value-type="string">
            <text:p>St. Clair, AL </text:p>
          </table:table-cell>
        </table:table-row>
        <table:table-row table:style-name="ro1">
          <table:table-cell office:value-type="float" office:value="13820">
            <text:p>13820</text:p>
          </table:table-cell>
          <table:table-cell office:value-type="string">
            <text:p>Birmingham-Hoover, AL (Metropolitan Statistical Area)</text:p>
          </table:table-cell>
          <table:table-cell office:value-type="float" office:value="1117">
            <text:p>1117</text:p>
          </table:table-cell>
          <table:table-cell office:value-type="string">
            <text:p>Shelby, AL </text:p>
          </table:table-cell>
        </table:table-row>
        <table:table-row table:style-name="ro1">
          <table:table-cell office:value-type="float" office:value="13820">
            <text:p>13820</text:p>
          </table:table-cell>
          <table:table-cell office:value-type="string">
            <text:p>Birmingham-Hoover, AL (Metropolitan Statistical Area)</text:p>
          </table:table-cell>
          <table:table-cell office:value-type="float" office:value="1127">
            <text:p>1127</text:p>
          </table:table-cell>
          <table:table-cell office:value-type="string">
            <text:p>Walker, AL </text:p>
          </table:table-cell>
        </table:table-row>
        <table:table-row table:style-name="ro2">
          <table:table-cell office:value-type="float" office:value="13900">
            <text:p>13900</text:p>
          </table:table-cell>
          <table:table-cell office:value-type="string">
            <text:p>Bismarck, ND (Metropolitan Statistical Area)</text:p>
          </table:table-cell>
          <table:table-cell office:value-type="float" office:value="38015">
            <text:p>38015</text:p>
          </table:table-cell>
          <table:table-cell office:value-type="string">
            <text:p>Burleigh, ND </text:p>
          </table:table-cell>
        </table:table-row>
        <table:table-row table:style-name="ro1">
          <table:table-cell office:value-type="float" office:value="13900">
            <text:p>13900</text:p>
          </table:table-cell>
          <table:table-cell office:value-type="string">
            <text:p>Bismarck, ND (Metropolitan Statistical Area)</text:p>
          </table:table-cell>
          <table:table-cell office:value-type="float" office:value="38059">
            <text:p>38059</text:p>
          </table:table-cell>
          <table:table-cell office:value-type="string">
            <text:p>Morton, ND </text:p>
          </table:table-cell>
        </table:table-row>
        <table:table-row table:style-name="ro1">
          <table:table-cell office:value-type="float" office:value="13900">
            <text:p>13900</text:p>
          </table:table-cell>
          <table:table-cell office:value-type="string">
            <text:p>Bismarck, ND (Metropolitan Statistical Area)</text:p>
          </table:table-cell>
          <table:table-cell office:value-type="float" office:value="38065">
            <text:p>38065</text:p>
          </table:table-cell>
          <table:table-cell office:value-type="string">
            <text:p>Oliver, ND </text:p>
          </table:table-cell>
        </table:table-row>
        <table:table-row table:style-name="ro1">
          <table:table-cell office:value-type="float" office:value="13900">
            <text:p>13900</text:p>
          </table:table-cell>
          <table:table-cell office:value-type="string">
            <text:p>Bismarck, ND (Metropolitan Statistical Area)</text:p>
          </table:table-cell>
          <table:table-cell office:value-type="float" office:value="38085">
            <text:p>38085</text:p>
          </table:table-cell>
          <table:table-cell office:value-type="string">
            <text:p>Sioux, ND </text:p>
          </table:table-cell>
        </table:table-row>
        <table:table-row table:style-name="ro2">
          <table:table-cell office:value-type="float" office:value="13980">
            <text:p>13980</text:p>
          </table:table-cell>
          <table:table-cell office:value-type="string">
            <text:p>Blacksburg-Christiansburg-Radford, VA (Metropolitan Statistical Area)</text:p>
          </table:table-cell>
          <table:table-cell office:value-type="float" office:value="51063">
            <text:p>51063</text:p>
          </table:table-cell>
          <table:table-cell office:value-type="string">
            <text:p>Floyd, VA </text:p>
          </table:table-cell>
        </table:table-row>
        <table:table-row table:style-name="ro2">
          <table:table-cell office:value-type="float" office:value="13980">
            <text:p>13980</text:p>
          </table:table-cell>
          <table:table-cell office:value-type="string">
            <text:p>Blacksburg-Christiansburg-Radford, VA (Metropolitan Statistical Area)</text:p>
          </table:table-cell>
          <table:table-cell office:value-type="float" office:value="51071">
            <text:p>51071</text:p>
          </table:table-cell>
          <table:table-cell office:value-type="string">
            <text:p>Giles, VA </text:p>
          </table:table-cell>
        </table:table-row>
        <table:table-row table:style-name="ro2">
          <table:table-cell office:value-type="float" office:value="13980">
            <text:p>13980</text:p>
          </table:table-cell>
          <table:table-cell office:value-type="string">
            <text:p>Blacksburg-Christiansburg-Radford, VA (Metropolitan Statistical Area)</text:p>
          </table:table-cell>
          <table:table-cell office:value-type="float" office:value="51155">
            <text:p>51155</text:p>
          </table:table-cell>
          <table:table-cell office:value-type="string">
            <text:p>Pulaski, VA </text:p>
          </table:table-cell>
        </table:table-row>
        <table:table-row table:style-name="ro2">
          <table:table-cell office:value-type="float" office:value="13980">
            <text:p>13980</text:p>
          </table:table-cell>
          <table:table-cell office:value-type="string">
            <text:p>Blacksburg-Christiansburg-Radford, VA (Metropolitan Statistical Area)</text:p>
          </table:table-cell>
          <table:table-cell office:value-type="float" office:value="51933">
            <text:p>51933</text:p>
          </table:table-cell>
          <table:table-cell office:value-type="string">
            <text:p>Montgomery + Radford, VA </text:p>
          </table:table-cell>
        </table:table-row>
        <table:table-row table:style-name="ro2">
          <table:table-cell office:value-type="float" office:value="14010">
            <text:p>14010</text:p>
          </table:table-cell>
          <table:table-cell office:value-type="string">
            <text:p>Bloomington, IL (Metropolitan Statistical Area)</text:p>
          </table:table-cell>
          <table:table-cell office:value-type="float" office:value="17039">
            <text:p>17039</text:p>
          </table:table-cell>
          <table:table-cell office:value-type="string">
            <text:p>De Witt, IL </text:p>
          </table:table-cell>
        </table:table-row>
        <table:table-row table:style-name="ro2">
          <table:table-cell office:value-type="float" office:value="14010">
            <text:p>14010</text:p>
          </table:table-cell>
          <table:table-cell office:value-type="string">
            <text:p>Bloomington, IL (Metropolitan Statistical Area)</text:p>
          </table:table-cell>
          <table:table-cell office:value-type="float" office:value="17113">
            <text:p>17113</text:p>
          </table:table-cell>
          <table:table-cell office:value-type="string">
            <text:p>McLean, IL </text:p>
          </table:table-cell>
        </table:table-row>
        <table:table-row table:style-name="ro2">
          <table:table-cell office:value-type="float" office:value="14020">
            <text:p>14020</text:p>
          </table:table-cell>
          <table:table-cell office:value-type="string">
            <text:p>Bloomington, IN (Metropolitan Statistical Area)</text:p>
          </table:table-cell>
          <table:table-cell office:value-type="float" office:value="18105">
            <text:p>18105</text:p>
          </table:table-cell>
          <table:table-cell office:value-type="string">
            <text:p>Monroe, IN </text:p>
          </table:table-cell>
        </table:table-row>
        <table:table-row table:style-name="ro2">
          <table:table-cell office:value-type="float" office:value="14020">
            <text:p>14020</text:p>
          </table:table-cell>
          <table:table-cell office:value-type="string">
            <text:p>Bloomington, IN (Metropolitan Statistical Area)</text:p>
          </table:table-cell>
          <table:table-cell office:value-type="float" office:value="18119">
            <text:p>18119</text:p>
          </table:table-cell>
          <table:table-cell office:value-type="string">
            <text:p>Owen, IN </text:p>
          </table:table-cell>
        </table:table-row>
        <table:table-row table:style-name="ro2">
          <table:table-cell office:value-type="float" office:value="14100">
            <text:p>14100</text:p>
          </table:table-cell>
          <table:table-cell office:value-type="string">
            <text:p>Bloomsburg-Berwick, PA (Metropolitan Statistical Area)</text:p>
          </table:table-cell>
          <table:table-cell office:value-type="float" office:value="42037">
            <text:p>42037</text:p>
          </table:table-cell>
          <table:table-cell office:value-type="string">
            <text:p>Columbia, PA </text:p>
          </table:table-cell>
        </table:table-row>
        <table:table-row table:style-name="ro2">
          <table:table-cell office:value-type="float" office:value="14100">
            <text:p>14100</text:p>
          </table:table-cell>
          <table:table-cell office:value-type="string">
            <text:p>Bloomsburg-Berwick, PA (Metropolitan Statistical Area)</text:p>
          </table:table-cell>
          <table:table-cell office:value-type="float" office:value="42093">
            <text:p>42093</text:p>
          </table:table-cell>
          <table:table-cell office:value-type="string">
            <text:p>Montour, PA </text:p>
          </table:table-cell>
        </table:table-row>
        <table:table-row table:style-name="ro1">
          <table:table-cell office:value-type="float" office:value="14260">
            <text:p>14260</text:p>
          </table:table-cell>
          <table:table-cell office:value-type="string">
            <text:p>Boise City, ID (Metropolitan Statistical Area)</text:p>
          </table:table-cell>
          <table:table-cell office:value-type="float" office:value="16001">
            <text:p>16001</text:p>
          </table:table-cell>
          <table:table-cell office:value-type="string">
            <text:p>Ada, ID </text:p>
          </table:table-cell>
        </table:table-row>
        <table:table-row table:style-name="ro1">
          <table:table-cell office:value-type="float" office:value="14260">
            <text:p>14260</text:p>
          </table:table-cell>
          <table:table-cell office:value-type="string">
            <text:p>Boise City, ID (Metropolitan Statistical Area)</text:p>
          </table:table-cell>
          <table:table-cell office:value-type="float" office:value="16015">
            <text:p>16015</text:p>
          </table:table-cell>
          <table:table-cell office:value-type="string">
            <text:p>Boise, ID </text:p>
          </table:table-cell>
        </table:table-row>
        <table:table-row table:style-name="ro1">
          <table:table-cell office:value-type="float" office:value="14260">
            <text:p>14260</text:p>
          </table:table-cell>
          <table:table-cell office:value-type="string">
            <text:p>Boise City, ID (Metropolitan Statistical Area)</text:p>
          </table:table-cell>
          <table:table-cell office:value-type="float" office:value="16027">
            <text:p>16027</text:p>
          </table:table-cell>
          <table:table-cell office:value-type="string">
            <text:p>Canyon, ID </text:p>
          </table:table-cell>
        </table:table-row>
        <table:table-row table:style-name="ro1">
          <table:table-cell office:value-type="float" office:value="14260">
            <text:p>14260</text:p>
          </table:table-cell>
          <table:table-cell office:value-type="string">
            <text:p>Boise City, ID (Metropolitan Statistical Area)</text:p>
          </table:table-cell>
          <table:table-cell office:value-type="float" office:value="16045">
            <text:p>16045</text:p>
          </table:table-cell>
          <table:table-cell office:value-type="string">
            <text:p>Gem, ID </text:p>
          </table:table-cell>
        </table:table-row>
        <table:table-row table:style-name="ro2">
          <table:table-cell office:value-type="float" office:value="14260">
            <text:p>14260</text:p>
          </table:table-cell>
          <table:table-cell office:value-type="string">
            <text:p>Boise City, ID (Metropolitan Statistical Area)</text:p>
          </table:table-cell>
          <table:table-cell office:value-type="float" office:value="16073">
            <text:p>16073</text:p>
          </table:table-cell>
          <table:table-cell office:value-type="string">
            <text:p>Owyhee, ID </text:p>
          </table:table-cell>
        </table:table-row>
        <table:table-row table:style-name="ro1">
          <table:table-cell office:value-type="float" office:value="14460">
            <text:p>14460</text:p>
          </table:table-cell>
          <table:table-cell office:value-type="string">
            <text:p>Boston-Cambridge-Newton, MA-NH (Metropolitan Statistical Area)</text:p>
          </table:table-cell>
          <table:table-cell office:value-type="float" office:value="25009">
            <text:p>25009</text:p>
          </table:table-cell>
          <table:table-cell office:value-type="string">
            <text:p>Essex, MA </text:p>
          </table:table-cell>
        </table:table-row>
        <table:table-row table:style-name="ro2">
          <table:table-cell office:value-type="float" office:value="14460">
            <text:p>14460</text:p>
          </table:table-cell>
          <table:table-cell office:value-type="string">
            <text:p>Boston-Cambridge-Newton, MA-NH (Metropolitan Statistical Area)</text:p>
          </table:table-cell>
          <table:table-cell office:value-type="float" office:value="25017">
            <text:p>25017</text:p>
          </table:table-cell>
          <table:table-cell office:value-type="string">
            <text:p>Middlesex, MA </text:p>
          </table:table-cell>
        </table:table-row>
        <table:table-row table:style-name="ro1">
          <table:table-cell office:value-type="float" office:value="14460">
            <text:p>14460</text:p>
          </table:table-cell>
          <table:table-cell office:value-type="string">
            <text:p>Boston-Cambridge-Newton, MA-NH (Metropolitan Statistical Area)</text:p>
          </table:table-cell>
          <table:table-cell office:value-type="float" office:value="25021">
            <text:p>25021</text:p>
          </table:table-cell>
          <table:table-cell office:value-type="string">
            <text:p>Norfolk, MA </text:p>
          </table:table-cell>
        </table:table-row>
        <table:table-row table:style-name="ro1">
          <table:table-cell office:value-type="float" office:value="14460">
            <text:p>14460</text:p>
          </table:table-cell>
          <table:table-cell office:value-type="string">
            <text:p>Boston-Cambridge-Newton, MA-NH (Metropolitan Statistical Area)</text:p>
          </table:table-cell>
          <table:table-cell office:value-type="float" office:value="25023">
            <text:p>25023</text:p>
          </table:table-cell>
          <table:table-cell office:value-type="string">
            <text:p>Plymouth, MA </text:p>
          </table:table-cell>
        </table:table-row>
        <table:table-row table:style-name="ro1">
          <table:table-cell office:value-type="float" office:value="14460">
            <text:p>14460</text:p>
          </table:table-cell>
          <table:table-cell office:value-type="string">
            <text:p>Boston-Cambridge-Newton, MA-NH (Metropolitan Statistical Area)</text:p>
          </table:table-cell>
          <table:table-cell office:value-type="float" office:value="25025">
            <text:p>25025</text:p>
          </table:table-cell>
          <table:table-cell office:value-type="string">
            <text:p>Suffolk, MA </text:p>
          </table:table-cell>
        </table:table-row>
        <table:table-row table:style-name="ro2">
          <table:table-cell office:value-type="float" office:value="14460">
            <text:p>14460</text:p>
          </table:table-cell>
          <table:table-cell office:value-type="string">
            <text:p>Boston-Cambridge-Newton, MA-NH (Metropolitan Statistical Area)</text:p>
          </table:table-cell>
          <table:table-cell office:value-type="float" office:value="33015">
            <text:p>33015</text:p>
          </table:table-cell>
          <table:table-cell office:value-type="string">
            <text:p>Rockingham, NH </text:p>
          </table:table-cell>
        </table:table-row>
        <table:table-row table:style-name="ro2">
          <table:table-cell office:value-type="float" office:value="14460">
            <text:p>14460</text:p>
          </table:table-cell>
          <table:table-cell office:value-type="string">
            <text:p>Boston-Cambridge-Newton, MA-NH (Metropolitan Statistical Area)</text:p>
          </table:table-cell>
          <table:table-cell office:value-type="float" office:value="33017">
            <text:p>33017</text:p>
          </table:table-cell>
          <table:table-cell office:value-type="string">
            <text:p>Strafford, NH </text:p>
          </table:table-cell>
        </table:table-row>
        <table:table-row table:style-name="ro1">
          <table:table-cell office:value-type="float" office:value="14500">
            <text:p>14500</text:p>
          </table:table-cell>
          <table:table-cell office:value-type="string">
            <text:p>Boulder, CO (Metropolitan Statistical Area)</text:p>
          </table:table-cell>
          <table:table-cell office:value-type="float" office:value="8013">
            <text:p>8013</text:p>
          </table:table-cell>
          <table:table-cell office:value-type="string">
            <text:p>Boulder, CO </text:p>
          </table:table-cell>
        </table:table-row>
        <table:table-row table:style-name="ro1">
          <table:table-cell office:value-type="float" office:value="14540">
            <text:p>14540</text:p>
          </table:table-cell>
          <table:table-cell office:value-type="string">
            <text:p>Bowling Green, KY (Metropolitan Statistical Area)</text:p>
          </table:table-cell>
          <table:table-cell office:value-type="float" office:value="21003">
            <text:p>21003</text:p>
          </table:table-cell>
          <table:table-cell office:value-type="string">
            <text:p>Allen, KY </text:p>
          </table:table-cell>
        </table:table-row>
        <table:table-row table:style-name="ro1">
          <table:table-cell office:value-type="float" office:value="14540">
            <text:p>14540</text:p>
          </table:table-cell>
          <table:table-cell office:value-type="string">
            <text:p>Bowling Green, KY (Metropolitan Statistical Area)</text:p>
          </table:table-cell>
          <table:table-cell office:value-type="float" office:value="21031">
            <text:p>21031</text:p>
          </table:table-cell>
          <table:table-cell office:value-type="string">
            <text:p>Butler, KY </text:p>
          </table:table-cell>
        </table:table-row>
        <table:table-row table:style-name="ro2">
          <table:table-cell office:value-type="float" office:value="14540">
            <text:p>14540</text:p>
          </table:table-cell>
          <table:table-cell office:value-type="string">
            <text:p>Bowling Green, KY (Metropolitan Statistical Area)</text:p>
          </table:table-cell>
          <table:table-cell office:value-type="float" office:value="21061">
            <text:p>21061</text:p>
          </table:table-cell>
          <table:table-cell office:value-type="string">
            <text:p>Edmonson, KY </text:p>
          </table:table-cell>
        </table:table-row>
        <table:table-row table:style-name="ro1">
          <table:table-cell office:value-type="float" office:value="14540">
            <text:p>14540</text:p>
          </table:table-cell>
          <table:table-cell office:value-type="string">
            <text:p>Bowling Green, KY (Metropolitan Statistical Area)</text:p>
          </table:table-cell>
          <table:table-cell office:value-type="float" office:value="21227">
            <text:p>21227</text:p>
          </table:table-cell>
          <table:table-cell office:value-type="string">
            <text:p>Warren, KY </text:p>
          </table:table-cell>
        </table:table-row>
        <table:table-row table:style-name="ro2">
          <table:table-cell office:value-type="float" office:value="14740">
            <text:p>14740</text:p>
          </table:table-cell>
          <table:table-cell office:value-type="string">
            <text:p>Bremerton-Silverdale, WA (Metropolitan Statistical Area)</text:p>
          </table:table-cell>
          <table:table-cell office:value-type="float" office:value="53035">
            <text:p>53035</text:p>
          </table:table-cell>
          <table:table-cell office:value-type="string">
            <text:p>Kitsap, WA </text:p>
          </table:table-cell>
        </table:table-row>
        <table:table-row table:style-name="ro2">
          <table:table-cell office:value-type="float" office:value="14860">
            <text:p>14860</text:p>
          </table:table-cell>
          <table:table-cell office:value-type="string">
            <text:p>Bridgeport-Stamford-Norwalk, CT (Metropolitan Statistical Area)</text:p>
          </table:table-cell>
          <table:table-cell office:value-type="float" office:value="9001">
            <text:p>9001</text:p>
          </table:table-cell>
          <table:table-cell office:value-type="string">
            <text:p>Fairfield, CT </text:p>
          </table:table-cell>
        </table:table-row>
        <table:table-row table:style-name="ro2">
          <table:table-cell office:value-type="float" office:value="15180">
            <text:p>15180</text:p>
          </table:table-cell>
          <table:table-cell office:value-type="string">
            <text:p>Brownsville-Harlingen, TX (Metropolitan Statistical Area)</text:p>
          </table:table-cell>
          <table:table-cell office:value-type="float" office:value="48061">
            <text:p>48061</text:p>
          </table:table-cell>
          <table:table-cell office:value-type="string">
            <text:p>Cameron, TX </text:p>
          </table:table-cell>
        </table:table-row>
        <table:table-row table:style-name="ro2">
          <table:table-cell office:value-type="float" office:value="15260">
            <text:p>15260</text:p>
          </table:table-cell>
          <table:table-cell office:value-type="string">
            <text:p>Brunswick, GA (Metropolitan Statistical Area)</text:p>
          </table:table-cell>
          <table:table-cell office:value-type="float" office:value="13025">
            <text:p>13025</text:p>
          </table:table-cell>
          <table:table-cell office:value-type="string">
            <text:p>Brantley, GA </text:p>
          </table:table-cell>
        </table:table-row>
        <table:table-row table:style-name="ro2">
          <table:table-cell office:value-type="float" office:value="15260">
            <text:p>15260</text:p>
          </table:table-cell>
          <table:table-cell office:value-type="string">
            <text:p>Brunswick, GA (Metropolitan Statistical Area)</text:p>
          </table:table-cell>
          <table:table-cell office:value-type="float" office:value="13127">
            <text:p>13127</text:p>
          </table:table-cell>
          <table:table-cell office:value-type="string">
            <text:p>Glynn, GA </text:p>
          </table:table-cell>
        </table:table-row>
        <table:table-row table:style-name="ro1">
          <table:table-cell office:value-type="float" office:value="15260">
            <text:p>15260</text:p>
          </table:table-cell>
          <table:table-cell office:value-type="string">
            <text:p>Brunswick, GA (Metropolitan Statistical Area)</text:p>
          </table:table-cell>
          <table:table-cell office:value-type="float" office:value="13191">
            <text:p>13191</text:p>
          </table:table-cell>
          <table:table-cell office:value-type="string">
            <text:p>McIntosh, GA </text:p>
          </table:table-cell>
        </table:table-row>
        <table:table-row table:style-name="ro2">
          <table:table-cell office:value-type="float" office:value="15380">
            <text:p>15380</text:p>
          </table:table-cell>
          <table:table-cell office:value-type="string">
            <text:p>Buffalo-Cheektowaga-Niagara Falls, NY (Metropolitan Statistical Area)</text:p>
          </table:table-cell>
          <table:table-cell office:value-type="float" office:value="36029">
            <text:p>36029</text:p>
          </table:table-cell>
          <table:table-cell office:value-type="string">
            <text:p>Erie, NY </text:p>
          </table:table-cell>
        </table:table-row>
        <table:table-row table:style-name="ro2">
          <table:table-cell office:value-type="float" office:value="15380">
            <text:p>15380</text:p>
          </table:table-cell>
          <table:table-cell office:value-type="string">
            <text:p>Buffalo-Cheektowaga-Niagara Falls, NY (Metropolitan Statistical Area)</text:p>
          </table:table-cell>
          <table:table-cell office:value-type="float" office:value="36063">
            <text:p>36063</text:p>
          </table:table-cell>
          <table:table-cell office:value-type="string">
            <text:p>Niagara, NY </text:p>
          </table:table-cell>
        </table:table-row>
        <table:table-row table:style-name="ro2">
          <table:table-cell office:value-type="float" office:value="15500">
            <text:p>15500</text:p>
          </table:table-cell>
          <table:table-cell office:value-type="string">
            <text:p>Burlington, NC (Metropolitan Statistical Area)</text:p>
          </table:table-cell>
          <table:table-cell office:value-type="float" office:value="37001">
            <text:p>37001</text:p>
          </table:table-cell>
          <table:table-cell office:value-type="string">
            <text:p>Alamance, NC </text:p>
          </table:table-cell>
        </table:table-row>
        <table:table-row table:style-name="ro2">
          <table:table-cell office:value-type="float" office:value="15540">
            <text:p>15540</text:p>
          </table:table-cell>
          <table:table-cell office:value-type="string">
            <text:p>Burlington-South Burlington, VT (Metropolitan Statistical Area)</text:p>
          </table:table-cell>
          <table:table-cell office:value-type="float" office:value="50007">
            <text:p>50007</text:p>
          </table:table-cell>
          <table:table-cell office:value-type="string">
            <text:p>Chittenden, VT </text:p>
          </table:table-cell>
        </table:table-row>
        <table:table-row table:style-name="ro1">
          <table:table-cell office:value-type="float" office:value="15540">
            <text:p>15540</text:p>
          </table:table-cell>
          <table:table-cell office:value-type="string">
            <text:p>Burlington-South Burlington, VT (Metropolitan Statistical Area)</text:p>
          </table:table-cell>
          <table:table-cell office:value-type="float" office:value="50011">
            <text:p>50011</text:p>
          </table:table-cell>
          <table:table-cell office:value-type="string">
            <text:p>Franklin, VT </text:p>
          </table:table-cell>
        </table:table-row>
        <table:table-row table:style-name="ro1">
          <table:table-cell office:value-type="float" office:value="15540">
            <text:p>15540</text:p>
          </table:table-cell>
          <table:table-cell office:value-type="string">
            <text:p>Burlington-South Burlington, VT (Metropolitan Statistical Area)</text:p>
          </table:table-cell>
          <table:table-cell office:value-type="float" office:value="50013">
            <text:p>50013</text:p>
          </table:table-cell>
          <table:table-cell office:value-type="string">
            <text:p>Grand Isle, VT </text:p>
          </table:table-cell>
        </table:table-row>
        <table:table-row table:style-name="ro1">
          <table:table-cell office:value-type="float" office:value="15680">
            <text:p>15680</text:p>
          </table:table-cell>
          <table:table-cell office:value-type="string">
            <text:p>California-Lexington Park, MD (Metropolitan Statistical Area)</text:p>
          </table:table-cell>
          <table:table-cell office:value-type="float" office:value="24037">
            <text:p>24037</text:p>
          </table:table-cell>
          <table:table-cell office:value-type="string">
            <text:p>St. Mary's, MD </text:p>
          </table:table-cell>
        </table:table-row>
        <table:table-row table:style-name="ro2">
          <table:table-cell office:value-type="float" office:value="15940">
            <text:p>15940</text:p>
          </table:table-cell>
          <table:table-cell office:value-type="string">
            <text:p>Canton-Massillon, OH (Metropolitan Statistical Area)</text:p>
          </table:table-cell>
          <table:table-cell office:value-type="float" office:value="39019">
            <text:p>39019</text:p>
          </table:table-cell>
          <table:table-cell office:value-type="string">
            <text:p>Carroll, OH </text:p>
          </table:table-cell>
        </table:table-row>
        <table:table-row table:style-name="ro2">
          <table:table-cell office:value-type="float" office:value="15940">
            <text:p>15940</text:p>
          </table:table-cell>
          <table:table-cell office:value-type="string">
            <text:p>Canton-Massillon, OH (Metropolitan Statistical Area)</text:p>
          </table:table-cell>
          <table:table-cell office:value-type="float" office:value="39151">
            <text:p>39151</text:p>
          </table:table-cell>
          <table:table-cell office:value-type="string">
            <text:p>Stark, OH </text:p>
          </table:table-cell>
        </table:table-row>
        <table:table-row table:style-name="ro1">
          <table:table-cell office:value-type="float" office:value="15980">
            <text:p>15980</text:p>
          </table:table-cell>
          <table:table-cell office:value-type="string">
            <text:p>Cape Coral-Fort Myers, FL (Metropolitan Statistical Area)</text:p>
          </table:table-cell>
          <table:table-cell office:value-type="float" office:value="12071">
            <text:p>12071</text:p>
          </table:table-cell>
          <table:table-cell office:value-type="string">
            <text:p>Lee, FL </text:p>
          </table:table-cell>
        </table:table-row>
        <table:table-row table:style-name="ro2">
          <table:table-cell office:value-type="float" office:value="16020">
            <text:p>16020</text:p>
          </table:table-cell>
          <table:table-cell office:value-type="string">
            <text:p>Cape Girardeau, MO-IL (Metropolitan Statistical Area)</text:p>
          </table:table-cell>
          <table:table-cell office:value-type="float" office:value="17003">
            <text:p>17003</text:p>
          </table:table-cell>
          <table:table-cell office:value-type="string">
            <text:p>Alexander, IL </text:p>
          </table:table-cell>
        </table:table-row>
        <table:table-row table:style-name="ro2">
          <table:table-cell office:value-type="float" office:value="16020">
            <text:p>16020</text:p>
          </table:table-cell>
          <table:table-cell office:value-type="string">
            <text:p>Cape Girardeau, MO-IL (Metropolitan Statistical Area)</text:p>
          </table:table-cell>
          <table:table-cell office:value-type="float" office:value="29017">
            <text:p>29017</text:p>
          </table:table-cell>
          <table:table-cell office:value-type="string">
            <text:p>Bollinger, MO </text:p>
          </table:table-cell>
        </table:table-row>
        <table:table-row table:style-name="ro2">
          <table:table-cell office:value-type="float" office:value="16020">
            <text:p>16020</text:p>
          </table:table-cell>
          <table:table-cell office:value-type="string">
            <text:p>Cape Girardeau, MO-IL (Metropolitan Statistical Area)</text:p>
          </table:table-cell>
          <table:table-cell office:value-type="float" office:value="29031">
            <text:p>29031</text:p>
          </table:table-cell>
          <table:table-cell office:value-type="string">
            <text:p>Cape Girardeau, MO </text:p>
          </table:table-cell>
        </table:table-row>
        <table:table-row table:style-name="ro2">
          <table:table-cell office:value-type="float" office:value="16060">
            <text:p>16060</text:p>
          </table:table-cell>
          <table:table-cell office:value-type="string">
            <text:p>Carbondale-Marion, IL (Metropolitan Statistical Area)</text:p>
          </table:table-cell>
          <table:table-cell office:value-type="float" office:value="17077">
            <text:p>17077</text:p>
          </table:table-cell>
          <table:table-cell office:value-type="string">
            <text:p>Jackson, IL </text:p>
          </table:table-cell>
        </table:table-row>
        <table:table-row table:style-name="ro2">
          <table:table-cell office:value-type="float" office:value="16060">
            <text:p>16060</text:p>
          </table:table-cell>
          <table:table-cell office:value-type="string">
            <text:p>Carbondale-Marion, IL (Metropolitan Statistical Area)</text:p>
          </table:table-cell>
          <table:table-cell office:value-type="float" office:value="17199">
            <text:p>17199</text:p>
          </table:table-cell>
          <table:table-cell office:value-type="string">
            <text:p>Williamson, IL </text:p>
          </table:table-cell>
        </table:table-row>
        <table:table-row table:style-name="ro1">
          <table:table-cell office:value-type="float" office:value="16180">
            <text:p>16180</text:p>
          </table:table-cell>
          <table:table-cell office:value-type="string">
            <text:p>Carson City, NV (Metropolitan Statistical Area)</text:p>
          </table:table-cell>
          <table:table-cell office:value-type="float" office:value="32510">
            <text:p>32510</text:p>
          </table:table-cell>
          <table:table-cell office:value-type="string">
            <text:p>Carson City (Independent City), NV </text:p>
          </table:table-cell>
        </table:table-row>
        <table:table-row table:style-name="ro2">
          <table:table-cell office:value-type="float" office:value="16220">
            <text:p>16220</text:p>
          </table:table-cell>
          <table:table-cell office:value-type="string">
            <text:p>Casper, WY (Metropolitan Statistical Area)</text:p>
          </table:table-cell>
          <table:table-cell office:value-type="float" office:value="56025">
            <text:p>56025</text:p>
          </table:table-cell>
          <table:table-cell office:value-type="string">
            <text:p>Natrona, WY </text:p>
          </table:table-cell>
        </table:table-row>
        <table:table-row table:style-name="ro1">
          <table:table-cell office:value-type="float" office:value="16300">
            <text:p>16300</text:p>
          </table:table-cell>
          <table:table-cell office:value-type="string">
            <text:p>Cedar Rapids, IA (Metropolitan Statistical Area)</text:p>
          </table:table-cell>
          <table:table-cell office:value-type="float" office:value="19011">
            <text:p>19011</text:p>
          </table:table-cell>
          <table:table-cell office:value-type="string">
            <text:p>Benton, IA </text:p>
          </table:table-cell>
        </table:table-row>
        <table:table-row table:style-name="ro1">
          <table:table-cell office:value-type="float" office:value="16300">
            <text:p>16300</text:p>
          </table:table-cell>
          <table:table-cell office:value-type="string">
            <text:p>Cedar Rapids, IA (Metropolitan Statistical Area)</text:p>
          </table:table-cell>
          <table:table-cell office:value-type="float" office:value="19105">
            <text:p>19105</text:p>
          </table:table-cell>
          <table:table-cell office:value-type="string">
            <text:p>Jones, IA </text:p>
          </table:table-cell>
        </table:table-row>
        <table:table-row table:style-name="ro2">
          <table:table-cell office:value-type="float" office:value="16300">
            <text:p>16300</text:p>
          </table:table-cell>
          <table:table-cell office:value-type="string">
            <text:p>Cedar Rapids, IA (Metropolitan Statistical Area)</text:p>
          </table:table-cell>
          <table:table-cell office:value-type="float" office:value="19113">
            <text:p>19113</text:p>
          </table:table-cell>
          <table:table-cell office:value-type="string">
            <text:p>Linn, IA </text:p>
          </table:table-cell>
        </table:table-row>
        <table:table-row table:style-name="ro2">
          <table:table-cell office:value-type="float" office:value="16540">
            <text:p>16540</text:p>
          </table:table-cell>
          <table:table-cell office:value-type="string">
            <text:p>Chambersburg-Waynesboro, PA (Metropolitan Statistical Area)</text:p>
          </table:table-cell>
          <table:table-cell office:value-type="float" office:value="42055">
            <text:p>42055</text:p>
          </table:table-cell>
          <table:table-cell office:value-type="string">
            <text:p>Franklin, PA </text:p>
          </table:table-cell>
        </table:table-row>
        <table:table-row table:style-name="ro2">
          <table:table-cell office:value-type="float" office:value="16580">
            <text:p>16580</text:p>
          </table:table-cell>
          <table:table-cell office:value-type="string">
            <text:p>Champaign-Urbana, IL (Metropolitan Statistical Area)</text:p>
          </table:table-cell>
          <table:table-cell office:value-type="float" office:value="17019">
            <text:p>17019</text:p>
          </table:table-cell>
          <table:table-cell office:value-type="string">
            <text:p>Champaign, IL </text:p>
          </table:table-cell>
        </table:table-row>
        <table:table-row table:style-name="ro2">
          <table:table-cell office:value-type="float" office:value="16580">
            <text:p>16580</text:p>
          </table:table-cell>
          <table:table-cell office:value-type="string">
            <text:p>Champaign-Urbana, IL (Metropolitan Statistical Area)</text:p>
          </table:table-cell>
          <table:table-cell office:value-type="float" office:value="17053">
            <text:p>17053</text:p>
          </table:table-cell>
          <table:table-cell office:value-type="string">
            <text:p>Ford, IL </text:p>
          </table:table-cell>
        </table:table-row>
        <table:table-row table:style-name="ro2">
          <table:table-cell office:value-type="float" office:value="16580">
            <text:p>16580</text:p>
          </table:table-cell>
          <table:table-cell office:value-type="string">
            <text:p>Champaign-Urbana, IL (Metropolitan Statistical Area)</text:p>
          </table:table-cell>
          <table:table-cell office:value-type="float" office:value="17147">
            <text:p>17147</text:p>
          </table:table-cell>
          <table:table-cell office:value-type="string">
            <text:p>Piatt, IL </text:p>
          </table:table-cell>
        </table:table-row>
        <table:table-row table:style-name="ro1">
          <table:table-cell office:value-type="float" office:value="16620">
            <text:p>16620</text:p>
          </table:table-cell>
          <table:table-cell office:value-type="string">
            <text:p>Charleston, WV (Metropolitan Statistical Area)</text:p>
          </table:table-cell>
          <table:table-cell office:value-type="float" office:value="54005">
            <text:p>54005</text:p>
          </table:table-cell>
          <table:table-cell office:value-type="string">
            <text:p>Boone, WV </text:p>
          </table:table-cell>
        </table:table-row>
        <table:table-row table:style-name="ro1">
          <table:table-cell office:value-type="float" office:value="16620">
            <text:p>16620</text:p>
          </table:table-cell>
          <table:table-cell office:value-type="string">
            <text:p>Charleston, WV (Metropolitan Statistical Area)</text:p>
          </table:table-cell>
          <table:table-cell office:value-type="float" office:value="54015">
            <text:p>54015</text:p>
          </table:table-cell>
          <table:table-cell office:value-type="string">
            <text:p>Clay, WV </text:p>
          </table:table-cell>
        </table:table-row>
        <table:table-row table:style-name="ro2">
          <table:table-cell office:value-type="float" office:value="16620">
            <text:p>16620</text:p>
          </table:table-cell>
          <table:table-cell office:value-type="string">
            <text:p>Charleston, WV (Metropolitan Statistical Area)</text:p>
          </table:table-cell>
          <table:table-cell office:value-type="float" office:value="54039">
            <text:p>54039</text:p>
          </table:table-cell>
          <table:table-cell office:value-type="string">
            <text:p>Kanawha, WV </text:p>
          </table:table-cell>
        </table:table-row>
        <table:table-row table:style-name="ro1">
          <table:table-cell office:value-type="float" office:value="16700">
            <text:p>16700</text:p>
          </table:table-cell>
          <table:table-cell office:value-type="string">
            <text:p>Charleston-North Charleston, SC (Metropolitan Statistical Area)</text:p>
          </table:table-cell>
          <table:table-cell office:value-type="float" office:value="45015">
            <text:p>45015</text:p>
          </table:table-cell>
          <table:table-cell office:value-type="string">
            <text:p>Berkeley, SC </text:p>
          </table:table-cell>
        </table:table-row>
        <table:table-row table:style-name="ro1">
          <table:table-cell office:value-type="float" office:value="16700">
            <text:p>16700</text:p>
          </table:table-cell>
          <table:table-cell office:value-type="string">
            <text:p>Charleston-North Charleston, SC (Metropolitan Statistical Area)</text:p>
          </table:table-cell>
          <table:table-cell office:value-type="float" office:value="45019">
            <text:p>45019</text:p>
          </table:table-cell>
          <table:table-cell office:value-type="string">
            <text:p>Charleston, SC </text:p>
          </table:table-cell>
        </table:table-row>
        <table:table-row table:style-name="ro2">
          <table:table-cell office:value-type="float" office:value="16700">
            <text:p>16700</text:p>
          </table:table-cell>
          <table:table-cell office:value-type="string">
            <text:p>Charleston-North Charleston, SC (Metropolitan Statistical Area)</text:p>
          </table:table-cell>
          <table:table-cell office:value-type="float" office:value="45035">
            <text:p>45035</text:p>
          </table:table-cell>
          <table:table-cell office:value-type="string">
            <text:p>Dorchester, SC </text:p>
          </table:table-cell>
        </table:table-row>
        <table:table-row table:style-name="ro2">
          <table:table-cell office:value-type="float" office:value="16740">
            <text:p>16740</text:p>
          </table:table-cell>
          <table:table-cell office:value-type="string">
            <text:p>Charlotte-Concord-Gastonia, NC-SC (Metropolitan Statistical Area)</text:p>
          </table:table-cell>
          <table:table-cell office:value-type="float" office:value="37025">
            <text:p>37025</text:p>
          </table:table-cell>
          <table:table-cell office:value-type="string">
            <text:p>Cabarrus, NC </text:p>
          </table:table-cell>
        </table:table-row>
        <table:table-row table:style-name="ro2">
          <table:table-cell office:value-type="float" office:value="16740">
            <text:p>16740</text:p>
          </table:table-cell>
          <table:table-cell office:value-type="string">
            <text:p>Charlotte-Concord-Gastonia, NC-SC (Metropolitan Statistical Area)</text:p>
          </table:table-cell>
          <table:table-cell office:value-type="float" office:value="37071">
            <text:p>37071</text:p>
          </table:table-cell>
          <table:table-cell office:value-type="string">
            <text:p>Gaston, NC </text:p>
          </table:table-cell>
        </table:table-row>
        <table:table-row table:style-name="ro2">
          <table:table-cell office:value-type="float" office:value="16740">
            <text:p>16740</text:p>
          </table:table-cell>
          <table:table-cell office:value-type="string">
            <text:p>Charlotte-Concord-Gastonia, NC-SC (Metropolitan Statistical Area)</text:p>
          </table:table-cell>
          <table:table-cell office:value-type="float" office:value="37097">
            <text:p>37097</text:p>
          </table:table-cell>
          <table:table-cell office:value-type="string">
            <text:p>Iredell, NC </text:p>
          </table:table-cell>
        </table:table-row>
        <table:table-row table:style-name="ro2">
          <table:table-cell office:value-type="float" office:value="16740">
            <text:p>16740</text:p>
          </table:table-cell>
          <table:table-cell office:value-type="string">
            <text:p>Charlotte-Concord-Gastonia, NC-SC (Metropolitan Statistical Area)</text:p>
          </table:table-cell>
          <table:table-cell office:value-type="float" office:value="37109">
            <text:p>37109</text:p>
          </table:table-cell>
          <table:table-cell office:value-type="string">
            <text:p>Lincoln, NC </text:p>
          </table:table-cell>
        </table:table-row>
        <table:table-row table:style-name="ro2">
          <table:table-cell office:value-type="float" office:value="16740">
            <text:p>16740</text:p>
          </table:table-cell>
          <table:table-cell office:value-type="string">
            <text:p>Charlotte-Concord-Gastonia, NC-SC (Metropolitan Statistical Area)</text:p>
          </table:table-cell>
          <table:table-cell office:value-type="float" office:value="37119">
            <text:p>37119</text:p>
          </table:table-cell>
          <table:table-cell office:value-type="string">
            <text:p>Mecklenburg, NC </text:p>
          </table:table-cell>
        </table:table-row>
        <table:table-row table:style-name="ro2">
          <table:table-cell office:value-type="float" office:value="16740">
            <text:p>16740</text:p>
          </table:table-cell>
          <table:table-cell office:value-type="string">
            <text:p>Charlotte-Concord-Gastonia, NC-SC (Metropolitan Statistical Area)</text:p>
          </table:table-cell>
          <table:table-cell office:value-type="float" office:value="37159">
            <text:p>37159</text:p>
          </table:table-cell>
          <table:table-cell office:value-type="string">
            <text:p>Rowan, NC </text:p>
          </table:table-cell>
        </table:table-row>
        <table:table-row table:style-name="ro2">
          <table:table-cell office:value-type="float" office:value="16740">
            <text:p>16740</text:p>
          </table:table-cell>
          <table:table-cell office:value-type="string">
            <text:p>Charlotte-Concord-Gastonia, NC-SC (Metropolitan Statistical Area)</text:p>
          </table:table-cell>
          <table:table-cell office:value-type="float" office:value="37179">
            <text:p>37179</text:p>
          </table:table-cell>
          <table:table-cell office:value-type="string">
            <text:p>Union, NC </text:p>
          </table:table-cell>
        </table:table-row>
        <table:table-row table:style-name="ro2">
          <table:table-cell office:value-type="float" office:value="16740">
            <text:p>16740</text:p>
          </table:table-cell>
          <table:table-cell office:value-type="string">
            <text:p>Charlotte-Concord-Gastonia, NC-SC (Metropolitan Statistical Area)</text:p>
          </table:table-cell>
          <table:table-cell office:value-type="float" office:value="45023">
            <text:p>45023</text:p>
          </table:table-cell>
          <table:table-cell office:value-type="string">
            <text:p>Chester, SC </text:p>
          </table:table-cell>
        </table:table-row>
        <table:table-row table:style-name="ro2">
          <table:table-cell office:value-type="float" office:value="16740">
            <text:p>16740</text:p>
          </table:table-cell>
          <table:table-cell office:value-type="string">
            <text:p>Charlotte-Concord-Gastonia, NC-SC (Metropolitan Statistical Area)</text:p>
          </table:table-cell>
          <table:table-cell office:value-type="float" office:value="45057">
            <text:p>45057</text:p>
          </table:table-cell>
          <table:table-cell office:value-type="string">
            <text:p>Lancaster, SC </text:p>
          </table:table-cell>
        </table:table-row>
        <table:table-row table:style-name="ro2">
          <table:table-cell office:value-type="float" office:value="16740">
            <text:p>16740</text:p>
          </table:table-cell>
          <table:table-cell office:value-type="string">
            <text:p>Charlotte-Concord-Gastonia, NC-SC (Metropolitan Statistical Area)</text:p>
          </table:table-cell>
          <table:table-cell office:value-type="float" office:value="45091">
            <text:p>45091</text:p>
          </table:table-cell>
          <table:table-cell office:value-type="string">
            <text:p>York, SC </text:p>
          </table:table-cell>
        </table:table-row>
        <table:table-row table:style-name="ro2">
          <table:table-cell office:value-type="float" office:value="16820">
            <text:p>16820</text:p>
          </table:table-cell>
          <table:table-cell office:value-type="string">
            <text:p>Charlottesville, VA (Metropolitan Statistical Area)</text:p>
          </table:table-cell>
          <table:table-cell office:value-type="float" office:value="51029">
            <text:p>51029</text:p>
          </table:table-cell>
          <table:table-cell office:value-type="string">
            <text:p>Buckingham, VA </text:p>
          </table:table-cell>
        </table:table-row>
        <table:table-row table:style-name="ro2">
          <table:table-cell office:value-type="float" office:value="16820">
            <text:p>16820</text:p>
          </table:table-cell>
          <table:table-cell office:value-type="string">
            <text:p>Charlottesville, VA (Metropolitan Statistical Area)</text:p>
          </table:table-cell>
          <table:table-cell office:value-type="float" office:value="51065">
            <text:p>51065</text:p>
          </table:table-cell>
          <table:table-cell office:value-type="string">
            <text:p>Fluvanna, VA </text:p>
          </table:table-cell>
        </table:table-row>
        <table:table-row table:style-name="ro2">
          <table:table-cell office:value-type="float" office:value="16820">
            <text:p>16820</text:p>
          </table:table-cell>
          <table:table-cell office:value-type="string">
            <text:p>Charlottesville, VA (Metropolitan Statistical Area)</text:p>
          </table:table-cell>
          <table:table-cell office:value-type="float" office:value="51079">
            <text:p>51079</text:p>
          </table:table-cell>
          <table:table-cell office:value-type="string">
            <text:p>Greene, VA </text:p>
          </table:table-cell>
        </table:table-row>
        <table:table-row table:style-name="ro2">
          <table:table-cell office:value-type="float" office:value="16820">
            <text:p>16820</text:p>
          </table:table-cell>
          <table:table-cell office:value-type="string">
            <text:p>Charlottesville, VA (Metropolitan Statistical Area)</text:p>
          </table:table-cell>
          <table:table-cell office:value-type="float" office:value="51125">
            <text:p>51125</text:p>
          </table:table-cell>
          <table:table-cell office:value-type="string">
            <text:p>Nelson, VA </text:p>
          </table:table-cell>
        </table:table-row>
        <table:table-row table:style-name="ro2">
          <table:table-cell office:value-type="float" office:value="16820">
            <text:p>16820</text:p>
          </table:table-cell>
          <table:table-cell office:value-type="string">
            <text:p>Charlottesville, VA (Metropolitan Statistical Area)</text:p>
          </table:table-cell>
          <table:table-cell office:value-type="float" office:value="51901">
            <text:p>51901</text:p>
          </table:table-cell>
          <table:table-cell office:value-type="string">
            <text:p>Albemarle + Charlottesville, VA </text:p>
          </table:table-cell>
        </table:table-row>
        <table:table-row table:style-name="ro2">
          <table:table-cell office:value-type="float" office:value="16860">
            <text:p>16860</text:p>
          </table:table-cell>
          <table:table-cell office:value-type="string">
            <text:p>Chattanooga, TN-GA (Metropolitan Statistical Area)</text:p>
          </table:table-cell>
          <table:table-cell office:value-type="float" office:value="13047">
            <text:p>13047</text:p>
          </table:table-cell>
          <table:table-cell office:value-type="string">
            <text:p>Catoosa, GA </text:p>
          </table:table-cell>
        </table:table-row>
        <table:table-row table:style-name="ro2">
          <table:table-cell office:value-type="float" office:value="16860">
            <text:p>16860</text:p>
          </table:table-cell>
          <table:table-cell office:value-type="string">
            <text:p>Chattanooga, TN-GA (Metropolitan Statistical Area)</text:p>
          </table:table-cell>
          <table:table-cell office:value-type="float" office:value="13083">
            <text:p>13083</text:p>
          </table:table-cell>
          <table:table-cell office:value-type="string">
            <text:p>Dade, GA </text:p>
          </table:table-cell>
        </table:table-row>
        <table:table-row table:style-name="ro1">
          <table:table-cell office:value-type="float" office:value="16860">
            <text:p>16860</text:p>
          </table:table-cell>
          <table:table-cell office:value-type="string">
            <text:p>Chattanooga, TN-GA (Metropolitan Statistical Area)</text:p>
          </table:table-cell>
          <table:table-cell office:value-type="float" office:value="13295">
            <text:p>13295</text:p>
          </table:table-cell>
          <table:table-cell office:value-type="string">
            <text:p>Walker, GA </text:p>
          </table:table-cell>
        </table:table-row>
        <table:table-row table:style-name="ro1">
          <table:table-cell office:value-type="float" office:value="16860">
            <text:p>16860</text:p>
          </table:table-cell>
          <table:table-cell office:value-type="string">
            <text:p>Chattanooga, TN-GA (Metropolitan Statistical Area)</text:p>
          </table:table-cell>
          <table:table-cell office:value-type="float" office:value="47065">
            <text:p>47065</text:p>
          </table:table-cell>
          <table:table-cell office:value-type="string">
            <text:p>Hamilton, TN </text:p>
          </table:table-cell>
        </table:table-row>
        <table:table-row table:style-name="ro1">
          <table:table-cell office:value-type="float" office:value="16860">
            <text:p>16860</text:p>
          </table:table-cell>
          <table:table-cell office:value-type="string">
            <text:p>Chattanooga, TN-GA (Metropolitan Statistical Area)</text:p>
          </table:table-cell>
          <table:table-cell office:value-type="float" office:value="47115">
            <text:p>47115</text:p>
          </table:table-cell>
          <table:table-cell office:value-type="string">
            <text:p>Marion, TN </text:p>
          </table:table-cell>
        </table:table-row>
        <table:table-row table:style-name="ro2">
          <table:table-cell office:value-type="float" office:value="16860">
            <text:p>16860</text:p>
          </table:table-cell>
          <table:table-cell office:value-type="string">
            <text:p>Chattanooga, TN-GA (Metropolitan Statistical Area)</text:p>
          </table:table-cell>
          <table:table-cell office:value-type="float" office:value="47153">
            <text:p>47153</text:p>
          </table:table-cell>
          <table:table-cell office:value-type="string">
            <text:p>Sequatchie, TN </text:p>
          </table:table-cell>
        </table:table-row>
        <table:table-row table:style-name="ro1">
          <table:table-cell office:value-type="float" office:value="16940">
            <text:p>16940</text:p>
          </table:table-cell>
          <table:table-cell office:value-type="string">
            <text:p>Cheyenne, WY (Metropolitan Statistical Area)</text:p>
          </table:table-cell>
          <table:table-cell office:value-type="float" office:value="56021">
            <text:p>56021</text:p>
          </table:table-cell>
          <table:table-cell office:value-type="string">
            <text:p>Laramie, WY </text:p>
          </table:table-cell>
        </table:table-row>
        <table:table-row table:style-name="ro2">
          <table:table-cell office:value-type="float" office:value="16980">
            <text:p>16980</text:p>
          </table:table-cell>
          <table:table-cell office:value-type="string">
            <text:p>Chicago-Naperville-Elgin, IL-IN-WI (Metropolitan Statistical Area)</text:p>
          </table:table-cell>
          <table:table-cell office:value-type="float" office:value="17031">
            <text:p>17031</text:p>
          </table:table-cell>
          <table:table-cell office:value-type="string">
            <text:p>Cook, IL </text:p>
          </table:table-cell>
        </table:table-row>
        <table:table-row table:style-name="ro2">
          <table:table-cell office:value-type="float" office:value="16980">
            <text:p>16980</text:p>
          </table:table-cell>
          <table:table-cell office:value-type="string">
            <text:p>Chicago-Naperville-Elgin, IL-IN-WI (Metropolitan Statistical Area)</text:p>
          </table:table-cell>
          <table:table-cell office:value-type="float" office:value="17037">
            <text:p>17037</text:p>
          </table:table-cell>
          <table:table-cell office:value-type="string">
            <text:p>DeKalb, IL </text:p>
          </table:table-cell>
        </table:table-row>
        <table:table-row table:style-name="ro2">
          <table:table-cell office:value-type="float" office:value="16980">
            <text:p>16980</text:p>
          </table:table-cell>
          <table:table-cell office:value-type="string">
            <text:p>Chicago-Naperville-Elgin, IL-IN-WI (Metropolitan Statistical Area)</text:p>
          </table:table-cell>
          <table:table-cell office:value-type="float" office:value="17043">
            <text:p>17043</text:p>
          </table:table-cell>
          <table:table-cell office:value-type="string">
            <text:p>DuPage, IL </text:p>
          </table:table-cell>
        </table:table-row>
        <table:table-row table:style-name="ro2">
          <table:table-cell office:value-type="float" office:value="16980">
            <text:p>16980</text:p>
          </table:table-cell>
          <table:table-cell office:value-type="string">
            <text:p>Chicago-Naperville-Elgin, IL-IN-WI (Metropolitan Statistical Area)</text:p>
          </table:table-cell>
          <table:table-cell office:value-type="float" office:value="17063">
            <text:p>17063</text:p>
          </table:table-cell>
          <table:table-cell office:value-type="string">
            <text:p>Grundy, IL </text:p>
          </table:table-cell>
        </table:table-row>
        <table:table-row table:style-name="ro2">
          <table:table-cell office:value-type="float" office:value="16980">
            <text:p>16980</text:p>
          </table:table-cell>
          <table:table-cell office:value-type="string">
            <text:p>Chicago-Naperville-Elgin, IL-IN-WI (Metropolitan Statistical Area)</text:p>
          </table:table-cell>
          <table:table-cell office:value-type="float" office:value="17089">
            <text:p>17089</text:p>
          </table:table-cell>
          <table:table-cell office:value-type="string">
            <text:p>Kane, IL </text:p>
          </table:table-cell>
        </table:table-row>
        <table:table-row table:style-name="ro2">
          <table:table-cell office:value-type="float" office:value="16980">
            <text:p>16980</text:p>
          </table:table-cell>
          <table:table-cell office:value-type="string">
            <text:p>Chicago-Naperville-Elgin, IL-IN-WI (Metropolitan Statistical Area)</text:p>
          </table:table-cell>
          <table:table-cell office:value-type="float" office:value="17093">
            <text:p>17093</text:p>
          </table:table-cell>
          <table:table-cell office:value-type="string">
            <text:p>Kendall, IL </text:p>
          </table:table-cell>
        </table:table-row>
        <table:table-row table:style-name="ro2">
          <table:table-cell office:value-type="float" office:value="16980">
            <text:p>16980</text:p>
          </table:table-cell>
          <table:table-cell office:value-type="string">
            <text:p>Chicago-Naperville-Elgin, IL-IN-WI (Metropolitan Statistical Area)</text:p>
          </table:table-cell>
          <table:table-cell office:value-type="float" office:value="17097">
            <text:p>17097</text:p>
          </table:table-cell>
          <table:table-cell office:value-type="string">
            <text:p>Lake, IL </text:p>
          </table:table-cell>
        </table:table-row>
        <table:table-row table:style-name="ro2">
          <table:table-cell office:value-type="float" office:value="16980">
            <text:p>16980</text:p>
          </table:table-cell>
          <table:table-cell office:value-type="string">
            <text:p>Chicago-Naperville-Elgin, IL-IN-WI (Metropolitan Statistical Area)</text:p>
          </table:table-cell>
          <table:table-cell office:value-type="float" office:value="17111">
            <text:p>17111</text:p>
          </table:table-cell>
          <table:table-cell office:value-type="string">
            <text:p>McHenry, IL </text:p>
          </table:table-cell>
        </table:table-row>
        <table:table-row table:style-name="ro2">
          <table:table-cell office:value-type="float" office:value="16980">
            <text:p>16980</text:p>
          </table:table-cell>
          <table:table-cell office:value-type="string">
            <text:p>Chicago-Naperville-Elgin, IL-IN-WI (Metropolitan Statistical Area)</text:p>
          </table:table-cell>
          <table:table-cell office:value-type="float" office:value="17197">
            <text:p>17197</text:p>
          </table:table-cell>
          <table:table-cell office:value-type="string">
            <text:p>Will, IL </text:p>
          </table:table-cell>
        </table:table-row>
        <table:table-row table:style-name="ro2">
          <table:table-cell office:value-type="float" office:value="16980">
            <text:p>16980</text:p>
          </table:table-cell>
          <table:table-cell office:value-type="string">
            <text:p>Chicago-Naperville-Elgin, IL-IN-WI (Metropolitan Statistical Area)</text:p>
          </table:table-cell>
          <table:table-cell office:value-type="float" office:value="18073">
            <text:p>18073</text:p>
          </table:table-cell>
          <table:table-cell office:value-type="string">
            <text:p>Jasper, IN </text:p>
          </table:table-cell>
        </table:table-row>
        <table:table-row table:style-name="ro2">
          <table:table-cell office:value-type="float" office:value="16980">
            <text:p>16980</text:p>
          </table:table-cell>
          <table:table-cell office:value-type="string">
            <text:p>Chicago-Naperville-Elgin, IL-IN-WI (Metropolitan Statistical Area)</text:p>
          </table:table-cell>
          <table:table-cell office:value-type="float" office:value="18089">
            <text:p>18089</text:p>
          </table:table-cell>
          <table:table-cell office:value-type="string">
            <text:p>Lake, IN </text:p>
          </table:table-cell>
        </table:table-row>
        <table:table-row table:style-name="ro2">
          <table:table-cell office:value-type="float" office:value="16980">
            <text:p>16980</text:p>
          </table:table-cell>
          <table:table-cell office:value-type="string">
            <text:p>Chicago-Naperville-Elgin, IL-IN-WI (Metropolitan Statistical Area)</text:p>
          </table:table-cell>
          <table:table-cell office:value-type="float" office:value="18111">
            <text:p>18111</text:p>
          </table:table-cell>
          <table:table-cell office:value-type="string">
            <text:p>Newton, IN </text:p>
          </table:table-cell>
        </table:table-row>
        <table:table-row table:style-name="ro2">
          <table:table-cell office:value-type="float" office:value="16980">
            <text:p>16980</text:p>
          </table:table-cell>
          <table:table-cell office:value-type="string">
            <text:p>Chicago-Naperville-Elgin, IL-IN-WI (Metropolitan Statistical Area)</text:p>
          </table:table-cell>
          <table:table-cell office:value-type="float" office:value="18127">
            <text:p>18127</text:p>
          </table:table-cell>
          <table:table-cell office:value-type="string">
            <text:p>Porter, IN </text:p>
          </table:table-cell>
        </table:table-row>
        <table:table-row table:style-name="ro2">
          <table:table-cell office:value-type="float" office:value="16980">
            <text:p>16980</text:p>
          </table:table-cell>
          <table:table-cell office:value-type="string">
            <text:p>Chicago-Naperville-Elgin, IL-IN-WI (Metropolitan Statistical Area)</text:p>
          </table:table-cell>
          <table:table-cell office:value-type="float" office:value="55059">
            <text:p>55059</text:p>
          </table:table-cell>
          <table:table-cell office:value-type="string">
            <text:p>Kenosha, WI </text:p>
          </table:table-cell>
        </table:table-row>
        <table:table-row table:style-name="ro2">
          <table:table-cell office:value-type="float" office:value="17020">
            <text:p>17020</text:p>
          </table:table-cell>
          <table:table-cell office:value-type="string">
            <text:p>Chico, CA (Metropolitan Statistical Area)</text:p>
          </table:table-cell>
          <table:table-cell office:value-type="float" office:value="6007">
            <text:p>6007</text:p>
          </table:table-cell>
          <table:table-cell office:value-type="string">
            <text:p>Butte, CA </text:p>
          </table:table-cell>
        </table:table-row>
        <table:table-row table:style-name="ro2">
          <table:table-cell office:value-type="float" office:value="17140">
            <text:p>17140</text:p>
          </table:table-cell>
          <table:table-cell office:value-type="string">
            <text:p>Cincinnati, OH-KY-IN (Metropolitan Statistical Area)</text:p>
          </table:table-cell>
          <table:table-cell office:value-type="float" office:value="18029">
            <text:p>18029</text:p>
          </table:table-cell>
          <table:table-cell office:value-type="string">
            <text:p>Dearborn, IN </text:p>
          </table:table-cell>
        </table:table-row>
        <table:table-row table:style-name="ro1">
          <table:table-cell office:value-type="float" office:value="17140">
            <text:p>17140</text:p>
          </table:table-cell>
          <table:table-cell office:value-type="string">
            <text:p>Cincinnati, OH-KY-IN (Metropolitan Statistical Area)</text:p>
          </table:table-cell>
          <table:table-cell office:value-type="float" office:value="18115">
            <text:p>18115</text:p>
          </table:table-cell>
          <table:table-cell office:value-type="string">
            <text:p>Ohio, IN </text:p>
          </table:table-cell>
        </table:table-row>
        <table:table-row table:style-name="ro1">
          <table:table-cell office:value-type="float" office:value="17140">
            <text:p>17140</text:p>
          </table:table-cell>
          <table:table-cell office:value-type="string">
            <text:p>Cincinnati, OH-KY-IN (Metropolitan Statistical Area)</text:p>
          </table:table-cell>
          <table:table-cell office:value-type="float" office:value="18161">
            <text:p>18161</text:p>
          </table:table-cell>
          <table:table-cell office:value-type="string">
            <text:p>Union, IN </text:p>
          </table:table-cell>
        </table:table-row>
        <table:table-row table:style-name="ro1">
          <table:table-cell office:value-type="float" office:value="17140">
            <text:p>17140</text:p>
          </table:table-cell>
          <table:table-cell office:value-type="string">
            <text:p>Cincinnati, OH-KY-IN (Metropolitan Statistical Area)</text:p>
          </table:table-cell>
          <table:table-cell office:value-type="float" office:value="21015">
            <text:p>21015</text:p>
          </table:table-cell>
          <table:table-cell office:value-type="string">
            <text:p>Boone, KY </text:p>
          </table:table-cell>
        </table:table-row>
        <table:table-row table:style-name="ro1">
          <table:table-cell office:value-type="float" office:value="17140">
            <text:p>17140</text:p>
          </table:table-cell>
          <table:table-cell office:value-type="string">
            <text:p>Cincinnati, OH-KY-IN (Metropolitan Statistical Area)</text:p>
          </table:table-cell>
          <table:table-cell office:value-type="float" office:value="21023">
            <text:p>21023</text:p>
          </table:table-cell>
          <table:table-cell office:value-type="string">
            <text:p>Bracken, KY </text:p>
          </table:table-cell>
        </table:table-row>
        <table:table-row table:style-name="ro1">
          <table:table-cell office:value-type="float" office:value="17140">
            <text:p>17140</text:p>
          </table:table-cell>
          <table:table-cell office:value-type="string">
            <text:p>Cincinnati, OH-KY-IN (Metropolitan Statistical Area)</text:p>
          </table:table-cell>
          <table:table-cell office:value-type="float" office:value="21037">
            <text:p>21037</text:p>
          </table:table-cell>
          <table:table-cell office:value-type="string">
            <text:p>Campbell, KY </text:p>
          </table:table-cell>
        </table:table-row>
        <table:table-row table:style-name="ro2">
          <table:table-cell office:value-type="float" office:value="17140">
            <text:p>17140</text:p>
          </table:table-cell>
          <table:table-cell office:value-type="string">
            <text:p>Cincinnati, OH-KY-IN (Metropolitan Statistical Area)</text:p>
          </table:table-cell>
          <table:table-cell office:value-type="float" office:value="21077">
            <text:p>21077</text:p>
          </table:table-cell>
          <table:table-cell office:value-type="string">
            <text:p>Gallatin, KY </text:p>
          </table:table-cell>
        </table:table-row>
        <table:table-row table:style-name="ro1">
          <table:table-cell office:value-type="float" office:value="17140">
            <text:p>17140</text:p>
          </table:table-cell>
          <table:table-cell office:value-type="string">
            <text:p>Cincinnati, OH-KY-IN (Metropolitan Statistical Area)</text:p>
          </table:table-cell>
          <table:table-cell office:value-type="float" office:value="21081">
            <text:p>21081</text:p>
          </table:table-cell>
          <table:table-cell office:value-type="string">
            <text:p>Grant, KY </text:p>
          </table:table-cell>
        </table:table-row>
        <table:table-row table:style-name="ro1">
          <table:table-cell office:value-type="float" office:value="17140">
            <text:p>17140</text:p>
          </table:table-cell>
          <table:table-cell office:value-type="string">
            <text:p>Cincinnati, OH-KY-IN (Metropolitan Statistical Area)</text:p>
          </table:table-cell>
          <table:table-cell office:value-type="float" office:value="21117">
            <text:p>21117</text:p>
          </table:table-cell>
          <table:table-cell office:value-type="string">
            <text:p>Kenton, KY </text:p>
          </table:table-cell>
        </table:table-row>
        <table:table-row table:style-name="ro2">
          <table:table-cell office:value-type="float" office:value="17140">
            <text:p>17140</text:p>
          </table:table-cell>
          <table:table-cell office:value-type="string">
            <text:p>Cincinnati, OH-KY-IN (Metropolitan Statistical Area)</text:p>
          </table:table-cell>
          <table:table-cell office:value-type="float" office:value="21191">
            <text:p>21191</text:p>
          </table:table-cell>
          <table:table-cell office:value-type="string">
            <text:p>Pendleton, KY </text:p>
          </table:table-cell>
        </table:table-row>
        <table:table-row table:style-name="ro1">
          <table:table-cell office:value-type="float" office:value="17140">
            <text:p>17140</text:p>
          </table:table-cell>
          <table:table-cell office:value-type="string">
            <text:p>Cincinnati, OH-KY-IN (Metropolitan Statistical Area)</text:p>
          </table:table-cell>
          <table:table-cell office:value-type="float" office:value="39015">
            <text:p>39015</text:p>
          </table:table-cell>
          <table:table-cell office:value-type="string">
            <text:p>Brown, OH </text:p>
          </table:table-cell>
        </table:table-row>
        <table:table-row table:style-name="ro1">
          <table:table-cell office:value-type="float" office:value="17140">
            <text:p>17140</text:p>
          </table:table-cell>
          <table:table-cell office:value-type="string">
            <text:p>Cincinnati, OH-KY-IN (Metropolitan Statistical Area)</text:p>
          </table:table-cell>
          <table:table-cell office:value-type="float" office:value="39017">
            <text:p>39017</text:p>
          </table:table-cell>
          <table:table-cell office:value-type="string">
            <text:p>Butler, OH </text:p>
          </table:table-cell>
        </table:table-row>
        <table:table-row table:style-name="ro2">
          <table:table-cell office:value-type="float" office:value="17140">
            <text:p>17140</text:p>
          </table:table-cell>
          <table:table-cell office:value-type="string">
            <text:p>Cincinnati, OH-KY-IN (Metropolitan Statistical Area)</text:p>
          </table:table-cell>
          <table:table-cell office:value-type="float" office:value="39025">
            <text:p>39025</text:p>
          </table:table-cell>
          <table:table-cell office:value-type="string">
            <text:p>Clermont, OH </text:p>
          </table:table-cell>
        </table:table-row>
        <table:table-row table:style-name="ro1">
          <table:table-cell office:value-type="float" office:value="17140">
            <text:p>17140</text:p>
          </table:table-cell>
          <table:table-cell office:value-type="string">
            <text:p>Cincinnati, OH-KY-IN (Metropolitan Statistical Area)</text:p>
          </table:table-cell>
          <table:table-cell office:value-type="float" office:value="39061">
            <text:p>39061</text:p>
          </table:table-cell>
          <table:table-cell office:value-type="string">
            <text:p>Hamilton, OH </text:p>
          </table:table-cell>
        </table:table-row>
        <table:table-row table:style-name="ro1">
          <table:table-cell office:value-type="float" office:value="17140">
            <text:p>17140</text:p>
          </table:table-cell>
          <table:table-cell office:value-type="string">
            <text:p>Cincinnati, OH-KY-IN (Metropolitan Statistical Area)</text:p>
          </table:table-cell>
          <table:table-cell office:value-type="float" office:value="39165">
            <text:p>39165</text:p>
          </table:table-cell>
          <table:table-cell office:value-type="string">
            <text:p>Warren, OH </text:p>
          </table:table-cell>
        </table:table-row>
        <table:table-row table:style-name="ro2">
          <table:table-cell office:value-type="float" office:value="17300">
            <text:p>17300</text:p>
          </table:table-cell>
          <table:table-cell office:value-type="string">
            <text:p>Clarksville, TN-KY (Metropolitan Statistical Area)</text:p>
          </table:table-cell>
          <table:table-cell office:value-type="float" office:value="21047">
            <text:p>21047</text:p>
          </table:table-cell>
          <table:table-cell office:value-type="string">
            <text:p>Christian, KY </text:p>
          </table:table-cell>
        </table:table-row>
        <table:table-row table:style-name="ro2">
          <table:table-cell office:value-type="float" office:value="17300">
            <text:p>17300</text:p>
          </table:table-cell>
          <table:table-cell office:value-type="string">
            <text:p>Clarksville, TN-KY (Metropolitan Statistical Area)</text:p>
          </table:table-cell>
          <table:table-cell office:value-type="float" office:value="21221">
            <text:p>21221</text:p>
          </table:table-cell>
          <table:table-cell office:value-type="string">
            <text:p>Trigg, KY </text:p>
          </table:table-cell>
        </table:table-row>
        <table:table-row table:style-name="ro2">
          <table:table-cell office:value-type="float" office:value="17300">
            <text:p>17300</text:p>
          </table:table-cell>
          <table:table-cell office:value-type="string">
            <text:p>Clarksville, TN-KY (Metropolitan Statistical Area)</text:p>
          </table:table-cell>
          <table:table-cell office:value-type="float" office:value="47125">
            <text:p>47125</text:p>
          </table:table-cell>
          <table:table-cell office:value-type="string">
            <text:p>Montgomery, TN </text:p>
          </table:table-cell>
        </table:table-row>
        <table:table-row table:style-name="ro1">
          <table:table-cell office:value-type="float" office:value="17420">
            <text:p>17420</text:p>
          </table:table-cell>
          <table:table-cell office:value-type="string">
            <text:p>Cleveland, TN (Metropolitan Statistical Area)</text:p>
          </table:table-cell>
          <table:table-cell office:value-type="float" office:value="47011">
            <text:p>47011</text:p>
          </table:table-cell>
          <table:table-cell office:value-type="string">
            <text:p>Bradley, TN </text:p>
          </table:table-cell>
        </table:table-row>
        <table:table-row table:style-name="ro1">
          <table:table-cell office:value-type="float" office:value="17420">
            <text:p>17420</text:p>
          </table:table-cell>
          <table:table-cell office:value-type="string">
            <text:p>Cleveland, TN (Metropolitan Statistical Area)</text:p>
          </table:table-cell>
          <table:table-cell office:value-type="float" office:value="47139">
            <text:p>47139</text:p>
          </table:table-cell>
          <table:table-cell office:value-type="string">
            <text:p>Polk, TN </text:p>
          </table:table-cell>
        </table:table-row>
        <table:table-row table:style-name="ro2">
          <table:table-cell office:value-type="float" office:value="17460">
            <text:p>17460</text:p>
          </table:table-cell>
          <table:table-cell office:value-type="string">
            <text:p>Cleveland-Elyria, OH (Metropolitan Statistical Area)</text:p>
          </table:table-cell>
          <table:table-cell office:value-type="float" office:value="39035">
            <text:p>39035</text:p>
          </table:table-cell>
          <table:table-cell office:value-type="string">
            <text:p>Cuyahoga, OH </text:p>
          </table:table-cell>
        </table:table-row>
        <table:table-row table:style-name="ro2">
          <table:table-cell office:value-type="float" office:value="17460">
            <text:p>17460</text:p>
          </table:table-cell>
          <table:table-cell office:value-type="string">
            <text:p>Cleveland-Elyria, OH (Metropolitan Statistical Area)</text:p>
          </table:table-cell>
          <table:table-cell office:value-type="float" office:value="39055">
            <text:p>39055</text:p>
          </table:table-cell>
          <table:table-cell office:value-type="string">
            <text:p>Geauga, OH </text:p>
          </table:table-cell>
        </table:table-row>
        <table:table-row table:style-name="ro2">
          <table:table-cell office:value-type="float" office:value="17460">
            <text:p>17460</text:p>
          </table:table-cell>
          <table:table-cell office:value-type="string">
            <text:p>Cleveland-Elyria, OH (Metropolitan Statistical Area)</text:p>
          </table:table-cell>
          <table:table-cell office:value-type="float" office:value="39085">
            <text:p>39085</text:p>
          </table:table-cell>
          <table:table-cell office:value-type="string">
            <text:p>Lake, OH </text:p>
          </table:table-cell>
        </table:table-row>
        <table:table-row table:style-name="ro2">
          <table:table-cell office:value-type="float" office:value="17460">
            <text:p>17460</text:p>
          </table:table-cell>
          <table:table-cell office:value-type="string">
            <text:p>Cleveland-Elyria, OH (Metropolitan Statistical Area)</text:p>
          </table:table-cell>
          <table:table-cell office:value-type="float" office:value="39093">
            <text:p>39093</text:p>
          </table:table-cell>
          <table:table-cell office:value-type="string">
            <text:p>Lorain, OH </text:p>
          </table:table-cell>
        </table:table-row>
        <table:table-row table:style-name="ro2">
          <table:table-cell office:value-type="float" office:value="17460">
            <text:p>17460</text:p>
          </table:table-cell>
          <table:table-cell office:value-type="string">
            <text:p>Cleveland-Elyria, OH (Metropolitan Statistical Area)</text:p>
          </table:table-cell>
          <table:table-cell office:value-type="float" office:value="39103">
            <text:p>39103</text:p>
          </table:table-cell>
          <table:table-cell office:value-type="string">
            <text:p>Medina, OH </text:p>
          </table:table-cell>
        </table:table-row>
        <table:table-row table:style-name="ro2">
          <table:table-cell office:value-type="float" office:value="17660">
            <text:p>17660</text:p>
          </table:table-cell>
          <table:table-cell office:value-type="string">
            <text:p>Coeur d'Alene, ID (Metropolitan Statistical Area)</text:p>
          </table:table-cell>
          <table:table-cell office:value-type="float" office:value="16055">
            <text:p>16055</text:p>
          </table:table-cell>
          <table:table-cell office:value-type="string">
            <text:p>Kootenai, ID </text:p>
          </table:table-cell>
        </table:table-row>
        <table:table-row table:style-name="ro1">
          <table:table-cell office:value-type="float" office:value="17780">
            <text:p>17780</text:p>
          </table:table-cell>
          <table:table-cell office:value-type="string">
            <text:p>College Station-Bryan, TX (Metropolitan Statistical Area)</text:p>
          </table:table-cell>
          <table:table-cell office:value-type="float" office:value="48041">
            <text:p>48041</text:p>
          </table:table-cell>
          <table:table-cell office:value-type="string">
            <text:p>Brazos, TX </text:p>
          </table:table-cell>
        </table:table-row>
        <table:table-row table:style-name="ro2">
          <table:table-cell office:value-type="float" office:value="17780">
            <text:p>17780</text:p>
          </table:table-cell>
          <table:table-cell office:value-type="string">
            <text:p>College Station-Bryan, TX (Metropolitan Statistical Area)</text:p>
          </table:table-cell>
          <table:table-cell office:value-type="float" office:value="48051">
            <text:p>48051</text:p>
          </table:table-cell>
          <table:table-cell office:value-type="string">
            <text:p>Burleson, TX </text:p>
          </table:table-cell>
        </table:table-row>
        <table:table-row table:style-name="ro1">
          <table:table-cell office:value-type="float" office:value="17780">
            <text:p>17780</text:p>
          </table:table-cell>
          <table:table-cell office:value-type="string">
            <text:p>College Station-Bryan, TX (Metropolitan Statistical Area)</text:p>
          </table:table-cell>
          <table:table-cell office:value-type="float" office:value="48395">
            <text:p>48395</text:p>
          </table:table-cell>
          <table:table-cell office:value-type="string">
            <text:p>Robertson, TX </text:p>
          </table:table-cell>
        </table:table-row>
        <table:table-row table:style-name="ro2">
          <table:table-cell office:value-type="float" office:value="17820">
            <text:p>17820</text:p>
          </table:table-cell>
          <table:table-cell office:value-type="string">
            <text:p>Colorado Springs, CO (Metropolitan Statistical Area)</text:p>
          </table:table-cell>
          <table:table-cell office:value-type="float" office:value="8041">
            <text:p>8041</text:p>
          </table:table-cell>
          <table:table-cell office:value-type="string">
            <text:p>El Paso, CO </text:p>
          </table:table-cell>
        </table:table-row>
        <table:table-row table:style-name="ro1">
          <table:table-cell office:value-type="float" office:value="17820">
            <text:p>17820</text:p>
          </table:table-cell>
          <table:table-cell office:value-type="string">
            <text:p>Colorado Springs, CO (Metropolitan Statistical Area)</text:p>
          </table:table-cell>
          <table:table-cell office:value-type="float" office:value="8119">
            <text:p>8119</text:p>
          </table:table-cell>
          <table:table-cell office:value-type="string">
            <text:p>Teller, CO </text:p>
          </table:table-cell>
        </table:table-row>
        <table:table-row table:style-name="ro1">
          <table:table-cell office:value-type="float" office:value="17860">
            <text:p>17860</text:p>
          </table:table-cell>
          <table:table-cell office:value-type="string">
            <text:p>Columbia, MO (Metropolitan Statistical Area)</text:p>
          </table:table-cell>
          <table:table-cell office:value-type="float" office:value="29019">
            <text:p>29019</text:p>
          </table:table-cell>
          <table:table-cell office:value-type="string">
            <text:p>Boone, MO </text:p>
          </table:table-cell>
        </table:table-row>
        <table:table-row table:style-name="ro1">
          <table:table-cell office:value-type="float" office:value="17900">
            <text:p>17900</text:p>
          </table:table-cell>
          <table:table-cell office:value-type="string">
            <text:p>Columbia, SC (Metropolitan Statistical Area)</text:p>
          </table:table-cell>
          <table:table-cell office:value-type="float" office:value="45017">
            <text:p>45017</text:p>
          </table:table-cell>
          <table:table-cell office:value-type="string">
            <text:p>Calhoun, SC </text:p>
          </table:table-cell>
        </table:table-row>
        <table:table-row table:style-name="ro2">
          <table:table-cell office:value-type="float" office:value="17900">
            <text:p>17900</text:p>
          </table:table-cell>
          <table:table-cell office:value-type="string">
            <text:p>Columbia, SC (Metropolitan Statistical Area)</text:p>
          </table:table-cell>
          <table:table-cell office:value-type="float" office:value="45039">
            <text:p>45039</text:p>
          </table:table-cell>
          <table:table-cell office:value-type="string">
            <text:p>Fairfield, SC </text:p>
          </table:table-cell>
        </table:table-row>
        <table:table-row table:style-name="ro2">
          <table:table-cell office:value-type="float" office:value="17900">
            <text:p>17900</text:p>
          </table:table-cell>
          <table:table-cell office:value-type="string">
            <text:p>Columbia, SC (Metropolitan Statistical Area)</text:p>
          </table:table-cell>
          <table:table-cell office:value-type="float" office:value="45055">
            <text:p>45055</text:p>
          </table:table-cell>
          <table:table-cell office:value-type="string">
            <text:p>Kershaw, SC </text:p>
          </table:table-cell>
        </table:table-row>
        <table:table-row table:style-name="ro1">
          <table:table-cell office:value-type="float" office:value="17900">
            <text:p>17900</text:p>
          </table:table-cell>
          <table:table-cell office:value-type="string">
            <text:p>Columbia, SC (Metropolitan Statistical Area)</text:p>
          </table:table-cell>
          <table:table-cell office:value-type="float" office:value="45063">
            <text:p>45063</text:p>
          </table:table-cell>
          <table:table-cell office:value-type="string">
            <text:p>Lexington, SC </text:p>
          </table:table-cell>
        </table:table-row>
        <table:table-row table:style-name="ro2">
          <table:table-cell office:value-type="float" office:value="17900">
            <text:p>17900</text:p>
          </table:table-cell>
          <table:table-cell office:value-type="string">
            <text:p>Columbia, SC (Metropolitan Statistical Area)</text:p>
          </table:table-cell>
          <table:table-cell office:value-type="float" office:value="45079">
            <text:p>45079</text:p>
          </table:table-cell>
          <table:table-cell office:value-type="string">
            <text:p>Richland, SC </text:p>
          </table:table-cell>
        </table:table-row>
        <table:table-row table:style-name="ro2">
          <table:table-cell office:value-type="float" office:value="17900">
            <text:p>17900</text:p>
          </table:table-cell>
          <table:table-cell office:value-type="string">
            <text:p>Columbia, SC (Metropolitan Statistical Area)</text:p>
          </table:table-cell>
          <table:table-cell office:value-type="float" office:value="45081">
            <text:p>45081</text:p>
          </table:table-cell>
          <table:table-cell office:value-type="string">
            <text:p>Saluda, SC </text:p>
          </table:table-cell>
        </table:table-row>
        <table:table-row table:style-name="ro1">
          <table:table-cell office:value-type="float" office:value="17980">
            <text:p>17980</text:p>
          </table:table-cell>
          <table:table-cell office:value-type="string">
            <text:p>Columbus, GA-AL (Metropolitan Statistical Area)</text:p>
          </table:table-cell>
          <table:table-cell office:value-type="float" office:value="1113">
            <text:p>1113</text:p>
          </table:table-cell>
          <table:table-cell office:value-type="string">
            <text:p>Russell, AL </text:p>
          </table:table-cell>
        </table:table-row>
        <table:table-row table:style-name="ro1">
          <table:table-cell office:value-type="float" office:value="17980">
            <text:p>17980</text:p>
          </table:table-cell>
          <table:table-cell office:value-type="string">
            <text:p>Columbus, GA-AL (Metropolitan Statistical Area)</text:p>
          </table:table-cell>
          <table:table-cell office:value-type="float" office:value="13053">
            <text:p>13053</text:p>
          </table:table-cell>
          <table:table-cell office:value-type="string">
            <text:p>Chattahoochee, GA </text:p>
          </table:table-cell>
        </table:table-row>
        <table:table-row table:style-name="ro1">
          <table:table-cell office:value-type="float" office:value="17980">
            <text:p>17980</text:p>
          </table:table-cell>
          <table:table-cell office:value-type="string">
            <text:p>Columbus, GA-AL (Metropolitan Statistical Area)</text:p>
          </table:table-cell>
          <table:table-cell office:value-type="float" office:value="13145">
            <text:p>13145</text:p>
          </table:table-cell>
          <table:table-cell office:value-type="string">
            <text:p>Harris, GA </text:p>
          </table:table-cell>
        </table:table-row>
        <table:table-row table:style-name="ro1">
          <table:table-cell office:value-type="float" office:value="17980">
            <text:p>17980</text:p>
          </table:table-cell>
          <table:table-cell office:value-type="string">
            <text:p>Columbus, GA-AL (Metropolitan Statistical Area)</text:p>
          </table:table-cell>
          <table:table-cell office:value-type="float" office:value="13197">
            <text:p>13197</text:p>
          </table:table-cell>
          <table:table-cell office:value-type="string">
            <text:p>Marion, GA </text:p>
          </table:table-cell>
        </table:table-row>
        <table:table-row table:style-name="ro2">
          <table:table-cell office:value-type="float" office:value="17980">
            <text:p>17980</text:p>
          </table:table-cell>
          <table:table-cell office:value-type="string">
            <text:p>Columbus, GA-AL (Metropolitan Statistical Area)</text:p>
          </table:table-cell>
          <table:table-cell office:value-type="float" office:value="13215">
            <text:p>13215</text:p>
          </table:table-cell>
          <table:table-cell office:value-type="string">
            <text:p>Muscogee, GA </text:p>
          </table:table-cell>
        </table:table-row>
        <table:table-row table:style-name="ro1">
          <table:table-cell office:value-type="float" office:value="18020">
            <text:p>18020</text:p>
          </table:table-cell>
          <table:table-cell office:value-type="string">
            <text:p>Columbus, IN (Metropolitan Statistical Area)</text:p>
          </table:table-cell>
          <table:table-cell office:value-type="float" office:value="18005">
            <text:p>18005</text:p>
          </table:table-cell>
          <table:table-cell office:value-type="string">
            <text:p>Bartholomew, IN </text:p>
          </table:table-cell>
        </table:table-row>
        <table:table-row table:style-name="ro1">
          <table:table-cell office:value-type="float" office:value="18140">
            <text:p>18140</text:p>
          </table:table-cell>
          <table:table-cell office:value-type="string">
            <text:p>Columbus, OH (Metropolitan Statistical Area)</text:p>
          </table:table-cell>
          <table:table-cell office:value-type="float" office:value="39041">
            <text:p>39041</text:p>
          </table:table-cell>
          <table:table-cell office:value-type="string">
            <text:p>Delaware, OH </text:p>
          </table:table-cell>
        </table:table-row>
        <table:table-row table:style-name="ro2">
          <table:table-cell office:value-type="float" office:value="18140">
            <text:p>18140</text:p>
          </table:table-cell>
          <table:table-cell office:value-type="string">
            <text:p>Columbus, OH (Metropolitan Statistical Area)</text:p>
          </table:table-cell>
          <table:table-cell office:value-type="float" office:value="39045">
            <text:p>39045</text:p>
          </table:table-cell>
          <table:table-cell office:value-type="string">
            <text:p>Fairfield, OH </text:p>
          </table:table-cell>
        </table:table-row>
        <table:table-row table:style-name="ro1">
          <table:table-cell office:value-type="float" office:value="18140">
            <text:p>18140</text:p>
          </table:table-cell>
          <table:table-cell office:value-type="string">
            <text:p>Columbus, OH (Metropolitan Statistical Area)</text:p>
          </table:table-cell>
          <table:table-cell office:value-type="float" office:value="39049">
            <text:p>39049</text:p>
          </table:table-cell>
          <table:table-cell office:value-type="string">
            <text:p>Franklin, OH </text:p>
          </table:table-cell>
        </table:table-row>
        <table:table-row table:style-name="ro1">
          <table:table-cell office:value-type="float" office:value="18140">
            <text:p>18140</text:p>
          </table:table-cell>
          <table:table-cell office:value-type="string">
            <text:p>Columbus, OH (Metropolitan Statistical Area)</text:p>
          </table:table-cell>
          <table:table-cell office:value-type="float" office:value="39073">
            <text:p>39073</text:p>
          </table:table-cell>
          <table:table-cell office:value-type="string">
            <text:p>Hocking, OH </text:p>
          </table:table-cell>
        </table:table-row>
        <table:table-row table:style-name="ro1">
          <table:table-cell office:value-type="float" office:value="18140">
            <text:p>18140</text:p>
          </table:table-cell>
          <table:table-cell office:value-type="string">
            <text:p>Columbus, OH (Metropolitan Statistical Area)</text:p>
          </table:table-cell>
          <table:table-cell office:value-type="float" office:value="39089">
            <text:p>39089</text:p>
          </table:table-cell>
          <table:table-cell office:value-type="string">
            <text:p>Licking, OH </text:p>
          </table:table-cell>
        </table:table-row>
        <table:table-row table:style-name="ro1">
          <table:table-cell office:value-type="float" office:value="18140">
            <text:p>18140</text:p>
          </table:table-cell>
          <table:table-cell office:value-type="string">
            <text:p>Columbus, OH (Metropolitan Statistical Area)</text:p>
          </table:table-cell>
          <table:table-cell office:value-type="float" office:value="39097">
            <text:p>39097</text:p>
          </table:table-cell>
          <table:table-cell office:value-type="string">
            <text:p>Madison, OH </text:p>
          </table:table-cell>
        </table:table-row>
        <table:table-row table:style-name="ro1">
          <table:table-cell office:value-type="float" office:value="18140">
            <text:p>18140</text:p>
          </table:table-cell>
          <table:table-cell office:value-type="string">
            <text:p>Columbus, OH (Metropolitan Statistical Area)</text:p>
          </table:table-cell>
          <table:table-cell office:value-type="float" office:value="39117">
            <text:p>39117</text:p>
          </table:table-cell>
          <table:table-cell office:value-type="string">
            <text:p>Morrow, OH </text:p>
          </table:table-cell>
        </table:table-row>
        <table:table-row table:style-name="ro1">
          <table:table-cell office:value-type="float" office:value="18140">
            <text:p>18140</text:p>
          </table:table-cell>
          <table:table-cell office:value-type="string">
            <text:p>Columbus, OH (Metropolitan Statistical Area)</text:p>
          </table:table-cell>
          <table:table-cell office:value-type="float" office:value="39127">
            <text:p>39127</text:p>
          </table:table-cell>
          <table:table-cell office:value-type="string">
            <text:p>Perry, OH </text:p>
          </table:table-cell>
        </table:table-row>
        <table:table-row table:style-name="ro2">
          <table:table-cell office:value-type="float" office:value="18140">
            <text:p>18140</text:p>
          </table:table-cell>
          <table:table-cell office:value-type="string">
            <text:p>Columbus, OH (Metropolitan Statistical Area)</text:p>
          </table:table-cell>
          <table:table-cell office:value-type="float" office:value="39129">
            <text:p>39129</text:p>
          </table:table-cell>
          <table:table-cell office:value-type="string">
            <text:p>Pickaway, OH </text:p>
          </table:table-cell>
        </table:table-row>
        <table:table-row table:style-name="ro1">
          <table:table-cell office:value-type="float" office:value="18140">
            <text:p>18140</text:p>
          </table:table-cell>
          <table:table-cell office:value-type="string">
            <text:p>Columbus, OH (Metropolitan Statistical Area)</text:p>
          </table:table-cell>
          <table:table-cell office:value-type="float" office:value="39159">
            <text:p>39159</text:p>
          </table:table-cell>
          <table:table-cell office:value-type="string">
            <text:p>Union, OH </text:p>
          </table:table-cell>
        </table:table-row>
        <table:table-row table:style-name="ro2">
          <table:table-cell office:value-type="float" office:value="18580">
            <text:p>18580</text:p>
          </table:table-cell>
          <table:table-cell office:value-type="string">
            <text:p>Corpus Christi, TX (Metropolitan Statistical Area)</text:p>
          </table:table-cell>
          <table:table-cell office:value-type="float" office:value="48007">
            <text:p>48007</text:p>
          </table:table-cell>
          <table:table-cell office:value-type="string">
            <text:p>Aransas, TX </text:p>
          </table:table-cell>
        </table:table-row>
        <table:table-row table:style-name="ro2">
          <table:table-cell office:value-type="float" office:value="18580">
            <text:p>18580</text:p>
          </table:table-cell>
          <table:table-cell office:value-type="string">
            <text:p>Corpus Christi, TX (Metropolitan Statistical Area)</text:p>
          </table:table-cell>
          <table:table-cell office:value-type="float" office:value="48355">
            <text:p>48355</text:p>
          </table:table-cell>
          <table:table-cell office:value-type="string">
            <text:p>Nueces, TX </text:p>
          </table:table-cell>
        </table:table-row>
        <table:table-row table:style-name="ro2">
          <table:table-cell office:value-type="float" office:value="18580">
            <text:p>18580</text:p>
          </table:table-cell>
          <table:table-cell office:value-type="string">
            <text:p>Corpus Christi, TX (Metropolitan Statistical Area)</text:p>
          </table:table-cell>
          <table:table-cell office:value-type="float" office:value="48409">
            <text:p>48409</text:p>
          </table:table-cell>
          <table:table-cell office:value-type="string">
            <text:p>San Patricio, TX </text:p>
          </table:table-cell>
        </table:table-row>
        <table:table-row table:style-name="ro1">
          <table:table-cell office:value-type="float" office:value="18700">
            <text:p>18700</text:p>
          </table:table-cell>
          <table:table-cell office:value-type="string">
            <text:p>Corvallis, OR (Metropolitan Statistical Area)</text:p>
          </table:table-cell>
          <table:table-cell office:value-type="float" office:value="41003">
            <text:p>41003</text:p>
          </table:table-cell>
          <table:table-cell office:value-type="string">
            <text:p>Benton, OR </text:p>
          </table:table-cell>
        </table:table-row>
        <table:table-row table:style-name="ro2">
          <table:table-cell office:value-type="float" office:value="18880">
            <text:p>18880</text:p>
          </table:table-cell>
          <table:table-cell office:value-type="string">
            <text:p>Crestview-Fort Walton Beach-Destin, FL (Metropolitan Statistical Area)</text:p>
          </table:table-cell>
          <table:table-cell office:value-type="float" office:value="12091">
            <text:p>12091</text:p>
          </table:table-cell>
          <table:table-cell office:value-type="string">
            <text:p>Okaloosa, FL </text:p>
          </table:table-cell>
        </table:table-row>
        <table:table-row table:style-name="ro2">
          <table:table-cell office:value-type="float" office:value="18880">
            <text:p>18880</text:p>
          </table:table-cell>
          <table:table-cell office:value-type="string">
            <text:p>Crestview-Fort Walton Beach-Destin, FL (Metropolitan Statistical Area)</text:p>
          </table:table-cell>
          <table:table-cell office:value-type="float" office:value="12131">
            <text:p>12131</text:p>
          </table:table-cell>
          <table:table-cell office:value-type="string">
            <text:p>Walton, FL </text:p>
          </table:table-cell>
        </table:table-row>
        <table:table-row table:style-name="ro2">
          <table:table-cell office:value-type="float" office:value="19060">
            <text:p>19060</text:p>
          </table:table-cell>
          <table:table-cell office:value-type="string">
            <text:p>Cumberland, MD-WV (Metropolitan Statistical Area)</text:p>
          </table:table-cell>
          <table:table-cell office:value-type="float" office:value="24001">
            <text:p>24001</text:p>
          </table:table-cell>
          <table:table-cell office:value-type="string">
            <text:p>Allegany, MD </text:p>
          </table:table-cell>
        </table:table-row>
        <table:table-row table:style-name="ro1">
          <table:table-cell office:value-type="float" office:value="19060">
            <text:p>19060</text:p>
          </table:table-cell>
          <table:table-cell office:value-type="string">
            <text:p>Cumberland, MD-WV (Metropolitan Statistical Area)</text:p>
          </table:table-cell>
          <table:table-cell office:value-type="float" office:value="54057">
            <text:p>54057</text:p>
          </table:table-cell>
          <table:table-cell office:value-type="string">
            <text:p>Mineral, WV </text:p>
          </table:table-cell>
        </table:table-row>
        <table:table-row table:style-name="ro1">
          <table:table-cell office:value-type="float" office:value="19100">
            <text:p>19100</text:p>
          </table:table-cell>
          <table:table-cell office:value-type="string">
            <text:p>Dallas-Fort Worth-Arlington, TX (Metropolitan Statistical Area)</text:p>
          </table:table-cell>
          <table:table-cell office:value-type="float" office:value="48085">
            <text:p>48085</text:p>
          </table:table-cell>
          <table:table-cell office:value-type="string">
            <text:p>Collin, TX </text:p>
          </table:table-cell>
        </table:table-row>
        <table:table-row table:style-name="ro1">
          <table:table-cell office:value-type="float" office:value="19100">
            <text:p>19100</text:p>
          </table:table-cell>
          <table:table-cell office:value-type="string">
            <text:p>Dallas-Fort Worth-Arlington, TX (Metropolitan Statistical Area)</text:p>
          </table:table-cell>
          <table:table-cell office:value-type="float" office:value="48113">
            <text:p>48113</text:p>
          </table:table-cell>
          <table:table-cell office:value-type="string">
            <text:p>Dallas, TX </text:p>
          </table:table-cell>
        </table:table-row>
        <table:table-row table:style-name="ro2">
          <table:table-cell office:value-type="float" office:value="19100">
            <text:p>19100</text:p>
          </table:table-cell>
          <table:table-cell office:value-type="string">
            <text:p>Dallas-Fort Worth-Arlington, TX (Metropolitan Statistical Area)</text:p>
          </table:table-cell>
          <table:table-cell office:value-type="float" office:value="48121">
            <text:p>48121</text:p>
          </table:table-cell>
          <table:table-cell office:value-type="string">
            <text:p>Denton, TX </text:p>
          </table:table-cell>
        </table:table-row>
        <table:table-row table:style-name="ro1">
          <table:table-cell office:value-type="float" office:value="19100">
            <text:p>19100</text:p>
          </table:table-cell>
          <table:table-cell office:value-type="string">
            <text:p>Dallas-Fort Worth-Arlington, TX (Metropolitan Statistical Area)</text:p>
          </table:table-cell>
          <table:table-cell office:value-type="float" office:value="48139">
            <text:p>48139</text:p>
          </table:table-cell>
          <table:table-cell office:value-type="string">
            <text:p>Ellis, TX </text:p>
          </table:table-cell>
        </table:table-row>
        <table:table-row table:style-name="ro1">
          <table:table-cell office:value-type="float" office:value="19100">
            <text:p>19100</text:p>
          </table:table-cell>
          <table:table-cell office:value-type="string">
            <text:p>Dallas-Fort Worth-Arlington, TX (Metropolitan Statistical Area)</text:p>
          </table:table-cell>
          <table:table-cell office:value-type="float" office:value="48221">
            <text:p>48221</text:p>
          </table:table-cell>
          <table:table-cell office:value-type="string">
            <text:p>Hood, TX </text:p>
          </table:table-cell>
        </table:table-row>
        <table:table-row table:style-name="ro1">
          <table:table-cell office:value-type="float" office:value="19100">
            <text:p>19100</text:p>
          </table:table-cell>
          <table:table-cell office:value-type="string">
            <text:p>Dallas-Fort Worth-Arlington, TX (Metropolitan Statistical Area)</text:p>
          </table:table-cell>
          <table:table-cell office:value-type="float" office:value="48231">
            <text:p>48231</text:p>
          </table:table-cell>
          <table:table-cell office:value-type="string">
            <text:p>Hunt, TX </text:p>
          </table:table-cell>
        </table:table-row>
        <table:table-row table:style-name="ro1">
          <table:table-cell office:value-type="float" office:value="19100">
            <text:p>19100</text:p>
          </table:table-cell>
          <table:table-cell office:value-type="string">
            <text:p>Dallas-Fort Worth-Arlington, TX (Metropolitan Statistical Area)</text:p>
          </table:table-cell>
          <table:table-cell office:value-type="float" office:value="48251">
            <text:p>48251</text:p>
          </table:table-cell>
          <table:table-cell office:value-type="string">
            <text:p>Johnson, TX </text:p>
          </table:table-cell>
        </table:table-row>
        <table:table-row table:style-name="ro1">
          <table:table-cell office:value-type="float" office:value="19100">
            <text:p>19100</text:p>
          </table:table-cell>
          <table:table-cell office:value-type="string">
            <text:p>Dallas-Fort Worth-Arlington, TX (Metropolitan Statistical Area)</text:p>
          </table:table-cell>
          <table:table-cell office:value-type="float" office:value="48257">
            <text:p>48257</text:p>
          </table:table-cell>
          <table:table-cell office:value-type="string">
            <text:p>Kaufman, TX </text:p>
          </table:table-cell>
        </table:table-row>
        <table:table-row table:style-name="ro1">
          <table:table-cell office:value-type="float" office:value="19100">
            <text:p>19100</text:p>
          </table:table-cell>
          <table:table-cell office:value-type="string">
            <text:p>Dallas-Fort Worth-Arlington, TX (Metropolitan Statistical Area)</text:p>
          </table:table-cell>
          <table:table-cell office:value-type="float" office:value="48367">
            <text:p>48367</text:p>
          </table:table-cell>
          <table:table-cell office:value-type="string">
            <text:p>Parker, TX </text:p>
          </table:table-cell>
        </table:table-row>
        <table:table-row table:style-name="ro2">
          <table:table-cell office:value-type="float" office:value="19100">
            <text:p>19100</text:p>
          </table:table-cell>
          <table:table-cell office:value-type="string">
            <text:p>Dallas-Fort Worth-Arlington, TX (Metropolitan Statistical Area)</text:p>
          </table:table-cell>
          <table:table-cell office:value-type="float" office:value="48397">
            <text:p>48397</text:p>
          </table:table-cell>
          <table:table-cell office:value-type="string">
            <text:p>Rockwall, TX </text:p>
          </table:table-cell>
        </table:table-row>
        <table:table-row table:style-name="ro2">
          <table:table-cell office:value-type="float" office:value="19100">
            <text:p>19100</text:p>
          </table:table-cell>
          <table:table-cell office:value-type="string">
            <text:p>Dallas-Fort Worth-Arlington, TX (Metropolitan Statistical Area)</text:p>
          </table:table-cell>
          <table:table-cell office:value-type="float" office:value="48425">
            <text:p>48425</text:p>
          </table:table-cell>
          <table:table-cell office:value-type="string">
            <text:p>Somervell, TX </text:p>
          </table:table-cell>
        </table:table-row>
        <table:table-row table:style-name="ro2">
          <table:table-cell office:value-type="float" office:value="19100">
            <text:p>19100</text:p>
          </table:table-cell>
          <table:table-cell office:value-type="string">
            <text:p>Dallas-Fort Worth-Arlington, TX (Metropolitan Statistical Area)</text:p>
          </table:table-cell>
          <table:table-cell office:value-type="float" office:value="48439">
            <text:p>48439</text:p>
          </table:table-cell>
          <table:table-cell office:value-type="string">
            <text:p>Tarrant, TX </text:p>
          </table:table-cell>
        </table:table-row>
        <table:table-row table:style-name="ro1">
          <table:table-cell office:value-type="float" office:value="19100">
            <text:p>19100</text:p>
          </table:table-cell>
          <table:table-cell office:value-type="string">
            <text:p>Dallas-Fort Worth-Arlington, TX (Metropolitan Statistical Area)</text:p>
          </table:table-cell>
          <table:table-cell office:value-type="float" office:value="48497">
            <text:p>48497</text:p>
          </table:table-cell>
          <table:table-cell office:value-type="string">
            <text:p>Wise, TX </text:p>
          </table:table-cell>
        </table:table-row>
        <table:table-row table:style-name="ro1">
          <table:table-cell office:value-type="float" office:value="19140">
            <text:p>19140</text:p>
          </table:table-cell>
          <table:table-cell office:value-type="string">
            <text:p>Dalton, GA (Metropolitan Statistical Area)</text:p>
          </table:table-cell>
          <table:table-cell office:value-type="float" office:value="13213">
            <text:p>13213</text:p>
          </table:table-cell>
          <table:table-cell office:value-type="string">
            <text:p>Murray, GA </text:p>
          </table:table-cell>
        </table:table-row>
        <table:table-row table:style-name="ro1">
          <table:table-cell office:value-type="float" office:value="19140">
            <text:p>19140</text:p>
          </table:table-cell>
          <table:table-cell office:value-type="string">
            <text:p>Dalton, GA (Metropolitan Statistical Area)</text:p>
          </table:table-cell>
          <table:table-cell office:value-type="float" office:value="13313">
            <text:p>13313</text:p>
          </table:table-cell>
          <table:table-cell office:value-type="string">
            <text:p>Whitfield, GA </text:p>
          </table:table-cell>
        </table:table-row>
        <table:table-row table:style-name="ro2">
          <table:table-cell office:value-type="float" office:value="19180">
            <text:p>19180</text:p>
          </table:table-cell>
          <table:table-cell office:value-type="string">
            <text:p>Danville, IL (Metropolitan Statistical Area)</text:p>
          </table:table-cell>
          <table:table-cell office:value-type="float" office:value="17183">
            <text:p>17183</text:p>
          </table:table-cell>
          <table:table-cell office:value-type="string">
            <text:p>Vermilion, IL </text:p>
          </table:table-cell>
        </table:table-row>
        <table:table-row table:style-name="ro2">
          <table:table-cell office:value-type="float" office:value="19300">
            <text:p>19300</text:p>
          </table:table-cell>
          <table:table-cell office:value-type="string">
            <text:p>Daphne-Fairhope-Foley, AL (Metropolitan Statistical Area)</text:p>
          </table:table-cell>
          <table:table-cell office:value-type="float" office:value="1003">
            <text:p>1003</text:p>
          </table:table-cell>
          <table:table-cell office:value-type="string">
            <text:p>Baldwin, AL </text:p>
          </table:table-cell>
        </table:table-row>
        <table:table-row table:style-name="ro2">
          <table:table-cell office:value-type="float" office:value="19340">
            <text:p>19340</text:p>
          </table:table-cell>
          <table:table-cell office:value-type="string">
            <text:p>Davenport-Moline-Rock Island, IA-IL (Metropolitan Statistical Area)</text:p>
          </table:table-cell>
          <table:table-cell office:value-type="float" office:value="17073">
            <text:p>17073</text:p>
          </table:table-cell>
          <table:table-cell office:value-type="string">
            <text:p>Henry, IL </text:p>
          </table:table-cell>
        </table:table-row>
        <table:table-row table:style-name="ro2">
          <table:table-cell office:value-type="float" office:value="19340">
            <text:p>19340</text:p>
          </table:table-cell>
          <table:table-cell office:value-type="string">
            <text:p>Davenport-Moline-Rock Island, IA-IL (Metropolitan Statistical Area)</text:p>
          </table:table-cell>
          <table:table-cell office:value-type="float" office:value="17131">
            <text:p>17131</text:p>
          </table:table-cell>
          <table:table-cell office:value-type="string">
            <text:p>Mercer, IL </text:p>
          </table:table-cell>
        </table:table-row>
        <table:table-row table:style-name="ro2">
          <table:table-cell office:value-type="float" office:value="19340">
            <text:p>19340</text:p>
          </table:table-cell>
          <table:table-cell office:value-type="string">
            <text:p>Davenport-Moline-Rock Island, IA-IL (Metropolitan Statistical Area)</text:p>
          </table:table-cell>
          <table:table-cell office:value-type="float" office:value="17161">
            <text:p>17161</text:p>
          </table:table-cell>
          <table:table-cell office:value-type="string">
            <text:p>Rock Island, IL </text:p>
          </table:table-cell>
        </table:table-row>
        <table:table-row table:style-name="ro2">
          <table:table-cell office:value-type="float" office:value="19340">
            <text:p>19340</text:p>
          </table:table-cell>
          <table:table-cell office:value-type="string">
            <text:p>Davenport-Moline-Rock Island, IA-IL (Metropolitan Statistical Area)</text:p>
          </table:table-cell>
          <table:table-cell office:value-type="float" office:value="19163">
            <text:p>19163</text:p>
          </table:table-cell>
          <table:table-cell office:value-type="string">
            <text:p>Scott, IA </text:p>
          </table:table-cell>
        </table:table-row>
        <table:table-row table:style-name="ro1">
          <table:table-cell office:value-type="float" office:value="19380">
            <text:p>19380</text:p>
          </table:table-cell>
          <table:table-cell office:value-type="string">
            <text:p>Dayton, OH (Metropolitan Statistical Area)</text:p>
          </table:table-cell>
          <table:table-cell office:value-type="float" office:value="39057">
            <text:p>39057</text:p>
          </table:table-cell>
          <table:table-cell office:value-type="string">
            <text:p>Greene, OH </text:p>
          </table:table-cell>
        </table:table-row>
        <table:table-row table:style-name="ro1">
          <table:table-cell office:value-type="float" office:value="19380">
            <text:p>19380</text:p>
          </table:table-cell>
          <table:table-cell office:value-type="string">
            <text:p>Dayton, OH (Metropolitan Statistical Area)</text:p>
          </table:table-cell>
          <table:table-cell office:value-type="float" office:value="39109">
            <text:p>39109</text:p>
          </table:table-cell>
          <table:table-cell office:value-type="string">
            <text:p>Miami, OH </text:p>
          </table:table-cell>
        </table:table-row>
        <table:table-row table:style-name="ro1">
          <table:table-cell office:value-type="float" office:value="19380">
            <text:p>19380</text:p>
          </table:table-cell>
          <table:table-cell office:value-type="string">
            <text:p>Dayton, OH (Metropolitan Statistical Area)</text:p>
          </table:table-cell>
          <table:table-cell office:value-type="float" office:value="39113">
            <text:p>39113</text:p>
          </table:table-cell>
          <table:table-cell office:value-type="string">
            <text:p>Montgomery, OH </text:p>
          </table:table-cell>
        </table:table-row>
        <table:table-row table:style-name="ro1">
          <table:table-cell office:value-type="float" office:value="19460">
            <text:p>19460</text:p>
          </table:table-cell>
          <table:table-cell office:value-type="string">
            <text:p>Decatur, AL (Metropolitan Statistical Area)</text:p>
          </table:table-cell>
          <table:table-cell office:value-type="float" office:value="1079">
            <text:p>1079</text:p>
          </table:table-cell>
          <table:table-cell office:value-type="string">
            <text:p>Lawrence, AL </text:p>
          </table:table-cell>
        </table:table-row>
        <table:table-row table:style-name="ro1">
          <table:table-cell office:value-type="float" office:value="19460">
            <text:p>19460</text:p>
          </table:table-cell>
          <table:table-cell office:value-type="string">
            <text:p>Decatur, AL (Metropolitan Statistical Area)</text:p>
          </table:table-cell>
          <table:table-cell office:value-type="float" office:value="1103">
            <text:p>1103</text:p>
          </table:table-cell>
          <table:table-cell office:value-type="string">
            <text:p>Morgan, AL </text:p>
          </table:table-cell>
        </table:table-row>
        <table:table-row table:style-name="ro1">
          <table:table-cell office:value-type="float" office:value="19500">
            <text:p>19500</text:p>
          </table:table-cell>
          <table:table-cell office:value-type="string">
            <text:p>Decatur, IL (Metropolitan Statistical Area)</text:p>
          </table:table-cell>
          <table:table-cell office:value-type="float" office:value="17115">
            <text:p>17115</text:p>
          </table:table-cell>
          <table:table-cell office:value-type="string">
            <text:p>Macon, IL </text:p>
          </table:table-cell>
        </table:table-row>
        <table:table-row table:style-name="ro2">
          <table:table-cell office:value-type="float" office:value="19660">
            <text:p>19660</text:p>
          </table:table-cell>
          <table:table-cell office:value-type="string">
            <text:p>Deltona-Daytona Beach-Ormond Beach, FL (Metropolitan Statistical Area)</text:p>
          </table:table-cell>
          <table:table-cell office:value-type="float" office:value="12035">
            <text:p>12035</text:p>
          </table:table-cell>
          <table:table-cell office:value-type="string">
            <text:p>Flagler, FL </text:p>
          </table:table-cell>
        </table:table-row>
        <table:table-row table:style-name="ro2">
          <table:table-cell office:value-type="float" office:value="19660">
            <text:p>19660</text:p>
          </table:table-cell>
          <table:table-cell office:value-type="string">
            <text:p>Deltona-Daytona Beach-Ormond Beach, FL (Metropolitan Statistical Area)</text:p>
          </table:table-cell>
          <table:table-cell office:value-type="float" office:value="12127">
            <text:p>12127</text:p>
          </table:table-cell>
          <table:table-cell office:value-type="string">
            <text:p>Volusia, FL </text:p>
          </table:table-cell>
        </table:table-row>
        <table:table-row table:style-name="ro1">
          <table:table-cell office:value-type="float" office:value="19740">
            <text:p>19740</text:p>
          </table:table-cell>
          <table:table-cell office:value-type="string">
            <text:p>Denver-Aurora-Lakewood, CO (Metropolitan Statistical Area)</text:p>
          </table:table-cell>
          <table:table-cell office:value-type="float" office:value="8001">
            <text:p>8001</text:p>
          </table:table-cell>
          <table:table-cell office:value-type="string">
            <text:p>Adams, CO </text:p>
          </table:table-cell>
        </table:table-row>
        <table:table-row table:style-name="ro2">
          <table:table-cell office:value-type="float" office:value="19740">
            <text:p>19740</text:p>
          </table:table-cell>
          <table:table-cell office:value-type="string">
            <text:p>Denver-Aurora-Lakewood, CO (Metropolitan Statistical Area)</text:p>
          </table:table-cell>
          <table:table-cell office:value-type="float" office:value="8005">
            <text:p>8005</text:p>
          </table:table-cell>
          <table:table-cell office:value-type="string">
            <text:p>Arapahoe, CO </text:p>
          </table:table-cell>
        </table:table-row>
        <table:table-row table:style-name="ro2">
          <table:table-cell office:value-type="float" office:value="19740">
            <text:p>19740</text:p>
          </table:table-cell>
          <table:table-cell office:value-type="string">
            <text:p>Denver-Aurora-Lakewood, CO (Metropolitan Statistical Area)</text:p>
          </table:table-cell>
          <table:table-cell office:value-type="float" office:value="8014">
            <text:p>8014</text:p>
          </table:table-cell>
          <table:table-cell office:value-type="string">
            <text:p>Broomfield, CO </text:p>
          </table:table-cell>
        </table:table-row>
        <table:table-row table:style-name="ro1">
          <table:table-cell office:value-type="float" office:value="19740">
            <text:p>19740</text:p>
          </table:table-cell>
          <table:table-cell office:value-type="string">
            <text:p>Denver-Aurora-Lakewood, CO (Metropolitan Statistical Area)</text:p>
          </table:table-cell>
          <table:table-cell office:value-type="float" office:value="8019">
            <text:p>8019</text:p>
          </table:table-cell>
          <table:table-cell office:value-type="string">
            <text:p>Clear Creek, CO </text:p>
          </table:table-cell>
        </table:table-row>
        <table:table-row table:style-name="ro1">
          <table:table-cell office:value-type="float" office:value="19740">
            <text:p>19740</text:p>
          </table:table-cell>
          <table:table-cell office:value-type="string">
            <text:p>Denver-Aurora-Lakewood, CO (Metropolitan Statistical Area)</text:p>
          </table:table-cell>
          <table:table-cell office:value-type="float" office:value="8031">
            <text:p>8031</text:p>
          </table:table-cell>
          <table:table-cell office:value-type="string">
            <text:p>Denver, CO </text:p>
          </table:table-cell>
        </table:table-row>
        <table:table-row table:style-name="ro1">
          <table:table-cell office:value-type="float" office:value="19740">
            <text:p>19740</text:p>
          </table:table-cell>
          <table:table-cell office:value-type="string">
            <text:p>Denver-Aurora-Lakewood, CO (Metropolitan Statistical Area)</text:p>
          </table:table-cell>
          <table:table-cell office:value-type="float" office:value="8035">
            <text:p>8035</text:p>
          </table:table-cell>
          <table:table-cell office:value-type="string">
            <text:p>Douglas, CO </text:p>
          </table:table-cell>
        </table:table-row>
        <table:table-row table:style-name="ro1">
          <table:table-cell office:value-type="float" office:value="19740">
            <text:p>19740</text:p>
          </table:table-cell>
          <table:table-cell office:value-type="string">
            <text:p>Denver-Aurora-Lakewood, CO (Metropolitan Statistical Area)</text:p>
          </table:table-cell>
          <table:table-cell office:value-type="float" office:value="8039">
            <text:p>8039</text:p>
          </table:table-cell>
          <table:table-cell office:value-type="string">
            <text:p>Elbert, CO </text:p>
          </table:table-cell>
        </table:table-row>
        <table:table-row table:style-name="ro2">
          <table:table-cell office:value-type="float" office:value="19740">
            <text:p>19740</text:p>
          </table:table-cell>
          <table:table-cell office:value-type="string">
            <text:p>Denver-Aurora-Lakewood, CO (Metropolitan Statistical Area)</text:p>
          </table:table-cell>
          <table:table-cell office:value-type="float" office:value="8047">
            <text:p>8047</text:p>
          </table:table-cell>
          <table:table-cell office:value-type="string">
            <text:p>Gilpin, CO </text:p>
          </table:table-cell>
        </table:table-row>
        <table:table-row table:style-name="ro1">
          <table:table-cell office:value-type="float" office:value="19740">
            <text:p>19740</text:p>
          </table:table-cell>
          <table:table-cell office:value-type="string">
            <text:p>Denver-Aurora-Lakewood, CO (Metropolitan Statistical Area)</text:p>
          </table:table-cell>
          <table:table-cell office:value-type="float" office:value="8059">
            <text:p>8059</text:p>
          </table:table-cell>
          <table:table-cell office:value-type="string">
            <text:p>Jefferson, CO </text:p>
          </table:table-cell>
        </table:table-row>
        <table:table-row table:style-name="ro1">
          <table:table-cell office:value-type="float" office:value="19740">
            <text:p>19740</text:p>
          </table:table-cell>
          <table:table-cell office:value-type="string">
            <text:p>Denver-Aurora-Lakewood, CO (Metropolitan Statistical Area)</text:p>
          </table:table-cell>
          <table:table-cell office:value-type="float" office:value="8093">
            <text:p>8093</text:p>
          </table:table-cell>
          <table:table-cell office:value-type="string">
            <text:p>Park, CO </text:p>
          </table:table-cell>
        </table:table-row>
        <table:table-row table:style-name="ro2">
          <table:table-cell office:value-type="float" office:value="19780">
            <text:p>19780</text:p>
          </table:table-cell>
          <table:table-cell office:value-type="string">
            <text:p>Des Moines-West Des Moines, IA (Metropolitan Statistical Area)</text:p>
          </table:table-cell>
          <table:table-cell office:value-type="float" office:value="19049">
            <text:p>19049</text:p>
          </table:table-cell>
          <table:table-cell office:value-type="string">
            <text:p>Dallas, IA </text:p>
          </table:table-cell>
        </table:table-row>
        <table:table-row table:style-name="ro2">
          <table:table-cell office:value-type="float" office:value="19780">
            <text:p>19780</text:p>
          </table:table-cell>
          <table:table-cell office:value-type="string">
            <text:p>Des Moines-West Des Moines, IA (Metropolitan Statistical Area)</text:p>
          </table:table-cell>
          <table:table-cell office:value-type="float" office:value="19077">
            <text:p>19077</text:p>
          </table:table-cell>
          <table:table-cell office:value-type="string">
            <text:p>Guthrie, IA </text:p>
          </table:table-cell>
        </table:table-row>
        <table:table-row table:style-name="ro2">
          <table:table-cell office:value-type="float" office:value="19780">
            <text:p>19780</text:p>
          </table:table-cell>
          <table:table-cell office:value-type="string">
            <text:p>Des Moines-West Des Moines, IA (Metropolitan Statistical Area)</text:p>
          </table:table-cell>
          <table:table-cell office:value-type="float" office:value="19121">
            <text:p>19121</text:p>
          </table:table-cell>
          <table:table-cell office:value-type="string">
            <text:p>Madison, IA </text:p>
          </table:table-cell>
        </table:table-row>
        <table:table-row table:style-name="ro2">
          <table:table-cell office:value-type="float" office:value="19780">
            <text:p>19780</text:p>
          </table:table-cell>
          <table:table-cell office:value-type="string">
            <text:p>Des Moines-West Des Moines, IA (Metropolitan Statistical Area)</text:p>
          </table:table-cell>
          <table:table-cell office:value-type="float" office:value="19153">
            <text:p>19153</text:p>
          </table:table-cell>
          <table:table-cell office:value-type="string">
            <text:p>Polk, IA </text:p>
          </table:table-cell>
        </table:table-row>
        <table:table-row table:style-name="ro2">
          <table:table-cell office:value-type="float" office:value="19780">
            <text:p>19780</text:p>
          </table:table-cell>
          <table:table-cell office:value-type="string">
            <text:p>Des Moines-West Des Moines, IA (Metropolitan Statistical Area)</text:p>
          </table:table-cell>
          <table:table-cell office:value-type="float" office:value="19181">
            <text:p>19181</text:p>
          </table:table-cell>
          <table:table-cell office:value-type="string">
            <text:p>Warren, IA </text:p>
          </table:table-cell>
        </table:table-row>
        <table:table-row table:style-name="ro2">
          <table:table-cell office:value-type="float" office:value="19820">
            <text:p>19820</text:p>
          </table:table-cell>
          <table:table-cell office:value-type="string">
            <text:p>Detroit-Warren-Dearborn, MI (Metropolitan Statistical Area)</text:p>
          </table:table-cell>
          <table:table-cell office:value-type="float" office:value="26087">
            <text:p>26087</text:p>
          </table:table-cell>
          <table:table-cell office:value-type="string">
            <text:p>Lapeer, MI </text:p>
          </table:table-cell>
        </table:table-row>
        <table:table-row table:style-name="ro2">
          <table:table-cell office:value-type="float" office:value="19820">
            <text:p>19820</text:p>
          </table:table-cell>
          <table:table-cell office:value-type="string">
            <text:p>Detroit-Warren-Dearborn, MI (Metropolitan Statistical Area)</text:p>
          </table:table-cell>
          <table:table-cell office:value-type="float" office:value="26093">
            <text:p>26093</text:p>
          </table:table-cell>
          <table:table-cell office:value-type="string">
            <text:p>Livingston, MI </text:p>
          </table:table-cell>
        </table:table-row>
        <table:table-row table:style-name="ro2">
          <table:table-cell office:value-type="float" office:value="19820">
            <text:p>19820</text:p>
          </table:table-cell>
          <table:table-cell office:value-type="string">
            <text:p>Detroit-Warren-Dearborn, MI (Metropolitan Statistical Area)</text:p>
          </table:table-cell>
          <table:table-cell office:value-type="float" office:value="26099">
            <text:p>26099</text:p>
          </table:table-cell>
          <table:table-cell office:value-type="string">
            <text:p>Macomb, MI </text:p>
          </table:table-cell>
        </table:table-row>
        <table:table-row table:style-name="ro2">
          <table:table-cell office:value-type="float" office:value="19820">
            <text:p>19820</text:p>
          </table:table-cell>
          <table:table-cell office:value-type="string">
            <text:p>Detroit-Warren-Dearborn, MI (Metropolitan Statistical Area)</text:p>
          </table:table-cell>
          <table:table-cell office:value-type="float" office:value="26125">
            <text:p>26125</text:p>
          </table:table-cell>
          <table:table-cell office:value-type="string">
            <text:p>Oakland, MI </text:p>
          </table:table-cell>
        </table:table-row>
        <table:table-row table:style-name="ro2">
          <table:table-cell office:value-type="float" office:value="19820">
            <text:p>19820</text:p>
          </table:table-cell>
          <table:table-cell office:value-type="string">
            <text:p>Detroit-Warren-Dearborn, MI (Metropolitan Statistical Area)</text:p>
          </table:table-cell>
          <table:table-cell office:value-type="float" office:value="26147">
            <text:p>26147</text:p>
          </table:table-cell>
          <table:table-cell office:value-type="string">
            <text:p>St. Clair, MI </text:p>
          </table:table-cell>
        </table:table-row>
        <table:table-row table:style-name="ro2">
          <table:table-cell office:value-type="float" office:value="19820">
            <text:p>19820</text:p>
          </table:table-cell>
          <table:table-cell office:value-type="string">
            <text:p>Detroit-Warren-Dearborn, MI (Metropolitan Statistical Area)</text:p>
          </table:table-cell>
          <table:table-cell office:value-type="float" office:value="26163">
            <text:p>26163</text:p>
          </table:table-cell>
          <table:table-cell office:value-type="string">
            <text:p>Wayne, MI </text:p>
          </table:table-cell>
        </table:table-row>
        <table:table-row table:style-name="ro2">
          <table:table-cell office:value-type="float" office:value="20020">
            <text:p>20020</text:p>
          </table:table-cell>
          <table:table-cell office:value-type="string">
            <text:p>Dothan, AL (Metropolitan Statistical Area)</text:p>
          </table:table-cell>
          <table:table-cell office:value-type="float" office:value="1061">
            <text:p>1061</text:p>
          </table:table-cell>
          <table:table-cell office:value-type="string">
            <text:p>Geneva, AL </text:p>
          </table:table-cell>
        </table:table-row>
        <table:table-row table:style-name="ro2">
          <table:table-cell office:value-type="float" office:value="20020">
            <text:p>20020</text:p>
          </table:table-cell>
          <table:table-cell office:value-type="string">
            <text:p>Dothan, AL (Metropolitan Statistical Area)</text:p>
          </table:table-cell>
          <table:table-cell office:value-type="float" office:value="1067">
            <text:p>1067</text:p>
          </table:table-cell>
          <table:table-cell office:value-type="string">
            <text:p>Henry, AL </text:p>
          </table:table-cell>
        </table:table-row>
        <table:table-row table:style-name="ro2">
          <table:table-cell office:value-type="float" office:value="20020">
            <text:p>20020</text:p>
          </table:table-cell>
          <table:table-cell office:value-type="string">
            <text:p>Dothan, AL (Metropolitan Statistical Area)</text:p>
          </table:table-cell>
          <table:table-cell office:value-type="float" office:value="1069">
            <text:p>1069</text:p>
          </table:table-cell>
          <table:table-cell office:value-type="string">
            <text:p>Houston, AL </text:p>
          </table:table-cell>
        </table:table-row>
        <table:table-row table:style-name="ro1">
          <table:table-cell office:value-type="float" office:value="20100">
            <text:p>20100</text:p>
          </table:table-cell>
          <table:table-cell office:value-type="string">
            <text:p>Dover, DE (Metropolitan Statistical Area)</text:p>
          </table:table-cell>
          <table:table-cell office:value-type="float" office:value="10001">
            <text:p>10001</text:p>
          </table:table-cell>
          <table:table-cell office:value-type="string">
            <text:p>Kent, DE </text:p>
          </table:table-cell>
        </table:table-row>
        <table:table-row table:style-name="ro2">
          <table:table-cell office:value-type="float" office:value="20220">
            <text:p>20220</text:p>
          </table:table-cell>
          <table:table-cell office:value-type="string">
            <text:p>Dubuque, IA (Metropolitan Statistical Area)</text:p>
          </table:table-cell>
          <table:table-cell office:value-type="float" office:value="19061">
            <text:p>19061</text:p>
          </table:table-cell>
          <table:table-cell office:value-type="string">
            <text:p>Dubuque, IA </text:p>
          </table:table-cell>
        </table:table-row>
        <table:table-row table:style-name="ro1">
          <table:table-cell office:value-type="float" office:value="20260">
            <text:p>20260</text:p>
          </table:table-cell>
          <table:table-cell office:value-type="string">
            <text:p>Duluth, MN-WI (Metropolitan Statistical Area)</text:p>
          </table:table-cell>
          <table:table-cell office:value-type="float" office:value="27017">
            <text:p>27017</text:p>
          </table:table-cell>
          <table:table-cell office:value-type="string">
            <text:p>Carlton, MN </text:p>
          </table:table-cell>
        </table:table-row>
        <table:table-row table:style-name="ro1">
          <table:table-cell office:value-type="float" office:value="20260">
            <text:p>20260</text:p>
          </table:table-cell>
          <table:table-cell office:value-type="string">
            <text:p>Duluth, MN-WI (Metropolitan Statistical Area)</text:p>
          </table:table-cell>
          <table:table-cell office:value-type="float" office:value="27137">
            <text:p>27137</text:p>
          </table:table-cell>
          <table:table-cell office:value-type="string">
            <text:p>St. Louis, MN </text:p>
          </table:table-cell>
        </table:table-row>
        <table:table-row table:style-name="ro1">
          <table:table-cell office:value-type="float" office:value="20260">
            <text:p>20260</text:p>
          </table:table-cell>
          <table:table-cell office:value-type="string">
            <text:p>Duluth, MN-WI (Metropolitan Statistical Area)</text:p>
          </table:table-cell>
          <table:table-cell office:value-type="float" office:value="55031">
            <text:p>55031</text:p>
          </table:table-cell>
          <table:table-cell office:value-type="string">
            <text:p>Douglas, WI </text:p>
          </table:table-cell>
        </table:table-row>
        <table:table-row table:style-name="ro2">
          <table:table-cell office:value-type="float" office:value="20500">
            <text:p>20500</text:p>
          </table:table-cell>
          <table:table-cell office:value-type="string">
            <text:p>Durham-Chapel Hill, NC (Metropolitan Statistical Area)</text:p>
          </table:table-cell>
          <table:table-cell office:value-type="float" office:value="37037">
            <text:p>37037</text:p>
          </table:table-cell>
          <table:table-cell office:value-type="string">
            <text:p>Chatham, NC </text:p>
          </table:table-cell>
        </table:table-row>
        <table:table-row table:style-name="ro1">
          <table:table-cell office:value-type="float" office:value="20500">
            <text:p>20500</text:p>
          </table:table-cell>
          <table:table-cell office:value-type="string">
            <text:p>Durham-Chapel Hill, NC (Metropolitan Statistical Area)</text:p>
          </table:table-cell>
          <table:table-cell office:value-type="float" office:value="37063">
            <text:p>37063</text:p>
          </table:table-cell>
          <table:table-cell office:value-type="string">
            <text:p>Durham, NC </text:p>
          </table:table-cell>
        </table:table-row>
        <table:table-row table:style-name="ro1">
          <table:table-cell office:value-type="float" office:value="20500">
            <text:p>20500</text:p>
          </table:table-cell>
          <table:table-cell office:value-type="string">
            <text:p>Durham-Chapel Hill, NC (Metropolitan Statistical Area)</text:p>
          </table:table-cell>
          <table:table-cell office:value-type="float" office:value="37135">
            <text:p>37135</text:p>
          </table:table-cell>
          <table:table-cell office:value-type="string">
            <text:p>Orange, NC </text:p>
          </table:table-cell>
        </table:table-row>
        <table:table-row table:style-name="ro1">
          <table:table-cell office:value-type="float" office:value="20500">
            <text:p>20500</text:p>
          </table:table-cell>
          <table:table-cell office:value-type="string">
            <text:p>Durham-Chapel Hill, NC (Metropolitan Statistical Area)</text:p>
          </table:table-cell>
          <table:table-cell office:value-type="float" office:value="37145">
            <text:p>37145</text:p>
          </table:table-cell>
          <table:table-cell office:value-type="string">
            <text:p>Person, NC </text:p>
          </table:table-cell>
        </table:table-row>
        <table:table-row table:style-name="ro2">
          <table:table-cell office:value-type="float" office:value="20700">
            <text:p>20700</text:p>
          </table:table-cell>
          <table:table-cell office:value-type="string">
            <text:p>East Stroudsburg, PA (Metropolitan Statistical Area)</text:p>
          </table:table-cell>
          <table:table-cell office:value-type="float" office:value="42089">
            <text:p>42089</text:p>
          </table:table-cell>
          <table:table-cell office:value-type="string">
            <text:p>Monroe, PA </text:p>
          </table:table-cell>
        </table:table-row>
        <table:table-row table:style-name="ro2">
          <table:table-cell office:value-type="float" office:value="20740">
            <text:p>20740</text:p>
          </table:table-cell>
          <table:table-cell office:value-type="string">
            <text:p>Eau Claire, WI (Metropolitan Statistical Area)</text:p>
          </table:table-cell>
          <table:table-cell office:value-type="float" office:value="55017">
            <text:p>55017</text:p>
          </table:table-cell>
          <table:table-cell office:value-type="string">
            <text:p>Chippewa, WI </text:p>
          </table:table-cell>
        </table:table-row>
        <table:table-row table:style-name="ro2">
          <table:table-cell office:value-type="float" office:value="20740">
            <text:p>20740</text:p>
          </table:table-cell>
          <table:table-cell office:value-type="string">
            <text:p>Eau Claire, WI (Metropolitan Statistical Area)</text:p>
          </table:table-cell>
          <table:table-cell office:value-type="float" office:value="55035">
            <text:p>55035</text:p>
          </table:table-cell>
          <table:table-cell office:value-type="string">
            <text:p>Eau Claire, WI </text:p>
          </table:table-cell>
        </table:table-row>
        <table:table-row table:style-name="ro2">
          <table:table-cell office:value-type="float" office:value="20940">
            <text:p>20940</text:p>
          </table:table-cell>
          <table:table-cell office:value-type="string">
            <text:p>El Centro, CA (Metropolitan Statistical Area)</text:p>
          </table:table-cell>
          <table:table-cell office:value-type="float" office:value="6025">
            <text:p>6025</text:p>
          </table:table-cell>
          <table:table-cell office:value-type="string">
            <text:p>Imperial, CA </text:p>
          </table:table-cell>
        </table:table-row>
        <table:table-row table:style-name="ro2">
          <table:table-cell office:value-type="float" office:value="21060">
            <text:p>21060</text:p>
          </table:table-cell>
          <table:table-cell office:value-type="string">
            <text:p>Elizabethtown-Fort Knox, KY (Metropolitan Statistical Area)</text:p>
          </table:table-cell>
          <table:table-cell office:value-type="float" office:value="21093">
            <text:p>21093</text:p>
          </table:table-cell>
          <table:table-cell office:value-type="string">
            <text:p>Hardin, KY </text:p>
          </table:table-cell>
        </table:table-row>
        <table:table-row table:style-name="ro2">
          <table:table-cell office:value-type="float" office:value="21060">
            <text:p>21060</text:p>
          </table:table-cell>
          <table:table-cell office:value-type="string">
            <text:p>Elizabethtown-Fort Knox, KY (Metropolitan Statistical Area)</text:p>
          </table:table-cell>
          <table:table-cell office:value-type="float" office:value="21123">
            <text:p>21123</text:p>
          </table:table-cell>
          <table:table-cell office:value-type="string">
            <text:p>Larue, KY </text:p>
          </table:table-cell>
        </table:table-row>
        <table:table-row table:style-name="ro2">
          <table:table-cell office:value-type="float" office:value="21060">
            <text:p>21060</text:p>
          </table:table-cell>
          <table:table-cell office:value-type="string">
            <text:p>Elizabethtown-Fort Knox, KY (Metropolitan Statistical Area)</text:p>
          </table:table-cell>
          <table:table-cell office:value-type="float" office:value="21163">
            <text:p>21163</text:p>
          </table:table-cell>
          <table:table-cell office:value-type="string">
            <text:p>Meade, KY </text:p>
          </table:table-cell>
        </table:table-row>
        <table:table-row table:style-name="ro2">
          <table:table-cell office:value-type="float" office:value="21140">
            <text:p>21140</text:p>
          </table:table-cell>
          <table:table-cell office:value-type="string">
            <text:p>Elkhart-Goshen, IN (Metropolitan Statistical Area)</text:p>
          </table:table-cell>
          <table:table-cell office:value-type="float" office:value="18039">
            <text:p>18039</text:p>
          </table:table-cell>
          <table:table-cell office:value-type="string">
            <text:p>Elkhart, IN </text:p>
          </table:table-cell>
        </table:table-row>
        <table:table-row table:style-name="ro2">
          <table:table-cell office:value-type="float" office:value="21300">
            <text:p>21300</text:p>
          </table:table-cell>
          <table:table-cell office:value-type="string">
            <text:p>Elmira, NY (Metropolitan Statistical Area)</text:p>
          </table:table-cell>
          <table:table-cell office:value-type="float" office:value="36015">
            <text:p>36015</text:p>
          </table:table-cell>
          <table:table-cell office:value-type="string">
            <text:p>Chemung, NY </text:p>
          </table:table-cell>
        </table:table-row>
        <table:table-row table:style-name="ro2">
          <table:table-cell office:value-type="float" office:value="21340">
            <text:p>21340</text:p>
          </table:table-cell>
          <table:table-cell office:value-type="string">
            <text:p>El Paso, TX (Metropolitan Statistical Area)</text:p>
          </table:table-cell>
          <table:table-cell office:value-type="float" office:value="48141">
            <text:p>48141</text:p>
          </table:table-cell>
          <table:table-cell office:value-type="string">
            <text:p>El Paso, TX </text:p>
          </table:table-cell>
        </table:table-row>
        <table:table-row table:style-name="ro2">
          <table:table-cell office:value-type="float" office:value="21340">
            <text:p>21340</text:p>
          </table:table-cell>
          <table:table-cell office:value-type="string">
            <text:p>El Paso, TX (Metropolitan Statistical Area)</text:p>
          </table:table-cell>
          <table:table-cell office:value-type="float" office:value="48229">
            <text:p>48229</text:p>
          </table:table-cell>
          <table:table-cell office:value-type="string">
            <text:p>Hudspeth, TX </text:p>
          </table:table-cell>
        </table:table-row>
        <table:table-row table:style-name="ro1">
          <table:table-cell office:value-type="float" office:value="21500">
            <text:p>21500</text:p>
          </table:table-cell>
          <table:table-cell office:value-type="string">
            <text:p>Erie, PA (Metropolitan Statistical Area)</text:p>
          </table:table-cell>
          <table:table-cell office:value-type="float" office:value="42049">
            <text:p>42049</text:p>
          </table:table-cell>
          <table:table-cell office:value-type="string">
            <text:p>Erie, PA </text:p>
          </table:table-cell>
        </table:table-row>
        <table:table-row table:style-name="ro1">
          <table:table-cell office:value-type="float" office:value="21660">
            <text:p>21660</text:p>
          </table:table-cell>
          <table:table-cell office:value-type="string">
            <text:p>Eugene, OR (Metropolitan Statistical Area)</text:p>
          </table:table-cell>
          <table:table-cell office:value-type="float" office:value="41039">
            <text:p>41039</text:p>
          </table:table-cell>
          <table:table-cell office:value-type="string">
            <text:p>Lane, OR </text:p>
          </table:table-cell>
        </table:table-row>
        <table:table-row table:style-name="ro2">
          <table:table-cell office:value-type="float" office:value="21780">
            <text:p>21780</text:p>
          </table:table-cell>
          <table:table-cell office:value-type="string">
            <text:p>Evansville, IN-KY (Metropolitan Statistical Area)</text:p>
          </table:table-cell>
          <table:table-cell office:value-type="float" office:value="18129">
            <text:p>18129</text:p>
          </table:table-cell>
          <table:table-cell office:value-type="string">
            <text:p>Posey, IN </text:p>
          </table:table-cell>
        </table:table-row>
        <table:table-row table:style-name="ro2">
          <table:table-cell office:value-type="float" office:value="21780">
            <text:p>21780</text:p>
          </table:table-cell>
          <table:table-cell office:value-type="string">
            <text:p>Evansville, IN-KY (Metropolitan Statistical Area)</text:p>
          </table:table-cell>
          <table:table-cell office:value-type="float" office:value="18163">
            <text:p>18163</text:p>
          </table:table-cell>
          <table:table-cell office:value-type="string">
            <text:p>Vanderburgh, IN </text:p>
          </table:table-cell>
        </table:table-row>
        <table:table-row table:style-name="ro2">
          <table:table-cell office:value-type="float" office:value="21780">
            <text:p>21780</text:p>
          </table:table-cell>
          <table:table-cell office:value-type="string">
            <text:p>Evansville, IN-KY (Metropolitan Statistical Area)</text:p>
          </table:table-cell>
          <table:table-cell office:value-type="float" office:value="18173">
            <text:p>18173</text:p>
          </table:table-cell>
          <table:table-cell office:value-type="string">
            <text:p>Warrick, IN </text:p>
          </table:table-cell>
        </table:table-row>
        <table:table-row table:style-name="ro1">
          <table:table-cell office:value-type="float" office:value="21780">
            <text:p>21780</text:p>
          </table:table-cell>
          <table:table-cell office:value-type="string">
            <text:p>Evansville, IN-KY (Metropolitan Statistical Area)</text:p>
          </table:table-cell>
          <table:table-cell office:value-type="float" office:value="21101">
            <text:p>21101</text:p>
          </table:table-cell>
          <table:table-cell office:value-type="string">
            <text:p>Henderson, KY </text:p>
          </table:table-cell>
        </table:table-row>
        <table:table-row table:style-name="ro1">
          <table:table-cell office:value-type="float" office:value="21820">
            <text:p>21820</text:p>
          </table:table-cell>
          <table:table-cell office:value-type="string">
            <text:p>Fairbanks, AK (Metropolitan Statistical Area)</text:p>
          </table:table-cell>
          <table:table-cell office:value-type="float" office:value="2090">
            <text:p>2090</text:p>
          </table:table-cell>
          <table:table-cell office:value-type="string">
            <text:p>Fairbanks North Star Borough, AK </text:p>
          </table:table-cell>
        </table:table-row>
        <table:table-row table:style-name="ro1">
          <table:table-cell office:value-type="float" office:value="22020">
            <text:p>22020</text:p>
          </table:table-cell>
          <table:table-cell office:value-type="string">
            <text:p>Fargo, ND-MN (Metropolitan Statistical Area)</text:p>
          </table:table-cell>
          <table:table-cell office:value-type="float" office:value="27027">
            <text:p>27027</text:p>
          </table:table-cell>
          <table:table-cell office:value-type="string">
            <text:p>Clay, MN </text:p>
          </table:table-cell>
        </table:table-row>
        <table:table-row table:style-name="ro2">
          <table:table-cell office:value-type="float" office:value="22020">
            <text:p>22020</text:p>
          </table:table-cell>
          <table:table-cell office:value-type="string">
            <text:p>Fargo, ND-MN (Metropolitan Statistical Area)</text:p>
          </table:table-cell>
          <table:table-cell office:value-type="float" office:value="38017">
            <text:p>38017</text:p>
          </table:table-cell>
          <table:table-cell office:value-type="string">
            <text:p>Cass, ND </text:p>
          </table:table-cell>
        </table:table-row>
        <table:table-row table:style-name="ro2">
          <table:table-cell office:value-type="float" office:value="22140">
            <text:p>22140</text:p>
          </table:table-cell>
          <table:table-cell office:value-type="string">
            <text:p>Farmington, NM (Metropolitan Statistical Area)</text:p>
          </table:table-cell>
          <table:table-cell office:value-type="float" office:value="35045">
            <text:p>35045</text:p>
          </table:table-cell>
          <table:table-cell office:value-type="string">
            <text:p>San Juan, NM </text:p>
          </table:table-cell>
        </table:table-row>
        <table:table-row table:style-name="ro2">
          <table:table-cell office:value-type="float" office:value="22180">
            <text:p>22180</text:p>
          </table:table-cell>
          <table:table-cell office:value-type="string">
            <text:p>Fayetteville, NC (Metropolitan Statistical Area)</text:p>
          </table:table-cell>
          <table:table-cell office:value-type="float" office:value="37051">
            <text:p>37051</text:p>
          </table:table-cell>
          <table:table-cell office:value-type="string">
            <text:p>Cumberland, NC </text:p>
          </table:table-cell>
        </table:table-row>
        <table:table-row table:style-name="ro2">
          <table:table-cell office:value-type="float" office:value="22180">
            <text:p>22180</text:p>
          </table:table-cell>
          <table:table-cell office:value-type="string">
            <text:p>Fayetteville, NC (Metropolitan Statistical Area)</text:p>
          </table:table-cell>
          <table:table-cell office:value-type="float" office:value="37093">
            <text:p>37093</text:p>
          </table:table-cell>
          <table:table-cell office:value-type="string">
            <text:p>Hoke, NC </text:p>
          </table:table-cell>
        </table:table-row>
        <table:table-row table:style-name="ro2">
          <table:table-cell office:value-type="float" office:value="22220">
            <text:p>22220</text:p>
          </table:table-cell>
          <table:table-cell office:value-type="string">
            <text:p>Fayetteville-Springdale-Rogers, AR-MO (Metropolitan Statistical Area)</text:p>
          </table:table-cell>
          <table:table-cell office:value-type="float" office:value="5007">
            <text:p>5007</text:p>
          </table:table-cell>
          <table:table-cell office:value-type="string">
            <text:p>Benton, AR </text:p>
          </table:table-cell>
        </table:table-row>
        <table:table-row table:style-name="ro2">
          <table:table-cell office:value-type="float" office:value="22220">
            <text:p>22220</text:p>
          </table:table-cell>
          <table:table-cell office:value-type="string">
            <text:p>Fayetteville-Springdale-Rogers, AR-MO (Metropolitan Statistical Area)</text:p>
          </table:table-cell>
          <table:table-cell office:value-type="float" office:value="5087">
            <text:p>5087</text:p>
          </table:table-cell>
          <table:table-cell office:value-type="string">
            <text:p>Madison, AR </text:p>
          </table:table-cell>
        </table:table-row>
        <table:table-row table:style-name="ro2">
          <table:table-cell office:value-type="float" office:value="22220">
            <text:p>22220</text:p>
          </table:table-cell>
          <table:table-cell office:value-type="string">
            <text:p>Fayetteville-Springdale-Rogers, AR-MO (Metropolitan Statistical Area)</text:p>
          </table:table-cell>
          <table:table-cell office:value-type="float" office:value="5143">
            <text:p>5143</text:p>
          </table:table-cell>
          <table:table-cell office:value-type="string">
            <text:p>Washington, AR </text:p>
          </table:table-cell>
        </table:table-row>
        <table:table-row table:style-name="ro2">
          <table:table-cell office:value-type="float" office:value="22220">
            <text:p>22220</text:p>
          </table:table-cell>
          <table:table-cell office:value-type="string">
            <text:p>Fayetteville-Springdale-Rogers, AR-MO (Metropolitan Statistical Area)</text:p>
          </table:table-cell>
          <table:table-cell office:value-type="float" office:value="29119">
            <text:p>29119</text:p>
          </table:table-cell>
          <table:table-cell office:value-type="string">
            <text:p>McDonald, MO </text:p>
          </table:table-cell>
        </table:table-row>
        <table:table-row table:style-name="ro2">
          <table:table-cell office:value-type="float" office:value="22380">
            <text:p>22380</text:p>
          </table:table-cell>
          <table:table-cell office:value-type="string">
            <text:p>Flagstaff, AZ (Metropolitan Statistical Area)</text:p>
          </table:table-cell>
          <table:table-cell office:value-type="float" office:value="4005">
            <text:p>4005</text:p>
          </table:table-cell>
          <table:table-cell office:value-type="string">
            <text:p>Coconino, AZ </text:p>
          </table:table-cell>
        </table:table-row>
        <table:table-row table:style-name="ro2">
          <table:table-cell office:value-type="float" office:value="22420">
            <text:p>22420</text:p>
          </table:table-cell>
          <table:table-cell office:value-type="string">
            <text:p>Flint, MI (Metropolitan Statistical Area)</text:p>
          </table:table-cell>
          <table:table-cell office:value-type="float" office:value="26049">
            <text:p>26049</text:p>
          </table:table-cell>
          <table:table-cell office:value-type="string">
            <text:p>Genesee, MI </text:p>
          </table:table-cell>
        </table:table-row>
        <table:table-row table:style-name="ro2">
          <table:table-cell office:value-type="float" office:value="22500">
            <text:p>22500</text:p>
          </table:table-cell>
          <table:table-cell office:value-type="string">
            <text:p>Florence, SC (Metropolitan Statistical Area)</text:p>
          </table:table-cell>
          <table:table-cell office:value-type="float" office:value="45031">
            <text:p>45031</text:p>
          </table:table-cell>
          <table:table-cell office:value-type="string">
            <text:p>Darlington, SC </text:p>
          </table:table-cell>
        </table:table-row>
        <table:table-row table:style-name="ro1">
          <table:table-cell office:value-type="float" office:value="22500">
            <text:p>22500</text:p>
          </table:table-cell>
          <table:table-cell office:value-type="string">
            <text:p>Florence, SC (Metropolitan Statistical Area)</text:p>
          </table:table-cell>
          <table:table-cell office:value-type="float" office:value="45041">
            <text:p>45041</text:p>
          </table:table-cell>
          <table:table-cell office:value-type="string">
            <text:p>Florence, SC </text:p>
          </table:table-cell>
        </table:table-row>
        <table:table-row table:style-name="ro1">
          <table:table-cell office:value-type="float" office:value="22520">
            <text:p>22520</text:p>
          </table:table-cell>
          <table:table-cell office:value-type="string">
            <text:p>Florence-Muscle Shoals, AL (Metropolitan Statistical Area)</text:p>
          </table:table-cell>
          <table:table-cell office:value-type="float" office:value="1033">
            <text:p>1033</text:p>
          </table:table-cell>
          <table:table-cell office:value-type="string">
            <text:p>Colbert, AL </text:p>
          </table:table-cell>
        </table:table-row>
        <table:table-row table:style-name="ro2">
          <table:table-cell office:value-type="float" office:value="22520">
            <text:p>22520</text:p>
          </table:table-cell>
          <table:table-cell office:value-type="string">
            <text:p>Florence-Muscle Shoals, AL (Metropolitan Statistical Area)</text:p>
          </table:table-cell>
          <table:table-cell office:value-type="float" office:value="1077">
            <text:p>1077</text:p>
          </table:table-cell>
          <table:table-cell office:value-type="string">
            <text:p>Lauderdale, AL </text:p>
          </table:table-cell>
        </table:table-row>
        <table:table-row table:style-name="ro2">
          <table:table-cell office:value-type="float" office:value="22540">
            <text:p>22540</text:p>
          </table:table-cell>
          <table:table-cell office:value-type="string">
            <text:p>Fond du Lac, WI (Metropolitan Statistical Area)</text:p>
          </table:table-cell>
          <table:table-cell office:value-type="float" office:value="55039">
            <text:p>55039</text:p>
          </table:table-cell>
          <table:table-cell office:value-type="string">
            <text:p>Fond du Lac, WI </text:p>
          </table:table-cell>
        </table:table-row>
        <table:table-row table:style-name="ro2">
          <table:table-cell office:value-type="float" office:value="22660">
            <text:p>22660</text:p>
          </table:table-cell>
          <table:table-cell office:value-type="string">
            <text:p>Fort Collins, CO (Metropolitan Statistical Area)</text:p>
          </table:table-cell>
          <table:table-cell office:value-type="float" office:value="8069">
            <text:p>8069</text:p>
          </table:table-cell>
          <table:table-cell office:value-type="string">
            <text:p>Larimer, CO </text:p>
          </table:table-cell>
        </table:table-row>
        <table:table-row table:style-name="ro1">
          <table:table-cell office:value-type="float" office:value="22900">
            <text:p>22900</text:p>
          </table:table-cell>
          <table:table-cell office:value-type="string">
            <text:p>Fort Smith, AR-OK (Metropolitan Statistical Area)</text:p>
          </table:table-cell>
          <table:table-cell office:value-type="float" office:value="5033">
            <text:p>5033</text:p>
          </table:table-cell>
          <table:table-cell office:value-type="string">
            <text:p>Crawford, AR </text:p>
          </table:table-cell>
        </table:table-row>
        <table:table-row table:style-name="ro1">
          <table:table-cell office:value-type="float" office:value="22900">
            <text:p>22900</text:p>
          </table:table-cell>
          <table:table-cell office:value-type="string">
            <text:p>Fort Smith, AR-OK (Metropolitan Statistical Area)</text:p>
          </table:table-cell>
          <table:table-cell office:value-type="float" office:value="5131">
            <text:p>5131</text:p>
          </table:table-cell>
          <table:table-cell office:value-type="string">
            <text:p>Sebastian, AR </text:p>
          </table:table-cell>
        </table:table-row>
        <table:table-row table:style-name="ro2">
          <table:table-cell office:value-type="float" office:value="22900">
            <text:p>22900</text:p>
          </table:table-cell>
          <table:table-cell office:value-type="string">
            <text:p>Fort Smith, AR-OK (Metropolitan Statistical Area)</text:p>
          </table:table-cell>
          <table:table-cell office:value-type="float" office:value="40079">
            <text:p>40079</text:p>
          </table:table-cell>
          <table:table-cell office:value-type="string">
            <text:p>Le Flore, OK </text:p>
          </table:table-cell>
        </table:table-row>
        <table:table-row table:style-name="ro2">
          <table:table-cell office:value-type="float" office:value="22900">
            <text:p>22900</text:p>
          </table:table-cell>
          <table:table-cell office:value-type="string">
            <text:p>Fort Smith, AR-OK (Metropolitan Statistical Area)</text:p>
          </table:table-cell>
          <table:table-cell office:value-type="float" office:value="40135">
            <text:p>40135</text:p>
          </table:table-cell>
          <table:table-cell office:value-type="string">
            <text:p>Sequoyah, OK </text:p>
          </table:table-cell>
        </table:table-row>
        <table:table-row table:style-name="ro1">
          <table:table-cell office:value-type="float" office:value="23060">
            <text:p>23060</text:p>
          </table:table-cell>
          <table:table-cell office:value-type="string">
            <text:p>Fort Wayne, IN (Metropolitan Statistical Area)</text:p>
          </table:table-cell>
          <table:table-cell office:value-type="float" office:value="18003">
            <text:p>18003</text:p>
          </table:table-cell>
          <table:table-cell office:value-type="string">
            <text:p>Allen, IN </text:p>
          </table:table-cell>
        </table:table-row>
        <table:table-row table:style-name="ro1">
          <table:table-cell office:value-type="float" office:value="23060">
            <text:p>23060</text:p>
          </table:table-cell>
          <table:table-cell office:value-type="string">
            <text:p>Fort Wayne, IN (Metropolitan Statistical Area)</text:p>
          </table:table-cell>
          <table:table-cell office:value-type="float" office:value="18179">
            <text:p>18179</text:p>
          </table:table-cell>
          <table:table-cell office:value-type="string">
            <text:p>Wells, IN </text:p>
          </table:table-cell>
        </table:table-row>
        <table:table-row table:style-name="ro1">
          <table:table-cell office:value-type="float" office:value="23060">
            <text:p>23060</text:p>
          </table:table-cell>
          <table:table-cell office:value-type="string">
            <text:p>Fort Wayne, IN (Metropolitan Statistical Area)</text:p>
          </table:table-cell>
          <table:table-cell office:value-type="float" office:value="18183">
            <text:p>18183</text:p>
          </table:table-cell>
          <table:table-cell office:value-type="string">
            <text:p>Whitley, IN </text:p>
          </table:table-cell>
        </table:table-row>
        <table:table-row table:style-name="ro1">
          <table:table-cell office:value-type="float" office:value="23420">
            <text:p>23420</text:p>
          </table:table-cell>
          <table:table-cell office:value-type="string">
            <text:p>Fresno, CA (Metropolitan Statistical Area)</text:p>
          </table:table-cell>
          <table:table-cell office:value-type="float" office:value="6019">
            <text:p>6019</text:p>
          </table:table-cell>
          <table:table-cell office:value-type="string">
            <text:p>Fresno, CA </text:p>
          </table:table-cell>
        </table:table-row>
        <table:table-row table:style-name="ro2">
          <table:table-cell office:value-type="float" office:value="23460">
            <text:p>23460</text:p>
          </table:table-cell>
          <table:table-cell office:value-type="string">
            <text:p>Gadsden, AL (Metropolitan Statistical Area)</text:p>
          </table:table-cell>
          <table:table-cell office:value-type="float" office:value="1055">
            <text:p>1055</text:p>
          </table:table-cell>
          <table:table-cell office:value-type="string">
            <text:p>Etowah, AL </text:p>
          </table:table-cell>
        </table:table-row>
        <table:table-row table:style-name="ro2">
          <table:table-cell office:value-type="float" office:value="23540">
            <text:p>23540</text:p>
          </table:table-cell>
          <table:table-cell office:value-type="string">
            <text:p>Gainesville, FL (Metropolitan Statistical Area)</text:p>
          </table:table-cell>
          <table:table-cell office:value-type="float" office:value="12001">
            <text:p>12001</text:p>
          </table:table-cell>
          <table:table-cell office:value-type="string">
            <text:p>Alachua, FL </text:p>
          </table:table-cell>
        </table:table-row>
        <table:table-row table:style-name="ro2">
          <table:table-cell office:value-type="float" office:value="23540">
            <text:p>23540</text:p>
          </table:table-cell>
          <table:table-cell office:value-type="string">
            <text:p>Gainesville, FL (Metropolitan Statistical Area)</text:p>
          </table:table-cell>
          <table:table-cell office:value-type="float" office:value="12041">
            <text:p>12041</text:p>
          </table:table-cell>
          <table:table-cell office:value-type="string">
            <text:p>Gilchrist, FL </text:p>
          </table:table-cell>
        </table:table-row>
        <table:table-row table:style-name="ro2">
          <table:table-cell office:value-type="float" office:value="23580">
            <text:p>23580</text:p>
          </table:table-cell>
          <table:table-cell office:value-type="string">
            <text:p>Gainesville, GA (Metropolitan Statistical Area)</text:p>
          </table:table-cell>
          <table:table-cell office:value-type="float" office:value="13139">
            <text:p>13139</text:p>
          </table:table-cell>
          <table:table-cell office:value-type="string">
            <text:p>Hall, GA </text:p>
          </table:table-cell>
        </table:table-row>
        <table:table-row table:style-name="ro1">
          <table:table-cell office:value-type="float" office:value="23900">
            <text:p>23900</text:p>
          </table:table-cell>
          <table:table-cell office:value-type="string">
            <text:p>Gettysburg, PA (Metropolitan Statistical Area)</text:p>
          </table:table-cell>
          <table:table-cell office:value-type="float" office:value="42001">
            <text:p>42001</text:p>
          </table:table-cell>
          <table:table-cell office:value-type="string">
            <text:p>Adams, PA </text:p>
          </table:table-cell>
        </table:table-row>
        <table:table-row table:style-name="ro1">
          <table:table-cell office:value-type="float" office:value="24020">
            <text:p>24020</text:p>
          </table:table-cell>
          <table:table-cell office:value-type="string">
            <text:p>Glens Falls, NY (Metropolitan Statistical Area)</text:p>
          </table:table-cell>
          <table:table-cell office:value-type="float" office:value="36113">
            <text:p>36113</text:p>
          </table:table-cell>
          <table:table-cell office:value-type="string">
            <text:p>Warren, NY </text:p>
          </table:table-cell>
        </table:table-row>
        <table:table-row table:style-name="ro1">
          <table:table-cell office:value-type="float" office:value="24020">
            <text:p>24020</text:p>
          </table:table-cell>
          <table:table-cell office:value-type="string">
            <text:p>Glens Falls, NY (Metropolitan Statistical Area)</text:p>
          </table:table-cell>
          <table:table-cell office:value-type="float" office:value="36115">
            <text:p>36115</text:p>
          </table:table-cell>
          <table:table-cell office:value-type="string">
            <text:p>Washington, NY </text:p>
          </table:table-cell>
        </table:table-row>
        <table:table-row table:style-name="ro2">
          <table:table-cell office:value-type="float" office:value="24140">
            <text:p>24140</text:p>
          </table:table-cell>
          <table:table-cell office:value-type="string">
            <text:p>Goldsboro, NC (Metropolitan Statistical Area)</text:p>
          </table:table-cell>
          <table:table-cell office:value-type="float" office:value="37191">
            <text:p>37191</text:p>
          </table:table-cell>
          <table:table-cell office:value-type="string">
            <text:p>Wayne, NC </text:p>
          </table:table-cell>
        </table:table-row>
        <table:table-row table:style-name="ro1">
          <table:table-cell office:value-type="float" office:value="24220">
            <text:p>24220</text:p>
          </table:table-cell>
          <table:table-cell office:value-type="string">
            <text:p>Grand Forks, ND-MN (Metropolitan Statistical Area)</text:p>
          </table:table-cell>
          <table:table-cell office:value-type="float" office:value="27119">
            <text:p>27119</text:p>
          </table:table-cell>
          <table:table-cell office:value-type="string">
            <text:p>Polk, MN </text:p>
          </table:table-cell>
        </table:table-row>
        <table:table-row table:style-name="ro1">
          <table:table-cell office:value-type="float" office:value="24220">
            <text:p>24220</text:p>
          </table:table-cell>
          <table:table-cell office:value-type="string">
            <text:p>Grand Forks, ND-MN (Metropolitan Statistical Area)</text:p>
          </table:table-cell>
          <table:table-cell office:value-type="float" office:value="38035">
            <text:p>38035</text:p>
          </table:table-cell>
          <table:table-cell office:value-type="string">
            <text:p>Grand Forks, ND </text:p>
          </table:table-cell>
        </table:table-row>
        <table:table-row table:style-name="ro1">
          <table:table-cell office:value-type="float" office:value="24260">
            <text:p>24260</text:p>
          </table:table-cell>
          <table:table-cell office:value-type="string">
            <text:p>Grand Island, NE (Metropolitan Statistical Area)</text:p>
          </table:table-cell>
          <table:table-cell office:value-type="float" office:value="31079">
            <text:p>31079</text:p>
          </table:table-cell>
          <table:table-cell office:value-type="string">
            <text:p>Hall, NE </text:p>
          </table:table-cell>
        </table:table-row>
        <table:table-row table:style-name="ro1">
          <table:table-cell office:value-type="float" office:value="24260">
            <text:p>24260</text:p>
          </table:table-cell>
          <table:table-cell office:value-type="string">
            <text:p>Grand Island, NE (Metropolitan Statistical Area)</text:p>
          </table:table-cell>
          <table:table-cell office:value-type="float" office:value="31081">
            <text:p>31081</text:p>
          </table:table-cell>
          <table:table-cell office:value-type="string">
            <text:p>Hamilton, NE </text:p>
          </table:table-cell>
        </table:table-row>
        <table:table-row table:style-name="ro1">
          <table:table-cell office:value-type="float" office:value="24260">
            <text:p>24260</text:p>
          </table:table-cell>
          <table:table-cell office:value-type="string">
            <text:p>Grand Island, NE (Metropolitan Statistical Area)</text:p>
          </table:table-cell>
          <table:table-cell office:value-type="float" office:value="31093">
            <text:p>31093</text:p>
          </table:table-cell>
          <table:table-cell office:value-type="string">
            <text:p>Howard, NE </text:p>
          </table:table-cell>
        </table:table-row>
        <table:table-row table:style-name="ro1">
          <table:table-cell office:value-type="float" office:value="24260">
            <text:p>24260</text:p>
          </table:table-cell>
          <table:table-cell office:value-type="string">
            <text:p>Grand Island, NE (Metropolitan Statistical Area)</text:p>
          </table:table-cell>
          <table:table-cell office:value-type="float" office:value="31121">
            <text:p>31121</text:p>
          </table:table-cell>
          <table:table-cell office:value-type="string">
            <text:p>Merrick, NE </text:p>
          </table:table-cell>
        </table:table-row>
        <table:table-row table:style-name="ro1">
          <table:table-cell office:value-type="float" office:value="24300">
            <text:p>24300</text:p>
          </table:table-cell>
          <table:table-cell office:value-type="string">
            <text:p>Grand Junction, CO (Metropolitan Statistical Area)</text:p>
          </table:table-cell>
          <table:table-cell office:value-type="float" office:value="8077">
            <text:p>8077</text:p>
          </table:table-cell>
          <table:table-cell office:value-type="string">
            <text:p>Mesa, CO </text:p>
          </table:table-cell>
        </table:table-row>
        <table:table-row table:style-name="ro1">
          <table:table-cell office:value-type="float" office:value="24340">
            <text:p>24340</text:p>
          </table:table-cell>
          <table:table-cell office:value-type="string">
            <text:p>Grand Rapids-Wyoming, MI (Metropolitan Statistical Area)</text:p>
          </table:table-cell>
          <table:table-cell office:value-type="float" office:value="26015">
            <text:p>26015</text:p>
          </table:table-cell>
          <table:table-cell office:value-type="string">
            <text:p>Barry, MI </text:p>
          </table:table-cell>
        </table:table-row>
        <table:table-row table:style-name="ro1">
          <table:table-cell office:value-type="float" office:value="24340">
            <text:p>24340</text:p>
          </table:table-cell>
          <table:table-cell office:value-type="string">
            <text:p>Grand Rapids-Wyoming, MI (Metropolitan Statistical Area)</text:p>
          </table:table-cell>
          <table:table-cell office:value-type="float" office:value="26081">
            <text:p>26081</text:p>
          </table:table-cell>
          <table:table-cell office:value-type="string">
            <text:p>Kent, MI </text:p>
          </table:table-cell>
        </table:table-row>
        <table:table-row table:style-name="ro1">
          <table:table-cell office:value-type="float" office:value="24340">
            <text:p>24340</text:p>
          </table:table-cell>
          <table:table-cell office:value-type="string">
            <text:p>Grand Rapids-Wyoming, MI (Metropolitan Statistical Area)</text:p>
          </table:table-cell>
          <table:table-cell office:value-type="float" office:value="26117">
            <text:p>26117</text:p>
          </table:table-cell>
          <table:table-cell office:value-type="string">
            <text:p>Montcalm, MI </text:p>
          </table:table-cell>
        </table:table-row>
        <table:table-row table:style-name="ro1">
          <table:table-cell office:value-type="float" office:value="24340">
            <text:p>24340</text:p>
          </table:table-cell>
          <table:table-cell office:value-type="string">
            <text:p>Grand Rapids-Wyoming, MI (Metropolitan Statistical Area)</text:p>
          </table:table-cell>
          <table:table-cell office:value-type="float" office:value="26139">
            <text:p>26139</text:p>
          </table:table-cell>
          <table:table-cell office:value-type="string">
            <text:p>Ottawa, MI </text:p>
          </table:table-cell>
        </table:table-row>
        <table:table-row table:style-name="ro1">
          <table:table-cell office:value-type="float" office:value="24420">
            <text:p>24420</text:p>
          </table:table-cell>
          <table:table-cell office:value-type="string">
            <text:p>Grants Pass, OR (Metropolitan Statistical Area)</text:p>
          </table:table-cell>
          <table:table-cell office:value-type="float" office:value="41033">
            <text:p>41033</text:p>
          </table:table-cell>
          <table:table-cell office:value-type="string">
            <text:p>Josephine, OR </text:p>
          </table:table-cell>
        </table:table-row>
        <table:table-row table:style-name="ro1">
          <table:table-cell office:value-type="float" office:value="24500">
            <text:p>24500</text:p>
          </table:table-cell>
          <table:table-cell office:value-type="string">
            <text:p>Great Falls, MT (Metropolitan Statistical Area)</text:p>
          </table:table-cell>
          <table:table-cell office:value-type="float" office:value="30013">
            <text:p>30013</text:p>
          </table:table-cell>
          <table:table-cell office:value-type="string">
            <text:p>Cascade, MT </text:p>
          </table:table-cell>
        </table:table-row>
        <table:table-row table:style-name="ro1">
          <table:table-cell office:value-type="float" office:value="24540">
            <text:p>24540</text:p>
          </table:table-cell>
          <table:table-cell office:value-type="string">
            <text:p>Greeley, CO (Metropolitan Statistical Area)</text:p>
          </table:table-cell>
          <table:table-cell office:value-type="float" office:value="8123">
            <text:p>8123</text:p>
          </table:table-cell>
          <table:table-cell office:value-type="string">
            <text:p>Weld, CO </text:p>
          </table:table-cell>
        </table:table-row>
        <table:table-row table:style-name="ro1">
          <table:table-cell office:value-type="float" office:value="24580">
            <text:p>24580</text:p>
          </table:table-cell>
          <table:table-cell office:value-type="string">
            <text:p>Green Bay, WI (Metropolitan Statistical Area)</text:p>
          </table:table-cell>
          <table:table-cell office:value-type="float" office:value="55009">
            <text:p>55009</text:p>
          </table:table-cell>
          <table:table-cell office:value-type="string">
            <text:p>Brown, WI </text:p>
          </table:table-cell>
        </table:table-row>
        <table:table-row table:style-name="ro2">
          <table:table-cell office:value-type="float" office:value="24580">
            <text:p>24580</text:p>
          </table:table-cell>
          <table:table-cell office:value-type="string">
            <text:p>Green Bay, WI (Metropolitan Statistical Area)</text:p>
          </table:table-cell>
          <table:table-cell office:value-type="float" office:value="55061">
            <text:p>55061</text:p>
          </table:table-cell>
          <table:table-cell office:value-type="string">
            <text:p>Kewaunee, WI </text:p>
          </table:table-cell>
        </table:table-row>
        <table:table-row table:style-name="ro2">
          <table:table-cell office:value-type="float" office:value="24580">
            <text:p>24580</text:p>
          </table:table-cell>
          <table:table-cell office:value-type="string">
            <text:p>Green Bay, WI (Metropolitan Statistical Area)</text:p>
          </table:table-cell>
          <table:table-cell office:value-type="float" office:value="55083">
            <text:p>55083</text:p>
          </table:table-cell>
          <table:table-cell office:value-type="string">
            <text:p>Oconto, WI </text:p>
          </table:table-cell>
        </table:table-row>
        <table:table-row table:style-name="ro2">
          <table:table-cell office:value-type="float" office:value="24660">
            <text:p>24660</text:p>
          </table:table-cell>
          <table:table-cell office:value-type="string">
            <text:p>Greensboro-High Point, NC (Metropolitan Statistical Area)</text:p>
          </table:table-cell>
          <table:table-cell office:value-type="float" office:value="37081">
            <text:p>37081</text:p>
          </table:table-cell>
          <table:table-cell office:value-type="string">
            <text:p>Guilford, NC </text:p>
          </table:table-cell>
        </table:table-row>
        <table:table-row table:style-name="ro1">
          <table:table-cell office:value-type="float" office:value="24660">
            <text:p>24660</text:p>
          </table:table-cell>
          <table:table-cell office:value-type="string">
            <text:p>Greensboro-High Point, NC (Metropolitan Statistical Area)</text:p>
          </table:table-cell>
          <table:table-cell office:value-type="float" office:value="37151">
            <text:p>37151</text:p>
          </table:table-cell>
          <table:table-cell office:value-type="string">
            <text:p>Randolph, NC </text:p>
          </table:table-cell>
        </table:table-row>
        <table:table-row table:style-name="ro2">
          <table:table-cell office:value-type="float" office:value="24660">
            <text:p>24660</text:p>
          </table:table-cell>
          <table:table-cell office:value-type="string">
            <text:p>Greensboro-High Point, NC (Metropolitan Statistical Area)</text:p>
          </table:table-cell>
          <table:table-cell office:value-type="float" office:value="37157">
            <text:p>37157</text:p>
          </table:table-cell>
          <table:table-cell office:value-type="string">
            <text:p>Rockingham, NC </text:p>
          </table:table-cell>
        </table:table-row>
        <table:table-row table:style-name="ro2">
          <table:table-cell office:value-type="float" office:value="24780">
            <text:p>24780</text:p>
          </table:table-cell>
          <table:table-cell office:value-type="string">
            <text:p>Greenville, NC (Metropolitan Statistical Area)</text:p>
          </table:table-cell>
          <table:table-cell office:value-type="float" office:value="37147">
            <text:p>37147</text:p>
          </table:table-cell>
          <table:table-cell office:value-type="string">
            <text:p>Pitt, NC </text:p>
          </table:table-cell>
        </table:table-row>
        <table:table-row table:style-name="ro2">
          <table:table-cell office:value-type="float" office:value="24860">
            <text:p>24860</text:p>
          </table:table-cell>
          <table:table-cell office:value-type="string">
            <text:p>Greenville-Anderson-Mauldin, SC (Metropolitan Statistical Area)</text:p>
          </table:table-cell>
          <table:table-cell office:value-type="float" office:value="45007">
            <text:p>45007</text:p>
          </table:table-cell>
          <table:table-cell office:value-type="string">
            <text:p>Anderson, SC </text:p>
          </table:table-cell>
        </table:table-row>
        <table:table-row table:style-name="ro2">
          <table:table-cell office:value-type="float" office:value="24860">
            <text:p>24860</text:p>
          </table:table-cell>
          <table:table-cell office:value-type="string">
            <text:p>Greenville-Anderson-Mauldin, SC (Metropolitan Statistical Area)</text:p>
          </table:table-cell>
          <table:table-cell office:value-type="float" office:value="45045">
            <text:p>45045</text:p>
          </table:table-cell>
          <table:table-cell office:value-type="string">
            <text:p>Greenville, SC </text:p>
          </table:table-cell>
        </table:table-row>
        <table:table-row table:style-name="ro2">
          <table:table-cell office:value-type="float" office:value="24860">
            <text:p>24860</text:p>
          </table:table-cell>
          <table:table-cell office:value-type="string">
            <text:p>Greenville-Anderson-Mauldin, SC (Metropolitan Statistical Area)</text:p>
          </table:table-cell>
          <table:table-cell office:value-type="float" office:value="45059">
            <text:p>45059</text:p>
          </table:table-cell>
          <table:table-cell office:value-type="string">
            <text:p>Laurens, SC </text:p>
          </table:table-cell>
        </table:table-row>
        <table:table-row table:style-name="ro2">
          <table:table-cell office:value-type="float" office:value="24860">
            <text:p>24860</text:p>
          </table:table-cell>
          <table:table-cell office:value-type="string">
            <text:p>Greenville-Anderson-Mauldin, SC (Metropolitan Statistical Area)</text:p>
          </table:table-cell>
          <table:table-cell office:value-type="float" office:value="45077">
            <text:p>45077</text:p>
          </table:table-cell>
          <table:table-cell office:value-type="string">
            <text:p>Pickens, SC </text:p>
          </table:table-cell>
        </table:table-row>
        <table:table-row table:style-name="ro2">
          <table:table-cell office:value-type="float" office:value="25060">
            <text:p>25060</text:p>
          </table:table-cell>
          <table:table-cell office:value-type="string">
            <text:p>Gulfport-Biloxi-Pascagoula, MS (Metropolitan Statistical Area)</text:p>
          </table:table-cell>
          <table:table-cell office:value-type="float" office:value="28045">
            <text:p>28045</text:p>
          </table:table-cell>
          <table:table-cell office:value-type="string">
            <text:p>Hancock, MS </text:p>
          </table:table-cell>
        </table:table-row>
        <table:table-row table:style-name="ro2">
          <table:table-cell office:value-type="float" office:value="25060">
            <text:p>25060</text:p>
          </table:table-cell>
          <table:table-cell office:value-type="string">
            <text:p>Gulfport-Biloxi-Pascagoula, MS (Metropolitan Statistical Area)</text:p>
          </table:table-cell>
          <table:table-cell office:value-type="float" office:value="28047">
            <text:p>28047</text:p>
          </table:table-cell>
          <table:table-cell office:value-type="string">
            <text:p>Harrison, MS </text:p>
          </table:table-cell>
        </table:table-row>
        <table:table-row table:style-name="ro2">
          <table:table-cell office:value-type="float" office:value="25060">
            <text:p>25060</text:p>
          </table:table-cell>
          <table:table-cell office:value-type="string">
            <text:p>Gulfport-Biloxi-Pascagoula, MS (Metropolitan Statistical Area)</text:p>
          </table:table-cell>
          <table:table-cell office:value-type="float" office:value="28059">
            <text:p>28059</text:p>
          </table:table-cell>
          <table:table-cell office:value-type="string">
            <text:p>Jackson, MS </text:p>
          </table:table-cell>
        </table:table-row>
        <table:table-row table:style-name="ro2">
          <table:table-cell office:value-type="float" office:value="25180">
            <text:p>25180</text:p>
          </table:table-cell>
          <table:table-cell office:value-type="string">
            <text:p>Hagerstown-Martinsburg, MD-WV (Metropolitan Statistical Area)</text:p>
          </table:table-cell>
          <table:table-cell office:value-type="float" office:value="24043">
            <text:p>24043</text:p>
          </table:table-cell>
          <table:table-cell office:value-type="string">
            <text:p>Washington, MD </text:p>
          </table:table-cell>
        </table:table-row>
        <table:table-row table:style-name="ro2">
          <table:table-cell office:value-type="float" office:value="25180">
            <text:p>25180</text:p>
          </table:table-cell>
          <table:table-cell office:value-type="string">
            <text:p>Hagerstown-Martinsburg, MD-WV (Metropolitan Statistical Area)</text:p>
          </table:table-cell>
          <table:table-cell office:value-type="float" office:value="54003">
            <text:p>54003</text:p>
          </table:table-cell>
          <table:table-cell office:value-type="string">
            <text:p>Berkeley, WV </text:p>
          </table:table-cell>
        </table:table-row>
        <table:table-row table:style-name="ro2">
          <table:table-cell office:value-type="float" office:value="25220">
            <text:p>25220</text:p>
          </table:table-cell>
          <table:table-cell office:value-type="string">
            <text:p>Hammond, LA (Metropolitan Statistical Area)</text:p>
          </table:table-cell>
          <table:table-cell office:value-type="float" office:value="22105">
            <text:p>22105</text:p>
          </table:table-cell>
          <table:table-cell office:value-type="string">
            <text:p>Tangipahoa, LA </text:p>
          </table:table-cell>
        </table:table-row>
        <table:table-row table:style-name="ro2">
          <table:table-cell office:value-type="float" office:value="25260">
            <text:p>25260</text:p>
          </table:table-cell>
          <table:table-cell office:value-type="string">
            <text:p>Hanford-Corcoran, CA (Metropolitan Statistical Area)</text:p>
          </table:table-cell>
          <table:table-cell office:value-type="float" office:value="6031">
            <text:p>6031</text:p>
          </table:table-cell>
          <table:table-cell office:value-type="string">
            <text:p>Kings, CA </text:p>
          </table:table-cell>
        </table:table-row>
        <table:table-row table:style-name="ro2">
          <table:table-cell office:value-type="float" office:value="25420">
            <text:p>25420</text:p>
          </table:table-cell>
          <table:table-cell office:value-type="string">
            <text:p>Harrisburg-Carlisle, PA (Metropolitan Statistical Area)</text:p>
          </table:table-cell>
          <table:table-cell office:value-type="float" office:value="42041">
            <text:p>42041</text:p>
          </table:table-cell>
          <table:table-cell office:value-type="string">
            <text:p>Cumberland, PA </text:p>
          </table:table-cell>
        </table:table-row>
        <table:table-row table:style-name="ro2">
          <table:table-cell office:value-type="float" office:value="25420">
            <text:p>25420</text:p>
          </table:table-cell>
          <table:table-cell office:value-type="string">
            <text:p>Harrisburg-Carlisle, PA (Metropolitan Statistical Area)</text:p>
          </table:table-cell>
          <table:table-cell office:value-type="float" office:value="42043">
            <text:p>42043</text:p>
          </table:table-cell>
          <table:table-cell office:value-type="string">
            <text:p>Dauphin, PA </text:p>
          </table:table-cell>
        </table:table-row>
        <table:table-row table:style-name="ro2">
          <table:table-cell office:value-type="float" office:value="25420">
            <text:p>25420</text:p>
          </table:table-cell>
          <table:table-cell office:value-type="string">
            <text:p>Harrisburg-Carlisle, PA (Metropolitan Statistical Area)</text:p>
          </table:table-cell>
          <table:table-cell office:value-type="float" office:value="42099">
            <text:p>42099</text:p>
          </table:table-cell>
          <table:table-cell office:value-type="string">
            <text:p>Perry, PA </text:p>
          </table:table-cell>
        </table:table-row>
        <table:table-row table:style-name="ro2">
          <table:table-cell office:value-type="float" office:value="25500">
            <text:p>25500</text:p>
          </table:table-cell>
          <table:table-cell office:value-type="string">
            <text:p>Harrisonburg, VA (Metropolitan Statistical Area)</text:p>
          </table:table-cell>
          <table:table-cell office:value-type="float" office:value="51947">
            <text:p>51947</text:p>
          </table:table-cell>
          <table:table-cell office:value-type="string">
            <text:p>Rockingham + Harrisonburg, VA </text:p>
          </table:table-cell>
        </table:table-row>
        <table:table-row table:style-name="ro1">
          <table:table-cell office:value-type="float" office:value="25540">
            <text:p>25540</text:p>
          </table:table-cell>
          <table:table-cell office:value-type="string">
            <text:p>Hartford-West Hartford-East Hartford, CT (Metropolitan Statistical Area)</text:p>
          </table:table-cell>
          <table:table-cell office:value-type="float" office:value="9003">
            <text:p>9003</text:p>
          </table:table-cell>
          <table:table-cell office:value-type="string">
            <text:p>Hartford, CT </text:p>
          </table:table-cell>
        </table:table-row>
        <table:table-row table:style-name="ro2">
          <table:table-cell office:value-type="float" office:value="25540">
            <text:p>25540</text:p>
          </table:table-cell>
          <table:table-cell office:value-type="string">
            <text:p>Hartford-West Hartford-East Hartford, CT (Metropolitan Statistical Area)</text:p>
          </table:table-cell>
          <table:table-cell office:value-type="float" office:value="9007">
            <text:p>9007</text:p>
          </table:table-cell>
          <table:table-cell office:value-type="string">
            <text:p>Middlesex, CT </text:p>
          </table:table-cell>
        </table:table-row>
        <table:table-row table:style-name="ro2">
          <table:table-cell office:value-type="float" office:value="25540">
            <text:p>25540</text:p>
          </table:table-cell>
          <table:table-cell office:value-type="string">
            <text:p>Hartford-West Hartford-East Hartford, CT (Metropolitan Statistical Area)</text:p>
          </table:table-cell>
          <table:table-cell office:value-type="float" office:value="9013">
            <text:p>9013</text:p>
          </table:table-cell>
          <table:table-cell office:value-type="string">
            <text:p>Tolland, CT </text:p>
          </table:table-cell>
        </table:table-row>
        <table:table-row table:style-name="ro2">
          <table:table-cell office:value-type="float" office:value="25620">
            <text:p>25620</text:p>
          </table:table-cell>
          <table:table-cell office:value-type="string">
            <text:p>Hattiesburg, MS (Metropolitan Statistical Area)</text:p>
          </table:table-cell>
          <table:table-cell office:value-type="float" office:value="28035">
            <text:p>28035</text:p>
          </table:table-cell>
          <table:table-cell office:value-type="string">
            <text:p>Forrest, MS </text:p>
          </table:table-cell>
        </table:table-row>
        <table:table-row table:style-name="ro2">
          <table:table-cell office:value-type="float" office:value="25620">
            <text:p>25620</text:p>
          </table:table-cell>
          <table:table-cell office:value-type="string">
            <text:p>Hattiesburg, MS (Metropolitan Statistical Area)</text:p>
          </table:table-cell>
          <table:table-cell office:value-type="float" office:value="28073">
            <text:p>28073</text:p>
          </table:table-cell>
          <table:table-cell office:value-type="string">
            <text:p>Lamar, MS </text:p>
          </table:table-cell>
        </table:table-row>
        <table:table-row table:style-name="ro2">
          <table:table-cell office:value-type="float" office:value="25620">
            <text:p>25620</text:p>
          </table:table-cell>
          <table:table-cell office:value-type="string">
            <text:p>Hattiesburg, MS (Metropolitan Statistical Area)</text:p>
          </table:table-cell>
          <table:table-cell office:value-type="float" office:value="28111">
            <text:p>28111</text:p>
          </table:table-cell>
          <table:table-cell office:value-type="string">
            <text:p>Perry, MS </text:p>
          </table:table-cell>
        </table:table-row>
        <table:table-row table:style-name="ro2">
          <table:table-cell office:value-type="float" office:value="25860">
            <text:p>25860</text:p>
          </table:table-cell>
          <table:table-cell office:value-type="string">
            <text:p>Hickory-Lenoir-Morganton, NC (Metropolitan Statistical Area)</text:p>
          </table:table-cell>
          <table:table-cell office:value-type="float" office:value="37003">
            <text:p>37003</text:p>
          </table:table-cell>
          <table:table-cell office:value-type="string">
            <text:p>Alexander, NC </text:p>
          </table:table-cell>
        </table:table-row>
        <table:table-row table:style-name="ro2">
          <table:table-cell office:value-type="float" office:value="25860">
            <text:p>25860</text:p>
          </table:table-cell>
          <table:table-cell office:value-type="string">
            <text:p>Hickory-Lenoir-Morganton, NC (Metropolitan Statistical Area)</text:p>
          </table:table-cell>
          <table:table-cell office:value-type="float" office:value="37023">
            <text:p>37023</text:p>
          </table:table-cell>
          <table:table-cell office:value-type="string">
            <text:p>Burke, NC </text:p>
          </table:table-cell>
        </table:table-row>
        <table:table-row table:style-name="ro2">
          <table:table-cell office:value-type="float" office:value="25860">
            <text:p>25860</text:p>
          </table:table-cell>
          <table:table-cell office:value-type="string">
            <text:p>Hickory-Lenoir-Morganton, NC (Metropolitan Statistical Area)</text:p>
          </table:table-cell>
          <table:table-cell office:value-type="float" office:value="37027">
            <text:p>37027</text:p>
          </table:table-cell>
          <table:table-cell office:value-type="string">
            <text:p>Caldwell, NC </text:p>
          </table:table-cell>
        </table:table-row>
        <table:table-row table:style-name="ro2">
          <table:table-cell office:value-type="float" office:value="25860">
            <text:p>25860</text:p>
          </table:table-cell>
          <table:table-cell office:value-type="string">
            <text:p>Hickory-Lenoir-Morganton, NC (Metropolitan Statistical Area)</text:p>
          </table:table-cell>
          <table:table-cell office:value-type="float" office:value="37035">
            <text:p>37035</text:p>
          </table:table-cell>
          <table:table-cell office:value-type="string">
            <text:p>Catawba, NC </text:p>
          </table:table-cell>
        </table:table-row>
        <table:table-row table:style-name="ro2">
          <table:table-cell office:value-type="float" office:value="25940">
            <text:p>25940</text:p>
          </table:table-cell>
          <table:table-cell office:value-type="string">
            <text:p>Hilton Head Island-Bluffton-Beaufort, SC (Metropolitan Statistical Area)</text:p>
          </table:table-cell>
          <table:table-cell office:value-type="float" office:value="45013">
            <text:p>45013</text:p>
          </table:table-cell>
          <table:table-cell office:value-type="string">
            <text:p>Beaufort, SC </text:p>
          </table:table-cell>
        </table:table-row>
        <table:table-row table:style-name="ro2">
          <table:table-cell office:value-type="float" office:value="25940">
            <text:p>25940</text:p>
          </table:table-cell>
          <table:table-cell office:value-type="string">
            <text:p>Hilton Head Island-Bluffton-Beaufort, SC (Metropolitan Statistical Area)</text:p>
          </table:table-cell>
          <table:table-cell office:value-type="float" office:value="45053">
            <text:p>45053</text:p>
          </table:table-cell>
          <table:table-cell office:value-type="string">
            <text:p>Jasper, SC </text:p>
          </table:table-cell>
        </table:table-row>
        <table:table-row table:style-name="ro2">
          <table:table-cell office:value-type="float" office:value="25980">
            <text:p>25980</text:p>
          </table:table-cell>
          <table:table-cell office:value-type="string">
            <text:p>Hinesville, GA (Metropolitan Statistical Area)</text:p>
          </table:table-cell>
          <table:table-cell office:value-type="float" office:value="13179">
            <text:p>13179</text:p>
          </table:table-cell>
          <table:table-cell office:value-type="string">
            <text:p>Liberty, GA </text:p>
          </table:table-cell>
        </table:table-row>
        <table:table-row table:style-name="ro2">
          <table:table-cell office:value-type="float" office:value="25980">
            <text:p>25980</text:p>
          </table:table-cell>
          <table:table-cell office:value-type="string">
            <text:p>Hinesville, GA (Metropolitan Statistical Area)</text:p>
          </table:table-cell>
          <table:table-cell office:value-type="float" office:value="13183">
            <text:p>13183</text:p>
          </table:table-cell>
          <table:table-cell office:value-type="string">
            <text:p>Long, GA </text:p>
          </table:table-cell>
        </table:table-row>
        <table:table-row table:style-name="ro2">
          <table:table-cell office:value-type="float" office:value="26140">
            <text:p>26140</text:p>
          </table:table-cell>
          <table:table-cell office:value-type="string">
            <text:p>Homosassa Springs, FL (Metropolitan Statistical Area)</text:p>
          </table:table-cell>
          <table:table-cell office:value-type="float" office:value="12017">
            <text:p>12017</text:p>
          </table:table-cell>
          <table:table-cell office:value-type="string">
            <text:p>Citrus, FL </text:p>
          </table:table-cell>
        </table:table-row>
        <table:table-row table:style-name="ro1">
          <table:table-cell office:value-type="float" office:value="26300">
            <text:p>26300</text:p>
          </table:table-cell>
          <table:table-cell office:value-type="string">
            <text:p>Hot Springs, AR (Metropolitan Statistical Area)</text:p>
          </table:table-cell>
          <table:table-cell office:value-type="float" office:value="5051">
            <text:p>5051</text:p>
          </table:table-cell>
          <table:table-cell office:value-type="string">
            <text:p>Garland, AR </text:p>
          </table:table-cell>
        </table:table-row>
        <table:table-row table:style-name="ro2">
          <table:table-cell office:value-type="float" office:value="26380">
            <text:p>26380</text:p>
          </table:table-cell>
          <table:table-cell office:value-type="string">
            <text:p>Houma-Thibodaux, LA (Metropolitan Statistical Area)</text:p>
          </table:table-cell>
          <table:table-cell office:value-type="float" office:value="22057">
            <text:p>22057</text:p>
          </table:table-cell>
          <table:table-cell office:value-type="string">
            <text:p>Lafourche, LA </text:p>
          </table:table-cell>
        </table:table-row>
        <table:table-row table:style-name="ro2">
          <table:table-cell office:value-type="float" office:value="26380">
            <text:p>26380</text:p>
          </table:table-cell>
          <table:table-cell office:value-type="string">
            <text:p>Houma-Thibodaux, LA (Metropolitan Statistical Area)</text:p>
          </table:table-cell>
          <table:table-cell office:value-type="float" office:value="22109">
            <text:p>22109</text:p>
          </table:table-cell>
          <table:table-cell office:value-type="string">
            <text:p>Terrebonne, LA </text:p>
          </table:table-cell>
        </table:table-row>
        <table:table-row table:style-name="ro1">
          <table:table-cell office:value-type="float" office:value="26420">
            <text:p>26420</text:p>
          </table:table-cell>
          <table:table-cell office:value-type="string">
            <text:p>Houston-The Woodlands-Sugar Land, TX (Metropolitan Statistical Area)</text:p>
          </table:table-cell>
          <table:table-cell office:value-type="float" office:value="48015">
            <text:p>48015</text:p>
          </table:table-cell>
          <table:table-cell office:value-type="string">
            <text:p>Austin, TX </text:p>
          </table:table-cell>
        </table:table-row>
        <table:table-row table:style-name="ro2">
          <table:table-cell office:value-type="float" office:value="26420">
            <text:p>26420</text:p>
          </table:table-cell>
          <table:table-cell office:value-type="string">
            <text:p>Houston-The Woodlands-Sugar Land, TX (Metropolitan Statistical Area)</text:p>
          </table:table-cell>
          <table:table-cell office:value-type="float" office:value="48039">
            <text:p>48039</text:p>
          </table:table-cell>
          <table:table-cell office:value-type="string">
            <text:p>Brazoria, TX </text:p>
          </table:table-cell>
        </table:table-row>
        <table:table-row table:style-name="ro1">
          <table:table-cell office:value-type="float" office:value="26420">
            <text:p>26420</text:p>
          </table:table-cell>
          <table:table-cell office:value-type="string">
            <text:p>Houston-The Woodlands-Sugar Land, TX (Metropolitan Statistical Area)</text:p>
          </table:table-cell>
          <table:table-cell office:value-type="float" office:value="48071">
            <text:p>48071</text:p>
          </table:table-cell>
          <table:table-cell office:value-type="string">
            <text:p>Chambers, TX </text:p>
          </table:table-cell>
        </table:table-row>
        <table:table-row table:style-name="ro1">
          <table:table-cell office:value-type="float" office:value="26420">
            <text:p>26420</text:p>
          </table:table-cell>
          <table:table-cell office:value-type="string">
            <text:p>Houston-The Woodlands-Sugar Land, TX (Metropolitan Statistical Area)</text:p>
          </table:table-cell>
          <table:table-cell office:value-type="float" office:value="48157">
            <text:p>48157</text:p>
          </table:table-cell>
          <table:table-cell office:value-type="string">
            <text:p>Fort Bend, TX </text:p>
          </table:table-cell>
        </table:table-row>
        <table:table-row table:style-name="ro1">
          <table:table-cell office:value-type="float" office:value="26420">
            <text:p>26420</text:p>
          </table:table-cell>
          <table:table-cell office:value-type="string">
            <text:p>Houston-The Woodlands-Sugar Land, TX (Metropolitan Statistical Area)</text:p>
          </table:table-cell>
          <table:table-cell office:value-type="float" office:value="48167">
            <text:p>48167</text:p>
          </table:table-cell>
          <table:table-cell office:value-type="string">
            <text:p>Galveston, TX </text:p>
          </table:table-cell>
        </table:table-row>
        <table:table-row table:style-name="ro1">
          <table:table-cell office:value-type="float" office:value="26420">
            <text:p>26420</text:p>
          </table:table-cell>
          <table:table-cell office:value-type="string">
            <text:p>Houston-The Woodlands-Sugar Land, TX (Metropolitan Statistical Area)</text:p>
          </table:table-cell>
          <table:table-cell office:value-type="float" office:value="48201">
            <text:p>48201</text:p>
          </table:table-cell>
          <table:table-cell office:value-type="string">
            <text:p>Harris, TX </text:p>
          </table:table-cell>
        </table:table-row>
        <table:table-row table:style-name="ro1">
          <table:table-cell office:value-type="float" office:value="26420">
            <text:p>26420</text:p>
          </table:table-cell>
          <table:table-cell office:value-type="string">
            <text:p>Houston-The Woodlands-Sugar Land, TX (Metropolitan Statistical Area)</text:p>
          </table:table-cell>
          <table:table-cell office:value-type="float" office:value="48291">
            <text:p>48291</text:p>
          </table:table-cell>
          <table:table-cell office:value-type="string">
            <text:p>Liberty, TX </text:p>
          </table:table-cell>
        </table:table-row>
        <table:table-row table:style-name="ro1">
          <table:table-cell office:value-type="float" office:value="26420">
            <text:p>26420</text:p>
          </table:table-cell>
          <table:table-cell office:value-type="string">
            <text:p>Houston-The Woodlands-Sugar Land, TX (Metropolitan Statistical Area)</text:p>
          </table:table-cell>
          <table:table-cell office:value-type="float" office:value="48339">
            <text:p>48339</text:p>
          </table:table-cell>
          <table:table-cell office:value-type="string">
            <text:p>Montgomery, TX </text:p>
          </table:table-cell>
        </table:table-row>
        <table:table-row table:style-name="ro1">
          <table:table-cell office:value-type="float" office:value="26420">
            <text:p>26420</text:p>
          </table:table-cell>
          <table:table-cell office:value-type="string">
            <text:p>Houston-The Woodlands-Sugar Land, TX (Metropolitan Statistical Area)</text:p>
          </table:table-cell>
          <table:table-cell office:value-type="float" office:value="48473">
            <text:p>48473</text:p>
          </table:table-cell>
          <table:table-cell office:value-type="string">
            <text:p>Waller, TX </text:p>
          </table:table-cell>
        </table:table-row>
        <table:table-row table:style-name="ro2">
          <table:table-cell office:value-type="float" office:value="26580">
            <text:p>26580</text:p>
          </table:table-cell>
          <table:table-cell office:value-type="string">
            <text:p>Huntington-Ashland, WV-KY-OH (Metropolitan Statistical Area)</text:p>
          </table:table-cell>
          <table:table-cell office:value-type="float" office:value="21019">
            <text:p>21019</text:p>
          </table:table-cell>
          <table:table-cell office:value-type="string">
            <text:p>Boyd, KY </text:p>
          </table:table-cell>
        </table:table-row>
        <table:table-row table:style-name="ro2">
          <table:table-cell office:value-type="float" office:value="26580">
            <text:p>26580</text:p>
          </table:table-cell>
          <table:table-cell office:value-type="string">
            <text:p>Huntington-Ashland, WV-KY-OH (Metropolitan Statistical Area)</text:p>
          </table:table-cell>
          <table:table-cell office:value-type="float" office:value="21089">
            <text:p>21089</text:p>
          </table:table-cell>
          <table:table-cell office:value-type="string">
            <text:p>Greenup, KY </text:p>
          </table:table-cell>
        </table:table-row>
        <table:table-row table:style-name="ro2">
          <table:table-cell office:value-type="float" office:value="26580">
            <text:p>26580</text:p>
          </table:table-cell>
          <table:table-cell office:value-type="string">
            <text:p>Huntington-Ashland, WV-KY-OH (Metropolitan Statistical Area)</text:p>
          </table:table-cell>
          <table:table-cell office:value-type="float" office:value="39087">
            <text:p>39087</text:p>
          </table:table-cell>
          <table:table-cell office:value-type="string">
            <text:p>Lawrence, OH </text:p>
          </table:table-cell>
        </table:table-row>
        <table:table-row table:style-name="ro2">
          <table:table-cell office:value-type="float" office:value="26580">
            <text:p>26580</text:p>
          </table:table-cell>
          <table:table-cell office:value-type="string">
            <text:p>Huntington-Ashland, WV-KY-OH (Metropolitan Statistical Area)</text:p>
          </table:table-cell>
          <table:table-cell office:value-type="float" office:value="54011">
            <text:p>54011</text:p>
          </table:table-cell>
          <table:table-cell office:value-type="string">
            <text:p>Cabell, WV </text:p>
          </table:table-cell>
        </table:table-row>
        <table:table-row table:style-name="ro2">
          <table:table-cell office:value-type="float" office:value="26580">
            <text:p>26580</text:p>
          </table:table-cell>
          <table:table-cell office:value-type="string">
            <text:p>Huntington-Ashland, WV-KY-OH (Metropolitan Statistical Area)</text:p>
          </table:table-cell>
          <table:table-cell office:value-type="float" office:value="54043">
            <text:p>54043</text:p>
          </table:table-cell>
          <table:table-cell office:value-type="string">
            <text:p>Lincoln, WV </text:p>
          </table:table-cell>
        </table:table-row>
        <table:table-row table:style-name="ro2">
          <table:table-cell office:value-type="float" office:value="26580">
            <text:p>26580</text:p>
          </table:table-cell>
          <table:table-cell office:value-type="string">
            <text:p>Huntington-Ashland, WV-KY-OH (Metropolitan Statistical Area)</text:p>
          </table:table-cell>
          <table:table-cell office:value-type="float" office:value="54079">
            <text:p>54079</text:p>
          </table:table-cell>
          <table:table-cell office:value-type="string">
            <text:p>Putnam, WV </text:p>
          </table:table-cell>
        </table:table-row>
        <table:table-row table:style-name="ro2">
          <table:table-cell office:value-type="float" office:value="26580">
            <text:p>26580</text:p>
          </table:table-cell>
          <table:table-cell office:value-type="string">
            <text:p>Huntington-Ashland, WV-KY-OH (Metropolitan Statistical Area)</text:p>
          </table:table-cell>
          <table:table-cell office:value-type="float" office:value="54099">
            <text:p>54099</text:p>
          </table:table-cell>
          <table:table-cell office:value-type="string">
            <text:p>Wayne, WV </text:p>
          </table:table-cell>
        </table:table-row>
        <table:table-row table:style-name="ro1">
          <table:table-cell office:value-type="float" office:value="26620">
            <text:p>26620</text:p>
          </table:table-cell>
          <table:table-cell office:value-type="string">
            <text:p>Huntsville, AL (Metropolitan Statistical Area)</text:p>
          </table:table-cell>
          <table:table-cell office:value-type="float" office:value="1083">
            <text:p>1083</text:p>
          </table:table-cell>
          <table:table-cell office:value-type="string">
            <text:p>Limestone, AL </text:p>
          </table:table-cell>
        </table:table-row>
        <table:table-row table:style-name="ro1">
          <table:table-cell office:value-type="float" office:value="26620">
            <text:p>26620</text:p>
          </table:table-cell>
          <table:table-cell office:value-type="string">
            <text:p>Huntsville, AL (Metropolitan Statistical Area)</text:p>
          </table:table-cell>
          <table:table-cell office:value-type="float" office:value="1089">
            <text:p>1089</text:p>
          </table:table-cell>
          <table:table-cell office:value-type="string">
            <text:p>Madison, AL </text:p>
          </table:table-cell>
        </table:table-row>
        <table:table-row table:style-name="ro1">
          <table:table-cell office:value-type="float" office:value="26820">
            <text:p>26820</text:p>
          </table:table-cell>
          <table:table-cell office:value-type="string">
            <text:p>Idaho Falls, ID (Metropolitan Statistical Area)</text:p>
          </table:table-cell>
          <table:table-cell office:value-type="float" office:value="16019">
            <text:p>16019</text:p>
          </table:table-cell>
          <table:table-cell office:value-type="string">
            <text:p>Bonneville, ID </text:p>
          </table:table-cell>
        </table:table-row>
        <table:table-row table:style-name="ro1">
          <table:table-cell office:value-type="float" office:value="26820">
            <text:p>26820</text:p>
          </table:table-cell>
          <table:table-cell office:value-type="string">
            <text:p>Idaho Falls, ID (Metropolitan Statistical Area)</text:p>
          </table:table-cell>
          <table:table-cell office:value-type="float" office:value="16023">
            <text:p>16023</text:p>
          </table:table-cell>
          <table:table-cell office:value-type="string">
            <text:p>Butte, ID </text:p>
          </table:table-cell>
        </table:table-row>
        <table:table-row table:style-name="ro1">
          <table:table-cell office:value-type="float" office:value="26820">
            <text:p>26820</text:p>
          </table:table-cell>
          <table:table-cell office:value-type="string">
            <text:p>Idaho Falls, ID (Metropolitan Statistical Area)</text:p>
          </table:table-cell>
          <table:table-cell office:value-type="float" office:value="16051">
            <text:p>16051</text:p>
          </table:table-cell>
          <table:table-cell office:value-type="string">
            <text:p>Jefferson, ID </text:p>
          </table:table-cell>
        </table:table-row>
        <table:table-row table:style-name="ro2">
          <table:table-cell office:value-type="float" office:value="26900">
            <text:p>26900</text:p>
          </table:table-cell>
          <table:table-cell office:value-type="string">
            <text:p>Indianapolis-Carmel-Anderson, IN (Metropolitan Statistical Area)</text:p>
          </table:table-cell>
          <table:table-cell office:value-type="float" office:value="18011">
            <text:p>18011</text:p>
          </table:table-cell>
          <table:table-cell office:value-type="string">
            <text:p>Boone, IN </text:p>
          </table:table-cell>
        </table:table-row>
        <table:table-row table:style-name="ro2">
          <table:table-cell office:value-type="float" office:value="26900">
            <text:p>26900</text:p>
          </table:table-cell>
          <table:table-cell office:value-type="string">
            <text:p>Indianapolis-Carmel-Anderson, IN (Metropolitan Statistical Area)</text:p>
          </table:table-cell>
          <table:table-cell office:value-type="float" office:value="18013">
            <text:p>18013</text:p>
          </table:table-cell>
          <table:table-cell office:value-type="string">
            <text:p>Brown, IN </text:p>
          </table:table-cell>
        </table:table-row>
        <table:table-row table:style-name="ro2">
          <table:table-cell office:value-type="float" office:value="26900">
            <text:p>26900</text:p>
          </table:table-cell>
          <table:table-cell office:value-type="string">
            <text:p>Indianapolis-Carmel-Anderson, IN (Metropolitan Statistical Area)</text:p>
          </table:table-cell>
          <table:table-cell office:value-type="float" office:value="18057">
            <text:p>18057</text:p>
          </table:table-cell>
          <table:table-cell office:value-type="string">
            <text:p>Hamilton, IN </text:p>
          </table:table-cell>
        </table:table-row>
        <table:table-row table:style-name="ro2">
          <table:table-cell office:value-type="float" office:value="26900">
            <text:p>26900</text:p>
          </table:table-cell>
          <table:table-cell office:value-type="string">
            <text:p>Indianapolis-Carmel-Anderson, IN (Metropolitan Statistical Area)</text:p>
          </table:table-cell>
          <table:table-cell office:value-type="float" office:value="18059">
            <text:p>18059</text:p>
          </table:table-cell>
          <table:table-cell office:value-type="string">
            <text:p>Hancock, IN </text:p>
          </table:table-cell>
        </table:table-row>
        <table:table-row table:style-name="ro2">
          <table:table-cell office:value-type="float" office:value="26900">
            <text:p>26900</text:p>
          </table:table-cell>
          <table:table-cell office:value-type="string">
            <text:p>Indianapolis-Carmel-Anderson, IN (Metropolitan Statistical Area)</text:p>
          </table:table-cell>
          <table:table-cell office:value-type="float" office:value="18063">
            <text:p>18063</text:p>
          </table:table-cell>
          <table:table-cell office:value-type="string">
            <text:p>Hendricks, IN </text:p>
          </table:table-cell>
        </table:table-row>
        <table:table-row table:style-name="ro2">
          <table:table-cell office:value-type="float" office:value="26900">
            <text:p>26900</text:p>
          </table:table-cell>
          <table:table-cell office:value-type="string">
            <text:p>Indianapolis-Carmel-Anderson, IN (Metropolitan Statistical Area)</text:p>
          </table:table-cell>
          <table:table-cell office:value-type="float" office:value="18081">
            <text:p>18081</text:p>
          </table:table-cell>
          <table:table-cell office:value-type="string">
            <text:p>Johnson, IN </text:p>
          </table:table-cell>
        </table:table-row>
        <table:table-row table:style-name="ro2">
          <table:table-cell office:value-type="float" office:value="26900">
            <text:p>26900</text:p>
          </table:table-cell>
          <table:table-cell office:value-type="string">
            <text:p>Indianapolis-Carmel-Anderson, IN (Metropolitan Statistical Area)</text:p>
          </table:table-cell>
          <table:table-cell office:value-type="float" office:value="18095">
            <text:p>18095</text:p>
          </table:table-cell>
          <table:table-cell office:value-type="string">
            <text:p>Madison, IN </text:p>
          </table:table-cell>
        </table:table-row>
        <table:table-row table:style-name="ro2">
          <table:table-cell office:value-type="float" office:value="26900">
            <text:p>26900</text:p>
          </table:table-cell>
          <table:table-cell office:value-type="string">
            <text:p>Indianapolis-Carmel-Anderson, IN (Metropolitan Statistical Area)</text:p>
          </table:table-cell>
          <table:table-cell office:value-type="float" office:value="18097">
            <text:p>18097</text:p>
          </table:table-cell>
          <table:table-cell office:value-type="string">
            <text:p>Marion, IN </text:p>
          </table:table-cell>
        </table:table-row>
        <table:table-row table:style-name="ro2">
          <table:table-cell office:value-type="float" office:value="26900">
            <text:p>26900</text:p>
          </table:table-cell>
          <table:table-cell office:value-type="string">
            <text:p>Indianapolis-Carmel-Anderson, IN (Metropolitan Statistical Area)</text:p>
          </table:table-cell>
          <table:table-cell office:value-type="float" office:value="18109">
            <text:p>18109</text:p>
          </table:table-cell>
          <table:table-cell office:value-type="string">
            <text:p>Morgan, IN </text:p>
          </table:table-cell>
        </table:table-row>
        <table:table-row table:style-name="ro2">
          <table:table-cell office:value-type="float" office:value="26900">
            <text:p>26900</text:p>
          </table:table-cell>
          <table:table-cell office:value-type="string">
            <text:p>Indianapolis-Carmel-Anderson, IN (Metropolitan Statistical Area)</text:p>
          </table:table-cell>
          <table:table-cell office:value-type="float" office:value="18133">
            <text:p>18133</text:p>
          </table:table-cell>
          <table:table-cell office:value-type="string">
            <text:p>Putnam, IN </text:p>
          </table:table-cell>
        </table:table-row>
        <table:table-row table:style-name="ro2">
          <table:table-cell office:value-type="float" office:value="26900">
            <text:p>26900</text:p>
          </table:table-cell>
          <table:table-cell office:value-type="string">
            <text:p>Indianapolis-Carmel-Anderson, IN (Metropolitan Statistical Area)</text:p>
          </table:table-cell>
          <table:table-cell office:value-type="float" office:value="18145">
            <text:p>18145</text:p>
          </table:table-cell>
          <table:table-cell office:value-type="string">
            <text:p>Shelby, IN </text:p>
          </table:table-cell>
        </table:table-row>
        <table:table-row table:style-name="ro1">
          <table:table-cell office:value-type="float" office:value="26980">
            <text:p>26980</text:p>
          </table:table-cell>
          <table:table-cell office:value-type="string">
            <text:p>Iowa City, IA (Metropolitan Statistical Area)</text:p>
          </table:table-cell>
          <table:table-cell office:value-type="float" office:value="19103">
            <text:p>19103</text:p>
          </table:table-cell>
          <table:table-cell office:value-type="string">
            <text:p>Johnson, IA </text:p>
          </table:table-cell>
        </table:table-row>
        <table:table-row table:style-name="ro1">
          <table:table-cell office:value-type="float" office:value="26980">
            <text:p>26980</text:p>
          </table:table-cell>
          <table:table-cell office:value-type="string">
            <text:p>Iowa City, IA (Metropolitan Statistical Area)</text:p>
          </table:table-cell>
          <table:table-cell office:value-type="float" office:value="19183">
            <text:p>19183</text:p>
          </table:table-cell>
          <table:table-cell office:value-type="string">
            <text:p>Washington, IA </text:p>
          </table:table-cell>
        </table:table-row>
        <table:table-row table:style-name="ro1">
          <table:table-cell office:value-type="float" office:value="27060">
            <text:p>27060</text:p>
          </table:table-cell>
          <table:table-cell office:value-type="string">
            <text:p>Ithaca, NY (Metropolitan Statistical Area)</text:p>
          </table:table-cell>
          <table:table-cell office:value-type="float" office:value="36109">
            <text:p>36109</text:p>
          </table:table-cell>
          <table:table-cell office:value-type="string">
            <text:p>Tompkins, NY </text:p>
          </table:table-cell>
        </table:table-row>
        <table:table-row table:style-name="ro1">
          <table:table-cell office:value-type="float" office:value="27100">
            <text:p>27100</text:p>
          </table:table-cell>
          <table:table-cell office:value-type="string">
            <text:p>Jackson, MI (Metropolitan Statistical Area)</text:p>
          </table:table-cell>
          <table:table-cell office:value-type="float" office:value="26075">
            <text:p>26075</text:p>
          </table:table-cell>
          <table:table-cell office:value-type="string">
            <text:p>Jackson, MI </text:p>
          </table:table-cell>
        </table:table-row>
        <table:table-row table:style-name="ro2">
          <table:table-cell office:value-type="float" office:value="27140">
            <text:p>27140</text:p>
          </table:table-cell>
          <table:table-cell office:value-type="string">
            <text:p>Jackson, MS (Metropolitan Statistical Area)</text:p>
          </table:table-cell>
          <table:table-cell office:value-type="float" office:value="28029">
            <text:p>28029</text:p>
          </table:table-cell>
          <table:table-cell office:value-type="string">
            <text:p>Copiah, MS </text:p>
          </table:table-cell>
        </table:table-row>
        <table:table-row table:style-name="ro1">
          <table:table-cell office:value-type="float" office:value="27140">
            <text:p>27140</text:p>
          </table:table-cell>
          <table:table-cell office:value-type="string">
            <text:p>Jackson, MS (Metropolitan Statistical Area)</text:p>
          </table:table-cell>
          <table:table-cell office:value-type="float" office:value="28049">
            <text:p>28049</text:p>
          </table:table-cell>
          <table:table-cell office:value-type="string">
            <text:p>Hinds, MS </text:p>
          </table:table-cell>
        </table:table-row>
        <table:table-row table:style-name="ro1">
          <table:table-cell office:value-type="float" office:value="27140">
            <text:p>27140</text:p>
          </table:table-cell>
          <table:table-cell office:value-type="string">
            <text:p>Jackson, MS (Metropolitan Statistical Area)</text:p>
          </table:table-cell>
          <table:table-cell office:value-type="float" office:value="28089">
            <text:p>28089</text:p>
          </table:table-cell>
          <table:table-cell office:value-type="string">
            <text:p>Madison, MS </text:p>
          </table:table-cell>
        </table:table-row>
        <table:table-row table:style-name="ro1">
          <table:table-cell office:value-type="float" office:value="27140">
            <text:p>27140</text:p>
          </table:table-cell>
          <table:table-cell office:value-type="string">
            <text:p>Jackson, MS (Metropolitan Statistical Area)</text:p>
          </table:table-cell>
          <table:table-cell office:value-type="float" office:value="28121">
            <text:p>28121</text:p>
          </table:table-cell>
          <table:table-cell office:value-type="string">
            <text:p>Rankin, MS </text:p>
          </table:table-cell>
        </table:table-row>
        <table:table-row table:style-name="ro1">
          <table:table-cell office:value-type="float" office:value="27140">
            <text:p>27140</text:p>
          </table:table-cell>
          <table:table-cell office:value-type="string">
            <text:p>Jackson, MS (Metropolitan Statistical Area)</text:p>
          </table:table-cell>
          <table:table-cell office:value-type="float" office:value="28127">
            <text:p>28127</text:p>
          </table:table-cell>
          <table:table-cell office:value-type="string">
            <text:p>Simpson, MS </text:p>
          </table:table-cell>
        </table:table-row>
        <table:table-row table:style-name="ro2">
          <table:table-cell office:value-type="float" office:value="27140">
            <text:p>27140</text:p>
          </table:table-cell>
          <table:table-cell office:value-type="string">
            <text:p>Jackson, MS (Metropolitan Statistical Area)</text:p>
          </table:table-cell>
          <table:table-cell office:value-type="float" office:value="28163">
            <text:p>28163</text:p>
          </table:table-cell>
          <table:table-cell office:value-type="string">
            <text:p>Yazoo, MS </text:p>
          </table:table-cell>
        </table:table-row>
        <table:table-row table:style-name="ro1">
          <table:table-cell office:value-type="float" office:value="27180">
            <text:p>27180</text:p>
          </table:table-cell>
          <table:table-cell office:value-type="string">
            <text:p>Jackson, TN (Metropolitan Statistical Area)</text:p>
          </table:table-cell>
          <table:table-cell office:value-type="float" office:value="47023">
            <text:p>47023</text:p>
          </table:table-cell>
          <table:table-cell office:value-type="string">
            <text:p>Chester, TN </text:p>
          </table:table-cell>
        </table:table-row>
        <table:table-row table:style-name="ro1">
          <table:table-cell office:value-type="float" office:value="27180">
            <text:p>27180</text:p>
          </table:table-cell>
          <table:table-cell office:value-type="string">
            <text:p>Jackson, TN (Metropolitan Statistical Area)</text:p>
          </table:table-cell>
          <table:table-cell office:value-type="float" office:value="47033">
            <text:p>47033</text:p>
          </table:table-cell>
          <table:table-cell office:value-type="string">
            <text:p>Crockett, TN </text:p>
          </table:table-cell>
        </table:table-row>
        <table:table-row table:style-name="ro1">
          <table:table-cell office:value-type="float" office:value="27180">
            <text:p>27180</text:p>
          </table:table-cell>
          <table:table-cell office:value-type="string">
            <text:p>Jackson, TN (Metropolitan Statistical Area)</text:p>
          </table:table-cell>
          <table:table-cell office:value-type="float" office:value="47113">
            <text:p>47113</text:p>
          </table:table-cell>
          <table:table-cell office:value-type="string">
            <text:p>Madison, TN </text:p>
          </table:table-cell>
        </table:table-row>
        <table:table-row table:style-name="ro1">
          <table:table-cell office:value-type="float" office:value="27260">
            <text:p>27260</text:p>
          </table:table-cell>
          <table:table-cell office:value-type="string">
            <text:p>Jacksonville, FL (Metropolitan Statistical Area)</text:p>
          </table:table-cell>
          <table:table-cell office:value-type="float" office:value="12003">
            <text:p>12003</text:p>
          </table:table-cell>
          <table:table-cell office:value-type="string">
            <text:p>Baker, FL </text:p>
          </table:table-cell>
        </table:table-row>
        <table:table-row table:style-name="ro1">
          <table:table-cell office:value-type="float" office:value="27260">
            <text:p>27260</text:p>
          </table:table-cell>
          <table:table-cell office:value-type="string">
            <text:p>Jacksonville, FL (Metropolitan Statistical Area)</text:p>
          </table:table-cell>
          <table:table-cell office:value-type="float" office:value="12019">
            <text:p>12019</text:p>
          </table:table-cell>
          <table:table-cell office:value-type="string">
            <text:p>Clay, FL </text:p>
          </table:table-cell>
        </table:table-row>
        <table:table-row table:style-name="ro2">
          <table:table-cell office:value-type="float" office:value="27260">
            <text:p>27260</text:p>
          </table:table-cell>
          <table:table-cell office:value-type="string">
            <text:p>Jacksonville, FL (Metropolitan Statistical Area)</text:p>
          </table:table-cell>
          <table:table-cell office:value-type="float" office:value="12031">
            <text:p>12031</text:p>
          </table:table-cell>
          <table:table-cell office:value-type="string">
            <text:p>Duval, FL </text:p>
          </table:table-cell>
        </table:table-row>
        <table:table-row table:style-name="ro1">
          <table:table-cell office:value-type="float" office:value="27260">
            <text:p>27260</text:p>
          </table:table-cell>
          <table:table-cell office:value-type="string">
            <text:p>Jacksonville, FL (Metropolitan Statistical Area)</text:p>
          </table:table-cell>
          <table:table-cell office:value-type="float" office:value="12089">
            <text:p>12089</text:p>
          </table:table-cell>
          <table:table-cell office:value-type="string">
            <text:p>Nassau, FL </text:p>
          </table:table-cell>
        </table:table-row>
        <table:table-row table:style-name="ro1">
          <table:table-cell office:value-type="float" office:value="27260">
            <text:p>27260</text:p>
          </table:table-cell>
          <table:table-cell office:value-type="string">
            <text:p>Jacksonville, FL (Metropolitan Statistical Area)</text:p>
          </table:table-cell>
          <table:table-cell office:value-type="float" office:value="12109">
            <text:p>12109</text:p>
          </table:table-cell>
          <table:table-cell office:value-type="string">
            <text:p>St. Johns, FL </text:p>
          </table:table-cell>
        </table:table-row>
        <table:table-row table:style-name="ro2">
          <table:table-cell office:value-type="float" office:value="27340">
            <text:p>27340</text:p>
          </table:table-cell>
          <table:table-cell office:value-type="string">
            <text:p>Jacksonville, NC (Metropolitan Statistical Area)</text:p>
          </table:table-cell>
          <table:table-cell office:value-type="float" office:value="37133">
            <text:p>37133</text:p>
          </table:table-cell>
          <table:table-cell office:value-type="string">
            <text:p>Onslow, NC </text:p>
          </table:table-cell>
        </table:table-row>
        <table:table-row table:style-name="ro2">
          <table:table-cell office:value-type="float" office:value="27500">
            <text:p>27500</text:p>
          </table:table-cell>
          <table:table-cell office:value-type="string">
            <text:p>Janesville-Beloit, WI (Metropolitan Statistical Area)</text:p>
          </table:table-cell>
          <table:table-cell office:value-type="float" office:value="55105">
            <text:p>55105</text:p>
          </table:table-cell>
          <table:table-cell office:value-type="string">
            <text:p>Rock, WI </text:p>
          </table:table-cell>
        </table:table-row>
        <table:table-row table:style-name="ro2">
          <table:table-cell office:value-type="float" office:value="27620">
            <text:p>27620</text:p>
          </table:table-cell>
          <table:table-cell office:value-type="string">
            <text:p>Jefferson City, MO (Metropolitan Statistical Area)</text:p>
          </table:table-cell>
          <table:table-cell office:value-type="float" office:value="29027">
            <text:p>29027</text:p>
          </table:table-cell>
          <table:table-cell office:value-type="string">
            <text:p>Callaway, MO </text:p>
          </table:table-cell>
        </table:table-row>
        <table:table-row table:style-name="ro1">
          <table:table-cell office:value-type="float" office:value="27620">
            <text:p>27620</text:p>
          </table:table-cell>
          <table:table-cell office:value-type="string">
            <text:p>Jefferson City, MO (Metropolitan Statistical Area)</text:p>
          </table:table-cell>
          <table:table-cell office:value-type="float" office:value="29051">
            <text:p>29051</text:p>
          </table:table-cell>
          <table:table-cell office:value-type="string">
            <text:p>Cole, MO </text:p>
          </table:table-cell>
        </table:table-row>
        <table:table-row table:style-name="ro2">
          <table:table-cell office:value-type="float" office:value="27620">
            <text:p>27620</text:p>
          </table:table-cell>
          <table:table-cell office:value-type="string">
            <text:p>Jefferson City, MO (Metropolitan Statistical Area)</text:p>
          </table:table-cell>
          <table:table-cell office:value-type="float" office:value="29135">
            <text:p>29135</text:p>
          </table:table-cell>
          <table:table-cell office:value-type="string">
            <text:p>Moniteau, MO </text:p>
          </table:table-cell>
        </table:table-row>
        <table:table-row table:style-name="ro1">
          <table:table-cell office:value-type="float" office:value="27620">
            <text:p>27620</text:p>
          </table:table-cell>
          <table:table-cell office:value-type="string">
            <text:p>Jefferson City, MO (Metropolitan Statistical Area)</text:p>
          </table:table-cell>
          <table:table-cell office:value-type="float" office:value="29151">
            <text:p>29151</text:p>
          </table:table-cell>
          <table:table-cell office:value-type="string">
            <text:p>Osage, MO </text:p>
          </table:table-cell>
        </table:table-row>
        <table:table-row table:style-name="ro1">
          <table:table-cell office:value-type="float" office:value="27740">
            <text:p>27740</text:p>
          </table:table-cell>
          <table:table-cell office:value-type="string">
            <text:p>Johnson City, TN (Metropolitan Statistical Area)</text:p>
          </table:table-cell>
          <table:table-cell office:value-type="float" office:value="47019">
            <text:p>47019</text:p>
          </table:table-cell>
          <table:table-cell office:value-type="string">
            <text:p>Carter, TN </text:p>
          </table:table-cell>
        </table:table-row>
        <table:table-row table:style-name="ro2">
          <table:table-cell office:value-type="float" office:value="27740">
            <text:p>27740</text:p>
          </table:table-cell>
          <table:table-cell office:value-type="string">
            <text:p>Johnson City, TN (Metropolitan Statistical Area)</text:p>
          </table:table-cell>
          <table:table-cell office:value-type="float" office:value="47171">
            <text:p>47171</text:p>
          </table:table-cell>
          <table:table-cell office:value-type="string">
            <text:p>Unicoi, TN </text:p>
          </table:table-cell>
        </table:table-row>
        <table:table-row table:style-name="ro1">
          <table:table-cell office:value-type="float" office:value="27740">
            <text:p>27740</text:p>
          </table:table-cell>
          <table:table-cell office:value-type="string">
            <text:p>Johnson City, TN (Metropolitan Statistical Area)</text:p>
          </table:table-cell>
          <table:table-cell office:value-type="float" office:value="47179">
            <text:p>47179</text:p>
          </table:table-cell>
          <table:table-cell office:value-type="string">
            <text:p>Washington, TN </text:p>
          </table:table-cell>
        </table:table-row>
        <table:table-row table:style-name="ro2">
          <table:table-cell office:value-type="float" office:value="27780">
            <text:p>27780</text:p>
          </table:table-cell>
          <table:table-cell office:value-type="string">
            <text:p>Johnstown, PA (Metropolitan Statistical Area)</text:p>
          </table:table-cell>
          <table:table-cell office:value-type="float" office:value="42021">
            <text:p>42021</text:p>
          </table:table-cell>
          <table:table-cell office:value-type="string">
            <text:p>Cambria, PA </text:p>
          </table:table-cell>
        </table:table-row>
        <table:table-row table:style-name="ro2">
          <table:table-cell office:value-type="float" office:value="27860">
            <text:p>27860</text:p>
          </table:table-cell>
          <table:table-cell office:value-type="string">
            <text:p>Jonesboro, AR (Metropolitan Statistical Area)</text:p>
          </table:table-cell>
          <table:table-cell office:value-type="float" office:value="5031">
            <text:p>5031</text:p>
          </table:table-cell>
          <table:table-cell office:value-type="string">
            <text:p>Craighead, AR </text:p>
          </table:table-cell>
        </table:table-row>
        <table:table-row table:style-name="ro2">
          <table:table-cell office:value-type="float" office:value="27860">
            <text:p>27860</text:p>
          </table:table-cell>
          <table:table-cell office:value-type="string">
            <text:p>Jonesboro, AR (Metropolitan Statistical Area)</text:p>
          </table:table-cell>
          <table:table-cell office:value-type="float" office:value="5111">
            <text:p>5111</text:p>
          </table:table-cell>
          <table:table-cell office:value-type="string">
            <text:p>Poinsett, AR </text:p>
          </table:table-cell>
        </table:table-row>
        <table:table-row table:style-name="ro1">
          <table:table-cell office:value-type="float" office:value="27900">
            <text:p>27900</text:p>
          </table:table-cell>
          <table:table-cell office:value-type="string">
            <text:p>Joplin, MO (Metropolitan Statistical Area)</text:p>
          </table:table-cell>
          <table:table-cell office:value-type="float" office:value="29097">
            <text:p>29097</text:p>
          </table:table-cell>
          <table:table-cell office:value-type="string">
            <text:p>Jasper, MO </text:p>
          </table:table-cell>
        </table:table-row>
        <table:table-row table:style-name="ro1">
          <table:table-cell office:value-type="float" office:value="27900">
            <text:p>27900</text:p>
          </table:table-cell>
          <table:table-cell office:value-type="string">
            <text:p>Joplin, MO (Metropolitan Statistical Area)</text:p>
          </table:table-cell>
          <table:table-cell office:value-type="float" office:value="29145">
            <text:p>29145</text:p>
          </table:table-cell>
          <table:table-cell office:value-type="string">
            <text:p>Newton, MO </text:p>
          </table:table-cell>
        </table:table-row>
        <table:table-row table:style-name="ro2">
          <table:table-cell office:value-type="float" office:value="27980">
            <text:p>27980</text:p>
          </table:table-cell>
          <table:table-cell office:value-type="string">
            <text:p>Kahului-Wailuku-Lahaina, HI (Metropolitan Statistical Area)</text:p>
          </table:table-cell>
          <table:table-cell office:value-type="float" office:value="15901">
            <text:p>15901</text:p>
          </table:table-cell>
          <table:table-cell office:value-type="string">
            <text:p>Maui + Kalawao, HI </text:p>
          </table:table-cell>
        </table:table-row>
        <table:table-row table:style-name="ro1">
          <table:table-cell office:value-type="float" office:value="28020">
            <text:p>28020</text:p>
          </table:table-cell>
          <table:table-cell office:value-type="string">
            <text:p>Kalamazoo-Portage, MI (Metropolitan Statistical Area)</text:p>
          </table:table-cell>
          <table:table-cell office:value-type="float" office:value="26077">
            <text:p>26077</text:p>
          </table:table-cell>
          <table:table-cell office:value-type="string">
            <text:p>Kalamazoo, MI </text:p>
          </table:table-cell>
        </table:table-row>
        <table:table-row table:style-name="ro2">
          <table:table-cell office:value-type="float" office:value="28020">
            <text:p>28020</text:p>
          </table:table-cell>
          <table:table-cell office:value-type="string">
            <text:p>Kalamazoo-Portage, MI (Metropolitan Statistical Area)</text:p>
          </table:table-cell>
          <table:table-cell office:value-type="float" office:value="26159">
            <text:p>26159</text:p>
          </table:table-cell>
          <table:table-cell office:value-type="string">
            <text:p>Van Buren, MI </text:p>
          </table:table-cell>
        </table:table-row>
        <table:table-row table:style-name="ro2">
          <table:table-cell office:value-type="float" office:value="28100">
            <text:p>28100</text:p>
          </table:table-cell>
          <table:table-cell office:value-type="string">
            <text:p>Kankakee, IL (Metropolitan Statistical Area)</text:p>
          </table:table-cell>
          <table:table-cell office:value-type="float" office:value="17091">
            <text:p>17091</text:p>
          </table:table-cell>
          <table:table-cell office:value-type="string">
            <text:p>Kankakee, IL </text:p>
          </table:table-cell>
        </table:table-row>
        <table:table-row table:style-name="ro1">
          <table:table-cell office:value-type="float" office:value="28140">
            <text:p>28140</text:p>
          </table:table-cell>
          <table:table-cell office:value-type="string">
            <text:p>Kansas City, MO-KS (Metropolitan Statistical Area)</text:p>
          </table:table-cell>
          <table:table-cell office:value-type="float" office:value="20091">
            <text:p>20091</text:p>
          </table:table-cell>
          <table:table-cell office:value-type="string">
            <text:p>Johnson, KS </text:p>
          </table:table-cell>
        </table:table-row>
        <table:table-row table:style-name="ro1">
          <table:table-cell office:value-type="float" office:value="28140">
            <text:p>28140</text:p>
          </table:table-cell>
          <table:table-cell office:value-type="string">
            <text:p>Kansas City, MO-KS (Metropolitan Statistical Area)</text:p>
          </table:table-cell>
          <table:table-cell office:value-type="float" office:value="20103">
            <text:p>20103</text:p>
          </table:table-cell>
          <table:table-cell office:value-type="string">
            <text:p>Leavenworth, KS </text:p>
          </table:table-cell>
        </table:table-row>
        <table:table-row table:style-name="ro2">
          <table:table-cell office:value-type="float" office:value="28140">
            <text:p>28140</text:p>
          </table:table-cell>
          <table:table-cell office:value-type="string">
            <text:p>Kansas City, MO-KS (Metropolitan Statistical Area)</text:p>
          </table:table-cell>
          <table:table-cell office:value-type="float" office:value="20107">
            <text:p>20107</text:p>
          </table:table-cell>
          <table:table-cell office:value-type="string">
            <text:p>Linn, KS </text:p>
          </table:table-cell>
        </table:table-row>
        <table:table-row table:style-name="ro1">
          <table:table-cell office:value-type="float" office:value="28140">
            <text:p>28140</text:p>
          </table:table-cell>
          <table:table-cell office:value-type="string">
            <text:p>Kansas City, MO-KS (Metropolitan Statistical Area)</text:p>
          </table:table-cell>
          <table:table-cell office:value-type="float" office:value="20121">
            <text:p>20121</text:p>
          </table:table-cell>
          <table:table-cell office:value-type="string">
            <text:p>Miami, KS </text:p>
          </table:table-cell>
        </table:table-row>
        <table:table-row table:style-name="ro2">
          <table:table-cell office:value-type="float" office:value="28140">
            <text:p>28140</text:p>
          </table:table-cell>
          <table:table-cell office:value-type="string">
            <text:p>Kansas City, MO-KS (Metropolitan Statistical Area)</text:p>
          </table:table-cell>
          <table:table-cell office:value-type="float" office:value="20209">
            <text:p>20209</text:p>
          </table:table-cell>
          <table:table-cell office:value-type="string">
            <text:p>Wyandotte, KS </text:p>
          </table:table-cell>
        </table:table-row>
        <table:table-row table:style-name="ro1">
          <table:table-cell office:value-type="float" office:value="28140">
            <text:p>28140</text:p>
          </table:table-cell>
          <table:table-cell office:value-type="string">
            <text:p>Kansas City, MO-KS (Metropolitan Statistical Area)</text:p>
          </table:table-cell>
          <table:table-cell office:value-type="float" office:value="29013">
            <text:p>29013</text:p>
          </table:table-cell>
          <table:table-cell office:value-type="string">
            <text:p>Bates, MO </text:p>
          </table:table-cell>
        </table:table-row>
        <table:table-row table:style-name="ro1">
          <table:table-cell office:value-type="float" office:value="28140">
            <text:p>28140</text:p>
          </table:table-cell>
          <table:table-cell office:value-type="string">
            <text:p>Kansas City, MO-KS (Metropolitan Statistical Area)</text:p>
          </table:table-cell>
          <table:table-cell office:value-type="float" office:value="29025">
            <text:p>29025</text:p>
          </table:table-cell>
          <table:table-cell office:value-type="string">
            <text:p>Caldwell, MO </text:p>
          </table:table-cell>
        </table:table-row>
        <table:table-row table:style-name="ro2">
          <table:table-cell office:value-type="float" office:value="28140">
            <text:p>28140</text:p>
          </table:table-cell>
          <table:table-cell office:value-type="string">
            <text:p>Kansas City, MO-KS (Metropolitan Statistical Area)</text:p>
          </table:table-cell>
          <table:table-cell office:value-type="float" office:value="29037">
            <text:p>29037</text:p>
          </table:table-cell>
          <table:table-cell office:value-type="string">
            <text:p>Cass, MO </text:p>
          </table:table-cell>
        </table:table-row>
        <table:table-row table:style-name="ro1">
          <table:table-cell office:value-type="float" office:value="28140">
            <text:p>28140</text:p>
          </table:table-cell>
          <table:table-cell office:value-type="string">
            <text:p>Kansas City, MO-KS (Metropolitan Statistical Area)</text:p>
          </table:table-cell>
          <table:table-cell office:value-type="float" office:value="29047">
            <text:p>29047</text:p>
          </table:table-cell>
          <table:table-cell office:value-type="string">
            <text:p>Clay, MO </text:p>
          </table:table-cell>
        </table:table-row>
        <table:table-row table:style-name="ro1">
          <table:table-cell office:value-type="float" office:value="28140">
            <text:p>28140</text:p>
          </table:table-cell>
          <table:table-cell office:value-type="string">
            <text:p>Kansas City, MO-KS (Metropolitan Statistical Area)</text:p>
          </table:table-cell>
          <table:table-cell office:value-type="float" office:value="29049">
            <text:p>29049</text:p>
          </table:table-cell>
          <table:table-cell office:value-type="string">
            <text:p>Clinton, MO </text:p>
          </table:table-cell>
        </table:table-row>
        <table:table-row table:style-name="ro1">
          <table:table-cell office:value-type="float" office:value="28140">
            <text:p>28140</text:p>
          </table:table-cell>
          <table:table-cell office:value-type="string">
            <text:p>Kansas City, MO-KS (Metropolitan Statistical Area)</text:p>
          </table:table-cell>
          <table:table-cell office:value-type="float" office:value="29095">
            <text:p>29095</text:p>
          </table:table-cell>
          <table:table-cell office:value-type="string">
            <text:p>Jackson, MO </text:p>
          </table:table-cell>
        </table:table-row>
        <table:table-row table:style-name="ro1">
          <table:table-cell office:value-type="float" office:value="28140">
            <text:p>28140</text:p>
          </table:table-cell>
          <table:table-cell office:value-type="string">
            <text:p>Kansas City, MO-KS (Metropolitan Statistical Area)</text:p>
          </table:table-cell>
          <table:table-cell office:value-type="float" office:value="29107">
            <text:p>29107</text:p>
          </table:table-cell>
          <table:table-cell office:value-type="string">
            <text:p>Lafayette, MO </text:p>
          </table:table-cell>
        </table:table-row>
        <table:table-row table:style-name="ro1">
          <table:table-cell office:value-type="float" office:value="28140">
            <text:p>28140</text:p>
          </table:table-cell>
          <table:table-cell office:value-type="string">
            <text:p>Kansas City, MO-KS (Metropolitan Statistical Area)</text:p>
          </table:table-cell>
          <table:table-cell office:value-type="float" office:value="29165">
            <text:p>29165</text:p>
          </table:table-cell>
          <table:table-cell office:value-type="string">
            <text:p>Platte, MO </text:p>
          </table:table-cell>
        </table:table-row>
        <table:table-row table:style-name="ro1">
          <table:table-cell office:value-type="float" office:value="28140">
            <text:p>28140</text:p>
          </table:table-cell>
          <table:table-cell office:value-type="string">
            <text:p>Kansas City, MO-KS (Metropolitan Statistical Area)</text:p>
          </table:table-cell>
          <table:table-cell office:value-type="float" office:value="29177">
            <text:p>29177</text:p>
          </table:table-cell>
          <table:table-cell office:value-type="string">
            <text:p>Ray, MO </text:p>
          </table:table-cell>
        </table:table-row>
        <table:table-row table:style-name="ro2">
          <table:table-cell office:value-type="float" office:value="28420">
            <text:p>28420</text:p>
          </table:table-cell>
          <table:table-cell office:value-type="string">
            <text:p>Kennewick-Richland, WA (Metropolitan Statistical Area)</text:p>
          </table:table-cell>
          <table:table-cell office:value-type="float" office:value="53005">
            <text:p>53005</text:p>
          </table:table-cell>
          <table:table-cell office:value-type="string">
            <text:p>Benton, WA </text:p>
          </table:table-cell>
        </table:table-row>
        <table:table-row table:style-name="ro2">
          <table:table-cell office:value-type="float" office:value="28420">
            <text:p>28420</text:p>
          </table:table-cell>
          <table:table-cell office:value-type="string">
            <text:p>Kennewick-Richland, WA (Metropolitan Statistical Area)</text:p>
          </table:table-cell>
          <table:table-cell office:value-type="float" office:value="53021">
            <text:p>53021</text:p>
          </table:table-cell>
          <table:table-cell office:value-type="string">
            <text:p>Franklin, WA </text:p>
          </table:table-cell>
        </table:table-row>
        <table:table-row table:style-name="ro2">
          <table:table-cell office:value-type="float" office:value="28660">
            <text:p>28660</text:p>
          </table:table-cell>
          <table:table-cell office:value-type="string">
            <text:p>Killeen-Temple, TX (Metropolitan Statistical Area)</text:p>
          </table:table-cell>
          <table:table-cell office:value-type="float" office:value="48027">
            <text:p>48027</text:p>
          </table:table-cell>
          <table:table-cell office:value-type="string">
            <text:p>Bell, TX </text:p>
          </table:table-cell>
        </table:table-row>
        <table:table-row table:style-name="ro2">
          <table:table-cell office:value-type="float" office:value="28660">
            <text:p>28660</text:p>
          </table:table-cell>
          <table:table-cell office:value-type="string">
            <text:p>Killeen-Temple, TX (Metropolitan Statistical Area)</text:p>
          </table:table-cell>
          <table:table-cell office:value-type="float" office:value="48099">
            <text:p>48099</text:p>
          </table:table-cell>
          <table:table-cell office:value-type="string">
            <text:p>Coryell, TX </text:p>
          </table:table-cell>
        </table:table-row>
        <table:table-row table:style-name="ro2">
          <table:table-cell office:value-type="float" office:value="28660">
            <text:p>28660</text:p>
          </table:table-cell>
          <table:table-cell office:value-type="string">
            <text:p>Killeen-Temple, TX (Metropolitan Statistical Area)</text:p>
          </table:table-cell>
          <table:table-cell office:value-type="float" office:value="48281">
            <text:p>48281</text:p>
          </table:table-cell>
          <table:table-cell office:value-type="string">
            <text:p>Lampasas, TX </text:p>
          </table:table-cell>
        </table:table-row>
        <table:table-row table:style-name="ro2">
          <table:table-cell office:value-type="float" office:value="28700">
            <text:p>28700</text:p>
          </table:table-cell>
          <table:table-cell office:value-type="string">
            <text:p>Kingsport-Bristol-Bristol, TN-VA (Metropolitan Statistical Area)</text:p>
          </table:table-cell>
          <table:table-cell office:value-type="float" office:value="47073">
            <text:p>47073</text:p>
          </table:table-cell>
          <table:table-cell office:value-type="string">
            <text:p>Hawkins, TN </text:p>
          </table:table-cell>
        </table:table-row>
        <table:table-row table:style-name="ro2">
          <table:table-cell office:value-type="float" office:value="28700">
            <text:p>28700</text:p>
          </table:table-cell>
          <table:table-cell office:value-type="string">
            <text:p>Kingsport-Bristol-Bristol, TN-VA (Metropolitan Statistical Area)</text:p>
          </table:table-cell>
          <table:table-cell office:value-type="float" office:value="47163">
            <text:p>47163</text:p>
          </table:table-cell>
          <table:table-cell office:value-type="string">
            <text:p>Sullivan, TN </text:p>
          </table:table-cell>
        </table:table-row>
        <table:table-row table:style-name="ro2">
          <table:table-cell office:value-type="float" office:value="28700">
            <text:p>28700</text:p>
          </table:table-cell>
          <table:table-cell office:value-type="string">
            <text:p>Kingsport-Bristol-Bristol, TN-VA (Metropolitan Statistical Area)</text:p>
          </table:table-cell>
          <table:table-cell office:value-type="float" office:value="51169">
            <text:p>51169</text:p>
          </table:table-cell>
          <table:table-cell office:value-type="string">
            <text:p>Scott, VA </text:p>
          </table:table-cell>
        </table:table-row>
        <table:table-row table:style-name="ro2">
          <table:table-cell office:value-type="float" office:value="28700">
            <text:p>28700</text:p>
          </table:table-cell>
          <table:table-cell office:value-type="string">
            <text:p>Kingsport-Bristol-Bristol, TN-VA (Metropolitan Statistical Area)</text:p>
          </table:table-cell>
          <table:table-cell office:value-type="float" office:value="51953">
            <text:p>51953</text:p>
          </table:table-cell>
          <table:table-cell office:value-type="string">
            <text:p>Washington + Bristol, VA </text:p>
          </table:table-cell>
        </table:table-row>
        <table:table-row table:style-name="ro1">
          <table:table-cell office:value-type="float" office:value="28740">
            <text:p>28740</text:p>
          </table:table-cell>
          <table:table-cell office:value-type="string">
            <text:p>Kingston, NY (Metropolitan Statistical Area)</text:p>
          </table:table-cell>
          <table:table-cell office:value-type="float" office:value="36111">
            <text:p>36111</text:p>
          </table:table-cell>
          <table:table-cell office:value-type="string">
            <text:p>Ulster, NY </text:p>
          </table:table-cell>
        </table:table-row>
        <table:table-row table:style-name="ro1">
          <table:table-cell office:value-type="float" office:value="28940">
            <text:p>28940</text:p>
          </table:table-cell>
          <table:table-cell office:value-type="string">
            <text:p>Knoxville, TN (Metropolitan Statistical Area)</text:p>
          </table:table-cell>
          <table:table-cell office:value-type="float" office:value="47001">
            <text:p>47001</text:p>
          </table:table-cell>
          <table:table-cell office:value-type="string">
            <text:p>Anderson, TN </text:p>
          </table:table-cell>
        </table:table-row>
        <table:table-row table:style-name="ro2">
          <table:table-cell office:value-type="float" office:value="28940">
            <text:p>28940</text:p>
          </table:table-cell>
          <table:table-cell office:value-type="string">
            <text:p>Knoxville, TN (Metropolitan Statistical Area)</text:p>
          </table:table-cell>
          <table:table-cell office:value-type="float" office:value="47009">
            <text:p>47009</text:p>
          </table:table-cell>
          <table:table-cell office:value-type="string">
            <text:p>Blount, TN </text:p>
          </table:table-cell>
        </table:table-row>
        <table:table-row table:style-name="ro1">
          <table:table-cell office:value-type="float" office:value="28940">
            <text:p>28940</text:p>
          </table:table-cell>
          <table:table-cell office:value-type="string">
            <text:p>Knoxville, TN (Metropolitan Statistical Area)</text:p>
          </table:table-cell>
          <table:table-cell office:value-type="float" office:value="47013">
            <text:p>47013</text:p>
          </table:table-cell>
          <table:table-cell office:value-type="string">
            <text:p>Campbell, TN </text:p>
          </table:table-cell>
        </table:table-row>
        <table:table-row table:style-name="ro2">
          <table:table-cell office:value-type="float" office:value="28940">
            <text:p>28940</text:p>
          </table:table-cell>
          <table:table-cell office:value-type="string">
            <text:p>Knoxville, TN (Metropolitan Statistical Area)</text:p>
          </table:table-cell>
          <table:table-cell office:value-type="float" office:value="47057">
            <text:p>47057</text:p>
          </table:table-cell>
          <table:table-cell office:value-type="string">
            <text:p>Grainger, TN </text:p>
          </table:table-cell>
        </table:table-row>
        <table:table-row table:style-name="ro1">
          <table:table-cell office:value-type="float" office:value="28940">
            <text:p>28940</text:p>
          </table:table-cell>
          <table:table-cell office:value-type="string">
            <text:p>Knoxville, TN (Metropolitan Statistical Area)</text:p>
          </table:table-cell>
          <table:table-cell office:value-type="float" office:value="47093">
            <text:p>47093</text:p>
          </table:table-cell>
          <table:table-cell office:value-type="string">
            <text:p>Knox, TN </text:p>
          </table:table-cell>
        </table:table-row>
        <table:table-row table:style-name="ro2">
          <table:table-cell office:value-type="float" office:value="28940">
            <text:p>28940</text:p>
          </table:table-cell>
          <table:table-cell office:value-type="string">
            <text:p>Knoxville, TN (Metropolitan Statistical Area)</text:p>
          </table:table-cell>
          <table:table-cell office:value-type="float" office:value="47105">
            <text:p>47105</text:p>
          </table:table-cell>
          <table:table-cell office:value-type="string">
            <text:p>Loudon, TN </text:p>
          </table:table-cell>
        </table:table-row>
        <table:table-row table:style-name="ro1">
          <table:table-cell office:value-type="float" office:value="28940">
            <text:p>28940</text:p>
          </table:table-cell>
          <table:table-cell office:value-type="string">
            <text:p>Knoxville, TN (Metropolitan Statistical Area)</text:p>
          </table:table-cell>
          <table:table-cell office:value-type="float" office:value="47129">
            <text:p>47129</text:p>
          </table:table-cell>
          <table:table-cell office:value-type="string">
            <text:p>Morgan, TN </text:p>
          </table:table-cell>
        </table:table-row>
        <table:table-row table:style-name="ro2">
          <table:table-cell office:value-type="float" office:value="28940">
            <text:p>28940</text:p>
          </table:table-cell>
          <table:table-cell office:value-type="string">
            <text:p>Knoxville, TN (Metropolitan Statistical Area)</text:p>
          </table:table-cell>
          <table:table-cell office:value-type="float" office:value="47145">
            <text:p>47145</text:p>
          </table:table-cell>
          <table:table-cell office:value-type="string">
            <text:p>Roane, TN </text:p>
          </table:table-cell>
        </table:table-row>
        <table:table-row table:style-name="ro1">
          <table:table-cell office:value-type="float" office:value="28940">
            <text:p>28940</text:p>
          </table:table-cell>
          <table:table-cell office:value-type="string">
            <text:p>Knoxville, TN (Metropolitan Statistical Area)</text:p>
          </table:table-cell>
          <table:table-cell office:value-type="float" office:value="47173">
            <text:p>47173</text:p>
          </table:table-cell>
          <table:table-cell office:value-type="string">
            <text:p>Union, TN </text:p>
          </table:table-cell>
        </table:table-row>
        <table:table-row table:style-name="ro2">
          <table:table-cell office:value-type="float" office:value="29020">
            <text:p>29020</text:p>
          </table:table-cell>
          <table:table-cell office:value-type="string">
            <text:p>Kokomo, IN (Metropolitan Statistical Area)</text:p>
          </table:table-cell>
          <table:table-cell office:value-type="float" office:value="18067">
            <text:p>18067</text:p>
          </table:table-cell>
          <table:table-cell office:value-type="string">
            <text:p>Howard, IN </text:p>
          </table:table-cell>
        </table:table-row>
        <table:table-row table:style-name="ro2">
          <table:table-cell office:value-type="float" office:value="29100">
            <text:p>29100</text:p>
          </table:table-cell>
          <table:table-cell office:value-type="string">
            <text:p>La Crosse-Onalaska, WI-MN (Metropolitan Statistical Area)</text:p>
          </table:table-cell>
          <table:table-cell office:value-type="float" office:value="27055">
            <text:p>27055</text:p>
          </table:table-cell>
          <table:table-cell office:value-type="string">
            <text:p>Houston, MN </text:p>
          </table:table-cell>
        </table:table-row>
        <table:table-row table:style-name="ro2">
          <table:table-cell office:value-type="float" office:value="29100">
            <text:p>29100</text:p>
          </table:table-cell>
          <table:table-cell office:value-type="string">
            <text:p>La Crosse-Onalaska, WI-MN (Metropolitan Statistical Area)</text:p>
          </table:table-cell>
          <table:table-cell office:value-type="float" office:value="55063">
            <text:p>55063</text:p>
          </table:table-cell>
          <table:table-cell office:value-type="string">
            <text:p>La Crosse, WI </text:p>
          </table:table-cell>
        </table:table-row>
        <table:table-row table:style-name="ro1">
          <table:table-cell office:value-type="float" office:value="29180">
            <text:p>29180</text:p>
          </table:table-cell>
          <table:table-cell office:value-type="string">
            <text:p>Lafayette, LA (Metropolitan Statistical Area)</text:p>
          </table:table-cell>
          <table:table-cell office:value-type="float" office:value="22001">
            <text:p>22001</text:p>
          </table:table-cell>
          <table:table-cell office:value-type="string">
            <text:p>Acadia, LA </text:p>
          </table:table-cell>
        </table:table-row>
        <table:table-row table:style-name="ro1">
          <table:table-cell office:value-type="float" office:value="29180">
            <text:p>29180</text:p>
          </table:table-cell>
          <table:table-cell office:value-type="string">
            <text:p>Lafayette, LA (Metropolitan Statistical Area)</text:p>
          </table:table-cell>
          <table:table-cell office:value-type="float" office:value="22045">
            <text:p>22045</text:p>
          </table:table-cell>
          <table:table-cell office:value-type="string">
            <text:p>Iberia, LA </text:p>
          </table:table-cell>
        </table:table-row>
        <table:table-row table:style-name="ro1">
          <table:table-cell office:value-type="float" office:value="29180">
            <text:p>29180</text:p>
          </table:table-cell>
          <table:table-cell office:value-type="string">
            <text:p>Lafayette, LA (Metropolitan Statistical Area)</text:p>
          </table:table-cell>
          <table:table-cell office:value-type="float" office:value="22055">
            <text:p>22055</text:p>
          </table:table-cell>
          <table:table-cell office:value-type="string">
            <text:p>Lafayette, LA </text:p>
          </table:table-cell>
        </table:table-row>
        <table:table-row table:style-name="ro1">
          <table:table-cell office:value-type="float" office:value="29180">
            <text:p>29180</text:p>
          </table:table-cell>
          <table:table-cell office:value-type="string">
            <text:p>Lafayette, LA (Metropolitan Statistical Area)</text:p>
          </table:table-cell>
          <table:table-cell office:value-type="float" office:value="22099">
            <text:p>22099</text:p>
          </table:table-cell>
          <table:table-cell office:value-type="string">
            <text:p>St. Martin, LA </text:p>
          </table:table-cell>
        </table:table-row>
        <table:table-row table:style-name="ro1">
          <table:table-cell office:value-type="float" office:value="29180">
            <text:p>29180</text:p>
          </table:table-cell>
          <table:table-cell office:value-type="string">
            <text:p>Lafayette, LA (Metropolitan Statistical Area)</text:p>
          </table:table-cell>
          <table:table-cell office:value-type="float" office:value="22113">
            <text:p>22113</text:p>
          </table:table-cell>
          <table:table-cell office:value-type="string">
            <text:p>Vermilion, LA </text:p>
          </table:table-cell>
        </table:table-row>
        <table:table-row table:style-name="ro1">
          <table:table-cell office:value-type="float" office:value="29200">
            <text:p>29200</text:p>
          </table:table-cell>
          <table:table-cell office:value-type="string">
            <text:p>Lafayette-West Lafayette, IN (Metropolitan Statistical Area)</text:p>
          </table:table-cell>
          <table:table-cell office:value-type="float" office:value="18007">
            <text:p>18007</text:p>
          </table:table-cell>
          <table:table-cell office:value-type="string">
            <text:p>Benton, IN </text:p>
          </table:table-cell>
        </table:table-row>
        <table:table-row table:style-name="ro1">
          <table:table-cell office:value-type="float" office:value="29200">
            <text:p>29200</text:p>
          </table:table-cell>
          <table:table-cell office:value-type="string">
            <text:p>Lafayette-West Lafayette, IN (Metropolitan Statistical Area)</text:p>
          </table:table-cell>
          <table:table-cell office:value-type="float" office:value="18015">
            <text:p>18015</text:p>
          </table:table-cell>
          <table:table-cell office:value-type="string">
            <text:p>Carroll, IN </text:p>
          </table:table-cell>
        </table:table-row>
        <table:table-row table:style-name="ro1">
          <table:table-cell office:value-type="float" office:value="29200">
            <text:p>29200</text:p>
          </table:table-cell>
          <table:table-cell office:value-type="string">
            <text:p>Lafayette-West Lafayette, IN (Metropolitan Statistical Area)</text:p>
          </table:table-cell>
          <table:table-cell office:value-type="float" office:value="18157">
            <text:p>18157</text:p>
          </table:table-cell>
          <table:table-cell office:value-type="string">
            <text:p>Tippecanoe, IN </text:p>
          </table:table-cell>
        </table:table-row>
        <table:table-row table:style-name="ro2">
          <table:table-cell office:value-type="float" office:value="29340">
            <text:p>29340</text:p>
          </table:table-cell>
          <table:table-cell office:value-type="string">
            <text:p>Lake Charles, LA (Metropolitan Statistical Area)</text:p>
          </table:table-cell>
          <table:table-cell office:value-type="float" office:value="22019">
            <text:p>22019</text:p>
          </table:table-cell>
          <table:table-cell office:value-type="string">
            <text:p>Calcasieu, LA </text:p>
          </table:table-cell>
        </table:table-row>
        <table:table-row table:style-name="ro1">
          <table:table-cell office:value-type="float" office:value="29340">
            <text:p>29340</text:p>
          </table:table-cell>
          <table:table-cell office:value-type="string">
            <text:p>Lake Charles, LA (Metropolitan Statistical Area)</text:p>
          </table:table-cell>
          <table:table-cell office:value-type="float" office:value="22023">
            <text:p>22023</text:p>
          </table:table-cell>
          <table:table-cell office:value-type="string">
            <text:p>Cameron, LA </text:p>
          </table:table-cell>
        </table:table-row>
        <table:table-row table:style-name="ro2">
          <table:table-cell office:value-type="float" office:value="29420">
            <text:p>29420</text:p>
          </table:table-cell>
          <table:table-cell office:value-type="string">
            <text:p>Lake Havasu City-Kingman, AZ (Metropolitan Statistical Area)</text:p>
          </table:table-cell>
          <table:table-cell office:value-type="float" office:value="4015">
            <text:p>4015</text:p>
          </table:table-cell>
          <table:table-cell office:value-type="string">
            <text:p>Mohave, AZ </text:p>
          </table:table-cell>
        </table:table-row>
        <table:table-row table:style-name="ro2">
          <table:table-cell office:value-type="float" office:value="29460">
            <text:p>29460</text:p>
          </table:table-cell>
          <table:table-cell office:value-type="string">
            <text:p>Lakeland-Winter Haven, FL (Metropolitan Statistical Area)</text:p>
          </table:table-cell>
          <table:table-cell office:value-type="float" office:value="12105">
            <text:p>12105</text:p>
          </table:table-cell>
          <table:table-cell office:value-type="string">
            <text:p>Polk, FL </text:p>
          </table:table-cell>
        </table:table-row>
        <table:table-row table:style-name="ro1">
          <table:table-cell office:value-type="float" office:value="29540">
            <text:p>29540</text:p>
          </table:table-cell>
          <table:table-cell office:value-type="string">
            <text:p>Lancaster, PA (Metropolitan Statistical Area)</text:p>
          </table:table-cell>
          <table:table-cell office:value-type="float" office:value="42071">
            <text:p>42071</text:p>
          </table:table-cell>
          <table:table-cell office:value-type="string">
            <text:p>Lancaster, PA </text:p>
          </table:table-cell>
        </table:table-row>
        <table:table-row table:style-name="ro1">
          <table:table-cell office:value-type="float" office:value="29620">
            <text:p>29620</text:p>
          </table:table-cell>
          <table:table-cell office:value-type="string">
            <text:p>Lansing-East Lansing, MI (Metropolitan Statistical Area)</text:p>
          </table:table-cell>
          <table:table-cell office:value-type="float" office:value="26037">
            <text:p>26037</text:p>
          </table:table-cell>
          <table:table-cell office:value-type="string">
            <text:p>Clinton, MI </text:p>
          </table:table-cell>
        </table:table-row>
        <table:table-row table:style-name="ro1">
          <table:table-cell office:value-type="float" office:value="29620">
            <text:p>29620</text:p>
          </table:table-cell>
          <table:table-cell office:value-type="string">
            <text:p>Lansing-East Lansing, MI (Metropolitan Statistical Area)</text:p>
          </table:table-cell>
          <table:table-cell office:value-type="float" office:value="26045">
            <text:p>26045</text:p>
          </table:table-cell>
          <table:table-cell office:value-type="string">
            <text:p>Eaton, MI </text:p>
          </table:table-cell>
        </table:table-row>
        <table:table-row table:style-name="ro2">
          <table:table-cell office:value-type="float" office:value="29620">
            <text:p>29620</text:p>
          </table:table-cell>
          <table:table-cell office:value-type="string">
            <text:p>Lansing-East Lansing, MI (Metropolitan Statistical Area)</text:p>
          </table:table-cell>
          <table:table-cell office:value-type="float" office:value="26065">
            <text:p>26065</text:p>
          </table:table-cell>
          <table:table-cell office:value-type="string">
            <text:p>Ingham, MI </text:p>
          </table:table-cell>
        </table:table-row>
        <table:table-row table:style-name="ro1">
          <table:table-cell office:value-type="float" office:value="29700">
            <text:p>29700</text:p>
          </table:table-cell>
          <table:table-cell office:value-type="string">
            <text:p>Laredo, TX (Metropolitan Statistical Area)</text:p>
          </table:table-cell>
          <table:table-cell office:value-type="float" office:value="48479">
            <text:p>48479</text:p>
          </table:table-cell>
          <table:table-cell office:value-type="string">
            <text:p>Webb, TX </text:p>
          </table:table-cell>
        </table:table-row>
        <table:table-row table:style-name="ro2">
          <table:table-cell office:value-type="float" office:value="29740">
            <text:p>29740</text:p>
          </table:table-cell>
          <table:table-cell office:value-type="string">
            <text:p>Las Cruces, NM (Metropolitan Statistical Area)</text:p>
          </table:table-cell>
          <table:table-cell office:value-type="float" office:value="35013">
            <text:p>35013</text:p>
          </table:table-cell>
          <table:table-cell office:value-type="string">
            <text:p>Doña Ana, NM </text:p>
          </table:table-cell>
        </table:table-row>
        <table:table-row table:style-name="ro1">
          <table:table-cell office:value-type="float" office:value="29820">
            <text:p>29820</text:p>
          </table:table-cell>
          <table:table-cell office:value-type="string">
            <text:p>Las Vegas-Henderson-Paradise, NV (Metropolitan Statistical Area)</text:p>
          </table:table-cell>
          <table:table-cell office:value-type="float" office:value="32003">
            <text:p>32003</text:p>
          </table:table-cell>
          <table:table-cell office:value-type="string">
            <text:p>Clark, NV </text:p>
          </table:table-cell>
        </table:table-row>
        <table:table-row table:style-name="ro1">
          <table:table-cell office:value-type="float" office:value="29940">
            <text:p>29940</text:p>
          </table:table-cell>
          <table:table-cell office:value-type="string">
            <text:p>Lawrence, KS (Metropolitan Statistical Area)</text:p>
          </table:table-cell>
          <table:table-cell office:value-type="float" office:value="20045">
            <text:p>20045</text:p>
          </table:table-cell>
          <table:table-cell office:value-type="string">
            <text:p>Douglas, KS </text:p>
          </table:table-cell>
        </table:table-row>
        <table:table-row table:style-name="ro2">
          <table:table-cell office:value-type="float" office:value="30020">
            <text:p>30020</text:p>
          </table:table-cell>
          <table:table-cell office:value-type="string">
            <text:p>Lawton, OK (Metropolitan Statistical Area)</text:p>
          </table:table-cell>
          <table:table-cell office:value-type="float" office:value="40031">
            <text:p>40031</text:p>
          </table:table-cell>
          <table:table-cell office:value-type="string">
            <text:p>Comanche, OK </text:p>
          </table:table-cell>
        </table:table-row>
        <table:table-row table:style-name="ro2">
          <table:table-cell office:value-type="float" office:value="30020">
            <text:p>30020</text:p>
          </table:table-cell>
          <table:table-cell office:value-type="string">
            <text:p>Lawton, OK (Metropolitan Statistical Area)</text:p>
          </table:table-cell>
          <table:table-cell office:value-type="float" office:value="40033">
            <text:p>40033</text:p>
          </table:table-cell>
          <table:table-cell office:value-type="string">
            <text:p>Cotton, OK </text:p>
          </table:table-cell>
        </table:table-row>
        <table:table-row table:style-name="ro1">
          <table:table-cell office:value-type="float" office:value="30140">
            <text:p>30140</text:p>
          </table:table-cell>
          <table:table-cell office:value-type="string">
            <text:p>Lebanon, PA (Metropolitan Statistical Area)</text:p>
          </table:table-cell>
          <table:table-cell office:value-type="float" office:value="42075">
            <text:p>42075</text:p>
          </table:table-cell>
          <table:table-cell office:value-type="string">
            <text:p>Lebanon, PA </text:p>
          </table:table-cell>
        </table:table-row>
        <table:table-row table:style-name="ro2">
          <table:table-cell office:value-type="float" office:value="30300">
            <text:p>30300</text:p>
          </table:table-cell>
          <table:table-cell office:value-type="string">
            <text:p>Lewiston, ID-WA (Metropolitan Statistical Area)</text:p>
          </table:table-cell>
          <table:table-cell office:value-type="float" office:value="16069">
            <text:p>16069</text:p>
          </table:table-cell>
          <table:table-cell office:value-type="string">
            <text:p>Nez Perce, ID </text:p>
          </table:table-cell>
        </table:table-row>
        <table:table-row table:style-name="ro2">
          <table:table-cell office:value-type="float" office:value="30300">
            <text:p>30300</text:p>
          </table:table-cell>
          <table:table-cell office:value-type="string">
            <text:p>Lewiston, ID-WA (Metropolitan Statistical Area)</text:p>
          </table:table-cell>
          <table:table-cell office:value-type="float" office:value="53003">
            <text:p>53003</text:p>
          </table:table-cell>
          <table:table-cell office:value-type="string">
            <text:p>Asotin, WA </text:p>
          </table:table-cell>
        </table:table-row>
        <table:table-row table:style-name="ro2">
          <table:table-cell office:value-type="float" office:value="30340">
            <text:p>30340</text:p>
          </table:table-cell>
          <table:table-cell office:value-type="string">
            <text:p>Lewiston-Auburn, ME (Metropolitan Statistical Area)</text:p>
          </table:table-cell>
          <table:table-cell office:value-type="float" office:value="23001">
            <text:p>23001</text:p>
          </table:table-cell>
          <table:table-cell office:value-type="string">
            <text:p>Androscoggin, ME </text:p>
          </table:table-cell>
        </table:table-row>
        <table:table-row table:style-name="ro2">
          <table:table-cell office:value-type="float" office:value="30460">
            <text:p>30460</text:p>
          </table:table-cell>
          <table:table-cell office:value-type="string">
            <text:p>Lexington-Fayette, KY (Metropolitan Statistical Area)</text:p>
          </table:table-cell>
          <table:table-cell office:value-type="float" office:value="21017">
            <text:p>21017</text:p>
          </table:table-cell>
          <table:table-cell office:value-type="string">
            <text:p>Bourbon, KY </text:p>
          </table:table-cell>
        </table:table-row>
        <table:table-row table:style-name="ro2">
          <table:table-cell office:value-type="float" office:value="30460">
            <text:p>30460</text:p>
          </table:table-cell>
          <table:table-cell office:value-type="string">
            <text:p>Lexington-Fayette, KY (Metropolitan Statistical Area)</text:p>
          </table:table-cell>
          <table:table-cell office:value-type="float" office:value="21049">
            <text:p>21049</text:p>
          </table:table-cell>
          <table:table-cell office:value-type="string">
            <text:p>Clark, KY </text:p>
          </table:table-cell>
        </table:table-row>
        <table:table-row table:style-name="ro2">
          <table:table-cell office:value-type="float" office:value="30460">
            <text:p>30460</text:p>
          </table:table-cell>
          <table:table-cell office:value-type="string">
            <text:p>Lexington-Fayette, KY (Metropolitan Statistical Area)</text:p>
          </table:table-cell>
          <table:table-cell office:value-type="float" office:value="21067">
            <text:p>21067</text:p>
          </table:table-cell>
          <table:table-cell office:value-type="string">
            <text:p>Fayette, KY </text:p>
          </table:table-cell>
        </table:table-row>
        <table:table-row table:style-name="ro2">
          <table:table-cell office:value-type="float" office:value="30460">
            <text:p>30460</text:p>
          </table:table-cell>
          <table:table-cell office:value-type="string">
            <text:p>Lexington-Fayette, KY (Metropolitan Statistical Area)</text:p>
          </table:table-cell>
          <table:table-cell office:value-type="float" office:value="21113">
            <text:p>21113</text:p>
          </table:table-cell>
          <table:table-cell office:value-type="string">
            <text:p>Jessamine, KY </text:p>
          </table:table-cell>
        </table:table-row>
        <table:table-row table:style-name="ro2">
          <table:table-cell office:value-type="float" office:value="30460">
            <text:p>30460</text:p>
          </table:table-cell>
          <table:table-cell office:value-type="string">
            <text:p>Lexington-Fayette, KY (Metropolitan Statistical Area)</text:p>
          </table:table-cell>
          <table:table-cell office:value-type="float" office:value="21209">
            <text:p>21209</text:p>
          </table:table-cell>
          <table:table-cell office:value-type="string">
            <text:p>Scott, KY </text:p>
          </table:table-cell>
        </table:table-row>
        <table:table-row table:style-name="ro2">
          <table:table-cell office:value-type="float" office:value="30460">
            <text:p>30460</text:p>
          </table:table-cell>
          <table:table-cell office:value-type="string">
            <text:p>Lexington-Fayette, KY (Metropolitan Statistical Area)</text:p>
          </table:table-cell>
          <table:table-cell office:value-type="float" office:value="21239">
            <text:p>21239</text:p>
          </table:table-cell>
          <table:table-cell office:value-type="string">
            <text:p>Woodford, KY </text:p>
          </table:table-cell>
        </table:table-row>
        <table:table-row table:style-name="ro1">
          <table:table-cell office:value-type="float" office:value="30620">
            <text:p>30620</text:p>
          </table:table-cell>
          <table:table-cell office:value-type="string">
            <text:p>Lima, OH (Metropolitan Statistical Area)</text:p>
          </table:table-cell>
          <table:table-cell office:value-type="float" office:value="39003">
            <text:p>39003</text:p>
          </table:table-cell>
          <table:table-cell office:value-type="string">
            <text:p>Allen, OH </text:p>
          </table:table-cell>
        </table:table-row>
        <table:table-row table:style-name="ro1">
          <table:table-cell office:value-type="float" office:value="30700">
            <text:p>30700</text:p>
          </table:table-cell>
          <table:table-cell office:value-type="string">
            <text:p>Lincoln, NE (Metropolitan Statistical Area)</text:p>
          </table:table-cell>
          <table:table-cell office:value-type="float" office:value="31109">
            <text:p>31109</text:p>
          </table:table-cell>
          <table:table-cell office:value-type="string">
            <text:p>Lancaster, NE </text:p>
          </table:table-cell>
        </table:table-row>
        <table:table-row table:style-name="ro1">
          <table:table-cell office:value-type="float" office:value="30700">
            <text:p>30700</text:p>
          </table:table-cell>
          <table:table-cell office:value-type="string">
            <text:p>Lincoln, NE (Metropolitan Statistical Area)</text:p>
          </table:table-cell>
          <table:table-cell office:value-type="float" office:value="31159">
            <text:p>31159</text:p>
          </table:table-cell>
          <table:table-cell office:value-type="string">
            <text:p>Seward, NE </text:p>
          </table:table-cell>
        </table:table-row>
        <table:table-row table:style-name="ro1">
          <table:table-cell office:value-type="float" office:value="30780">
            <text:p>30780</text:p>
          </table:table-cell>
          <table:table-cell office:value-type="string">
            <text:p>Little Rock-North Little Rock-Conway, AR (Metropolitan Statistical Area)</text:p>
          </table:table-cell>
          <table:table-cell office:value-type="float" office:value="5045">
            <text:p>5045</text:p>
          </table:table-cell>
          <table:table-cell office:value-type="string">
            <text:p>Faulkner, AR </text:p>
          </table:table-cell>
        </table:table-row>
        <table:table-row table:style-name="ro1">
          <table:table-cell office:value-type="float" office:value="30780">
            <text:p>30780</text:p>
          </table:table-cell>
          <table:table-cell office:value-type="string">
            <text:p>Little Rock-North Little Rock-Conway, AR (Metropolitan Statistical Area)</text:p>
          </table:table-cell>
          <table:table-cell office:value-type="float" office:value="5053">
            <text:p>5053</text:p>
          </table:table-cell>
          <table:table-cell office:value-type="string">
            <text:p>Grant, AR </text:p>
          </table:table-cell>
        </table:table-row>
        <table:table-row table:style-name="ro2">
          <table:table-cell office:value-type="float" office:value="30780">
            <text:p>30780</text:p>
          </table:table-cell>
          <table:table-cell office:value-type="string">
            <text:p>Little Rock-North Little Rock-Conway, AR (Metropolitan Statistical Area)</text:p>
          </table:table-cell>
          <table:table-cell office:value-type="float" office:value="5085">
            <text:p>5085</text:p>
          </table:table-cell>
          <table:table-cell office:value-type="string">
            <text:p>Lonoke, AR </text:p>
          </table:table-cell>
        </table:table-row>
        <table:table-row table:style-name="ro1">
          <table:table-cell office:value-type="float" office:value="30780">
            <text:p>30780</text:p>
          </table:table-cell>
          <table:table-cell office:value-type="string">
            <text:p>Little Rock-North Little Rock-Conway, AR (Metropolitan Statistical Area)</text:p>
          </table:table-cell>
          <table:table-cell office:value-type="float" office:value="5105">
            <text:p>5105</text:p>
          </table:table-cell>
          <table:table-cell office:value-type="string">
            <text:p>Perry, AR </text:p>
          </table:table-cell>
        </table:table-row>
        <table:table-row table:style-name="ro1">
          <table:table-cell office:value-type="float" office:value="30780">
            <text:p>30780</text:p>
          </table:table-cell>
          <table:table-cell office:value-type="string">
            <text:p>Little Rock-North Little Rock-Conway, AR (Metropolitan Statistical Area)</text:p>
          </table:table-cell>
          <table:table-cell office:value-type="float" office:value="5119">
            <text:p>5119</text:p>
          </table:table-cell>
          <table:table-cell office:value-type="string">
            <text:p>Pulaski, AR </text:p>
          </table:table-cell>
        </table:table-row>
        <table:table-row table:style-name="ro1">
          <table:table-cell office:value-type="float" office:value="30780">
            <text:p>30780</text:p>
          </table:table-cell>
          <table:table-cell office:value-type="string">
            <text:p>Little Rock-North Little Rock-Conway, AR (Metropolitan Statistical Area)</text:p>
          </table:table-cell>
          <table:table-cell office:value-type="float" office:value="5125">
            <text:p>5125</text:p>
          </table:table-cell>
          <table:table-cell office:value-type="string">
            <text:p>Saline, AR </text:p>
          </table:table-cell>
        </table:table-row>
        <table:table-row table:style-name="ro1">
          <table:table-cell office:value-type="float" office:value="30860">
            <text:p>30860</text:p>
          </table:table-cell>
          <table:table-cell office:value-type="string">
            <text:p>Logan, UT-ID (Metropolitan Statistical Area)</text:p>
          </table:table-cell>
          <table:table-cell office:value-type="float" office:value="16041">
            <text:p>16041</text:p>
          </table:table-cell>
          <table:table-cell office:value-type="string">
            <text:p>Franklin, ID </text:p>
          </table:table-cell>
        </table:table-row>
        <table:table-row table:style-name="ro1">
          <table:table-cell office:value-type="float" office:value="30860">
            <text:p>30860</text:p>
          </table:table-cell>
          <table:table-cell office:value-type="string">
            <text:p>Logan, UT-ID (Metropolitan Statistical Area)</text:p>
          </table:table-cell>
          <table:table-cell office:value-type="float" office:value="49005">
            <text:p>49005</text:p>
          </table:table-cell>
          <table:table-cell office:value-type="string">
            <text:p>Cache, UT </text:p>
          </table:table-cell>
        </table:table-row>
        <table:table-row table:style-name="ro2">
          <table:table-cell office:value-type="float" office:value="30980">
            <text:p>30980</text:p>
          </table:table-cell>
          <table:table-cell office:value-type="string">
            <text:p>Longview, TX (Metropolitan Statistical Area)</text:p>
          </table:table-cell>
          <table:table-cell office:value-type="float" office:value="48183">
            <text:p>48183</text:p>
          </table:table-cell>
          <table:table-cell office:value-type="string">
            <text:p>Gregg, TX </text:p>
          </table:table-cell>
        </table:table-row>
        <table:table-row table:style-name="ro2">
          <table:table-cell office:value-type="float" office:value="30980">
            <text:p>30980</text:p>
          </table:table-cell>
          <table:table-cell office:value-type="string">
            <text:p>Longview, TX (Metropolitan Statistical Area)</text:p>
          </table:table-cell>
          <table:table-cell office:value-type="float" office:value="48401">
            <text:p>48401</text:p>
          </table:table-cell>
          <table:table-cell office:value-type="string">
            <text:p>Rusk, TX </text:p>
          </table:table-cell>
        </table:table-row>
        <table:table-row table:style-name="ro2">
          <table:table-cell office:value-type="float" office:value="30980">
            <text:p>30980</text:p>
          </table:table-cell>
          <table:table-cell office:value-type="string">
            <text:p>Longview, TX (Metropolitan Statistical Area)</text:p>
          </table:table-cell>
          <table:table-cell office:value-type="float" office:value="48459">
            <text:p>48459</text:p>
          </table:table-cell>
          <table:table-cell office:value-type="string">
            <text:p>Upshur, TX </text:p>
          </table:table-cell>
        </table:table-row>
        <table:table-row table:style-name="ro2">
          <table:table-cell office:value-type="float" office:value="31020">
            <text:p>31020</text:p>
          </table:table-cell>
          <table:table-cell office:value-type="string">
            <text:p>Longview, WA (Metropolitan Statistical Area)</text:p>
          </table:table-cell>
          <table:table-cell office:value-type="float" office:value="53015">
            <text:p>53015</text:p>
          </table:table-cell>
          <table:table-cell office:value-type="string">
            <text:p>Cowlitz, WA </text:p>
          </table:table-cell>
        </table:table-row>
        <table:table-row table:style-name="ro1">
          <table:table-cell office:value-type="float" office:value="31080">
            <text:p>31080</text:p>
          </table:table-cell>
          <table:table-cell office:value-type="string">
            <text:p>Los Angeles-Long Beach-Anaheim, CA (Metropolitan Statistical Area)</text:p>
          </table:table-cell>
          <table:table-cell office:value-type="float" office:value="6037">
            <text:p>6037</text:p>
          </table:table-cell>
          <table:table-cell office:value-type="string">
            <text:p>Los Angeles, CA </text:p>
          </table:table-cell>
        </table:table-row>
        <table:table-row table:style-name="ro1">
          <table:table-cell office:value-type="float" office:value="31080">
            <text:p>31080</text:p>
          </table:table-cell>
          <table:table-cell office:value-type="string">
            <text:p>Los Angeles-Long Beach-Anaheim, CA (Metropolitan Statistical Area)</text:p>
          </table:table-cell>
          <table:table-cell office:value-type="float" office:value="6059">
            <text:p>6059</text:p>
          </table:table-cell>
          <table:table-cell office:value-type="string">
            <text:p>Orange, CA </text:p>
          </table:table-cell>
        </table:table-row>
        <table:table-row table:style-name="ro1">
          <table:table-cell office:value-type="float" office:value="31140">
            <text:p>31140</text:p>
          </table:table-cell>
          <table:table-cell office:value-type="string">
            <text:p>Louisville/Jefferson County, KY-IN (Metropolitan Statistical Area)</text:p>
          </table:table-cell>
          <table:table-cell office:value-type="float" office:value="18019">
            <text:p>18019</text:p>
          </table:table-cell>
          <table:table-cell office:value-type="string">
            <text:p>Clark, IN </text:p>
          </table:table-cell>
        </table:table-row>
        <table:table-row table:style-name="ro1">
          <table:table-cell office:value-type="float" office:value="31140">
            <text:p>31140</text:p>
          </table:table-cell>
          <table:table-cell office:value-type="string">
            <text:p>Louisville/Jefferson County, KY-IN (Metropolitan Statistical Area)</text:p>
          </table:table-cell>
          <table:table-cell office:value-type="float" office:value="18043">
            <text:p>18043</text:p>
          </table:table-cell>
          <table:table-cell office:value-type="string">
            <text:p>Floyd, IN </text:p>
          </table:table-cell>
        </table:table-row>
        <table:table-row table:style-name="ro1">
          <table:table-cell office:value-type="float" office:value="31140">
            <text:p>31140</text:p>
          </table:table-cell>
          <table:table-cell office:value-type="string">
            <text:p>Louisville/Jefferson County, KY-IN (Metropolitan Statistical Area)</text:p>
          </table:table-cell>
          <table:table-cell office:value-type="float" office:value="18061">
            <text:p>18061</text:p>
          </table:table-cell>
          <table:table-cell office:value-type="string">
            <text:p>Harrison, IN </text:p>
          </table:table-cell>
        </table:table-row>
        <table:table-row table:style-name="ro1">
          <table:table-cell office:value-type="float" office:value="31140">
            <text:p>31140</text:p>
          </table:table-cell>
          <table:table-cell office:value-type="string">
            <text:p>Louisville/Jefferson County, KY-IN (Metropolitan Statistical Area)</text:p>
          </table:table-cell>
          <table:table-cell office:value-type="float" office:value="18143">
            <text:p>18143</text:p>
          </table:table-cell>
          <table:table-cell office:value-type="string">
            <text:p>Scott, IN </text:p>
          </table:table-cell>
        </table:table-row>
        <table:table-row table:style-name="ro1">
          <table:table-cell office:value-type="float" office:value="31140">
            <text:p>31140</text:p>
          </table:table-cell>
          <table:table-cell office:value-type="string">
            <text:p>Louisville/Jefferson County, KY-IN (Metropolitan Statistical Area)</text:p>
          </table:table-cell>
          <table:table-cell office:value-type="float" office:value="18175">
            <text:p>18175</text:p>
          </table:table-cell>
          <table:table-cell office:value-type="string">
            <text:p>Washington, IN </text:p>
          </table:table-cell>
        </table:table-row>
        <table:table-row table:style-name="ro2">
          <table:table-cell office:value-type="float" office:value="31140">
            <text:p>31140</text:p>
          </table:table-cell>
          <table:table-cell office:value-type="string">
            <text:p>Louisville/Jefferson County, KY-IN (Metropolitan Statistical Area)</text:p>
          </table:table-cell>
          <table:table-cell office:value-type="float" office:value="21029">
            <text:p>21029</text:p>
          </table:table-cell>
          <table:table-cell office:value-type="string">
            <text:p>Bullitt, KY </text:p>
          </table:table-cell>
        </table:table-row>
        <table:table-row table:style-name="ro1">
          <table:table-cell office:value-type="float" office:value="31140">
            <text:p>31140</text:p>
          </table:table-cell>
          <table:table-cell office:value-type="string">
            <text:p>Louisville/Jefferson County, KY-IN (Metropolitan Statistical Area)</text:p>
          </table:table-cell>
          <table:table-cell office:value-type="float" office:value="21103">
            <text:p>21103</text:p>
          </table:table-cell>
          <table:table-cell office:value-type="string">
            <text:p>Henry, KY </text:p>
          </table:table-cell>
        </table:table-row>
        <table:table-row table:style-name="ro1">
          <table:table-cell office:value-type="float" office:value="31140">
            <text:p>31140</text:p>
          </table:table-cell>
          <table:table-cell office:value-type="string">
            <text:p>Louisville/Jefferson County, KY-IN (Metropolitan Statistical Area)</text:p>
          </table:table-cell>
          <table:table-cell office:value-type="float" office:value="21111">
            <text:p>21111</text:p>
          </table:table-cell>
          <table:table-cell office:value-type="string">
            <text:p>Jefferson, KY </text:p>
          </table:table-cell>
        </table:table-row>
        <table:table-row table:style-name="ro2">
          <table:table-cell office:value-type="float" office:value="31140">
            <text:p>31140</text:p>
          </table:table-cell>
          <table:table-cell office:value-type="string">
            <text:p>Louisville/Jefferson County, KY-IN (Metropolitan Statistical Area)</text:p>
          </table:table-cell>
          <table:table-cell office:value-type="float" office:value="21185">
            <text:p>21185</text:p>
          </table:table-cell>
          <table:table-cell office:value-type="string">
            <text:p>Oldham, KY </text:p>
          </table:table-cell>
        </table:table-row>
        <table:table-row table:style-name="ro1">
          <table:table-cell office:value-type="float" office:value="31140">
            <text:p>31140</text:p>
          </table:table-cell>
          <table:table-cell office:value-type="string">
            <text:p>Louisville/Jefferson County, KY-IN (Metropolitan Statistical Area)</text:p>
          </table:table-cell>
          <table:table-cell office:value-type="float" office:value="21211">
            <text:p>21211</text:p>
          </table:table-cell>
          <table:table-cell office:value-type="string">
            <text:p>Shelby, KY </text:p>
          </table:table-cell>
        </table:table-row>
        <table:table-row table:style-name="ro1">
          <table:table-cell office:value-type="float" office:value="31140">
            <text:p>31140</text:p>
          </table:table-cell>
          <table:table-cell office:value-type="string">
            <text:p>Louisville/Jefferson County, KY-IN (Metropolitan Statistical Area)</text:p>
          </table:table-cell>
          <table:table-cell office:value-type="float" office:value="21215">
            <text:p>21215</text:p>
          </table:table-cell>
          <table:table-cell office:value-type="string">
            <text:p>Spencer, KY </text:p>
          </table:table-cell>
        </table:table-row>
        <table:table-row table:style-name="ro2">
          <table:table-cell office:value-type="float" office:value="31140">
            <text:p>31140</text:p>
          </table:table-cell>
          <table:table-cell office:value-type="string">
            <text:p>Louisville/Jefferson County, KY-IN (Metropolitan Statistical Area)</text:p>
          </table:table-cell>
          <table:table-cell office:value-type="float" office:value="21223">
            <text:p>21223</text:p>
          </table:table-cell>
          <table:table-cell office:value-type="string">
            <text:p>Trimble, KY </text:p>
          </table:table-cell>
        </table:table-row>
        <table:table-row table:style-name="ro1">
          <table:table-cell office:value-type="float" office:value="31180">
            <text:p>31180</text:p>
          </table:table-cell>
          <table:table-cell office:value-type="string">
            <text:p>Lubbock, TX (Metropolitan Statistical Area)</text:p>
          </table:table-cell>
          <table:table-cell office:value-type="float" office:value="48107">
            <text:p>48107</text:p>
          </table:table-cell>
          <table:table-cell office:value-type="string">
            <text:p>Crosby, TX </text:p>
          </table:table-cell>
        </table:table-row>
        <table:table-row table:style-name="ro1">
          <table:table-cell office:value-type="float" office:value="31180">
            <text:p>31180</text:p>
          </table:table-cell>
          <table:table-cell office:value-type="string">
            <text:p>Lubbock, TX (Metropolitan Statistical Area)</text:p>
          </table:table-cell>
          <table:table-cell office:value-type="float" office:value="48303">
            <text:p>48303</text:p>
          </table:table-cell>
          <table:table-cell office:value-type="string">
            <text:p>Lubbock, TX </text:p>
          </table:table-cell>
        </table:table-row>
        <table:table-row table:style-name="ro1">
          <table:table-cell office:value-type="float" office:value="31180">
            <text:p>31180</text:p>
          </table:table-cell>
          <table:table-cell office:value-type="string">
            <text:p>Lubbock, TX (Metropolitan Statistical Area)</text:p>
          </table:table-cell>
          <table:table-cell office:value-type="float" office:value="48305">
            <text:p>48305</text:p>
          </table:table-cell>
          <table:table-cell office:value-type="string">
            <text:p>Lynn, TX </text:p>
          </table:table-cell>
        </table:table-row>
        <table:table-row table:style-name="ro2">
          <table:table-cell office:value-type="float" office:value="31340">
            <text:p>31340</text:p>
          </table:table-cell>
          <table:table-cell office:value-type="string">
            <text:p>Lynchburg, VA (Metropolitan Statistical Area)</text:p>
          </table:table-cell>
          <table:table-cell office:value-type="float" office:value="51009">
            <text:p>51009</text:p>
          </table:table-cell>
          <table:table-cell office:value-type="string">
            <text:p>Amherst, VA </text:p>
          </table:table-cell>
        </table:table-row>
        <table:table-row table:style-name="ro2">
          <table:table-cell office:value-type="float" office:value="31340">
            <text:p>31340</text:p>
          </table:table-cell>
          <table:table-cell office:value-type="string">
            <text:p>Lynchburg, VA (Metropolitan Statistical Area)</text:p>
          </table:table-cell>
          <table:table-cell office:value-type="float" office:value="51011">
            <text:p>51011</text:p>
          </table:table-cell>
          <table:table-cell office:value-type="string">
            <text:p>Appomattox, VA </text:p>
          </table:table-cell>
        </table:table-row>
        <table:table-row table:style-name="ro2">
          <table:table-cell office:value-type="float" office:value="31340">
            <text:p>31340</text:p>
          </table:table-cell>
          <table:table-cell office:value-type="string">
            <text:p>Lynchburg, VA (Metropolitan Statistical Area)</text:p>
          </table:table-cell>
          <table:table-cell office:value-type="float" office:value="51909">
            <text:p>51909</text:p>
          </table:table-cell>
          <table:table-cell office:value-type="string">
            <text:p>Bedford + Bedford City, VA </text:p>
          </table:table-cell>
        </table:table-row>
        <table:table-row table:style-name="ro2">
          <table:table-cell office:value-type="float" office:value="31340">
            <text:p>31340</text:p>
          </table:table-cell>
          <table:table-cell office:value-type="string">
            <text:p>Lynchburg, VA (Metropolitan Statistical Area)</text:p>
          </table:table-cell>
          <table:table-cell office:value-type="float" office:value="51911">
            <text:p>51911</text:p>
          </table:table-cell>
          <table:table-cell office:value-type="string">
            <text:p>Campbell + Lynchburg, VA </text:p>
          </table:table-cell>
        </table:table-row>
        <table:table-row table:style-name="ro2">
          <table:table-cell office:value-type="float" office:value="31420">
            <text:p>31420</text:p>
          </table:table-cell>
          <table:table-cell office:value-type="string">
            <text:p>Macon, GA (Metropolitan Statistical Area)</text:p>
          </table:table-cell>
          <table:table-cell office:value-type="float" office:value="13021">
            <text:p>13021</text:p>
          </table:table-cell>
          <table:table-cell office:value-type="string">
            <text:p>Bibb, GA </text:p>
          </table:table-cell>
        </table:table-row>
        <table:table-row table:style-name="ro1">
          <table:table-cell office:value-type="float" office:value="31420">
            <text:p>31420</text:p>
          </table:table-cell>
          <table:table-cell office:value-type="string">
            <text:p>Macon, GA (Metropolitan Statistical Area)</text:p>
          </table:table-cell>
          <table:table-cell office:value-type="float" office:value="13079">
            <text:p>13079</text:p>
          </table:table-cell>
          <table:table-cell office:value-type="string">
            <text:p>Crawford, GA </text:p>
          </table:table-cell>
        </table:table-row>
        <table:table-row table:style-name="ro1">
          <table:table-cell office:value-type="float" office:value="31420">
            <text:p>31420</text:p>
          </table:table-cell>
          <table:table-cell office:value-type="string">
            <text:p>Macon, GA (Metropolitan Statistical Area)</text:p>
          </table:table-cell>
          <table:table-cell office:value-type="float" office:value="13169">
            <text:p>13169</text:p>
          </table:table-cell>
          <table:table-cell office:value-type="string">
            <text:p>Jones, GA </text:p>
          </table:table-cell>
        </table:table-row>
        <table:table-row table:style-name="ro1">
          <table:table-cell office:value-type="float" office:value="31420">
            <text:p>31420</text:p>
          </table:table-cell>
          <table:table-cell office:value-type="string">
            <text:p>Macon, GA (Metropolitan Statistical Area)</text:p>
          </table:table-cell>
          <table:table-cell office:value-type="float" office:value="13207">
            <text:p>13207</text:p>
          </table:table-cell>
          <table:table-cell office:value-type="string">
            <text:p>Monroe, GA </text:p>
          </table:table-cell>
        </table:table-row>
        <table:table-row table:style-name="ro2">
          <table:table-cell office:value-type="float" office:value="31420">
            <text:p>31420</text:p>
          </table:table-cell>
          <table:table-cell office:value-type="string">
            <text:p>Macon, GA (Metropolitan Statistical Area)</text:p>
          </table:table-cell>
          <table:table-cell office:value-type="float" office:value="13289">
            <text:p>13289</text:p>
          </table:table-cell>
          <table:table-cell office:value-type="string">
            <text:p>Twiggs, GA </text:p>
          </table:table-cell>
        </table:table-row>
        <table:table-row table:style-name="ro2">
          <table:table-cell office:value-type="float" office:value="31460">
            <text:p>31460</text:p>
          </table:table-cell>
          <table:table-cell office:value-type="string">
            <text:p>Madera, CA (Metropolitan Statistical Area)</text:p>
          </table:table-cell>
          <table:table-cell office:value-type="float" office:value="6039">
            <text:p>6039</text:p>
          </table:table-cell>
          <table:table-cell office:value-type="string">
            <text:p>Madera, CA </text:p>
          </table:table-cell>
        </table:table-row>
        <table:table-row table:style-name="ro1">
          <table:table-cell office:value-type="float" office:value="31540">
            <text:p>31540</text:p>
          </table:table-cell>
          <table:table-cell office:value-type="string">
            <text:p>Madison, WI (Metropolitan Statistical Area)</text:p>
          </table:table-cell>
          <table:table-cell office:value-type="float" office:value="55021">
            <text:p>55021</text:p>
          </table:table-cell>
          <table:table-cell office:value-type="string">
            <text:p>Columbia, WI </text:p>
          </table:table-cell>
        </table:table-row>
        <table:table-row table:style-name="ro1">
          <table:table-cell office:value-type="float" office:value="31540">
            <text:p>31540</text:p>
          </table:table-cell>
          <table:table-cell office:value-type="string">
            <text:p>Madison, WI (Metropolitan Statistical Area)</text:p>
          </table:table-cell>
          <table:table-cell office:value-type="float" office:value="55025">
            <text:p>55025</text:p>
          </table:table-cell>
          <table:table-cell office:value-type="string">
            <text:p>Dane, WI </text:p>
          </table:table-cell>
        </table:table-row>
        <table:table-row table:style-name="ro1">
          <table:table-cell office:value-type="float" office:value="31540">
            <text:p>31540</text:p>
          </table:table-cell>
          <table:table-cell office:value-type="string">
            <text:p>Madison, WI (Metropolitan Statistical Area)</text:p>
          </table:table-cell>
          <table:table-cell office:value-type="float" office:value="55045">
            <text:p>55045</text:p>
          </table:table-cell>
          <table:table-cell office:value-type="string">
            <text:p>Green, WI </text:p>
          </table:table-cell>
        </table:table-row>
        <table:table-row table:style-name="ro1">
          <table:table-cell office:value-type="float" office:value="31540">
            <text:p>31540</text:p>
          </table:table-cell>
          <table:table-cell office:value-type="string">
            <text:p>Madison, WI (Metropolitan Statistical Area)</text:p>
          </table:table-cell>
          <table:table-cell office:value-type="float" office:value="55049">
            <text:p>55049</text:p>
          </table:table-cell>
          <table:table-cell office:value-type="string">
            <text:p>Iowa, WI </text:p>
          </table:table-cell>
        </table:table-row>
        <table:table-row table:style-name="ro2">
          <table:table-cell office:value-type="float" office:value="31700">
            <text:p>31700</text:p>
          </table:table-cell>
          <table:table-cell office:value-type="string">
            <text:p>Manchester-Nashua, NH (Metropolitan Statistical Area)</text:p>
          </table:table-cell>
          <table:table-cell office:value-type="float" office:value="33011">
            <text:p>33011</text:p>
          </table:table-cell>
          <table:table-cell office:value-type="string">
            <text:p>Hillsborough, NH </text:p>
          </table:table-cell>
        </table:table-row>
        <table:table-row table:style-name="ro1">
          <table:table-cell office:value-type="float" office:value="31740">
            <text:p>31740</text:p>
          </table:table-cell>
          <table:table-cell office:value-type="string">
            <text:p>Manhattan, KS (Metropolitan Statistical Area)</text:p>
          </table:table-cell>
          <table:table-cell office:value-type="float" office:value="20149">
            <text:p>20149</text:p>
          </table:table-cell>
          <table:table-cell office:value-type="string">
            <text:p>Pottawatomie, KS </text:p>
          </table:table-cell>
        </table:table-row>
        <table:table-row table:style-name="ro1">
          <table:table-cell office:value-type="float" office:value="31740">
            <text:p>31740</text:p>
          </table:table-cell>
          <table:table-cell office:value-type="string">
            <text:p>Manhattan, KS (Metropolitan Statistical Area)</text:p>
          </table:table-cell>
          <table:table-cell office:value-type="float" office:value="20161">
            <text:p>20161</text:p>
          </table:table-cell>
          <table:table-cell office:value-type="string">
            <text:p>Riley, KS </text:p>
          </table:table-cell>
        </table:table-row>
        <table:table-row table:style-name="ro2">
          <table:table-cell office:value-type="float" office:value="31860">
            <text:p>31860</text:p>
          </table:table-cell>
          <table:table-cell office:value-type="string">
            <text:p>Mankato-North Mankato, MN (Metropolitan Statistical Area)</text:p>
          </table:table-cell>
          <table:table-cell office:value-type="float" office:value="27013">
            <text:p>27013</text:p>
          </table:table-cell>
          <table:table-cell office:value-type="string">
            <text:p>Blue Earth, MN </text:p>
          </table:table-cell>
        </table:table-row>
        <table:table-row table:style-name="ro2">
          <table:table-cell office:value-type="float" office:value="31860">
            <text:p>31860</text:p>
          </table:table-cell>
          <table:table-cell office:value-type="string">
            <text:p>Mankato-North Mankato, MN (Metropolitan Statistical Area)</text:p>
          </table:table-cell>
          <table:table-cell office:value-type="float" office:value="27103">
            <text:p>27103</text:p>
          </table:table-cell>
          <table:table-cell office:value-type="string">
            <text:p>Nicollet, MN </text:p>
          </table:table-cell>
        </table:table-row>
        <table:table-row table:style-name="ro2">
          <table:table-cell office:value-type="float" office:value="31900">
            <text:p>31900</text:p>
          </table:table-cell>
          <table:table-cell office:value-type="string">
            <text:p>Mansfield, OH (Metropolitan Statistical Area)</text:p>
          </table:table-cell>
          <table:table-cell office:value-type="float" office:value="39139">
            <text:p>39139</text:p>
          </table:table-cell>
          <table:table-cell office:value-type="string">
            <text:p>Richland, OH </text:p>
          </table:table-cell>
        </table:table-row>
        <table:table-row table:style-name="ro2">
          <table:table-cell office:value-type="float" office:value="32580">
            <text:p>32580</text:p>
          </table:table-cell>
          <table:table-cell office:value-type="string">
            <text:p>McAllen-Edinburg-Mission, TX (Metropolitan Statistical Area)</text:p>
          </table:table-cell>
          <table:table-cell office:value-type="float" office:value="48215">
            <text:p>48215</text:p>
          </table:table-cell>
          <table:table-cell office:value-type="string">
            <text:p>Hidalgo, TX </text:p>
          </table:table-cell>
        </table:table-row>
        <table:table-row table:style-name="ro2">
          <table:table-cell office:value-type="float" office:value="32780">
            <text:p>32780</text:p>
          </table:table-cell>
          <table:table-cell office:value-type="string">
            <text:p>Medford, OR (Metropolitan Statistical Area)</text:p>
          </table:table-cell>
          <table:table-cell office:value-type="float" office:value="41029">
            <text:p>41029</text:p>
          </table:table-cell>
          <table:table-cell office:value-type="string">
            <text:p>Jackson, OR </text:p>
          </table:table-cell>
        </table:table-row>
        <table:table-row table:style-name="ro2">
          <table:table-cell office:value-type="float" office:value="32820">
            <text:p>32820</text:p>
          </table:table-cell>
          <table:table-cell office:value-type="string">
            <text:p>Memphis, TN-MS-AR (Metropolitan Statistical Area)</text:p>
          </table:table-cell>
          <table:table-cell office:value-type="float" office:value="5035">
            <text:p>5035</text:p>
          </table:table-cell>
          <table:table-cell office:value-type="string">
            <text:p>Crittenden, AR </text:p>
          </table:table-cell>
        </table:table-row>
        <table:table-row table:style-name="ro1">
          <table:table-cell office:value-type="float" office:value="32820">
            <text:p>32820</text:p>
          </table:table-cell>
          <table:table-cell office:value-type="string">
            <text:p>Memphis, TN-MS-AR (Metropolitan Statistical Area)</text:p>
          </table:table-cell>
          <table:table-cell office:value-type="float" office:value="28009">
            <text:p>28009</text:p>
          </table:table-cell>
          <table:table-cell office:value-type="string">
            <text:p>Benton, MS </text:p>
          </table:table-cell>
        </table:table-row>
        <table:table-row table:style-name="ro2">
          <table:table-cell office:value-type="float" office:value="32820">
            <text:p>32820</text:p>
          </table:table-cell>
          <table:table-cell office:value-type="string">
            <text:p>Memphis, TN-MS-AR (Metropolitan Statistical Area)</text:p>
          </table:table-cell>
          <table:table-cell office:value-type="float" office:value="28033">
            <text:p>28033</text:p>
          </table:table-cell>
          <table:table-cell office:value-type="string">
            <text:p>DeSoto, MS </text:p>
          </table:table-cell>
        </table:table-row>
        <table:table-row table:style-name="ro1">
          <table:table-cell office:value-type="float" office:value="32820">
            <text:p>32820</text:p>
          </table:table-cell>
          <table:table-cell office:value-type="string">
            <text:p>Memphis, TN-MS-AR (Metropolitan Statistical Area)</text:p>
          </table:table-cell>
          <table:table-cell office:value-type="float" office:value="28093">
            <text:p>28093</text:p>
          </table:table-cell>
          <table:table-cell office:value-type="string">
            <text:p>Marshall, MS </text:p>
          </table:table-cell>
        </table:table-row>
        <table:table-row table:style-name="ro1">
          <table:table-cell office:value-type="float" office:value="32820">
            <text:p>32820</text:p>
          </table:table-cell>
          <table:table-cell office:value-type="string">
            <text:p>Memphis, TN-MS-AR (Metropolitan Statistical Area)</text:p>
          </table:table-cell>
          <table:table-cell office:value-type="float" office:value="28137">
            <text:p>28137</text:p>
          </table:table-cell>
          <table:table-cell office:value-type="string">
            <text:p>Tate, MS </text:p>
          </table:table-cell>
        </table:table-row>
        <table:table-row table:style-name="ro2">
          <table:table-cell office:value-type="float" office:value="32820">
            <text:p>32820</text:p>
          </table:table-cell>
          <table:table-cell office:value-type="string">
            <text:p>Memphis, TN-MS-AR (Metropolitan Statistical Area)</text:p>
          </table:table-cell>
          <table:table-cell office:value-type="float" office:value="28143">
            <text:p>28143</text:p>
          </table:table-cell>
          <table:table-cell office:value-type="string">
            <text:p>Tunica, MS </text:p>
          </table:table-cell>
        </table:table-row>
        <table:table-row table:style-name="ro2">
          <table:table-cell office:value-type="float" office:value="32820">
            <text:p>32820</text:p>
          </table:table-cell>
          <table:table-cell office:value-type="string">
            <text:p>Memphis, TN-MS-AR (Metropolitan Statistical Area)</text:p>
          </table:table-cell>
          <table:table-cell office:value-type="float" office:value="47047">
            <text:p>47047</text:p>
          </table:table-cell>
          <table:table-cell office:value-type="string">
            <text:p>Fayette, TN </text:p>
          </table:table-cell>
        </table:table-row>
        <table:table-row table:style-name="ro1">
          <table:table-cell office:value-type="float" office:value="32820">
            <text:p>32820</text:p>
          </table:table-cell>
          <table:table-cell office:value-type="string">
            <text:p>Memphis, TN-MS-AR (Metropolitan Statistical Area)</text:p>
          </table:table-cell>
          <table:table-cell office:value-type="float" office:value="47157">
            <text:p>47157</text:p>
          </table:table-cell>
          <table:table-cell office:value-type="string">
            <text:p>Shelby, TN </text:p>
          </table:table-cell>
        </table:table-row>
        <table:table-row table:style-name="ro2">
          <table:table-cell office:value-type="float" office:value="32820">
            <text:p>32820</text:p>
          </table:table-cell>
          <table:table-cell office:value-type="string">
            <text:p>Memphis, TN-MS-AR (Metropolitan Statistical Area)</text:p>
          </table:table-cell>
          <table:table-cell office:value-type="float" office:value="47167">
            <text:p>47167</text:p>
          </table:table-cell>
          <table:table-cell office:value-type="string">
            <text:p>Tipton, TN </text:p>
          </table:table-cell>
        </table:table-row>
        <table:table-row table:style-name="ro2">
          <table:table-cell office:value-type="float" office:value="32900">
            <text:p>32900</text:p>
          </table:table-cell>
          <table:table-cell office:value-type="string">
            <text:p>Merced, CA (Metropolitan Statistical Area)</text:p>
          </table:table-cell>
          <table:table-cell office:value-type="float" office:value="6047">
            <text:p>6047</text:p>
          </table:table-cell>
          <table:table-cell office:value-type="string">
            <text:p>Merced, CA </text:p>
          </table:table-cell>
        </table:table-row>
        <table:table-row table:style-name="ro2">
          <table:table-cell office:value-type="float" office:value="33100">
            <text:p>33100</text:p>
          </table:table-cell>
          <table:table-cell office:value-type="string">
            <text:p>Miami-Fort Lauderdale-West Palm Beach, FL (Metropolitan Statistical Area)</text:p>
          </table:table-cell>
          <table:table-cell office:value-type="float" office:value="12011">
            <text:p>12011</text:p>
          </table:table-cell>
          <table:table-cell office:value-type="string">
            <text:p>Broward, FL </text:p>
          </table:table-cell>
        </table:table-row>
        <table:table-row table:style-name="ro2">
          <table:table-cell office:value-type="float" office:value="33100">
            <text:p>33100</text:p>
          </table:table-cell>
          <table:table-cell office:value-type="string">
            <text:p>Miami-Fort Lauderdale-West Palm Beach, FL (Metropolitan Statistical Area)</text:p>
          </table:table-cell>
          <table:table-cell office:value-type="float" office:value="12086">
            <text:p>12086</text:p>
          </table:table-cell>
          <table:table-cell office:value-type="string">
            <text:p>Miami-Dade, FL </text:p>
          </table:table-cell>
        </table:table-row>
        <table:table-row table:style-name="ro2">
          <table:table-cell office:value-type="float" office:value="33100">
            <text:p>33100</text:p>
          </table:table-cell>
          <table:table-cell office:value-type="string">
            <text:p>Miami-Fort Lauderdale-West Palm Beach, FL (Metropolitan Statistical Area)</text:p>
          </table:table-cell>
          <table:table-cell office:value-type="float" office:value="12099">
            <text:p>12099</text:p>
          </table:table-cell>
          <table:table-cell office:value-type="string">
            <text:p>Palm Beach, FL </text:p>
          </table:table-cell>
        </table:table-row>
        <table:table-row table:style-name="ro2">
          <table:table-cell office:value-type="float" office:value="33140">
            <text:p>33140</text:p>
          </table:table-cell>
          <table:table-cell office:value-type="string">
            <text:p>Michigan City-La Porte, IN (Metropolitan Statistical Area)</text:p>
          </table:table-cell>
          <table:table-cell office:value-type="float" office:value="18091">
            <text:p>18091</text:p>
          </table:table-cell>
          <table:table-cell office:value-type="string">
            <text:p>LaPorte, IN </text:p>
          </table:table-cell>
        </table:table-row>
        <table:table-row table:style-name="ro1">
          <table:table-cell office:value-type="float" office:value="33220">
            <text:p>33220</text:p>
          </table:table-cell>
          <table:table-cell office:value-type="string">
            <text:p>Midland, MI (Metropolitan Statistical Area)</text:p>
          </table:table-cell>
          <table:table-cell office:value-type="float" office:value="26111">
            <text:p>26111</text:p>
          </table:table-cell>
          <table:table-cell office:value-type="string">
            <text:p>Midland, MI </text:p>
          </table:table-cell>
        </table:table-row>
        <table:table-row table:style-name="ro1">
          <table:table-cell office:value-type="float" office:value="33260">
            <text:p>33260</text:p>
          </table:table-cell>
          <table:table-cell office:value-type="string">
            <text:p>Midland, TX (Metropolitan Statistical Area)</text:p>
          </table:table-cell>
          <table:table-cell office:value-type="float" office:value="48317">
            <text:p>48317</text:p>
          </table:table-cell>
          <table:table-cell office:value-type="string">
            <text:p>Martin, TX </text:p>
          </table:table-cell>
        </table:table-row>
        <table:table-row table:style-name="ro1">
          <table:table-cell office:value-type="float" office:value="33260">
            <text:p>33260</text:p>
          </table:table-cell>
          <table:table-cell office:value-type="string">
            <text:p>Midland, TX (Metropolitan Statistical Area)</text:p>
          </table:table-cell>
          <table:table-cell office:value-type="float" office:value="48329">
            <text:p>48329</text:p>
          </table:table-cell>
          <table:table-cell office:value-type="string">
            <text:p>Midland, TX </text:p>
          </table:table-cell>
        </table:table-row>
        <table:table-row table:style-name="ro2">
          <table:table-cell office:value-type="float" office:value="33340">
            <text:p>33340</text:p>
          </table:table-cell>
          <table:table-cell office:value-type="string">
            <text:p>Milwaukee-Waukesha-West Allis, WI (Metropolitan Statistical Area)</text:p>
          </table:table-cell>
          <table:table-cell office:value-type="float" office:value="55079">
            <text:p>55079</text:p>
          </table:table-cell>
          <table:table-cell office:value-type="string">
            <text:p>Milwaukee, WI </text:p>
          </table:table-cell>
        </table:table-row>
        <table:table-row table:style-name="ro2">
          <table:table-cell office:value-type="float" office:value="33340">
            <text:p>33340</text:p>
          </table:table-cell>
          <table:table-cell office:value-type="string">
            <text:p>Milwaukee-Waukesha-West Allis, WI (Metropolitan Statistical Area)</text:p>
          </table:table-cell>
          <table:table-cell office:value-type="float" office:value="55089">
            <text:p>55089</text:p>
          </table:table-cell>
          <table:table-cell office:value-type="string">
            <text:p>Ozaukee, WI </text:p>
          </table:table-cell>
        </table:table-row>
        <table:table-row table:style-name="ro2">
          <table:table-cell office:value-type="float" office:value="33340">
            <text:p>33340</text:p>
          </table:table-cell>
          <table:table-cell office:value-type="string">
            <text:p>Milwaukee-Waukesha-West Allis, WI (Metropolitan Statistical Area)</text:p>
          </table:table-cell>
          <table:table-cell office:value-type="float" office:value="55131">
            <text:p>55131</text:p>
          </table:table-cell>
          <table:table-cell office:value-type="string">
            <text:p>Washington, WI </text:p>
          </table:table-cell>
        </table:table-row>
        <table:table-row table:style-name="ro2">
          <table:table-cell office:value-type="float" office:value="33340">
            <text:p>33340</text:p>
          </table:table-cell>
          <table:table-cell office:value-type="string">
            <text:p>Milwaukee-Waukesha-West Allis, WI (Metropolitan Statistical Area)</text:p>
          </table:table-cell>
          <table:table-cell office:value-type="float" office:value="55133">
            <text:p>55133</text:p>
          </table:table-cell>
          <table:table-cell office:value-type="string">
            <text:p>Waukesha, WI </text:p>
          </table:table-cell>
        </table:table-row>
        <table:table-row table:style-name="ro2">
          <table:table-cell office:value-type="float" office:value="33460">
            <text:p>33460</text:p>
          </table:table-cell>
          <table:table-cell office:value-type="string">
            <text:p>Minneapolis-St. Paul-Bloomington, MN-WI (Metropolitan Statistical Area)</text:p>
          </table:table-cell>
          <table:table-cell office:value-type="float" office:value="27003">
            <text:p>27003</text:p>
          </table:table-cell>
          <table:table-cell office:value-type="string">
            <text:p>Anoka, MN </text:p>
          </table:table-cell>
        </table:table-row>
        <table:table-row table:style-name="ro2">
          <table:table-cell office:value-type="float" office:value="33460">
            <text:p>33460</text:p>
          </table:table-cell>
          <table:table-cell office:value-type="string">
            <text:p>Minneapolis-St. Paul-Bloomington, MN-WI (Metropolitan Statistical Area)</text:p>
          </table:table-cell>
          <table:table-cell office:value-type="float" office:value="27019">
            <text:p>27019</text:p>
          </table:table-cell>
          <table:table-cell office:value-type="string">
            <text:p>Carver, MN </text:p>
          </table:table-cell>
        </table:table-row>
        <table:table-row table:style-name="ro2">
          <table:table-cell office:value-type="float" office:value="33460">
            <text:p>33460</text:p>
          </table:table-cell>
          <table:table-cell office:value-type="string">
            <text:p>Minneapolis-St. Paul-Bloomington, MN-WI (Metropolitan Statistical Area)</text:p>
          </table:table-cell>
          <table:table-cell office:value-type="float" office:value="27025">
            <text:p>27025</text:p>
          </table:table-cell>
          <table:table-cell office:value-type="string">
            <text:p>Chisago, MN </text:p>
          </table:table-cell>
        </table:table-row>
        <table:table-row table:style-name="ro2">
          <table:table-cell office:value-type="float" office:value="33460">
            <text:p>33460</text:p>
          </table:table-cell>
          <table:table-cell office:value-type="string">
            <text:p>Minneapolis-St. Paul-Bloomington, MN-WI (Metropolitan Statistical Area)</text:p>
          </table:table-cell>
          <table:table-cell office:value-type="float" office:value="27037">
            <text:p>27037</text:p>
          </table:table-cell>
          <table:table-cell office:value-type="string">
            <text:p>Dakota, MN </text:p>
          </table:table-cell>
        </table:table-row>
        <table:table-row table:style-name="ro2">
          <table:table-cell office:value-type="float" office:value="33460">
            <text:p>33460</text:p>
          </table:table-cell>
          <table:table-cell office:value-type="string">
            <text:p>Minneapolis-St. Paul-Bloomington, MN-WI (Metropolitan Statistical Area)</text:p>
          </table:table-cell>
          <table:table-cell office:value-type="float" office:value="27053">
            <text:p>27053</text:p>
          </table:table-cell>
          <table:table-cell office:value-type="string">
            <text:p>Hennepin, MN </text:p>
          </table:table-cell>
        </table:table-row>
        <table:table-row table:style-name="ro2">
          <table:table-cell office:value-type="float" office:value="33460">
            <text:p>33460</text:p>
          </table:table-cell>
          <table:table-cell office:value-type="string">
            <text:p>Minneapolis-St. Paul-Bloomington, MN-WI (Metropolitan Statistical Area)</text:p>
          </table:table-cell>
          <table:table-cell office:value-type="float" office:value="27059">
            <text:p>27059</text:p>
          </table:table-cell>
          <table:table-cell office:value-type="string">
            <text:p>Isanti, MN </text:p>
          </table:table-cell>
        </table:table-row>
        <table:table-row table:style-name="ro2">
          <table:table-cell office:value-type="float" office:value="33460">
            <text:p>33460</text:p>
          </table:table-cell>
          <table:table-cell office:value-type="string">
            <text:p>Minneapolis-St. Paul-Bloomington, MN-WI (Metropolitan Statistical Area)</text:p>
          </table:table-cell>
          <table:table-cell office:value-type="float" office:value="27079">
            <text:p>27079</text:p>
          </table:table-cell>
          <table:table-cell office:value-type="string">
            <text:p>Le Sueur, MN </text:p>
          </table:table-cell>
        </table:table-row>
        <table:table-row table:style-name="ro2">
          <table:table-cell office:value-type="float" office:value="33460">
            <text:p>33460</text:p>
          </table:table-cell>
          <table:table-cell office:value-type="string">
            <text:p>Minneapolis-St. Paul-Bloomington, MN-WI (Metropolitan Statistical Area)</text:p>
          </table:table-cell>
          <table:table-cell office:value-type="float" office:value="27095">
            <text:p>27095</text:p>
          </table:table-cell>
          <table:table-cell office:value-type="string">
            <text:p>Mille Lacs, MN </text:p>
          </table:table-cell>
        </table:table-row>
        <table:table-row table:style-name="ro2">
          <table:table-cell office:value-type="float" office:value="33460">
            <text:p>33460</text:p>
          </table:table-cell>
          <table:table-cell office:value-type="string">
            <text:p>Minneapolis-St. Paul-Bloomington, MN-WI (Metropolitan Statistical Area)</text:p>
          </table:table-cell>
          <table:table-cell office:value-type="float" office:value="27123">
            <text:p>27123</text:p>
          </table:table-cell>
          <table:table-cell office:value-type="string">
            <text:p>Ramsey, MN </text:p>
          </table:table-cell>
        </table:table-row>
        <table:table-row table:style-name="ro2">
          <table:table-cell office:value-type="float" office:value="33460">
            <text:p>33460</text:p>
          </table:table-cell>
          <table:table-cell office:value-type="string">
            <text:p>Minneapolis-St. Paul-Bloomington, MN-WI (Metropolitan Statistical Area)</text:p>
          </table:table-cell>
          <table:table-cell office:value-type="float" office:value="27139">
            <text:p>27139</text:p>
          </table:table-cell>
          <table:table-cell office:value-type="string">
            <text:p>Scott, MN </text:p>
          </table:table-cell>
        </table:table-row>
        <table:table-row table:style-name="ro2">
          <table:table-cell office:value-type="float" office:value="33460">
            <text:p>33460</text:p>
          </table:table-cell>
          <table:table-cell office:value-type="string">
            <text:p>Minneapolis-St. Paul-Bloomington, MN-WI (Metropolitan Statistical Area)</text:p>
          </table:table-cell>
          <table:table-cell office:value-type="float" office:value="27141">
            <text:p>27141</text:p>
          </table:table-cell>
          <table:table-cell office:value-type="string">
            <text:p>Sherburne, MN </text:p>
          </table:table-cell>
        </table:table-row>
        <table:table-row table:style-name="ro2">
          <table:table-cell office:value-type="float" office:value="33460">
            <text:p>33460</text:p>
          </table:table-cell>
          <table:table-cell office:value-type="string">
            <text:p>Minneapolis-St. Paul-Bloomington, MN-WI (Metropolitan Statistical Area)</text:p>
          </table:table-cell>
          <table:table-cell office:value-type="float" office:value="27143">
            <text:p>27143</text:p>
          </table:table-cell>
          <table:table-cell office:value-type="string">
            <text:p>Sibley, MN </text:p>
          </table:table-cell>
        </table:table-row>
        <table:table-row table:style-name="ro2">
          <table:table-cell office:value-type="float" office:value="33460">
            <text:p>33460</text:p>
          </table:table-cell>
          <table:table-cell office:value-type="string">
            <text:p>Minneapolis-St. Paul-Bloomington, MN-WI (Metropolitan Statistical Area)</text:p>
          </table:table-cell>
          <table:table-cell office:value-type="float" office:value="27163">
            <text:p>27163</text:p>
          </table:table-cell>
          <table:table-cell office:value-type="string">
            <text:p>Washington, MN </text:p>
          </table:table-cell>
        </table:table-row>
        <table:table-row table:style-name="ro2">
          <table:table-cell office:value-type="float" office:value="33460">
            <text:p>33460</text:p>
          </table:table-cell>
          <table:table-cell office:value-type="string">
            <text:p>Minneapolis-St. Paul-Bloomington, MN-WI (Metropolitan Statistical Area)</text:p>
          </table:table-cell>
          <table:table-cell office:value-type="float" office:value="27171">
            <text:p>27171</text:p>
          </table:table-cell>
          <table:table-cell office:value-type="string">
            <text:p>Wright, MN </text:p>
          </table:table-cell>
        </table:table-row>
        <table:table-row table:style-name="ro2">
          <table:table-cell office:value-type="float" office:value="33460">
            <text:p>33460</text:p>
          </table:table-cell>
          <table:table-cell office:value-type="string">
            <text:p>Minneapolis-St. Paul-Bloomington, MN-WI (Metropolitan Statistical Area)</text:p>
          </table:table-cell>
          <table:table-cell office:value-type="float" office:value="55093">
            <text:p>55093</text:p>
          </table:table-cell>
          <table:table-cell office:value-type="string">
            <text:p>Pierce, WI </text:p>
          </table:table-cell>
        </table:table-row>
        <table:table-row table:style-name="ro2">
          <table:table-cell office:value-type="float" office:value="33460">
            <text:p>33460</text:p>
          </table:table-cell>
          <table:table-cell office:value-type="string">
            <text:p>Minneapolis-St. Paul-Bloomington, MN-WI (Metropolitan Statistical Area)</text:p>
          </table:table-cell>
          <table:table-cell office:value-type="float" office:value="55109">
            <text:p>55109</text:p>
          </table:table-cell>
          <table:table-cell office:value-type="string">
            <text:p>St. Croix, WI </text:p>
          </table:table-cell>
        </table:table-row>
        <table:table-row table:style-name="ro2">
          <table:table-cell office:value-type="float" office:value="33540">
            <text:p>33540</text:p>
          </table:table-cell>
          <table:table-cell office:value-type="string">
            <text:p>Missoula, MT (Metropolitan Statistical Area)</text:p>
          </table:table-cell>
          <table:table-cell office:value-type="float" office:value="30063">
            <text:p>30063</text:p>
          </table:table-cell>
          <table:table-cell office:value-type="string">
            <text:p>Missoula, MT </text:p>
          </table:table-cell>
        </table:table-row>
        <table:table-row table:style-name="ro1">
          <table:table-cell office:value-type="float" office:value="33660">
            <text:p>33660</text:p>
          </table:table-cell>
          <table:table-cell office:value-type="string">
            <text:p>Mobile, AL (Metropolitan Statistical Area)</text:p>
          </table:table-cell>
          <table:table-cell office:value-type="float" office:value="1097">
            <text:p>1097</text:p>
          </table:table-cell>
          <table:table-cell office:value-type="string">
            <text:p>Mobile, AL </text:p>
          </table:table-cell>
        </table:table-row>
        <table:table-row table:style-name="ro2">
          <table:table-cell office:value-type="float" office:value="33700">
            <text:p>33700</text:p>
          </table:table-cell>
          <table:table-cell office:value-type="string">
            <text:p>Modesto, CA (Metropolitan Statistical Area)</text:p>
          </table:table-cell>
          <table:table-cell office:value-type="float" office:value="6099">
            <text:p>6099</text:p>
          </table:table-cell>
          <table:table-cell office:value-type="string">
            <text:p>Stanislaus, CA </text:p>
          </table:table-cell>
        </table:table-row>
        <table:table-row table:style-name="ro2">
          <table:table-cell office:value-type="float" office:value="33740">
            <text:p>33740</text:p>
          </table:table-cell>
          <table:table-cell office:value-type="string">
            <text:p>Monroe, LA (Metropolitan Statistical Area)</text:p>
          </table:table-cell>
          <table:table-cell office:value-type="float" office:value="22073">
            <text:p>22073</text:p>
          </table:table-cell>
          <table:table-cell office:value-type="string">
            <text:p>Ouachita, LA </text:p>
          </table:table-cell>
        </table:table-row>
        <table:table-row table:style-name="ro1">
          <table:table-cell office:value-type="float" office:value="33740">
            <text:p>33740</text:p>
          </table:table-cell>
          <table:table-cell office:value-type="string">
            <text:p>Monroe, LA (Metropolitan Statistical Area)</text:p>
          </table:table-cell>
          <table:table-cell office:value-type="float" office:value="22111">
            <text:p>22111</text:p>
          </table:table-cell>
          <table:table-cell office:value-type="string">
            <text:p>Union, LA </text:p>
          </table:table-cell>
        </table:table-row>
        <table:table-row table:style-name="ro1">
          <table:table-cell office:value-type="float" office:value="33780">
            <text:p>33780</text:p>
          </table:table-cell>
          <table:table-cell office:value-type="string">
            <text:p>Monroe, MI (Metropolitan Statistical Area)</text:p>
          </table:table-cell>
          <table:table-cell office:value-type="float" office:value="26115">
            <text:p>26115</text:p>
          </table:table-cell>
          <table:table-cell office:value-type="string">
            <text:p>Monroe, MI </text:p>
          </table:table-cell>
        </table:table-row>
        <table:table-row table:style-name="ro2">
          <table:table-cell office:value-type="float" office:value="33860">
            <text:p>33860</text:p>
          </table:table-cell>
          <table:table-cell office:value-type="string">
            <text:p>Montgomery, AL (Metropolitan Statistical Area)</text:p>
          </table:table-cell>
          <table:table-cell office:value-type="float" office:value="1001">
            <text:p>1001</text:p>
          </table:table-cell>
          <table:table-cell office:value-type="string">
            <text:p>Autauga, AL </text:p>
          </table:table-cell>
        </table:table-row>
        <table:table-row table:style-name="ro2">
          <table:table-cell office:value-type="float" office:value="33860">
            <text:p>33860</text:p>
          </table:table-cell>
          <table:table-cell office:value-type="string">
            <text:p>Montgomery, AL (Metropolitan Statistical Area)</text:p>
          </table:table-cell>
          <table:table-cell office:value-type="float" office:value="1051">
            <text:p>1051</text:p>
          </table:table-cell>
          <table:table-cell office:value-type="string">
            <text:p>Elmore, AL </text:p>
          </table:table-cell>
        </table:table-row>
        <table:table-row table:style-name="ro2">
          <table:table-cell office:value-type="float" office:value="33860">
            <text:p>33860</text:p>
          </table:table-cell>
          <table:table-cell office:value-type="string">
            <text:p>Montgomery, AL (Metropolitan Statistical Area)</text:p>
          </table:table-cell>
          <table:table-cell office:value-type="float" office:value="1085">
            <text:p>1085</text:p>
          </table:table-cell>
          <table:table-cell office:value-type="string">
            <text:p>Lowndes, AL </text:p>
          </table:table-cell>
        </table:table-row>
        <table:table-row table:style-name="ro1">
          <table:table-cell office:value-type="float" office:value="33860">
            <text:p>33860</text:p>
          </table:table-cell>
          <table:table-cell office:value-type="string">
            <text:p>Montgomery, AL (Metropolitan Statistical Area)</text:p>
          </table:table-cell>
          <table:table-cell office:value-type="float" office:value="1101">
            <text:p>1101</text:p>
          </table:table-cell>
          <table:table-cell office:value-type="string">
            <text:p>Montgomery, AL </text:p>
          </table:table-cell>
        </table:table-row>
        <table:table-row table:style-name="ro2">
          <table:table-cell office:value-type="float" office:value="34060">
            <text:p>34060</text:p>
          </table:table-cell>
          <table:table-cell office:value-type="string">
            <text:p>Morgantown, WV (Metropolitan Statistical Area)</text:p>
          </table:table-cell>
          <table:table-cell office:value-type="float" office:value="54061">
            <text:p>54061</text:p>
          </table:table-cell>
          <table:table-cell office:value-type="string">
            <text:p>Monongalia, WV </text:p>
          </table:table-cell>
        </table:table-row>
        <table:table-row table:style-name="ro2">
          <table:table-cell office:value-type="float" office:value="34060">
            <text:p>34060</text:p>
          </table:table-cell>
          <table:table-cell office:value-type="string">
            <text:p>Morgantown, WV (Metropolitan Statistical Area)</text:p>
          </table:table-cell>
          <table:table-cell office:value-type="float" office:value="54077">
            <text:p>54077</text:p>
          </table:table-cell>
          <table:table-cell office:value-type="string">
            <text:p>Preston, WV </text:p>
          </table:table-cell>
        </table:table-row>
        <table:table-row table:style-name="ro2">
          <table:table-cell office:value-type="float" office:value="34100">
            <text:p>34100</text:p>
          </table:table-cell>
          <table:table-cell office:value-type="string">
            <text:p>Morristown, TN (Metropolitan Statistical Area)</text:p>
          </table:table-cell>
          <table:table-cell office:value-type="float" office:value="47063">
            <text:p>47063</text:p>
          </table:table-cell>
          <table:table-cell office:value-type="string">
            <text:p>Hamblen, TN </text:p>
          </table:table-cell>
        </table:table-row>
        <table:table-row table:style-name="ro2">
          <table:table-cell office:value-type="float" office:value="34100">
            <text:p>34100</text:p>
          </table:table-cell>
          <table:table-cell office:value-type="string">
            <text:p>Morristown, TN (Metropolitan Statistical Area)</text:p>
          </table:table-cell>
          <table:table-cell office:value-type="float" office:value="47089">
            <text:p>47089</text:p>
          </table:table-cell>
          <table:table-cell office:value-type="string">
            <text:p>Jefferson, TN </text:p>
          </table:table-cell>
        </table:table-row>
        <table:table-row table:style-name="ro2">
          <table:table-cell office:value-type="float" office:value="34580">
            <text:p>34580</text:p>
          </table:table-cell>
          <table:table-cell office:value-type="string">
            <text:p>Mount Vernon-Anacortes, WA (Metropolitan Statistical Area)</text:p>
          </table:table-cell>
          <table:table-cell office:value-type="float" office:value="53057">
            <text:p>53057</text:p>
          </table:table-cell>
          <table:table-cell office:value-type="string">
            <text:p>Skagit, WA </text:p>
          </table:table-cell>
        </table:table-row>
        <table:table-row table:style-name="ro2">
          <table:table-cell office:value-type="float" office:value="34620">
            <text:p>34620</text:p>
          </table:table-cell>
          <table:table-cell office:value-type="string">
            <text:p>Muncie, IN (Metropolitan Statistical Area)</text:p>
          </table:table-cell>
          <table:table-cell office:value-type="float" office:value="18035">
            <text:p>18035</text:p>
          </table:table-cell>
          <table:table-cell office:value-type="string">
            <text:p>Delaware, IN </text:p>
          </table:table-cell>
        </table:table-row>
        <table:table-row table:style-name="ro2">
          <table:table-cell office:value-type="float" office:value="34740">
            <text:p>34740</text:p>
          </table:table-cell>
          <table:table-cell office:value-type="string">
            <text:p>Muskegon, MI (Metropolitan Statistical Area)</text:p>
          </table:table-cell>
          <table:table-cell office:value-type="float" office:value="26121">
            <text:p>26121</text:p>
          </table:table-cell>
          <table:table-cell office:value-type="string">
            <text:p>Muskegon, MI </text:p>
          </table:table-cell>
        </table:table-row>
        <table:table-row table:style-name="ro1">
          <table:table-cell office:value-type="float" office:value="34820">
            <text:p>34820</text:p>
          </table:table-cell>
          <table:table-cell office:value-type="string">
            <text:p>Myrtle Beach-Conway-North Myrtle Beach, SC-NC (Metropolitan Statistical Area)</text:p>
          </table:table-cell>
          <table:table-cell office:value-type="float" office:value="37019">
            <text:p>37019</text:p>
          </table:table-cell>
          <table:table-cell office:value-type="string">
            <text:p>Brunswick, NC </text:p>
          </table:table-cell>
        </table:table-row>
        <table:table-row table:style-name="ro2">
          <table:table-cell office:value-type="float" office:value="34820">
            <text:p>34820</text:p>
          </table:table-cell>
          <table:table-cell office:value-type="string">
            <text:p>Myrtle Beach-Conway-North Myrtle Beach, SC-NC (Metropolitan Statistical Area)</text:p>
          </table:table-cell>
          <table:table-cell office:value-type="float" office:value="45051">
            <text:p>45051</text:p>
          </table:table-cell>
          <table:table-cell office:value-type="string">
            <text:p>Horry, SC </text:p>
          </table:table-cell>
        </table:table-row>
        <table:table-row table:style-name="ro2">
          <table:table-cell office:value-type="float" office:value="34900">
            <text:p>34900</text:p>
          </table:table-cell>
          <table:table-cell office:value-type="string">
            <text:p>Napa, CA (Metropolitan Statistical Area)</text:p>
          </table:table-cell>
          <table:table-cell office:value-type="float" office:value="6055">
            <text:p>6055</text:p>
          </table:table-cell>
          <table:table-cell office:value-type="string">
            <text:p>Napa, CA </text:p>
          </table:table-cell>
        </table:table-row>
        <table:table-row table:style-name="ro2">
          <table:table-cell office:value-type="float" office:value="34940">
            <text:p>34940</text:p>
          </table:table-cell>
          <table:table-cell office:value-type="string">
            <text:p>Naples-Immokalee-Marco Island, FL (Metropolitan Statistical Area)</text:p>
          </table:table-cell>
          <table:table-cell office:value-type="float" office:value="12021">
            <text:p>12021</text:p>
          </table:table-cell>
          <table:table-cell office:value-type="string">
            <text:p>Collier, FL </text:p>
          </table:table-cell>
        </table:table-row>
        <table:table-row table:style-name="ro2">
          <table:table-cell office:value-type="float" office:value="34980">
            <text:p>34980</text:p>
          </table:table-cell>
          <table:table-cell office:value-type="string">
            <text:p>Nashville-Davidson--Murfreesboro--Franklin, TN (Metropolitan Statistical Area)</text:p>
          </table:table-cell>
          <table:table-cell office:value-type="float" office:value="47015">
            <text:p>47015</text:p>
          </table:table-cell>
          <table:table-cell office:value-type="string">
            <text:p>Cannon, TN </text:p>
          </table:table-cell>
        </table:table-row>
        <table:table-row table:style-name="ro2">
          <table:table-cell office:value-type="float" office:value="34980">
            <text:p>34980</text:p>
          </table:table-cell>
          <table:table-cell office:value-type="string">
            <text:p>Nashville-Davidson--Murfreesboro--Franklin, TN (Metropolitan Statistical Area)</text:p>
          </table:table-cell>
          <table:table-cell office:value-type="float" office:value="47021">
            <text:p>47021</text:p>
          </table:table-cell>
          <table:table-cell office:value-type="string">
            <text:p>Cheatham, TN </text:p>
          </table:table-cell>
        </table:table-row>
        <table:table-row table:style-name="ro2">
          <table:table-cell office:value-type="float" office:value="34980">
            <text:p>34980</text:p>
          </table:table-cell>
          <table:table-cell office:value-type="string">
            <text:p>Nashville-Davidson--Murfreesboro--Franklin, TN (Metropolitan Statistical Area)</text:p>
          </table:table-cell>
          <table:table-cell office:value-type="float" office:value="47037">
            <text:p>47037</text:p>
          </table:table-cell>
          <table:table-cell office:value-type="string">
            <text:p>Davidson, TN </text:p>
          </table:table-cell>
        </table:table-row>
        <table:table-row table:style-name="ro2">
          <table:table-cell office:value-type="float" office:value="34980">
            <text:p>34980</text:p>
          </table:table-cell>
          <table:table-cell office:value-type="string">
            <text:p>Nashville-Davidson--Murfreesboro--Franklin, TN (Metropolitan Statistical Area)</text:p>
          </table:table-cell>
          <table:table-cell office:value-type="float" office:value="47043">
            <text:p>47043</text:p>
          </table:table-cell>
          <table:table-cell office:value-type="string">
            <text:p>Dickson, TN </text:p>
          </table:table-cell>
        </table:table-row>
        <table:table-row table:style-name="ro2">
          <table:table-cell office:value-type="float" office:value="34980">
            <text:p>34980</text:p>
          </table:table-cell>
          <table:table-cell office:value-type="string">
            <text:p>Nashville-Davidson--Murfreesboro--Franklin, TN (Metropolitan Statistical Area)</text:p>
          </table:table-cell>
          <table:table-cell office:value-type="float" office:value="47081">
            <text:p>47081</text:p>
          </table:table-cell>
          <table:table-cell office:value-type="string">
            <text:p>Hickman, TN </text:p>
          </table:table-cell>
        </table:table-row>
        <table:table-row table:style-name="ro2">
          <table:table-cell office:value-type="float" office:value="34980">
            <text:p>34980</text:p>
          </table:table-cell>
          <table:table-cell office:value-type="string">
            <text:p>Nashville-Davidson--Murfreesboro--Franklin, TN (Metropolitan Statistical Area)</text:p>
          </table:table-cell>
          <table:table-cell office:value-type="float" office:value="47111">
            <text:p>47111</text:p>
          </table:table-cell>
          <table:table-cell office:value-type="string">
            <text:p>Macon, TN </text:p>
          </table:table-cell>
        </table:table-row>
        <table:table-row table:style-name="ro2">
          <table:table-cell office:value-type="float" office:value="34980">
            <text:p>34980</text:p>
          </table:table-cell>
          <table:table-cell office:value-type="string">
            <text:p>Nashville-Davidson--Murfreesboro--Franklin, TN (Metropolitan Statistical Area)</text:p>
          </table:table-cell>
          <table:table-cell office:value-type="float" office:value="47119">
            <text:p>47119</text:p>
          </table:table-cell>
          <table:table-cell office:value-type="string">
            <text:p>Maury, TN </text:p>
          </table:table-cell>
        </table:table-row>
        <table:table-row table:style-name="ro2">
          <table:table-cell office:value-type="float" office:value="34980">
            <text:p>34980</text:p>
          </table:table-cell>
          <table:table-cell office:value-type="string">
            <text:p>Nashville-Davidson--Murfreesboro--Franklin, TN (Metropolitan Statistical Area)</text:p>
          </table:table-cell>
          <table:table-cell office:value-type="float" office:value="47147">
            <text:p>47147</text:p>
          </table:table-cell>
          <table:table-cell office:value-type="string">
            <text:p>Robertson, TN </text:p>
          </table:table-cell>
        </table:table-row>
        <table:table-row table:style-name="ro2">
          <table:table-cell office:value-type="float" office:value="34980">
            <text:p>34980</text:p>
          </table:table-cell>
          <table:table-cell office:value-type="string">
            <text:p>Nashville-Davidson--Murfreesboro--Franklin, TN (Metropolitan Statistical Area)</text:p>
          </table:table-cell>
          <table:table-cell office:value-type="float" office:value="47149">
            <text:p>47149</text:p>
          </table:table-cell>
          <table:table-cell office:value-type="string">
            <text:p>Rutherford, TN </text:p>
          </table:table-cell>
        </table:table-row>
        <table:table-row table:style-name="ro2">
          <table:table-cell office:value-type="float" office:value="34980">
            <text:p>34980</text:p>
          </table:table-cell>
          <table:table-cell office:value-type="string">
            <text:p>Nashville-Davidson--Murfreesboro--Franklin, TN (Metropolitan Statistical Area)</text:p>
          </table:table-cell>
          <table:table-cell office:value-type="float" office:value="47159">
            <text:p>47159</text:p>
          </table:table-cell>
          <table:table-cell office:value-type="string">
            <text:p>Smith, TN </text:p>
          </table:table-cell>
        </table:table-row>
        <table:table-row table:style-name="ro2">
          <table:table-cell office:value-type="float" office:value="34980">
            <text:p>34980</text:p>
          </table:table-cell>
          <table:table-cell office:value-type="string">
            <text:p>Nashville-Davidson--Murfreesboro--Franklin, TN (Metropolitan Statistical Area)</text:p>
          </table:table-cell>
          <table:table-cell office:value-type="float" office:value="47165">
            <text:p>47165</text:p>
          </table:table-cell>
          <table:table-cell office:value-type="string">
            <text:p>Sumner, TN </text:p>
          </table:table-cell>
        </table:table-row>
        <table:table-row table:style-name="ro2">
          <table:table-cell office:value-type="float" office:value="34980">
            <text:p>34980</text:p>
          </table:table-cell>
          <table:table-cell office:value-type="string">
            <text:p>Nashville-Davidson--Murfreesboro--Franklin, TN (Metropolitan Statistical Area)</text:p>
          </table:table-cell>
          <table:table-cell office:value-type="float" office:value="47169">
            <text:p>47169</text:p>
          </table:table-cell>
          <table:table-cell office:value-type="string">
            <text:p>Trousdale, TN </text:p>
          </table:table-cell>
        </table:table-row>
        <table:table-row table:style-name="ro2">
          <table:table-cell office:value-type="float" office:value="34980">
            <text:p>34980</text:p>
          </table:table-cell>
          <table:table-cell office:value-type="string">
            <text:p>Nashville-Davidson--Murfreesboro--Franklin, TN (Metropolitan Statistical Area)</text:p>
          </table:table-cell>
          <table:table-cell office:value-type="float" office:value="47187">
            <text:p>47187</text:p>
          </table:table-cell>
          <table:table-cell office:value-type="string">
            <text:p>Williamson, TN </text:p>
          </table:table-cell>
        </table:table-row>
        <table:table-row table:style-name="ro2">
          <table:table-cell office:value-type="float" office:value="34980">
            <text:p>34980</text:p>
          </table:table-cell>
          <table:table-cell office:value-type="string">
            <text:p>Nashville-Davidson--Murfreesboro--Franklin, TN (Metropolitan Statistical Area)</text:p>
          </table:table-cell>
          <table:table-cell office:value-type="float" office:value="47189">
            <text:p>47189</text:p>
          </table:table-cell>
          <table:table-cell office:value-type="string">
            <text:p>Wilson, TN </text:p>
          </table:table-cell>
        </table:table-row>
        <table:table-row table:style-name="ro1">
          <table:table-cell office:value-type="float" office:value="35100">
            <text:p>35100</text:p>
          </table:table-cell>
          <table:table-cell office:value-type="string">
            <text:p>New Bern, NC (Metropolitan Statistical Area)</text:p>
          </table:table-cell>
          <table:table-cell office:value-type="float" office:value="37049">
            <text:p>37049</text:p>
          </table:table-cell>
          <table:table-cell office:value-type="string">
            <text:p>Craven, NC </text:p>
          </table:table-cell>
        </table:table-row>
        <table:table-row table:style-name="ro1">
          <table:table-cell office:value-type="float" office:value="35100">
            <text:p>35100</text:p>
          </table:table-cell>
          <table:table-cell office:value-type="string">
            <text:p>New Bern, NC (Metropolitan Statistical Area)</text:p>
          </table:table-cell>
          <table:table-cell office:value-type="float" office:value="37103">
            <text:p>37103</text:p>
          </table:table-cell>
          <table:table-cell office:value-type="string">
            <text:p>Jones, NC </text:p>
          </table:table-cell>
        </table:table-row>
        <table:table-row table:style-name="ro2">
          <table:table-cell office:value-type="float" office:value="35100">
            <text:p>35100</text:p>
          </table:table-cell>
          <table:table-cell office:value-type="string">
            <text:p>New Bern, NC (Metropolitan Statistical Area)</text:p>
          </table:table-cell>
          <table:table-cell office:value-type="float" office:value="37137">
            <text:p>37137</text:p>
          </table:table-cell>
          <table:table-cell office:value-type="string">
            <text:p>Pamlico, NC </text:p>
          </table:table-cell>
        </table:table-row>
        <table:table-row table:style-name="ro1">
          <table:table-cell office:value-type="float" office:value="35300">
            <text:p>35300</text:p>
          </table:table-cell>
          <table:table-cell office:value-type="string">
            <text:p>New Haven-Milford, CT (Metropolitan Statistical Area)</text:p>
          </table:table-cell>
          <table:table-cell office:value-type="float" office:value="9009">
            <text:p>9009</text:p>
          </table:table-cell>
          <table:table-cell office:value-type="string">
            <text:p>New Haven, CT </text:p>
          </table:table-cell>
        </table:table-row>
        <table:table-row table:style-name="ro2">
          <table:table-cell office:value-type="float" office:value="35380">
            <text:p>35380</text:p>
          </table:table-cell>
          <table:table-cell office:value-type="string">
            <text:p>New Orleans-Metairie, LA (Metropolitan Statistical Area)</text:p>
          </table:table-cell>
          <table:table-cell office:value-type="float" office:value="22051">
            <text:p>22051</text:p>
          </table:table-cell>
          <table:table-cell office:value-type="string">
            <text:p>Jefferson, LA </text:p>
          </table:table-cell>
        </table:table-row>
        <table:table-row table:style-name="ro2">
          <table:table-cell office:value-type="float" office:value="35380">
            <text:p>35380</text:p>
          </table:table-cell>
          <table:table-cell office:value-type="string">
            <text:p>New Orleans-Metairie, LA (Metropolitan Statistical Area)</text:p>
          </table:table-cell>
          <table:table-cell office:value-type="float" office:value="22071">
            <text:p>22071</text:p>
          </table:table-cell>
          <table:table-cell office:value-type="string">
            <text:p>Orleans, LA </text:p>
          </table:table-cell>
        </table:table-row>
        <table:table-row table:style-name="ro2">
          <table:table-cell office:value-type="float" office:value="35380">
            <text:p>35380</text:p>
          </table:table-cell>
          <table:table-cell office:value-type="string">
            <text:p>New Orleans-Metairie, LA (Metropolitan Statistical Area)</text:p>
          </table:table-cell>
          <table:table-cell office:value-type="float" office:value="22075">
            <text:p>22075</text:p>
          </table:table-cell>
          <table:table-cell office:value-type="string">
            <text:p>Plaquemines, LA </text:p>
          </table:table-cell>
        </table:table-row>
        <table:table-row table:style-name="ro2">
          <table:table-cell office:value-type="float" office:value="35380">
            <text:p>35380</text:p>
          </table:table-cell>
          <table:table-cell office:value-type="string">
            <text:p>New Orleans-Metairie, LA (Metropolitan Statistical Area)</text:p>
          </table:table-cell>
          <table:table-cell office:value-type="float" office:value="22087">
            <text:p>22087</text:p>
          </table:table-cell>
          <table:table-cell office:value-type="string">
            <text:p>St. Bernard, LA </text:p>
          </table:table-cell>
        </table:table-row>
        <table:table-row table:style-name="ro2">
          <table:table-cell office:value-type="float" office:value="35380">
            <text:p>35380</text:p>
          </table:table-cell>
          <table:table-cell office:value-type="string">
            <text:p>New Orleans-Metairie, LA (Metropolitan Statistical Area)</text:p>
          </table:table-cell>
          <table:table-cell office:value-type="float" office:value="22089">
            <text:p>22089</text:p>
          </table:table-cell>
          <table:table-cell office:value-type="string">
            <text:p>St. Charles, LA </text:p>
          </table:table-cell>
        </table:table-row>
        <table:table-row table:style-name="ro2">
          <table:table-cell office:value-type="float" office:value="35380">
            <text:p>35380</text:p>
          </table:table-cell>
          <table:table-cell office:value-type="string">
            <text:p>New Orleans-Metairie, LA (Metropolitan Statistical Area)</text:p>
          </table:table-cell>
          <table:table-cell office:value-type="float" office:value="22093">
            <text:p>22093</text:p>
          </table:table-cell>
          <table:table-cell office:value-type="string">
            <text:p>St. James, LA </text:p>
          </table:table-cell>
        </table:table-row>
        <table:table-row table:style-name="ro2">
          <table:table-cell office:value-type="float" office:value="35380">
            <text:p>35380</text:p>
          </table:table-cell>
          <table:table-cell office:value-type="string">
            <text:p>New Orleans-Metairie, LA (Metropolitan Statistical Area)</text:p>
          </table:table-cell>
          <table:table-cell office:value-type="float" office:value="22095">
            <text:p>22095</text:p>
          </table:table-cell>
          <table:table-cell office:value-type="string">
            <text:p>St. John the Baptist, LA </text:p>
          </table:table-cell>
        </table:table-row>
        <table:table-row table:style-name="ro2">
          <table:table-cell office:value-type="float" office:value="35380">
            <text:p>35380</text:p>
          </table:table-cell>
          <table:table-cell office:value-type="string">
            <text:p>New Orleans-Metairie, LA (Metropolitan Statistical Area)</text:p>
          </table:table-cell>
          <table:table-cell office:value-type="float" office:value="22103">
            <text:p>22103</text:p>
          </table:table-cell>
          <table:table-cell office:value-type="string">
            <text:p>St. Tammany, LA </text:p>
          </table:table-cell>
        </table:table-row>
        <table:table-row table:style-name="ro1">
          <table:table-cell office:value-type="float" office:value="35620">
            <text:p>35620</text:p>
          </table:table-cell>
          <table:table-cell office:value-type="string">
            <text:p>New York-Newark-Jersey City, NY-NJ-PA (Metropolitan Statistical Area)</text:p>
          </table:table-cell>
          <table:table-cell office:value-type="float" office:value="34003">
            <text:p>34003</text:p>
          </table:table-cell>
          <table:table-cell office:value-type="string">
            <text:p>Bergen, NJ </text:p>
          </table:table-cell>
        </table:table-row>
        <table:table-row table:style-name="ro1">
          <table:table-cell office:value-type="float" office:value="35620">
            <text:p>35620</text:p>
          </table:table-cell>
          <table:table-cell office:value-type="string">
            <text:p>New York-Newark-Jersey City, NY-NJ-PA (Metropolitan Statistical Area)</text:p>
          </table:table-cell>
          <table:table-cell office:value-type="float" office:value="34013">
            <text:p>34013</text:p>
          </table:table-cell>
          <table:table-cell office:value-type="string">
            <text:p>Essex, NJ </text:p>
          </table:table-cell>
        </table:table-row>
        <table:table-row table:style-name="ro1">
          <table:table-cell office:value-type="float" office:value="35620">
            <text:p>35620</text:p>
          </table:table-cell>
          <table:table-cell office:value-type="string">
            <text:p>New York-Newark-Jersey City, NY-NJ-PA (Metropolitan Statistical Area)</text:p>
          </table:table-cell>
          <table:table-cell office:value-type="float" office:value="34017">
            <text:p>34017</text:p>
          </table:table-cell>
          <table:table-cell office:value-type="string">
            <text:p>Hudson, NJ </text:p>
          </table:table-cell>
        </table:table-row>
        <table:table-row table:style-name="ro2">
          <table:table-cell office:value-type="float" office:value="35620">
            <text:p>35620</text:p>
          </table:table-cell>
          <table:table-cell office:value-type="string">
            <text:p>New York-Newark-Jersey City, NY-NJ-PA (Metropolitan Statistical Area)</text:p>
          </table:table-cell>
          <table:table-cell office:value-type="float" office:value="34019">
            <text:p>34019</text:p>
          </table:table-cell>
          <table:table-cell office:value-type="string">
            <text:p>Hunterdon, NJ </text:p>
          </table:table-cell>
        </table:table-row>
        <table:table-row table:style-name="ro2">
          <table:table-cell office:value-type="float" office:value="35620">
            <text:p>35620</text:p>
          </table:table-cell>
          <table:table-cell office:value-type="string">
            <text:p>New York-Newark-Jersey City, NY-NJ-PA (Metropolitan Statistical Area)</text:p>
          </table:table-cell>
          <table:table-cell office:value-type="float" office:value="34023">
            <text:p>34023</text:p>
          </table:table-cell>
          <table:table-cell office:value-type="string">
            <text:p>Middlesex, NJ </text:p>
          </table:table-cell>
        </table:table-row>
        <table:table-row table:style-name="ro1">
          <table:table-cell office:value-type="float" office:value="35620">
            <text:p>35620</text:p>
          </table:table-cell>
          <table:table-cell office:value-type="string">
            <text:p>New York-Newark-Jersey City, NY-NJ-PA (Metropolitan Statistical Area)</text:p>
          </table:table-cell>
          <table:table-cell office:value-type="float" office:value="34025">
            <text:p>34025</text:p>
          </table:table-cell>
          <table:table-cell office:value-type="string">
            <text:p>Monmouth, NJ </text:p>
          </table:table-cell>
        </table:table-row>
        <table:table-row table:style-name="ro1">
          <table:table-cell office:value-type="float" office:value="35620">
            <text:p>35620</text:p>
          </table:table-cell>
          <table:table-cell office:value-type="string">
            <text:p>New York-Newark-Jersey City, NY-NJ-PA (Metropolitan Statistical Area)</text:p>
          </table:table-cell>
          <table:table-cell office:value-type="float" office:value="34027">
            <text:p>34027</text:p>
          </table:table-cell>
          <table:table-cell office:value-type="string">
            <text:p>Morris, NJ </text:p>
          </table:table-cell>
        </table:table-row>
        <table:table-row table:style-name="ro1">
          <table:table-cell office:value-type="float" office:value="35620">
            <text:p>35620</text:p>
          </table:table-cell>
          <table:table-cell office:value-type="string">
            <text:p>New York-Newark-Jersey City, NY-NJ-PA (Metropolitan Statistical Area)</text:p>
          </table:table-cell>
          <table:table-cell office:value-type="float" office:value="34029">
            <text:p>34029</text:p>
          </table:table-cell>
          <table:table-cell office:value-type="string">
            <text:p>Ocean, NJ </text:p>
          </table:table-cell>
        </table:table-row>
        <table:table-row table:style-name="ro2">
          <table:table-cell office:value-type="float" office:value="35620">
            <text:p>35620</text:p>
          </table:table-cell>
          <table:table-cell office:value-type="string">
            <text:p>New York-Newark-Jersey City, NY-NJ-PA (Metropolitan Statistical Area)</text:p>
          </table:table-cell>
          <table:table-cell office:value-type="float" office:value="34031">
            <text:p>34031</text:p>
          </table:table-cell>
          <table:table-cell office:value-type="string">
            <text:p>Passaic, NJ </text:p>
          </table:table-cell>
        </table:table-row>
        <table:table-row table:style-name="ro1">
          <table:table-cell office:value-type="float" office:value="35620">
            <text:p>35620</text:p>
          </table:table-cell>
          <table:table-cell office:value-type="string">
            <text:p>New York-Newark-Jersey City, NY-NJ-PA (Metropolitan Statistical Area)</text:p>
          </table:table-cell>
          <table:table-cell office:value-type="float" office:value="34035">
            <text:p>34035</text:p>
          </table:table-cell>
          <table:table-cell office:value-type="string">
            <text:p>Somerset, NJ </text:p>
          </table:table-cell>
        </table:table-row>
        <table:table-row table:style-name="ro1">
          <table:table-cell office:value-type="float" office:value="35620">
            <text:p>35620</text:p>
          </table:table-cell>
          <table:table-cell office:value-type="string">
            <text:p>New York-Newark-Jersey City, NY-NJ-PA (Metropolitan Statistical Area)</text:p>
          </table:table-cell>
          <table:table-cell office:value-type="float" office:value="34037">
            <text:p>34037</text:p>
          </table:table-cell>
          <table:table-cell office:value-type="string">
            <text:p>Sussex, NJ </text:p>
          </table:table-cell>
        </table:table-row>
        <table:table-row table:style-name="ro1">
          <table:table-cell office:value-type="float" office:value="35620">
            <text:p>35620</text:p>
          </table:table-cell>
          <table:table-cell office:value-type="string">
            <text:p>New York-Newark-Jersey City, NY-NJ-PA (Metropolitan Statistical Area)</text:p>
          </table:table-cell>
          <table:table-cell office:value-type="float" office:value="34039">
            <text:p>34039</text:p>
          </table:table-cell>
          <table:table-cell office:value-type="string">
            <text:p>Union, NJ </text:p>
          </table:table-cell>
        </table:table-row>
        <table:table-row table:style-name="ro1">
          <table:table-cell office:value-type="float" office:value="35620">
            <text:p>35620</text:p>
          </table:table-cell>
          <table:table-cell office:value-type="string">
            <text:p>New York-Newark-Jersey City, NY-NJ-PA (Metropolitan Statistical Area)</text:p>
          </table:table-cell>
          <table:table-cell office:value-type="float" office:value="36005">
            <text:p>36005</text:p>
          </table:table-cell>
          <table:table-cell office:value-type="string">
            <text:p>Bronx, NY </text:p>
          </table:table-cell>
        </table:table-row>
        <table:table-row table:style-name="ro2">
          <table:table-cell office:value-type="float" office:value="35620">
            <text:p>35620</text:p>
          </table:table-cell>
          <table:table-cell office:value-type="string">
            <text:p>New York-Newark-Jersey City, NY-NJ-PA (Metropolitan Statistical Area)</text:p>
          </table:table-cell>
          <table:table-cell office:value-type="float" office:value="36027">
            <text:p>36027</text:p>
          </table:table-cell>
          <table:table-cell office:value-type="string">
            <text:p>Dutchess, NY </text:p>
          </table:table-cell>
        </table:table-row>
        <table:table-row table:style-name="ro1">
          <table:table-cell office:value-type="float" office:value="35620">
            <text:p>35620</text:p>
          </table:table-cell>
          <table:table-cell office:value-type="string">
            <text:p>New York-Newark-Jersey City, NY-NJ-PA (Metropolitan Statistical Area)</text:p>
          </table:table-cell>
          <table:table-cell office:value-type="float" office:value="36047">
            <text:p>36047</text:p>
          </table:table-cell>
          <table:table-cell office:value-type="string">
            <text:p>Kings, NY </text:p>
          </table:table-cell>
        </table:table-row>
        <table:table-row table:style-name="ro1">
          <table:table-cell office:value-type="float" office:value="35620">
            <text:p>35620</text:p>
          </table:table-cell>
          <table:table-cell office:value-type="string">
            <text:p>New York-Newark-Jersey City, NY-NJ-PA (Metropolitan Statistical Area)</text:p>
          </table:table-cell>
          <table:table-cell office:value-type="float" office:value="36059">
            <text:p>36059</text:p>
          </table:table-cell>
          <table:table-cell office:value-type="string">
            <text:p>Nassau, NY </text:p>
          </table:table-cell>
        </table:table-row>
        <table:table-row table:style-name="ro1">
          <table:table-cell office:value-type="float" office:value="35620">
            <text:p>35620</text:p>
          </table:table-cell>
          <table:table-cell office:value-type="string">
            <text:p>New York-Newark-Jersey City, NY-NJ-PA (Metropolitan Statistical Area)</text:p>
          </table:table-cell>
          <table:table-cell office:value-type="float" office:value="36061">
            <text:p>36061</text:p>
          </table:table-cell>
          <table:table-cell office:value-type="string">
            <text:p>New York, NY </text:p>
          </table:table-cell>
        </table:table-row>
        <table:table-row table:style-name="ro1">
          <table:table-cell office:value-type="float" office:value="35620">
            <text:p>35620</text:p>
          </table:table-cell>
          <table:table-cell office:value-type="string">
            <text:p>New York-Newark-Jersey City, NY-NJ-PA (Metropolitan Statistical Area)</text:p>
          </table:table-cell>
          <table:table-cell office:value-type="float" office:value="36071">
            <text:p>36071</text:p>
          </table:table-cell>
          <table:table-cell office:value-type="string">
            <text:p>Orange, NY </text:p>
          </table:table-cell>
        </table:table-row>
        <table:table-row table:style-name="ro1">
          <table:table-cell office:value-type="float" office:value="35620">
            <text:p>35620</text:p>
          </table:table-cell>
          <table:table-cell office:value-type="string">
            <text:p>New York-Newark-Jersey City, NY-NJ-PA (Metropolitan Statistical Area)</text:p>
          </table:table-cell>
          <table:table-cell office:value-type="float" office:value="36079">
            <text:p>36079</text:p>
          </table:table-cell>
          <table:table-cell office:value-type="string">
            <text:p>Putnam, NY </text:p>
          </table:table-cell>
        </table:table-row>
        <table:table-row table:style-name="ro1">
          <table:table-cell office:value-type="float" office:value="35620">
            <text:p>35620</text:p>
          </table:table-cell>
          <table:table-cell office:value-type="string">
            <text:p>New York-Newark-Jersey City, NY-NJ-PA (Metropolitan Statistical Area)</text:p>
          </table:table-cell>
          <table:table-cell office:value-type="float" office:value="36081">
            <text:p>36081</text:p>
          </table:table-cell>
          <table:table-cell office:value-type="string">
            <text:p>Queens, NY </text:p>
          </table:table-cell>
        </table:table-row>
        <table:table-row table:style-name="ro1">
          <table:table-cell office:value-type="float" office:value="35620">
            <text:p>35620</text:p>
          </table:table-cell>
          <table:table-cell office:value-type="string">
            <text:p>New York-Newark-Jersey City, NY-NJ-PA (Metropolitan Statistical Area)</text:p>
          </table:table-cell>
          <table:table-cell office:value-type="float" office:value="36085">
            <text:p>36085</text:p>
          </table:table-cell>
          <table:table-cell office:value-type="string">
            <text:p>Richmond, NY </text:p>
          </table:table-cell>
        </table:table-row>
        <table:table-row table:style-name="ro2">
          <table:table-cell office:value-type="float" office:value="35620">
            <text:p>35620</text:p>
          </table:table-cell>
          <table:table-cell office:value-type="string">
            <text:p>New York-Newark-Jersey City, NY-NJ-PA (Metropolitan Statistical Area)</text:p>
          </table:table-cell>
          <table:table-cell office:value-type="float" office:value="36087">
            <text:p>36087</text:p>
          </table:table-cell>
          <table:table-cell office:value-type="string">
            <text:p>Rockland, NY </text:p>
          </table:table-cell>
        </table:table-row>
        <table:table-row table:style-name="ro1">
          <table:table-cell office:value-type="float" office:value="35620">
            <text:p>35620</text:p>
          </table:table-cell>
          <table:table-cell office:value-type="string">
            <text:p>New York-Newark-Jersey City, NY-NJ-PA (Metropolitan Statistical Area)</text:p>
          </table:table-cell>
          <table:table-cell office:value-type="float" office:value="36103">
            <text:p>36103</text:p>
          </table:table-cell>
          <table:table-cell office:value-type="string">
            <text:p>Suffolk, NY </text:p>
          </table:table-cell>
        </table:table-row>
        <table:table-row table:style-name="ro2">
          <table:table-cell office:value-type="float" office:value="35620">
            <text:p>35620</text:p>
          </table:table-cell>
          <table:table-cell office:value-type="string">
            <text:p>New York-Newark-Jersey City, NY-NJ-PA (Metropolitan Statistical Area)</text:p>
          </table:table-cell>
          <table:table-cell office:value-type="float" office:value="36119">
            <text:p>36119</text:p>
          </table:table-cell>
          <table:table-cell office:value-type="string">
            <text:p>Westchester, NY </text:p>
          </table:table-cell>
        </table:table-row>
        <table:table-row table:style-name="ro1">
          <table:table-cell office:value-type="float" office:value="35620">
            <text:p>35620</text:p>
          </table:table-cell>
          <table:table-cell office:value-type="string">
            <text:p>New York-Newark-Jersey City, NY-NJ-PA (Metropolitan Statistical Area)</text:p>
          </table:table-cell>
          <table:table-cell office:value-type="float" office:value="42103">
            <text:p>42103</text:p>
          </table:table-cell>
          <table:table-cell office:value-type="string">
            <text:p>Pike, PA </text:p>
          </table:table-cell>
        </table:table-row>
        <table:table-row table:style-name="ro2">
          <table:table-cell office:value-type="float" office:value="35660">
            <text:p>35660</text:p>
          </table:table-cell>
          <table:table-cell office:value-type="string">
            <text:p>Niles-Benton Harbor, MI (Metropolitan Statistical Area)</text:p>
          </table:table-cell>
          <table:table-cell office:value-type="float" office:value="26021">
            <text:p>26021</text:p>
          </table:table-cell>
          <table:table-cell office:value-type="string">
            <text:p>Berrien, MI </text:p>
          </table:table-cell>
        </table:table-row>
        <table:table-row table:style-name="ro2">
          <table:table-cell office:value-type="float" office:value="35840">
            <text:p>35840</text:p>
          </table:table-cell>
          <table:table-cell office:value-type="string">
            <text:p>North Port-Sarasota-Bradenton, FL (Metropolitan Statistical Area)</text:p>
          </table:table-cell>
          <table:table-cell office:value-type="float" office:value="12081">
            <text:p>12081</text:p>
          </table:table-cell>
          <table:table-cell office:value-type="string">
            <text:p>Manatee, FL </text:p>
          </table:table-cell>
        </table:table-row>
        <table:table-row table:style-name="ro2">
          <table:table-cell office:value-type="float" office:value="35840">
            <text:p>35840</text:p>
          </table:table-cell>
          <table:table-cell office:value-type="string">
            <text:p>North Port-Sarasota-Bradenton, FL (Metropolitan Statistical Area)</text:p>
          </table:table-cell>
          <table:table-cell office:value-type="float" office:value="12115">
            <text:p>12115</text:p>
          </table:table-cell>
          <table:table-cell office:value-type="string">
            <text:p>Sarasota, FL </text:p>
          </table:table-cell>
        </table:table-row>
        <table:table-row table:style-name="ro1">
          <table:table-cell office:value-type="float" office:value="35980">
            <text:p>35980</text:p>
          </table:table-cell>
          <table:table-cell office:value-type="string">
            <text:p>Norwich-New London, CT (Metropolitan Statistical Area)</text:p>
          </table:table-cell>
          <table:table-cell office:value-type="float" office:value="9011">
            <text:p>9011</text:p>
          </table:table-cell>
          <table:table-cell office:value-type="string">
            <text:p>New London, CT </text:p>
          </table:table-cell>
        </table:table-row>
        <table:table-row table:style-name="ro2">
          <table:table-cell office:value-type="float" office:value="36100">
            <text:p>36100</text:p>
          </table:table-cell>
          <table:table-cell office:value-type="string">
            <text:p>Ocala, FL (Metropolitan Statistical Area)</text:p>
          </table:table-cell>
          <table:table-cell office:value-type="float" office:value="12083">
            <text:p>12083</text:p>
          </table:table-cell>
          <table:table-cell office:value-type="string">
            <text:p>Marion, FL </text:p>
          </table:table-cell>
        </table:table-row>
        <table:table-row table:style-name="ro1">
          <table:table-cell office:value-type="float" office:value="36140">
            <text:p>36140</text:p>
          </table:table-cell>
          <table:table-cell office:value-type="string">
            <text:p>Ocean City, NJ (Metropolitan Statistical Area)</text:p>
          </table:table-cell>
          <table:table-cell office:value-type="float" office:value="34009">
            <text:p>34009</text:p>
          </table:table-cell>
          <table:table-cell office:value-type="string">
            <text:p>Cape May, NJ </text:p>
          </table:table-cell>
        </table:table-row>
        <table:table-row table:style-name="ro2">
          <table:table-cell office:value-type="float" office:value="36220">
            <text:p>36220</text:p>
          </table:table-cell>
          <table:table-cell office:value-type="string">
            <text:p>Odessa, TX (Metropolitan Statistical Area)</text:p>
          </table:table-cell>
          <table:table-cell office:value-type="float" office:value="48135">
            <text:p>48135</text:p>
          </table:table-cell>
          <table:table-cell office:value-type="string">
            <text:p>Ector, TX </text:p>
          </table:table-cell>
        </table:table-row>
        <table:table-row table:style-name="ro2">
          <table:table-cell office:value-type="float" office:value="36260">
            <text:p>36260</text:p>
          </table:table-cell>
          <table:table-cell office:value-type="string">
            <text:p>Ogden-Clearfield, UT (Metropolitan Statistical Area)</text:p>
          </table:table-cell>
          <table:table-cell office:value-type="float" office:value="49003">
            <text:p>49003</text:p>
          </table:table-cell>
          <table:table-cell office:value-type="string">
            <text:p>Box Elder, UT </text:p>
          </table:table-cell>
        </table:table-row>
        <table:table-row table:style-name="ro2">
          <table:table-cell office:value-type="float" office:value="36260">
            <text:p>36260</text:p>
          </table:table-cell>
          <table:table-cell office:value-type="string">
            <text:p>Ogden-Clearfield, UT (Metropolitan Statistical Area)</text:p>
          </table:table-cell>
          <table:table-cell office:value-type="float" office:value="49011">
            <text:p>49011</text:p>
          </table:table-cell>
          <table:table-cell office:value-type="string">
            <text:p>Davis, UT </text:p>
          </table:table-cell>
        </table:table-row>
        <table:table-row table:style-name="ro2">
          <table:table-cell office:value-type="float" office:value="36260">
            <text:p>36260</text:p>
          </table:table-cell>
          <table:table-cell office:value-type="string">
            <text:p>Ogden-Clearfield, UT (Metropolitan Statistical Area)</text:p>
          </table:table-cell>
          <table:table-cell office:value-type="float" office:value="49029">
            <text:p>49029</text:p>
          </table:table-cell>
          <table:table-cell office:value-type="string">
            <text:p>Morgan, UT </text:p>
          </table:table-cell>
        </table:table-row>
        <table:table-row table:style-name="ro2">
          <table:table-cell office:value-type="float" office:value="36260">
            <text:p>36260</text:p>
          </table:table-cell>
          <table:table-cell office:value-type="string">
            <text:p>Ogden-Clearfield, UT (Metropolitan Statistical Area)</text:p>
          </table:table-cell>
          <table:table-cell office:value-type="float" office:value="49057">
            <text:p>49057</text:p>
          </table:table-cell>
          <table:table-cell office:value-type="string">
            <text:p>Weber, UT </text:p>
          </table:table-cell>
        </table:table-row>
        <table:table-row table:style-name="ro1">
          <table:table-cell office:value-type="float" office:value="36420">
            <text:p>36420</text:p>
          </table:table-cell>
          <table:table-cell office:value-type="string">
            <text:p>Oklahoma City, OK (Metropolitan Statistical Area)</text:p>
          </table:table-cell>
          <table:table-cell office:value-type="float" office:value="40017">
            <text:p>40017</text:p>
          </table:table-cell>
          <table:table-cell office:value-type="string">
            <text:p>Canadian, OK </text:p>
          </table:table-cell>
        </table:table-row>
        <table:table-row table:style-name="ro1">
          <table:table-cell office:value-type="float" office:value="36420">
            <text:p>36420</text:p>
          </table:table-cell>
          <table:table-cell office:value-type="string">
            <text:p>Oklahoma City, OK (Metropolitan Statistical Area)</text:p>
          </table:table-cell>
          <table:table-cell office:value-type="float" office:value="40027">
            <text:p>40027</text:p>
          </table:table-cell>
          <table:table-cell office:value-type="string">
            <text:p>Cleveland, OK </text:p>
          </table:table-cell>
        </table:table-row>
        <table:table-row table:style-name="ro1">
          <table:table-cell office:value-type="float" office:value="36420">
            <text:p>36420</text:p>
          </table:table-cell>
          <table:table-cell office:value-type="string">
            <text:p>Oklahoma City, OK (Metropolitan Statistical Area)</text:p>
          </table:table-cell>
          <table:table-cell office:value-type="float" office:value="40051">
            <text:p>40051</text:p>
          </table:table-cell>
          <table:table-cell office:value-type="string">
            <text:p>Grady, OK </text:p>
          </table:table-cell>
        </table:table-row>
        <table:table-row table:style-name="ro1">
          <table:table-cell office:value-type="float" office:value="36420">
            <text:p>36420</text:p>
          </table:table-cell>
          <table:table-cell office:value-type="string">
            <text:p>Oklahoma City, OK (Metropolitan Statistical Area)</text:p>
          </table:table-cell>
          <table:table-cell office:value-type="float" office:value="40081">
            <text:p>40081</text:p>
          </table:table-cell>
          <table:table-cell office:value-type="string">
            <text:p>Lincoln, OK </text:p>
          </table:table-cell>
        </table:table-row>
        <table:table-row table:style-name="ro1">
          <table:table-cell office:value-type="float" office:value="36420">
            <text:p>36420</text:p>
          </table:table-cell>
          <table:table-cell office:value-type="string">
            <text:p>Oklahoma City, OK (Metropolitan Statistical Area)</text:p>
          </table:table-cell>
          <table:table-cell office:value-type="float" office:value="40083">
            <text:p>40083</text:p>
          </table:table-cell>
          <table:table-cell office:value-type="string">
            <text:p>Logan, OK </text:p>
          </table:table-cell>
        </table:table-row>
        <table:table-row table:style-name="ro1">
          <table:table-cell office:value-type="float" office:value="36420">
            <text:p>36420</text:p>
          </table:table-cell>
          <table:table-cell office:value-type="string">
            <text:p>Oklahoma City, OK (Metropolitan Statistical Area)</text:p>
          </table:table-cell>
          <table:table-cell office:value-type="float" office:value="40087">
            <text:p>40087</text:p>
          </table:table-cell>
          <table:table-cell office:value-type="string">
            <text:p>McClain, OK </text:p>
          </table:table-cell>
        </table:table-row>
        <table:table-row table:style-name="ro1">
          <table:table-cell office:value-type="float" office:value="36420">
            <text:p>36420</text:p>
          </table:table-cell>
          <table:table-cell office:value-type="string">
            <text:p>Oklahoma City, OK (Metropolitan Statistical Area)</text:p>
          </table:table-cell>
          <table:table-cell office:value-type="float" office:value="40109">
            <text:p>40109</text:p>
          </table:table-cell>
          <table:table-cell office:value-type="string">
            <text:p>Oklahoma, OK </text:p>
          </table:table-cell>
        </table:table-row>
        <table:table-row table:style-name="ro2">
          <table:table-cell office:value-type="float" office:value="36500">
            <text:p>36500</text:p>
          </table:table-cell>
          <table:table-cell office:value-type="string">
            <text:p>Olympia-Tumwater, WA (Metropolitan Statistical Area)</text:p>
          </table:table-cell>
          <table:table-cell office:value-type="float" office:value="53067">
            <text:p>53067</text:p>
          </table:table-cell>
          <table:table-cell office:value-type="string">
            <text:p>Thurston, WA </text:p>
          </table:table-cell>
        </table:table-row>
        <table:table-row table:style-name="ro1">
          <table:table-cell office:value-type="float" office:value="36540">
            <text:p>36540</text:p>
          </table:table-cell>
          <table:table-cell office:value-type="string">
            <text:p>Omaha-Council Bluffs, NE-IA (Metropolitan Statistical Area)</text:p>
          </table:table-cell>
          <table:table-cell office:value-type="float" office:value="19085">
            <text:p>19085</text:p>
          </table:table-cell>
          <table:table-cell office:value-type="string">
            <text:p>Harrison, IA </text:p>
          </table:table-cell>
        </table:table-row>
        <table:table-row table:style-name="ro1">
          <table:table-cell office:value-type="float" office:value="36540">
            <text:p>36540</text:p>
          </table:table-cell>
          <table:table-cell office:value-type="string">
            <text:p>Omaha-Council Bluffs, NE-IA (Metropolitan Statistical Area)</text:p>
          </table:table-cell>
          <table:table-cell office:value-type="float" office:value="19129">
            <text:p>19129</text:p>
          </table:table-cell>
          <table:table-cell office:value-type="string">
            <text:p>Mills, IA </text:p>
          </table:table-cell>
        </table:table-row>
        <table:table-row table:style-name="ro2">
          <table:table-cell office:value-type="float" office:value="36540">
            <text:p>36540</text:p>
          </table:table-cell>
          <table:table-cell office:value-type="string">
            <text:p>Omaha-Council Bluffs, NE-IA (Metropolitan Statistical Area)</text:p>
          </table:table-cell>
          <table:table-cell office:value-type="float" office:value="19155">
            <text:p>19155</text:p>
          </table:table-cell>
          <table:table-cell office:value-type="string">
            <text:p>Pottawattamie, IA </text:p>
          </table:table-cell>
        </table:table-row>
        <table:table-row table:style-name="ro2">
          <table:table-cell office:value-type="float" office:value="36540">
            <text:p>36540</text:p>
          </table:table-cell>
          <table:table-cell office:value-type="string">
            <text:p>Omaha-Council Bluffs, NE-IA (Metropolitan Statistical Area)</text:p>
          </table:table-cell>
          <table:table-cell office:value-type="float" office:value="31025">
            <text:p>31025</text:p>
          </table:table-cell>
          <table:table-cell office:value-type="string">
            <text:p>Cass, NE </text:p>
          </table:table-cell>
        </table:table-row>
        <table:table-row table:style-name="ro1">
          <table:table-cell office:value-type="float" office:value="36540">
            <text:p>36540</text:p>
          </table:table-cell>
          <table:table-cell office:value-type="string">
            <text:p>Omaha-Council Bluffs, NE-IA (Metropolitan Statistical Area)</text:p>
          </table:table-cell>
          <table:table-cell office:value-type="float" office:value="31055">
            <text:p>31055</text:p>
          </table:table-cell>
          <table:table-cell office:value-type="string">
            <text:p>Douglas, NE </text:p>
          </table:table-cell>
        </table:table-row>
        <table:table-row table:style-name="ro2">
          <table:table-cell office:value-type="float" office:value="36540">
            <text:p>36540</text:p>
          </table:table-cell>
          <table:table-cell office:value-type="string">
            <text:p>Omaha-Council Bluffs, NE-IA (Metropolitan Statistical Area)</text:p>
          </table:table-cell>
          <table:table-cell office:value-type="float" office:value="31153">
            <text:p>31153</text:p>
          </table:table-cell>
          <table:table-cell office:value-type="string">
            <text:p>Sarpy, NE </text:p>
          </table:table-cell>
        </table:table-row>
        <table:table-row table:style-name="ro1">
          <table:table-cell office:value-type="float" office:value="36540">
            <text:p>36540</text:p>
          </table:table-cell>
          <table:table-cell office:value-type="string">
            <text:p>Omaha-Council Bluffs, NE-IA (Metropolitan Statistical Area)</text:p>
          </table:table-cell>
          <table:table-cell office:value-type="float" office:value="31155">
            <text:p>31155</text:p>
          </table:table-cell>
          <table:table-cell office:value-type="string">
            <text:p>Saunders, NE </text:p>
          </table:table-cell>
        </table:table-row>
        <table:table-row table:style-name="ro1">
          <table:table-cell office:value-type="float" office:value="36540">
            <text:p>36540</text:p>
          </table:table-cell>
          <table:table-cell office:value-type="string">
            <text:p>Omaha-Council Bluffs, NE-IA (Metropolitan Statistical Area)</text:p>
          </table:table-cell>
          <table:table-cell office:value-type="float" office:value="31177">
            <text:p>31177</text:p>
          </table:table-cell>
          <table:table-cell office:value-type="string">
            <text:p>Washington, NE </text:p>
          </table:table-cell>
        </table:table-row>
        <table:table-row table:style-name="ro2">
          <table:table-cell office:value-type="float" office:value="36740">
            <text:p>36740</text:p>
          </table:table-cell>
          <table:table-cell office:value-type="string">
            <text:p>Orlando-Kissimmee-Sanford, FL (Metropolitan Statistical Area)</text:p>
          </table:table-cell>
          <table:table-cell office:value-type="float" office:value="12069">
            <text:p>12069</text:p>
          </table:table-cell>
          <table:table-cell office:value-type="string">
            <text:p>Lake, FL </text:p>
          </table:table-cell>
        </table:table-row>
        <table:table-row table:style-name="ro2">
          <table:table-cell office:value-type="float" office:value="36740">
            <text:p>36740</text:p>
          </table:table-cell>
          <table:table-cell office:value-type="string">
            <text:p>Orlando-Kissimmee-Sanford, FL (Metropolitan Statistical Area)</text:p>
          </table:table-cell>
          <table:table-cell office:value-type="float" office:value="12095">
            <text:p>12095</text:p>
          </table:table-cell>
          <table:table-cell office:value-type="string">
            <text:p>Orange, FL </text:p>
          </table:table-cell>
        </table:table-row>
        <table:table-row table:style-name="ro2">
          <table:table-cell office:value-type="float" office:value="36740">
            <text:p>36740</text:p>
          </table:table-cell>
          <table:table-cell office:value-type="string">
            <text:p>Orlando-Kissimmee-Sanford, FL (Metropolitan Statistical Area)</text:p>
          </table:table-cell>
          <table:table-cell office:value-type="float" office:value="12097">
            <text:p>12097</text:p>
          </table:table-cell>
          <table:table-cell office:value-type="string">
            <text:p>Osceola, FL </text:p>
          </table:table-cell>
        </table:table-row>
        <table:table-row table:style-name="ro2">
          <table:table-cell office:value-type="float" office:value="36740">
            <text:p>36740</text:p>
          </table:table-cell>
          <table:table-cell office:value-type="string">
            <text:p>Orlando-Kissimmee-Sanford, FL (Metropolitan Statistical Area)</text:p>
          </table:table-cell>
          <table:table-cell office:value-type="float" office:value="12117">
            <text:p>12117</text:p>
          </table:table-cell>
          <table:table-cell office:value-type="string">
            <text:p>Seminole, FL </text:p>
          </table:table-cell>
        </table:table-row>
        <table:table-row table:style-name="ro2">
          <table:table-cell office:value-type="float" office:value="36780">
            <text:p>36780</text:p>
          </table:table-cell>
          <table:table-cell office:value-type="string">
            <text:p>Oshkosh-Neenah, WI (Metropolitan Statistical Area)</text:p>
          </table:table-cell>
          <table:table-cell office:value-type="float" office:value="55139">
            <text:p>55139</text:p>
          </table:table-cell>
          <table:table-cell office:value-type="string">
            <text:p>Winnebago, WI </text:p>
          </table:table-cell>
        </table:table-row>
        <table:table-row table:style-name="ro2">
          <table:table-cell office:value-type="float" office:value="36980">
            <text:p>36980</text:p>
          </table:table-cell>
          <table:table-cell office:value-type="string">
            <text:p>Owensboro, KY (Metropolitan Statistical Area)</text:p>
          </table:table-cell>
          <table:table-cell office:value-type="float" office:value="21059">
            <text:p>21059</text:p>
          </table:table-cell>
          <table:table-cell office:value-type="string">
            <text:p>Daviess, KY </text:p>
          </table:table-cell>
        </table:table-row>
        <table:table-row table:style-name="ro2">
          <table:table-cell office:value-type="float" office:value="36980">
            <text:p>36980</text:p>
          </table:table-cell>
          <table:table-cell office:value-type="string">
            <text:p>Owensboro, KY (Metropolitan Statistical Area)</text:p>
          </table:table-cell>
          <table:table-cell office:value-type="float" office:value="21091">
            <text:p>21091</text:p>
          </table:table-cell>
          <table:table-cell office:value-type="string">
            <text:p>Hancock, KY </text:p>
          </table:table-cell>
        </table:table-row>
        <table:table-row table:style-name="ro2">
          <table:table-cell office:value-type="float" office:value="36980">
            <text:p>36980</text:p>
          </table:table-cell>
          <table:table-cell office:value-type="string">
            <text:p>Owensboro, KY (Metropolitan Statistical Area)</text:p>
          </table:table-cell>
          <table:table-cell office:value-type="float" office:value="21149">
            <text:p>21149</text:p>
          </table:table-cell>
          <table:table-cell office:value-type="string">
            <text:p>McLean, KY </text:p>
          </table:table-cell>
        </table:table-row>
        <table:table-row table:style-name="ro2">
          <table:table-cell office:value-type="float" office:value="37100">
            <text:p>37100</text:p>
          </table:table-cell>
          <table:table-cell office:value-type="string">
            <text:p>Oxnard-Thousand Oaks-Ventura, CA (Metropolitan Statistical Area)</text:p>
          </table:table-cell>
          <table:table-cell office:value-type="float" office:value="6111">
            <text:p>6111</text:p>
          </table:table-cell>
          <table:table-cell office:value-type="string">
            <text:p>Ventura, CA </text:p>
          </table:table-cell>
        </table:table-row>
        <table:table-row table:style-name="ro2">
          <table:table-cell office:value-type="float" office:value="37340">
            <text:p>37340</text:p>
          </table:table-cell>
          <table:table-cell office:value-type="string">
            <text:p>Palm Bay-Melbourne-Titusville, FL (Metropolitan Statistical Area)</text:p>
          </table:table-cell>
          <table:table-cell office:value-type="float" office:value="12009">
            <text:p>12009</text:p>
          </table:table-cell>
          <table:table-cell office:value-type="string">
            <text:p>Brevard, FL </text:p>
          </table:table-cell>
        </table:table-row>
        <table:table-row table:style-name="ro1">
          <table:table-cell office:value-type="float" office:value="37460">
            <text:p>37460</text:p>
          </table:table-cell>
          <table:table-cell office:value-type="string">
            <text:p>Panama City, FL (Metropolitan Statistical Area)</text:p>
          </table:table-cell>
          <table:table-cell office:value-type="float" office:value="12005">
            <text:p>12005</text:p>
          </table:table-cell>
          <table:table-cell office:value-type="string">
            <text:p>Bay, FL </text:p>
          </table:table-cell>
        </table:table-row>
        <table:table-row table:style-name="ro1">
          <table:table-cell office:value-type="float" office:value="37460">
            <text:p>37460</text:p>
          </table:table-cell>
          <table:table-cell office:value-type="string">
            <text:p>Panama City, FL (Metropolitan Statistical Area)</text:p>
          </table:table-cell>
          <table:table-cell office:value-type="float" office:value="12045">
            <text:p>12045</text:p>
          </table:table-cell>
          <table:table-cell office:value-type="string">
            <text:p>Gulf, FL </text:p>
          </table:table-cell>
        </table:table-row>
        <table:table-row table:style-name="ro2">
          <table:table-cell office:value-type="float" office:value="37620">
            <text:p>37620</text:p>
          </table:table-cell>
          <table:table-cell office:value-type="string">
            <text:p>Parkersburg-Vienna, WV (Metropolitan Statistical Area)</text:p>
          </table:table-cell>
          <table:table-cell office:value-type="float" office:value="54105">
            <text:p>54105</text:p>
          </table:table-cell>
          <table:table-cell office:value-type="string">
            <text:p>Wirt, WV </text:p>
          </table:table-cell>
        </table:table-row>
        <table:table-row table:style-name="ro2">
          <table:table-cell office:value-type="float" office:value="37620">
            <text:p>37620</text:p>
          </table:table-cell>
          <table:table-cell office:value-type="string">
            <text:p>Parkersburg-Vienna, WV (Metropolitan Statistical Area)</text:p>
          </table:table-cell>
          <table:table-cell office:value-type="float" office:value="54107">
            <text:p>54107</text:p>
          </table:table-cell>
          <table:table-cell office:value-type="string">
            <text:p>Wood, WV </text:p>
          </table:table-cell>
        </table:table-row>
        <table:table-row table:style-name="ro2">
          <table:table-cell office:value-type="float" office:value="37860">
            <text:p>37860</text:p>
          </table:table-cell>
          <table:table-cell office:value-type="string">
            <text:p>Pensacola-Ferry Pass-Brent, FL (Metropolitan Statistical Area)</text:p>
          </table:table-cell>
          <table:table-cell office:value-type="float" office:value="12033">
            <text:p>12033</text:p>
          </table:table-cell>
          <table:table-cell office:value-type="string">
            <text:p>Escambia, FL </text:p>
          </table:table-cell>
        </table:table-row>
        <table:table-row table:style-name="ro1">
          <table:table-cell office:value-type="float" office:value="37860">
            <text:p>37860</text:p>
          </table:table-cell>
          <table:table-cell office:value-type="string">
            <text:p>Pensacola-Ferry Pass-Brent, FL (Metropolitan Statistical Area)</text:p>
          </table:table-cell>
          <table:table-cell office:value-type="float" office:value="12113">
            <text:p>12113</text:p>
          </table:table-cell>
          <table:table-cell office:value-type="string">
            <text:p>Santa Rosa, FL </text:p>
          </table:table-cell>
        </table:table-row>
        <table:table-row table:style-name="ro1">
          <table:table-cell office:value-type="float" office:value="37900">
            <text:p>37900</text:p>
          </table:table-cell>
          <table:table-cell office:value-type="string">
            <text:p>Peoria, IL (Metropolitan Statistical Area)</text:p>
          </table:table-cell>
          <table:table-cell office:value-type="float" office:value="17123">
            <text:p>17123</text:p>
          </table:table-cell>
          <table:table-cell office:value-type="string">
            <text:p>Marshall, IL </text:p>
          </table:table-cell>
        </table:table-row>
        <table:table-row table:style-name="ro1">
          <table:table-cell office:value-type="float" office:value="37900">
            <text:p>37900</text:p>
          </table:table-cell>
          <table:table-cell office:value-type="string">
            <text:p>Peoria, IL (Metropolitan Statistical Area)</text:p>
          </table:table-cell>
          <table:table-cell office:value-type="float" office:value="17143">
            <text:p>17143</text:p>
          </table:table-cell>
          <table:table-cell office:value-type="string">
            <text:p>Peoria, IL </text:p>
          </table:table-cell>
        </table:table-row>
        <table:table-row table:style-name="ro1">
          <table:table-cell office:value-type="float" office:value="37900">
            <text:p>37900</text:p>
          </table:table-cell>
          <table:table-cell office:value-type="string">
            <text:p>Peoria, IL (Metropolitan Statistical Area)</text:p>
          </table:table-cell>
          <table:table-cell office:value-type="float" office:value="17175">
            <text:p>17175</text:p>
          </table:table-cell>
          <table:table-cell office:value-type="string">
            <text:p>Stark, IL </text:p>
          </table:table-cell>
        </table:table-row>
        <table:table-row table:style-name="ro2">
          <table:table-cell office:value-type="float" office:value="37900">
            <text:p>37900</text:p>
          </table:table-cell>
          <table:table-cell office:value-type="string">
            <text:p>Peoria, IL (Metropolitan Statistical Area)</text:p>
          </table:table-cell>
          <table:table-cell office:value-type="float" office:value="17179">
            <text:p>17179</text:p>
          </table:table-cell>
          <table:table-cell office:value-type="string">
            <text:p>Tazewell, IL </text:p>
          </table:table-cell>
        </table:table-row>
        <table:table-row table:style-name="ro2">
          <table:table-cell office:value-type="float" office:value="37900">
            <text:p>37900</text:p>
          </table:table-cell>
          <table:table-cell office:value-type="string">
            <text:p>Peoria, IL (Metropolitan Statistical Area)</text:p>
          </table:table-cell>
          <table:table-cell office:value-type="float" office:value="17203">
            <text:p>17203</text:p>
          </table:table-cell>
          <table:table-cell office:value-type="string">
            <text:p>Woodford, IL </text:p>
          </table:table-cell>
        </table:table-row>
        <table:table-row table:style-name="ro1">
          <table:table-cell office:value-type="float" office:value="37980">
            <text:p>37980</text:p>
          </table:table-cell>
          <table:table-cell office:value-type="string">
            <text:p>Philadelphia-Camden-Wilmington, PA-NJ-DE-MD (Metropolitan Statistical Area)</text:p>
          </table:table-cell>
          <table:table-cell office:value-type="float" office:value="10003">
            <text:p>10003</text:p>
          </table:table-cell>
          <table:table-cell office:value-type="string">
            <text:p>New Castle, DE </text:p>
          </table:table-cell>
        </table:table-row>
        <table:table-row table:style-name="ro1">
          <table:table-cell office:value-type="float" office:value="37980">
            <text:p>37980</text:p>
          </table:table-cell>
          <table:table-cell office:value-type="string">
            <text:p>Philadelphia-Camden-Wilmington, PA-NJ-DE-MD (Metropolitan Statistical Area)</text:p>
          </table:table-cell>
          <table:table-cell office:value-type="float" office:value="24015">
            <text:p>24015</text:p>
          </table:table-cell>
          <table:table-cell office:value-type="string">
            <text:p>Cecil, MD </text:p>
          </table:table-cell>
        </table:table-row>
        <table:table-row table:style-name="ro1">
          <table:table-cell office:value-type="float" office:value="37980">
            <text:p>37980</text:p>
          </table:table-cell>
          <table:table-cell office:value-type="string">
            <text:p>Philadelphia-Camden-Wilmington, PA-NJ-DE-MD (Metropolitan Statistical Area)</text:p>
          </table:table-cell>
          <table:table-cell office:value-type="float" office:value="34005">
            <text:p>34005</text:p>
          </table:table-cell>
          <table:table-cell office:value-type="string">
            <text:p>Burlington, NJ </text:p>
          </table:table-cell>
        </table:table-row>
        <table:table-row table:style-name="ro1">
          <table:table-cell office:value-type="float" office:value="37980">
            <text:p>37980</text:p>
          </table:table-cell>
          <table:table-cell office:value-type="string">
            <text:p>Philadelphia-Camden-Wilmington, PA-NJ-DE-MD (Metropolitan Statistical Area)</text:p>
          </table:table-cell>
          <table:table-cell office:value-type="float" office:value="34007">
            <text:p>34007</text:p>
          </table:table-cell>
          <table:table-cell office:value-type="string">
            <text:p>Camden, NJ </text:p>
          </table:table-cell>
        </table:table-row>
        <table:table-row table:style-name="ro1">
          <table:table-cell office:value-type="float" office:value="37980">
            <text:p>37980</text:p>
          </table:table-cell>
          <table:table-cell office:value-type="string">
            <text:p>Philadelphia-Camden-Wilmington, PA-NJ-DE-MD (Metropolitan Statistical Area)</text:p>
          </table:table-cell>
          <table:table-cell office:value-type="float" office:value="34015">
            <text:p>34015</text:p>
          </table:table-cell>
          <table:table-cell office:value-type="string">
            <text:p>Gloucester, NJ </text:p>
          </table:table-cell>
        </table:table-row>
        <table:table-row table:style-name="ro1">
          <table:table-cell office:value-type="float" office:value="37980">
            <text:p>37980</text:p>
          </table:table-cell>
          <table:table-cell office:value-type="string">
            <text:p>Philadelphia-Camden-Wilmington, PA-NJ-DE-MD (Metropolitan Statistical Area)</text:p>
          </table:table-cell>
          <table:table-cell office:value-type="float" office:value="34033">
            <text:p>34033</text:p>
          </table:table-cell>
          <table:table-cell office:value-type="string">
            <text:p>Salem, NJ </text:p>
          </table:table-cell>
        </table:table-row>
        <table:table-row table:style-name="ro1">
          <table:table-cell office:value-type="float" office:value="37980">
            <text:p>37980</text:p>
          </table:table-cell>
          <table:table-cell office:value-type="string">
            <text:p>Philadelphia-Camden-Wilmington, PA-NJ-DE-MD (Metropolitan Statistical Area)</text:p>
          </table:table-cell>
          <table:table-cell office:value-type="float" office:value="42017">
            <text:p>42017</text:p>
          </table:table-cell>
          <table:table-cell office:value-type="string">
            <text:p>Bucks, PA </text:p>
          </table:table-cell>
        </table:table-row>
        <table:table-row table:style-name="ro1">
          <table:table-cell office:value-type="float" office:value="37980">
            <text:p>37980</text:p>
          </table:table-cell>
          <table:table-cell office:value-type="string">
            <text:p>Philadelphia-Camden-Wilmington, PA-NJ-DE-MD (Metropolitan Statistical Area)</text:p>
          </table:table-cell>
          <table:table-cell office:value-type="float" office:value="42029">
            <text:p>42029</text:p>
          </table:table-cell>
          <table:table-cell office:value-type="string">
            <text:p>Chester, PA </text:p>
          </table:table-cell>
        </table:table-row>
        <table:table-row table:style-name="ro1">
          <table:table-cell office:value-type="float" office:value="37980">
            <text:p>37980</text:p>
          </table:table-cell>
          <table:table-cell office:value-type="string">
            <text:p>Philadelphia-Camden-Wilmington, PA-NJ-DE-MD (Metropolitan Statistical Area)</text:p>
          </table:table-cell>
          <table:table-cell office:value-type="float" office:value="42045">
            <text:p>42045</text:p>
          </table:table-cell>
          <table:table-cell office:value-type="string">
            <text:p>Delaware, PA </text:p>
          </table:table-cell>
        </table:table-row>
        <table:table-row table:style-name="ro1">
          <table:table-cell office:value-type="float" office:value="37980">
            <text:p>37980</text:p>
          </table:table-cell>
          <table:table-cell office:value-type="string">
            <text:p>Philadelphia-Camden-Wilmington, PA-NJ-DE-MD (Metropolitan Statistical Area)</text:p>
          </table:table-cell>
          <table:table-cell office:value-type="float" office:value="42091">
            <text:p>42091</text:p>
          </table:table-cell>
          <table:table-cell office:value-type="string">
            <text:p>Montgomery, PA </text:p>
          </table:table-cell>
        </table:table-row>
        <table:table-row table:style-name="ro1">
          <table:table-cell office:value-type="float" office:value="37980">
            <text:p>37980</text:p>
          </table:table-cell>
          <table:table-cell office:value-type="string">
            <text:p>Philadelphia-Camden-Wilmington, PA-NJ-DE-MD (Metropolitan Statistical Area)</text:p>
          </table:table-cell>
          <table:table-cell office:value-type="float" office:value="42101">
            <text:p>42101</text:p>
          </table:table-cell>
          <table:table-cell office:value-type="string">
            <text:p>Philadelphia, PA </text:p>
          </table:table-cell>
        </table:table-row>
        <table:table-row table:style-name="ro2">
          <table:table-cell office:value-type="float" office:value="38060">
            <text:p>38060</text:p>
          </table:table-cell>
          <table:table-cell office:value-type="string">
            <text:p>Phoenix-Mesa-Scottsdale, AZ (Metropolitan Statistical Area)</text:p>
          </table:table-cell>
          <table:table-cell office:value-type="float" office:value="4013">
            <text:p>4013</text:p>
          </table:table-cell>
          <table:table-cell office:value-type="string">
            <text:p>Maricopa, AZ </text:p>
          </table:table-cell>
        </table:table-row>
        <table:table-row table:style-name="ro2">
          <table:table-cell office:value-type="float" office:value="38060">
            <text:p>38060</text:p>
          </table:table-cell>
          <table:table-cell office:value-type="string">
            <text:p>Phoenix-Mesa-Scottsdale, AZ (Metropolitan Statistical Area)</text:p>
          </table:table-cell>
          <table:table-cell office:value-type="float" office:value="4021">
            <text:p>4021</text:p>
          </table:table-cell>
          <table:table-cell office:value-type="string">
            <text:p>Pinal, AZ </text:p>
          </table:table-cell>
        </table:table-row>
        <table:table-row table:style-name="ro1">
          <table:table-cell office:value-type="float" office:value="38220">
            <text:p>38220</text:p>
          </table:table-cell>
          <table:table-cell office:value-type="string">
            <text:p>Pine Bluff, AR (Metropolitan Statistical Area)</text:p>
          </table:table-cell>
          <table:table-cell office:value-type="float" office:value="5025">
            <text:p>5025</text:p>
          </table:table-cell>
          <table:table-cell office:value-type="string">
            <text:p>Cleveland, AR </text:p>
          </table:table-cell>
        </table:table-row>
        <table:table-row table:style-name="ro1">
          <table:table-cell office:value-type="float" office:value="38220">
            <text:p>38220</text:p>
          </table:table-cell>
          <table:table-cell office:value-type="string">
            <text:p>Pine Bluff, AR (Metropolitan Statistical Area)</text:p>
          </table:table-cell>
          <table:table-cell office:value-type="float" office:value="5069">
            <text:p>5069</text:p>
          </table:table-cell>
          <table:table-cell office:value-type="string">
            <text:p>Jefferson, AR </text:p>
          </table:table-cell>
        </table:table-row>
        <table:table-row table:style-name="ro1">
          <table:table-cell office:value-type="float" office:value="38220">
            <text:p>38220</text:p>
          </table:table-cell>
          <table:table-cell office:value-type="string">
            <text:p>Pine Bluff, AR (Metropolitan Statistical Area)</text:p>
          </table:table-cell>
          <table:table-cell office:value-type="float" office:value="5079">
            <text:p>5079</text:p>
          </table:table-cell>
          <table:table-cell office:value-type="string">
            <text:p>Lincoln, AR </text:p>
          </table:table-cell>
        </table:table-row>
        <table:table-row table:style-name="ro1">
          <table:table-cell office:value-type="float" office:value="38300">
            <text:p>38300</text:p>
          </table:table-cell>
          <table:table-cell office:value-type="string">
            <text:p>Pittsburgh, PA (Metropolitan Statistical Area)</text:p>
          </table:table-cell>
          <table:table-cell office:value-type="float" office:value="42003">
            <text:p>42003</text:p>
          </table:table-cell>
          <table:table-cell office:value-type="string">
            <text:p>Allegheny, PA </text:p>
          </table:table-cell>
        </table:table-row>
        <table:table-row table:style-name="ro1">
          <table:table-cell office:value-type="float" office:value="38300">
            <text:p>38300</text:p>
          </table:table-cell>
          <table:table-cell office:value-type="string">
            <text:p>Pittsburgh, PA (Metropolitan Statistical Area)</text:p>
          </table:table-cell>
          <table:table-cell office:value-type="float" office:value="42005">
            <text:p>42005</text:p>
          </table:table-cell>
          <table:table-cell office:value-type="string">
            <text:p>Armstrong, PA </text:p>
          </table:table-cell>
        </table:table-row>
        <table:table-row table:style-name="ro1">
          <table:table-cell office:value-type="float" office:value="38300">
            <text:p>38300</text:p>
          </table:table-cell>
          <table:table-cell office:value-type="string">
            <text:p>Pittsburgh, PA (Metropolitan Statistical Area)</text:p>
          </table:table-cell>
          <table:table-cell office:value-type="float" office:value="42007">
            <text:p>42007</text:p>
          </table:table-cell>
          <table:table-cell office:value-type="string">
            <text:p>Beaver, PA </text:p>
          </table:table-cell>
        </table:table-row>
        <table:table-row table:style-name="ro1">
          <table:table-cell office:value-type="float" office:value="38300">
            <text:p>38300</text:p>
          </table:table-cell>
          <table:table-cell office:value-type="string">
            <text:p>Pittsburgh, PA (Metropolitan Statistical Area)</text:p>
          </table:table-cell>
          <table:table-cell office:value-type="float" office:value="42019">
            <text:p>42019</text:p>
          </table:table-cell>
          <table:table-cell office:value-type="string">
            <text:p>Butler, PA </text:p>
          </table:table-cell>
        </table:table-row>
        <table:table-row table:style-name="ro2">
          <table:table-cell office:value-type="float" office:value="38300">
            <text:p>38300</text:p>
          </table:table-cell>
          <table:table-cell office:value-type="string">
            <text:p>Pittsburgh, PA (Metropolitan Statistical Area)</text:p>
          </table:table-cell>
          <table:table-cell office:value-type="float" office:value="42051">
            <text:p>42051</text:p>
          </table:table-cell>
          <table:table-cell office:value-type="string">
            <text:p>Fayette, PA </text:p>
          </table:table-cell>
        </table:table-row>
        <table:table-row table:style-name="ro1">
          <table:table-cell office:value-type="float" office:value="38300">
            <text:p>38300</text:p>
          </table:table-cell>
          <table:table-cell office:value-type="string">
            <text:p>Pittsburgh, PA (Metropolitan Statistical Area)</text:p>
          </table:table-cell>
          <table:table-cell office:value-type="float" office:value="42125">
            <text:p>42125</text:p>
          </table:table-cell>
          <table:table-cell office:value-type="string">
            <text:p>Washington, PA </text:p>
          </table:table-cell>
        </table:table-row>
        <table:table-row table:style-name="ro2">
          <table:table-cell office:value-type="float" office:value="38300">
            <text:p>38300</text:p>
          </table:table-cell>
          <table:table-cell office:value-type="string">
            <text:p>Pittsburgh, PA (Metropolitan Statistical Area)</text:p>
          </table:table-cell>
          <table:table-cell office:value-type="float" office:value="42129">
            <text:p>42129</text:p>
          </table:table-cell>
          <table:table-cell office:value-type="string">
            <text:p>Westmoreland, PA </text:p>
          </table:table-cell>
        </table:table-row>
        <table:table-row table:style-name="ro2">
          <table:table-cell office:value-type="float" office:value="38340">
            <text:p>38340</text:p>
          </table:table-cell>
          <table:table-cell office:value-type="string">
            <text:p>Pittsfield, MA (Metropolitan Statistical Area)</text:p>
          </table:table-cell>
          <table:table-cell office:value-type="float" office:value="25003">
            <text:p>25003</text:p>
          </table:table-cell>
          <table:table-cell office:value-type="string">
            <text:p>Berkshire, MA </text:p>
          </table:table-cell>
        </table:table-row>
        <table:table-row table:style-name="ro2">
          <table:table-cell office:value-type="float" office:value="38540">
            <text:p>38540</text:p>
          </table:table-cell>
          <table:table-cell office:value-type="string">
            <text:p>Pocatello, ID (Metropolitan Statistical Area)</text:p>
          </table:table-cell>
          <table:table-cell office:value-type="float" office:value="16005">
            <text:p>16005</text:p>
          </table:table-cell>
          <table:table-cell office:value-type="string">
            <text:p>Bannock, ID </text:p>
          </table:table-cell>
        </table:table-row>
        <table:table-row table:style-name="ro1">
          <table:table-cell office:value-type="float" office:value="38860">
            <text:p>38860</text:p>
          </table:table-cell>
          <table:table-cell office:value-type="string">
            <text:p>Portland-South Portland, ME (Metropolitan Statistical Area)</text:p>
          </table:table-cell>
          <table:table-cell office:value-type="float" office:value="23005">
            <text:p>23005</text:p>
          </table:table-cell>
          <table:table-cell office:value-type="string">
            <text:p>Cumberland, ME </text:p>
          </table:table-cell>
        </table:table-row>
        <table:table-row table:style-name="ro2">
          <table:table-cell office:value-type="float" office:value="38860">
            <text:p>38860</text:p>
          </table:table-cell>
          <table:table-cell office:value-type="string">
            <text:p>Portland-South Portland, ME (Metropolitan Statistical Area)</text:p>
          </table:table-cell>
          <table:table-cell office:value-type="float" office:value="23023">
            <text:p>23023</text:p>
          </table:table-cell>
          <table:table-cell office:value-type="string">
            <text:p>Sagadahoc, ME </text:p>
          </table:table-cell>
        </table:table-row>
        <table:table-row table:style-name="ro1">
          <table:table-cell office:value-type="float" office:value="38860">
            <text:p>38860</text:p>
          </table:table-cell>
          <table:table-cell office:value-type="string">
            <text:p>Portland-South Portland, ME (Metropolitan Statistical Area)</text:p>
          </table:table-cell>
          <table:table-cell office:value-type="float" office:value="23031">
            <text:p>23031</text:p>
          </table:table-cell>
          <table:table-cell office:value-type="string">
            <text:p>York, ME </text:p>
          </table:table-cell>
        </table:table-row>
        <table:table-row table:style-name="ro2">
          <table:table-cell office:value-type="float" office:value="38900">
            <text:p>38900</text:p>
          </table:table-cell>
          <table:table-cell office:value-type="string">
            <text:p>Portland-Vancouver-Hillsboro, OR-WA (Metropolitan Statistical Area)</text:p>
          </table:table-cell>
          <table:table-cell office:value-type="float" office:value="41005">
            <text:p>41005</text:p>
          </table:table-cell>
          <table:table-cell office:value-type="string">
            <text:p>Clackamas, OR </text:p>
          </table:table-cell>
        </table:table-row>
        <table:table-row table:style-name="ro2">
          <table:table-cell office:value-type="float" office:value="38900">
            <text:p>38900</text:p>
          </table:table-cell>
          <table:table-cell office:value-type="string">
            <text:p>Portland-Vancouver-Hillsboro, OR-WA (Metropolitan Statistical Area)</text:p>
          </table:table-cell>
          <table:table-cell office:value-type="float" office:value="41009">
            <text:p>41009</text:p>
          </table:table-cell>
          <table:table-cell office:value-type="string">
            <text:p>Columbia, OR </text:p>
          </table:table-cell>
        </table:table-row>
        <table:table-row table:style-name="ro2">
          <table:table-cell office:value-type="float" office:value="38900">
            <text:p>38900</text:p>
          </table:table-cell>
          <table:table-cell office:value-type="string">
            <text:p>Portland-Vancouver-Hillsboro, OR-WA (Metropolitan Statistical Area)</text:p>
          </table:table-cell>
          <table:table-cell office:value-type="float" office:value="41051">
            <text:p>41051</text:p>
          </table:table-cell>
          <table:table-cell office:value-type="string">
            <text:p>Multnomah, OR </text:p>
          </table:table-cell>
        </table:table-row>
        <table:table-row table:style-name="ro2">
          <table:table-cell office:value-type="float" office:value="38900">
            <text:p>38900</text:p>
          </table:table-cell>
          <table:table-cell office:value-type="string">
            <text:p>Portland-Vancouver-Hillsboro, OR-WA (Metropolitan Statistical Area)</text:p>
          </table:table-cell>
          <table:table-cell office:value-type="float" office:value="41067">
            <text:p>41067</text:p>
          </table:table-cell>
          <table:table-cell office:value-type="string">
            <text:p>Washington, OR </text:p>
          </table:table-cell>
        </table:table-row>
        <table:table-row table:style-name="ro2">
          <table:table-cell office:value-type="float" office:value="38900">
            <text:p>38900</text:p>
          </table:table-cell>
          <table:table-cell office:value-type="string">
            <text:p>Portland-Vancouver-Hillsboro, OR-WA (Metropolitan Statistical Area)</text:p>
          </table:table-cell>
          <table:table-cell office:value-type="float" office:value="41071">
            <text:p>41071</text:p>
          </table:table-cell>
          <table:table-cell office:value-type="string">
            <text:p>Yamhill, OR </text:p>
          </table:table-cell>
        </table:table-row>
        <table:table-row table:style-name="ro2">
          <table:table-cell office:value-type="float" office:value="38900">
            <text:p>38900</text:p>
          </table:table-cell>
          <table:table-cell office:value-type="string">
            <text:p>Portland-Vancouver-Hillsboro, OR-WA (Metropolitan Statistical Area)</text:p>
          </table:table-cell>
          <table:table-cell office:value-type="float" office:value="53011">
            <text:p>53011</text:p>
          </table:table-cell>
          <table:table-cell office:value-type="string">
            <text:p>Clark, WA </text:p>
          </table:table-cell>
        </table:table-row>
        <table:table-row table:style-name="ro2">
          <table:table-cell office:value-type="float" office:value="38900">
            <text:p>38900</text:p>
          </table:table-cell>
          <table:table-cell office:value-type="string">
            <text:p>Portland-Vancouver-Hillsboro, OR-WA (Metropolitan Statistical Area)</text:p>
          </table:table-cell>
          <table:table-cell office:value-type="float" office:value="53059">
            <text:p>53059</text:p>
          </table:table-cell>
          <table:table-cell office:value-type="string">
            <text:p>Skamania, WA </text:p>
          </table:table-cell>
        </table:table-row>
        <table:table-row table:style-name="ro2">
          <table:table-cell office:value-type="float" office:value="38940">
            <text:p>38940</text:p>
          </table:table-cell>
          <table:table-cell office:value-type="string">
            <text:p>Port St. Lucie, FL (Metropolitan Statistical Area)</text:p>
          </table:table-cell>
          <table:table-cell office:value-type="float" office:value="12085">
            <text:p>12085</text:p>
          </table:table-cell>
          <table:table-cell office:value-type="string">
            <text:p>Martin, FL </text:p>
          </table:table-cell>
        </table:table-row>
        <table:table-row table:style-name="ro2">
          <table:table-cell office:value-type="float" office:value="38940">
            <text:p>38940</text:p>
          </table:table-cell>
          <table:table-cell office:value-type="string">
            <text:p>Port St. Lucie, FL (Metropolitan Statistical Area)</text:p>
          </table:table-cell>
          <table:table-cell office:value-type="float" office:value="12111">
            <text:p>12111</text:p>
          </table:table-cell>
          <table:table-cell office:value-type="string">
            <text:p>St. Lucie, FL </text:p>
          </table:table-cell>
        </table:table-row>
        <table:table-row table:style-name="ro2">
          <table:table-cell office:value-type="float" office:value="39140">
            <text:p>39140</text:p>
          </table:table-cell>
          <table:table-cell office:value-type="string">
            <text:p>Prescott, AZ (Metropolitan Statistical Area)</text:p>
          </table:table-cell>
          <table:table-cell office:value-type="float" office:value="4025">
            <text:p>4025</text:p>
          </table:table-cell>
          <table:table-cell office:value-type="string">
            <text:p>Yavapai, AZ </text:p>
          </table:table-cell>
        </table:table-row>
        <table:table-row table:style-name="ro1">
          <table:table-cell office:value-type="float" office:value="39300">
            <text:p>39300</text:p>
          </table:table-cell>
          <table:table-cell office:value-type="string">
            <text:p>Providence-Warwick, RI-MA (Metropolitan Statistical Area)</text:p>
          </table:table-cell>
          <table:table-cell office:value-type="float" office:value="25005">
            <text:p>25005</text:p>
          </table:table-cell>
          <table:table-cell office:value-type="string">
            <text:p>Bristol, MA </text:p>
          </table:table-cell>
        </table:table-row>
        <table:table-row table:style-name="ro1">
          <table:table-cell office:value-type="float" office:value="39300">
            <text:p>39300</text:p>
          </table:table-cell>
          <table:table-cell office:value-type="string">
            <text:p>Providence-Warwick, RI-MA (Metropolitan Statistical Area)</text:p>
          </table:table-cell>
          <table:table-cell office:value-type="float" office:value="44001">
            <text:p>44001</text:p>
          </table:table-cell>
          <table:table-cell office:value-type="string">
            <text:p>Bristol, RI </text:p>
          </table:table-cell>
        </table:table-row>
        <table:table-row table:style-name="ro1">
          <table:table-cell office:value-type="float" office:value="39300">
            <text:p>39300</text:p>
          </table:table-cell>
          <table:table-cell office:value-type="string">
            <text:p>Providence-Warwick, RI-MA (Metropolitan Statistical Area)</text:p>
          </table:table-cell>
          <table:table-cell office:value-type="float" office:value="44003">
            <text:p>44003</text:p>
          </table:table-cell>
          <table:table-cell office:value-type="string">
            <text:p>Kent, RI </text:p>
          </table:table-cell>
        </table:table-row>
        <table:table-row table:style-name="ro1">
          <table:table-cell office:value-type="float" office:value="39300">
            <text:p>39300</text:p>
          </table:table-cell>
          <table:table-cell office:value-type="string">
            <text:p>Providence-Warwick, RI-MA (Metropolitan Statistical Area)</text:p>
          </table:table-cell>
          <table:table-cell office:value-type="float" office:value="44005">
            <text:p>44005</text:p>
          </table:table-cell>
          <table:table-cell office:value-type="string">
            <text:p>Newport, RI </text:p>
          </table:table-cell>
        </table:table-row>
        <table:table-row table:style-name="ro1">
          <table:table-cell office:value-type="float" office:value="39300">
            <text:p>39300</text:p>
          </table:table-cell>
          <table:table-cell office:value-type="string">
            <text:p>Providence-Warwick, RI-MA (Metropolitan Statistical Area)</text:p>
          </table:table-cell>
          <table:table-cell office:value-type="float" office:value="44007">
            <text:p>44007</text:p>
          </table:table-cell>
          <table:table-cell office:value-type="string">
            <text:p>Providence, RI </text:p>
          </table:table-cell>
        </table:table-row>
        <table:table-row table:style-name="ro1">
          <table:table-cell office:value-type="float" office:value="39300">
            <text:p>39300</text:p>
          </table:table-cell>
          <table:table-cell office:value-type="string">
            <text:p>Providence-Warwick, RI-MA (Metropolitan Statistical Area)</text:p>
          </table:table-cell>
          <table:table-cell office:value-type="float" office:value="44009">
            <text:p>44009</text:p>
          </table:table-cell>
          <table:table-cell office:value-type="string">
            <text:p>Washington, RI </text:p>
          </table:table-cell>
        </table:table-row>
        <table:table-row table:style-name="ro2">
          <table:table-cell office:value-type="float" office:value="39340">
            <text:p>39340</text:p>
          </table:table-cell>
          <table:table-cell office:value-type="string">
            <text:p>Provo-Orem, UT (Metropolitan Statistical Area)</text:p>
          </table:table-cell>
          <table:table-cell office:value-type="float" office:value="49023">
            <text:p>49023</text:p>
          </table:table-cell>
          <table:table-cell office:value-type="string">
            <text:p>Juab, UT </text:p>
          </table:table-cell>
        </table:table-row>
        <table:table-row table:style-name="ro2">
          <table:table-cell office:value-type="float" office:value="39340">
            <text:p>39340</text:p>
          </table:table-cell>
          <table:table-cell office:value-type="string">
            <text:p>Provo-Orem, UT (Metropolitan Statistical Area)</text:p>
          </table:table-cell>
          <table:table-cell office:value-type="float" office:value="49049">
            <text:p>49049</text:p>
          </table:table-cell>
          <table:table-cell office:value-type="string">
            <text:p>Utah, UT </text:p>
          </table:table-cell>
        </table:table-row>
        <table:table-row table:style-name="ro1">
          <table:table-cell office:value-type="float" office:value="39380">
            <text:p>39380</text:p>
          </table:table-cell>
          <table:table-cell office:value-type="string">
            <text:p>Pueblo, CO (Metropolitan Statistical Area)</text:p>
          </table:table-cell>
          <table:table-cell office:value-type="float" office:value="8101">
            <text:p>8101</text:p>
          </table:table-cell>
          <table:table-cell office:value-type="string">
            <text:p>Pueblo, CO </text:p>
          </table:table-cell>
        </table:table-row>
        <table:table-row table:style-name="ro2">
          <table:table-cell office:value-type="float" office:value="39460">
            <text:p>39460</text:p>
          </table:table-cell>
          <table:table-cell office:value-type="string">
            <text:p>Punta Gorda, FL (Metropolitan Statistical Area)</text:p>
          </table:table-cell>
          <table:table-cell office:value-type="float" office:value="12015">
            <text:p>12015</text:p>
          </table:table-cell>
          <table:table-cell office:value-type="string">
            <text:p>Charlotte, FL </text:p>
          </table:table-cell>
        </table:table-row>
        <table:table-row table:style-name="ro1">
          <table:table-cell office:value-type="float" office:value="39540">
            <text:p>39540</text:p>
          </table:table-cell>
          <table:table-cell office:value-type="string">
            <text:p>Racine, WI (Metropolitan Statistical Area)</text:p>
          </table:table-cell>
          <table:table-cell office:value-type="float" office:value="55101">
            <text:p>55101</text:p>
          </table:table-cell>
          <table:table-cell office:value-type="string">
            <text:p>Racine, WI </text:p>
          </table:table-cell>
        </table:table-row>
        <table:table-row table:style-name="ro1">
          <table:table-cell office:value-type="float" office:value="39580">
            <text:p>39580</text:p>
          </table:table-cell>
          <table:table-cell office:value-type="string">
            <text:p>Raleigh, NC (Metropolitan Statistical Area)</text:p>
          </table:table-cell>
          <table:table-cell office:value-type="float" office:value="37069">
            <text:p>37069</text:p>
          </table:table-cell>
          <table:table-cell office:value-type="string">
            <text:p>Franklin, NC </text:p>
          </table:table-cell>
        </table:table-row>
        <table:table-row table:style-name="ro1">
          <table:table-cell office:value-type="float" office:value="39580">
            <text:p>39580</text:p>
          </table:table-cell>
          <table:table-cell office:value-type="string">
            <text:p>Raleigh, NC (Metropolitan Statistical Area)</text:p>
          </table:table-cell>
          <table:table-cell office:value-type="float" office:value="37101">
            <text:p>37101</text:p>
          </table:table-cell>
          <table:table-cell office:value-type="string">
            <text:p>Johnston, NC </text:p>
          </table:table-cell>
        </table:table-row>
        <table:table-row table:style-name="ro1">
          <table:table-cell office:value-type="float" office:value="39580">
            <text:p>39580</text:p>
          </table:table-cell>
          <table:table-cell office:value-type="string">
            <text:p>Raleigh, NC (Metropolitan Statistical Area)</text:p>
          </table:table-cell>
          <table:table-cell office:value-type="float" office:value="37183">
            <text:p>37183</text:p>
          </table:table-cell>
          <table:table-cell office:value-type="string">
            <text:p>Wake, NC </text:p>
          </table:table-cell>
        </table:table-row>
        <table:table-row table:style-name="ro1">
          <table:table-cell office:value-type="float" office:value="39660">
            <text:p>39660</text:p>
          </table:table-cell>
          <table:table-cell office:value-type="string">
            <text:p>Rapid City, SD (Metropolitan Statistical Area)</text:p>
          </table:table-cell>
          <table:table-cell office:value-type="float" office:value="46033">
            <text:p>46033</text:p>
          </table:table-cell>
          <table:table-cell office:value-type="string">
            <text:p>Custer, SD </text:p>
          </table:table-cell>
        </table:table-row>
        <table:table-row table:style-name="ro1">
          <table:table-cell office:value-type="float" office:value="39660">
            <text:p>39660</text:p>
          </table:table-cell>
          <table:table-cell office:value-type="string">
            <text:p>Rapid City, SD (Metropolitan Statistical Area)</text:p>
          </table:table-cell>
          <table:table-cell office:value-type="float" office:value="46093">
            <text:p>46093</text:p>
          </table:table-cell>
          <table:table-cell office:value-type="string">
            <text:p>Meade, SD </text:p>
          </table:table-cell>
        </table:table-row>
        <table:table-row table:style-name="ro1">
          <table:table-cell office:value-type="float" office:value="39660">
            <text:p>39660</text:p>
          </table:table-cell>
          <table:table-cell office:value-type="string">
            <text:p>Rapid City, SD (Metropolitan Statistical Area)</text:p>
          </table:table-cell>
          <table:table-cell office:value-type="float" office:value="46103">
            <text:p>46103</text:p>
          </table:table-cell>
          <table:table-cell office:value-type="string">
            <text:p>Pennington, SD </text:p>
          </table:table-cell>
        </table:table-row>
        <table:table-row table:style-name="ro1">
          <table:table-cell office:value-type="float" office:value="39740">
            <text:p>39740</text:p>
          </table:table-cell>
          <table:table-cell office:value-type="string">
            <text:p>Reading, PA (Metropolitan Statistical Area)</text:p>
          </table:table-cell>
          <table:table-cell office:value-type="float" office:value="42011">
            <text:p>42011</text:p>
          </table:table-cell>
          <table:table-cell office:value-type="string">
            <text:p>Berks, PA </text:p>
          </table:table-cell>
        </table:table-row>
        <table:table-row table:style-name="ro2">
          <table:table-cell office:value-type="float" office:value="39820">
            <text:p>39820</text:p>
          </table:table-cell>
          <table:table-cell office:value-type="string">
            <text:p>Redding, CA (Metropolitan Statistical Area)</text:p>
          </table:table-cell>
          <table:table-cell office:value-type="float" office:value="6089">
            <text:p>6089</text:p>
          </table:table-cell>
          <table:table-cell office:value-type="string">
            <text:p>Shasta, CA </text:p>
          </table:table-cell>
        </table:table-row>
        <table:table-row table:style-name="ro2">
          <table:table-cell office:value-type="float" office:value="39900">
            <text:p>39900</text:p>
          </table:table-cell>
          <table:table-cell office:value-type="string">
            <text:p>Reno, NV (Metropolitan Statistical Area)</text:p>
          </table:table-cell>
          <table:table-cell office:value-type="float" office:value="32029">
            <text:p>32029</text:p>
          </table:table-cell>
          <table:table-cell office:value-type="string">
            <text:p>Storey, NV </text:p>
          </table:table-cell>
        </table:table-row>
        <table:table-row table:style-name="ro2">
          <table:table-cell office:value-type="float" office:value="39900">
            <text:p>39900</text:p>
          </table:table-cell>
          <table:table-cell office:value-type="string">
            <text:p>Reno, NV (Metropolitan Statistical Area)</text:p>
          </table:table-cell>
          <table:table-cell office:value-type="float" office:value="32031">
            <text:p>32031</text:p>
          </table:table-cell>
          <table:table-cell office:value-type="string">
            <text:p>Washoe, NV </text:p>
          </table:table-cell>
        </table:table-row>
        <table:table-row table:style-name="ro1">
          <table:table-cell office:value-type="float" office:value="40060">
            <text:p>40060</text:p>
          </table:table-cell>
          <table:table-cell office:value-type="string">
            <text:p>Richmond, VA (Metropolitan Statistical Area)</text:p>
          </table:table-cell>
          <table:table-cell office:value-type="float" office:value="51007">
            <text:p>51007</text:p>
          </table:table-cell>
          <table:table-cell office:value-type="string">
            <text:p>Amelia, VA </text:p>
          </table:table-cell>
        </table:table-row>
        <table:table-row table:style-name="ro1">
          <table:table-cell office:value-type="float" office:value="40060">
            <text:p>40060</text:p>
          </table:table-cell>
          <table:table-cell office:value-type="string">
            <text:p>Richmond, VA (Metropolitan Statistical Area)</text:p>
          </table:table-cell>
          <table:table-cell office:value-type="float" office:value="51033">
            <text:p>51033</text:p>
          </table:table-cell>
          <table:table-cell office:value-type="string">
            <text:p>Caroline, VA </text:p>
          </table:table-cell>
        </table:table-row>
        <table:table-row table:style-name="ro1">
          <table:table-cell office:value-type="float" office:value="40060">
            <text:p>40060</text:p>
          </table:table-cell>
          <table:table-cell office:value-type="string">
            <text:p>Richmond, VA (Metropolitan Statistical Area)</text:p>
          </table:table-cell>
          <table:table-cell office:value-type="float" office:value="51036">
            <text:p>51036</text:p>
          </table:table-cell>
          <table:table-cell office:value-type="string">
            <text:p>Charles City, VA </text:p>
          </table:table-cell>
        </table:table-row>
        <table:table-row table:style-name="ro1">
          <table:table-cell office:value-type="float" office:value="40060">
            <text:p>40060</text:p>
          </table:table-cell>
          <table:table-cell office:value-type="string">
            <text:p>Richmond, VA (Metropolitan Statistical Area)</text:p>
          </table:table-cell>
          <table:table-cell office:value-type="float" office:value="51041">
            <text:p>51041</text:p>
          </table:table-cell>
          <table:table-cell office:value-type="string">
            <text:p>Chesterfield, VA </text:p>
          </table:table-cell>
        </table:table-row>
        <table:table-row table:style-name="ro2">
          <table:table-cell office:value-type="float" office:value="40060">
            <text:p>40060</text:p>
          </table:table-cell>
          <table:table-cell office:value-type="string">
            <text:p>Richmond, VA (Metropolitan Statistical Area)</text:p>
          </table:table-cell>
          <table:table-cell office:value-type="float" office:value="51075">
            <text:p>51075</text:p>
          </table:table-cell>
          <table:table-cell office:value-type="string">
            <text:p>Goochland, VA </text:p>
          </table:table-cell>
        </table:table-row>
        <table:table-row table:style-name="ro1">
          <table:table-cell office:value-type="float" office:value="40060">
            <text:p>40060</text:p>
          </table:table-cell>
          <table:table-cell office:value-type="string">
            <text:p>Richmond, VA (Metropolitan Statistical Area)</text:p>
          </table:table-cell>
          <table:table-cell office:value-type="float" office:value="51085">
            <text:p>51085</text:p>
          </table:table-cell>
          <table:table-cell office:value-type="string">
            <text:p>Hanover, VA </text:p>
          </table:table-cell>
        </table:table-row>
        <table:table-row table:style-name="ro2">
          <table:table-cell office:value-type="float" office:value="40060">
            <text:p>40060</text:p>
          </table:table-cell>
          <table:table-cell office:value-type="string">
            <text:p>Richmond, VA (Metropolitan Statistical Area)</text:p>
          </table:table-cell>
          <table:table-cell office:value-type="float" office:value="51087">
            <text:p>51087</text:p>
          </table:table-cell>
          <table:table-cell office:value-type="string">
            <text:p>Henrico, VA </text:p>
          </table:table-cell>
        </table:table-row>
        <table:table-row table:style-name="ro1">
          <table:table-cell office:value-type="float" office:value="40060">
            <text:p>40060</text:p>
          </table:table-cell>
          <table:table-cell office:value-type="string">
            <text:p>Richmond, VA (Metropolitan Statistical Area)</text:p>
          </table:table-cell>
          <table:table-cell office:value-type="float" office:value="51101">
            <text:p>51101</text:p>
          </table:table-cell>
          <table:table-cell office:value-type="string">
            <text:p>King William, VA </text:p>
          </table:table-cell>
        </table:table-row>
        <table:table-row table:style-name="ro1">
          <table:table-cell office:value-type="float" office:value="40060">
            <text:p>40060</text:p>
          </table:table-cell>
          <table:table-cell office:value-type="string">
            <text:p>Richmond, VA (Metropolitan Statistical Area)</text:p>
          </table:table-cell>
          <table:table-cell office:value-type="float" office:value="51127">
            <text:p>51127</text:p>
          </table:table-cell>
          <table:table-cell office:value-type="string">
            <text:p>New Kent, VA </text:p>
          </table:table-cell>
        </table:table-row>
        <table:table-row table:style-name="ro1">
          <table:table-cell office:value-type="float" office:value="40060">
            <text:p>40060</text:p>
          </table:table-cell>
          <table:table-cell office:value-type="string">
            <text:p>Richmond, VA (Metropolitan Statistical Area)</text:p>
          </table:table-cell>
          <table:table-cell office:value-type="float" office:value="51145">
            <text:p>51145</text:p>
          </table:table-cell>
          <table:table-cell office:value-type="string">
            <text:p>Powhatan, VA </text:p>
          </table:table-cell>
        </table:table-row>
        <table:table-row table:style-name="ro1">
          <table:table-cell office:value-type="float" office:value="40060">
            <text:p>40060</text:p>
          </table:table-cell>
          <table:table-cell office:value-type="string">
            <text:p>Richmond, VA (Metropolitan Statistical Area)</text:p>
          </table:table-cell>
          <table:table-cell office:value-type="float" office:value="51183">
            <text:p>51183</text:p>
          </table:table-cell>
          <table:table-cell office:value-type="string">
            <text:p>Sussex, VA </text:p>
          </table:table-cell>
        </table:table-row>
        <table:table-row table:style-name="ro1">
          <table:table-cell office:value-type="float" office:value="40060">
            <text:p>40060</text:p>
          </table:table-cell>
          <table:table-cell office:value-type="string">
            <text:p>Richmond, VA (Metropolitan Statistical Area)</text:p>
          </table:table-cell>
          <table:table-cell office:value-type="float" office:value="51760">
            <text:p>51760</text:p>
          </table:table-cell>
          <table:table-cell office:value-type="string">
            <text:p>Richmond (Independent City), VA </text:p>
          </table:table-cell>
        </table:table-row>
        <table:table-row table:style-name="ro2">
          <table:table-cell office:value-type="float" office:value="40060">
            <text:p>40060</text:p>
          </table:table-cell>
          <table:table-cell office:value-type="string">
            <text:p>Richmond, VA (Metropolitan Statistical Area)</text:p>
          </table:table-cell>
          <table:table-cell office:value-type="float" office:value="51918">
            <text:p>51918</text:p>
          </table:table-cell>
          <table:table-cell office:value-type="string">
            <text:p>Dinwiddie, Colonial Heights + Petersburg, VA </text:p>
          </table:table-cell>
        </table:table-row>
        <table:table-row table:style-name="ro1">
          <table:table-cell office:value-type="float" office:value="40060">
            <text:p>40060</text:p>
          </table:table-cell>
          <table:table-cell office:value-type="string">
            <text:p>Richmond, VA (Metropolitan Statistical Area)</text:p>
          </table:table-cell>
          <table:table-cell office:value-type="float" office:value="51941">
            <text:p>51941</text:p>
          </table:table-cell>
          <table:table-cell office:value-type="string">
            <text:p>Prince George + Hopewell, VA </text:p>
          </table:table-cell>
        </table:table-row>
        <table:table-row table:style-name="ro2">
          <table:table-cell office:value-type="float" office:value="40140">
            <text:p>40140</text:p>
          </table:table-cell>
          <table:table-cell office:value-type="string">
            <text:p>Riverside-San Bernardino-Ontario, CA (Metropolitan Statistical Area)</text:p>
          </table:table-cell>
          <table:table-cell office:value-type="float" office:value="6065">
            <text:p>6065</text:p>
          </table:table-cell>
          <table:table-cell office:value-type="string">
            <text:p>Riverside, CA </text:p>
          </table:table-cell>
        </table:table-row>
        <table:table-row table:style-name="ro2">
          <table:table-cell office:value-type="float" office:value="40140">
            <text:p>40140</text:p>
          </table:table-cell>
          <table:table-cell office:value-type="string">
            <text:p>Riverside-San Bernardino-Ontario, CA (Metropolitan Statistical Area)</text:p>
          </table:table-cell>
          <table:table-cell office:value-type="float" office:value="6071">
            <text:p>6071</text:p>
          </table:table-cell>
          <table:table-cell office:value-type="string">
            <text:p>San Bernardino, CA </text:p>
          </table:table-cell>
        </table:table-row>
        <table:table-row table:style-name="ro2">
          <table:table-cell office:value-type="float" office:value="40220">
            <text:p>40220</text:p>
          </table:table-cell>
          <table:table-cell office:value-type="string">
            <text:p>Roanoke, VA (Metropolitan Statistical Area)</text:p>
          </table:table-cell>
          <table:table-cell office:value-type="float" office:value="51023">
            <text:p>51023</text:p>
          </table:table-cell>
          <table:table-cell office:value-type="string">
            <text:p>Botetourt, VA </text:p>
          </table:table-cell>
        </table:table-row>
        <table:table-row table:style-name="ro1">
          <table:table-cell office:value-type="float" office:value="40220">
            <text:p>40220</text:p>
          </table:table-cell>
          <table:table-cell office:value-type="string">
            <text:p>Roanoke, VA (Metropolitan Statistical Area)</text:p>
          </table:table-cell>
          <table:table-cell office:value-type="float" office:value="51045">
            <text:p>51045</text:p>
          </table:table-cell>
          <table:table-cell office:value-type="string">
            <text:p>Craig, VA </text:p>
          </table:table-cell>
        </table:table-row>
        <table:table-row table:style-name="ro1">
          <table:table-cell office:value-type="float" office:value="40220">
            <text:p>40220</text:p>
          </table:table-cell>
          <table:table-cell office:value-type="string">
            <text:p>Roanoke, VA (Metropolitan Statistical Area)</text:p>
          </table:table-cell>
          <table:table-cell office:value-type="float" office:value="51067">
            <text:p>51067</text:p>
          </table:table-cell>
          <table:table-cell office:value-type="string">
            <text:p>Franklin, VA </text:p>
          </table:table-cell>
        </table:table-row>
        <table:table-row table:style-name="ro1">
          <table:table-cell office:value-type="float" office:value="40220">
            <text:p>40220</text:p>
          </table:table-cell>
          <table:table-cell office:value-type="string">
            <text:p>Roanoke, VA (Metropolitan Statistical Area)</text:p>
          </table:table-cell>
          <table:table-cell office:value-type="float" office:value="51770">
            <text:p>51770</text:p>
          </table:table-cell>
          <table:table-cell office:value-type="string">
            <text:p>Roanoke (Independent City), VA </text:p>
          </table:table-cell>
        </table:table-row>
        <table:table-row table:style-name="ro1">
          <table:table-cell office:value-type="float" office:value="40220">
            <text:p>40220</text:p>
          </table:table-cell>
          <table:table-cell office:value-type="string">
            <text:p>Roanoke, VA (Metropolitan Statistical Area)</text:p>
          </table:table-cell>
          <table:table-cell office:value-type="float" office:value="51944">
            <text:p>51944</text:p>
          </table:table-cell>
          <table:table-cell office:value-type="string">
            <text:p>Roanoke + Salem, VA </text:p>
          </table:table-cell>
        </table:table-row>
        <table:table-row table:style-name="ro1">
          <table:table-cell office:value-type="float" office:value="40340">
            <text:p>40340</text:p>
          </table:table-cell>
          <table:table-cell office:value-type="string">
            <text:p>Rochester, MN (Metropolitan Statistical Area)</text:p>
          </table:table-cell>
          <table:table-cell office:value-type="float" office:value="27039">
            <text:p>27039</text:p>
          </table:table-cell>
          <table:table-cell office:value-type="string">
            <text:p>Dodge, MN </text:p>
          </table:table-cell>
        </table:table-row>
        <table:table-row table:style-name="ro1">
          <table:table-cell office:value-type="float" office:value="40340">
            <text:p>40340</text:p>
          </table:table-cell>
          <table:table-cell office:value-type="string">
            <text:p>Rochester, MN (Metropolitan Statistical Area)</text:p>
          </table:table-cell>
          <table:table-cell office:value-type="float" office:value="27045">
            <text:p>27045</text:p>
          </table:table-cell>
          <table:table-cell office:value-type="string">
            <text:p>Fillmore, MN </text:p>
          </table:table-cell>
        </table:table-row>
        <table:table-row table:style-name="ro1">
          <table:table-cell office:value-type="float" office:value="40340">
            <text:p>40340</text:p>
          </table:table-cell>
          <table:table-cell office:value-type="string">
            <text:p>Rochester, MN (Metropolitan Statistical Area)</text:p>
          </table:table-cell>
          <table:table-cell office:value-type="float" office:value="27109">
            <text:p>27109</text:p>
          </table:table-cell>
          <table:table-cell office:value-type="string">
            <text:p>Olmsted, MN </text:p>
          </table:table-cell>
        </table:table-row>
        <table:table-row table:style-name="ro2">
          <table:table-cell office:value-type="float" office:value="40340">
            <text:p>40340</text:p>
          </table:table-cell>
          <table:table-cell office:value-type="string">
            <text:p>Rochester, MN (Metropolitan Statistical Area)</text:p>
          </table:table-cell>
          <table:table-cell office:value-type="float" office:value="27157">
            <text:p>27157</text:p>
          </table:table-cell>
          <table:table-cell office:value-type="string">
            <text:p>Wabasha, MN </text:p>
          </table:table-cell>
        </table:table-row>
        <table:table-row table:style-name="ro1">
          <table:table-cell office:value-type="float" office:value="40380">
            <text:p>40380</text:p>
          </table:table-cell>
          <table:table-cell office:value-type="string">
            <text:p>Rochester, NY (Metropolitan Statistical Area)</text:p>
          </table:table-cell>
          <table:table-cell office:value-type="float" office:value="36051">
            <text:p>36051</text:p>
          </table:table-cell>
          <table:table-cell office:value-type="string">
            <text:p>Livingston, NY </text:p>
          </table:table-cell>
        </table:table-row>
        <table:table-row table:style-name="ro1">
          <table:table-cell office:value-type="float" office:value="40380">
            <text:p>40380</text:p>
          </table:table-cell>
          <table:table-cell office:value-type="string">
            <text:p>Rochester, NY (Metropolitan Statistical Area)</text:p>
          </table:table-cell>
          <table:table-cell office:value-type="float" office:value="36055">
            <text:p>36055</text:p>
          </table:table-cell>
          <table:table-cell office:value-type="string">
            <text:p>Monroe, NY </text:p>
          </table:table-cell>
        </table:table-row>
        <table:table-row table:style-name="ro1">
          <table:table-cell office:value-type="float" office:value="40380">
            <text:p>40380</text:p>
          </table:table-cell>
          <table:table-cell office:value-type="string">
            <text:p>Rochester, NY (Metropolitan Statistical Area)</text:p>
          </table:table-cell>
          <table:table-cell office:value-type="float" office:value="36069">
            <text:p>36069</text:p>
          </table:table-cell>
          <table:table-cell office:value-type="string">
            <text:p>Ontario, NY </text:p>
          </table:table-cell>
        </table:table-row>
        <table:table-row table:style-name="ro1">
          <table:table-cell office:value-type="float" office:value="40380">
            <text:p>40380</text:p>
          </table:table-cell>
          <table:table-cell office:value-type="string">
            <text:p>Rochester, NY (Metropolitan Statistical Area)</text:p>
          </table:table-cell>
          <table:table-cell office:value-type="float" office:value="36073">
            <text:p>36073</text:p>
          </table:table-cell>
          <table:table-cell office:value-type="string">
            <text:p>Orleans, NY </text:p>
          </table:table-cell>
        </table:table-row>
        <table:table-row table:style-name="ro1">
          <table:table-cell office:value-type="float" office:value="40380">
            <text:p>40380</text:p>
          </table:table-cell>
          <table:table-cell office:value-type="string">
            <text:p>Rochester, NY (Metropolitan Statistical Area)</text:p>
          </table:table-cell>
          <table:table-cell office:value-type="float" office:value="36117">
            <text:p>36117</text:p>
          </table:table-cell>
          <table:table-cell office:value-type="string">
            <text:p>Wayne, NY </text:p>
          </table:table-cell>
        </table:table-row>
        <table:table-row table:style-name="ro1">
          <table:table-cell office:value-type="float" office:value="40380">
            <text:p>40380</text:p>
          </table:table-cell>
          <table:table-cell office:value-type="string">
            <text:p>Rochester, NY (Metropolitan Statistical Area)</text:p>
          </table:table-cell>
          <table:table-cell office:value-type="float" office:value="36123">
            <text:p>36123</text:p>
          </table:table-cell>
          <table:table-cell office:value-type="string">
            <text:p>Yates, NY </text:p>
          </table:table-cell>
        </table:table-row>
        <table:table-row table:style-name="ro1">
          <table:table-cell office:value-type="float" office:value="40420">
            <text:p>40420</text:p>
          </table:table-cell>
          <table:table-cell office:value-type="string">
            <text:p>Rockford, IL (Metropolitan Statistical Area)</text:p>
          </table:table-cell>
          <table:table-cell office:value-type="float" office:value="17007">
            <text:p>17007</text:p>
          </table:table-cell>
          <table:table-cell office:value-type="string">
            <text:p>Boone, IL </text:p>
          </table:table-cell>
        </table:table-row>
        <table:table-row table:style-name="ro1">
          <table:table-cell office:value-type="float" office:value="40420">
            <text:p>40420</text:p>
          </table:table-cell>
          <table:table-cell office:value-type="string">
            <text:p>Rockford, IL (Metropolitan Statistical Area)</text:p>
          </table:table-cell>
          <table:table-cell office:value-type="float" office:value="17201">
            <text:p>17201</text:p>
          </table:table-cell>
          <table:table-cell office:value-type="string">
            <text:p>Winnebago, IL </text:p>
          </table:table-cell>
        </table:table-row>
        <table:table-row table:style-name="ro2">
          <table:table-cell office:value-type="float" office:value="40580">
            <text:p>40580</text:p>
          </table:table-cell>
          <table:table-cell office:value-type="string">
            <text:p>Rocky Mount, NC (Metropolitan Statistical Area)</text:p>
          </table:table-cell>
          <table:table-cell office:value-type="float" office:value="37065">
            <text:p>37065</text:p>
          </table:table-cell>
          <table:table-cell office:value-type="string">
            <text:p>Edgecombe, NC </text:p>
          </table:table-cell>
        </table:table-row>
        <table:table-row table:style-name="ro1">
          <table:table-cell office:value-type="float" office:value="40580">
            <text:p>40580</text:p>
          </table:table-cell>
          <table:table-cell office:value-type="string">
            <text:p>Rocky Mount, NC (Metropolitan Statistical Area)</text:p>
          </table:table-cell>
          <table:table-cell office:value-type="float" office:value="37127">
            <text:p>37127</text:p>
          </table:table-cell>
          <table:table-cell office:value-type="string">
            <text:p>Nash, NC </text:p>
          </table:table-cell>
        </table:table-row>
        <table:table-row table:style-name="ro1">
          <table:table-cell office:value-type="float" office:value="40660">
            <text:p>40660</text:p>
          </table:table-cell>
          <table:table-cell office:value-type="string">
            <text:p>Rome, GA (Metropolitan Statistical Area)</text:p>
          </table:table-cell>
          <table:table-cell office:value-type="float" office:value="13115">
            <text:p>13115</text:p>
          </table:table-cell>
          <table:table-cell office:value-type="string">
            <text:p>Floyd, GA </text:p>
          </table:table-cell>
        </table:table-row>
        <table:table-row table:style-name="ro2">
          <table:table-cell office:value-type="float" office:value="40900">
            <text:p>40900</text:p>
          </table:table-cell>
          <table:table-cell office:value-type="string">
            <text:p>Sacramento--Roseville--Arden-Arcade, CA (Metropolitan Statistical Area)</text:p>
          </table:table-cell>
          <table:table-cell office:value-type="float" office:value="6017">
            <text:p>6017</text:p>
          </table:table-cell>
          <table:table-cell office:value-type="string">
            <text:p>El Dorado, CA </text:p>
          </table:table-cell>
        </table:table-row>
        <table:table-row table:style-name="ro2">
          <table:table-cell office:value-type="float" office:value="40900">
            <text:p>40900</text:p>
          </table:table-cell>
          <table:table-cell office:value-type="string">
            <text:p>Sacramento--Roseville--Arden-Arcade, CA (Metropolitan Statistical Area)</text:p>
          </table:table-cell>
          <table:table-cell office:value-type="float" office:value="6061">
            <text:p>6061</text:p>
          </table:table-cell>
          <table:table-cell office:value-type="string">
            <text:p>Placer, CA </text:p>
          </table:table-cell>
        </table:table-row>
        <table:table-row table:style-name="ro2">
          <table:table-cell office:value-type="float" office:value="40900">
            <text:p>40900</text:p>
          </table:table-cell>
          <table:table-cell office:value-type="string">
            <text:p>Sacramento--Roseville--Arden-Arcade, CA (Metropolitan Statistical Area)</text:p>
          </table:table-cell>
          <table:table-cell office:value-type="float" office:value="6067">
            <text:p>6067</text:p>
          </table:table-cell>
          <table:table-cell office:value-type="string">
            <text:p>Sacramento, CA </text:p>
          </table:table-cell>
        </table:table-row>
        <table:table-row table:style-name="ro2">
          <table:table-cell office:value-type="float" office:value="40900">
            <text:p>40900</text:p>
          </table:table-cell>
          <table:table-cell office:value-type="string">
            <text:p>Sacramento--Roseville--Arden-Arcade, CA (Metropolitan Statistical Area)</text:p>
          </table:table-cell>
          <table:table-cell office:value-type="float" office:value="6113">
            <text:p>6113</text:p>
          </table:table-cell>
          <table:table-cell office:value-type="string">
            <text:p>Yolo, CA </text:p>
          </table:table-cell>
        </table:table-row>
        <table:table-row table:style-name="ro1">
          <table:table-cell office:value-type="float" office:value="40980">
            <text:p>40980</text:p>
          </table:table-cell>
          <table:table-cell office:value-type="string">
            <text:p>Saginaw, MI (Metropolitan Statistical Area)</text:p>
          </table:table-cell>
          <table:table-cell office:value-type="float" office:value="26145">
            <text:p>26145</text:p>
          </table:table-cell>
          <table:table-cell office:value-type="string">
            <text:p>Saginaw, MI </text:p>
          </table:table-cell>
        </table:table-row>
        <table:table-row table:style-name="ro1">
          <table:table-cell office:value-type="float" office:value="41060">
            <text:p>41060</text:p>
          </table:table-cell>
          <table:table-cell office:value-type="string">
            <text:p>St. Cloud, MN (Metropolitan Statistical Area)</text:p>
          </table:table-cell>
          <table:table-cell office:value-type="float" office:value="27009">
            <text:p>27009</text:p>
          </table:table-cell>
          <table:table-cell office:value-type="string">
            <text:p>Benton, MN </text:p>
          </table:table-cell>
        </table:table-row>
        <table:table-row table:style-name="ro2">
          <table:table-cell office:value-type="float" office:value="41060">
            <text:p>41060</text:p>
          </table:table-cell>
          <table:table-cell office:value-type="string">
            <text:p>St. Cloud, MN (Metropolitan Statistical Area)</text:p>
          </table:table-cell>
          <table:table-cell office:value-type="float" office:value="27145">
            <text:p>27145</text:p>
          </table:table-cell>
          <table:table-cell office:value-type="string">
            <text:p>Stearns, MN </text:p>
          </table:table-cell>
        </table:table-row>
        <table:table-row table:style-name="ro1">
          <table:table-cell office:value-type="float" office:value="41100">
            <text:p>41100</text:p>
          </table:table-cell>
          <table:table-cell office:value-type="string">
            <text:p>St. George, UT (Metropolitan Statistical Area)</text:p>
          </table:table-cell>
          <table:table-cell office:value-type="float" office:value="49053">
            <text:p>49053</text:p>
          </table:table-cell>
          <table:table-cell office:value-type="string">
            <text:p>Washington, UT </text:p>
          </table:table-cell>
        </table:table-row>
        <table:table-row table:style-name="ro2">
          <table:table-cell office:value-type="float" office:value="41140">
            <text:p>41140</text:p>
          </table:table-cell>
          <table:table-cell office:value-type="string">
            <text:p>St. Joseph, MO-KS (Metropolitan Statistical Area)</text:p>
          </table:table-cell>
          <table:table-cell office:value-type="float" office:value="20043">
            <text:p>20043</text:p>
          </table:table-cell>
          <table:table-cell office:value-type="string">
            <text:p>Doniphan, KS </text:p>
          </table:table-cell>
        </table:table-row>
        <table:table-row table:style-name="ro1">
          <table:table-cell office:value-type="float" office:value="41140">
            <text:p>41140</text:p>
          </table:table-cell>
          <table:table-cell office:value-type="string">
            <text:p>St. Joseph, MO-KS (Metropolitan Statistical Area)</text:p>
          </table:table-cell>
          <table:table-cell office:value-type="float" office:value="29003">
            <text:p>29003</text:p>
          </table:table-cell>
          <table:table-cell office:value-type="string">
            <text:p>Andrew, MO </text:p>
          </table:table-cell>
        </table:table-row>
        <table:table-row table:style-name="ro1">
          <table:table-cell office:value-type="float" office:value="41140">
            <text:p>41140</text:p>
          </table:table-cell>
          <table:table-cell office:value-type="string">
            <text:p>St. Joseph, MO-KS (Metropolitan Statistical Area)</text:p>
          </table:table-cell>
          <table:table-cell office:value-type="float" office:value="29021">
            <text:p>29021</text:p>
          </table:table-cell>
          <table:table-cell office:value-type="string">
            <text:p>Buchanan, MO </text:p>
          </table:table-cell>
        </table:table-row>
        <table:table-row table:style-name="ro2">
          <table:table-cell office:value-type="float" office:value="41140">
            <text:p>41140</text:p>
          </table:table-cell>
          <table:table-cell office:value-type="string">
            <text:p>St. Joseph, MO-KS (Metropolitan Statistical Area)</text:p>
          </table:table-cell>
          <table:table-cell office:value-type="float" office:value="29063">
            <text:p>29063</text:p>
          </table:table-cell>
          <table:table-cell office:value-type="string">
            <text:p>DeKalb, MO </text:p>
          </table:table-cell>
        </table:table-row>
        <table:table-row table:style-name="ro1">
          <table:table-cell office:value-type="float" office:value="41180">
            <text:p>41180</text:p>
          </table:table-cell>
          <table:table-cell office:value-type="string">
            <text:p>St. Louis, MO-IL (Metropolitan Statistical Area)</text:p>
          </table:table-cell>
          <table:table-cell office:value-type="float" office:value="17005">
            <text:p>17005</text:p>
          </table:table-cell>
          <table:table-cell office:value-type="string">
            <text:p>Bond, IL </text:p>
          </table:table-cell>
        </table:table-row>
        <table:table-row table:style-name="ro1">
          <table:table-cell office:value-type="float" office:value="41180">
            <text:p>41180</text:p>
          </table:table-cell>
          <table:table-cell office:value-type="string">
            <text:p>St. Louis, MO-IL (Metropolitan Statistical Area)</text:p>
          </table:table-cell>
          <table:table-cell office:value-type="float" office:value="17013">
            <text:p>17013</text:p>
          </table:table-cell>
          <table:table-cell office:value-type="string">
            <text:p>Calhoun, IL </text:p>
          </table:table-cell>
        </table:table-row>
        <table:table-row table:style-name="ro1">
          <table:table-cell office:value-type="float" office:value="41180">
            <text:p>41180</text:p>
          </table:table-cell>
          <table:table-cell office:value-type="string">
            <text:p>St. Louis, MO-IL (Metropolitan Statistical Area)</text:p>
          </table:table-cell>
          <table:table-cell office:value-type="float" office:value="17027">
            <text:p>17027</text:p>
          </table:table-cell>
          <table:table-cell office:value-type="string">
            <text:p>Clinton, IL </text:p>
          </table:table-cell>
        </table:table-row>
        <table:table-row table:style-name="ro1">
          <table:table-cell office:value-type="float" office:value="41180">
            <text:p>41180</text:p>
          </table:table-cell>
          <table:table-cell office:value-type="string">
            <text:p>St. Louis, MO-IL (Metropolitan Statistical Area)</text:p>
          </table:table-cell>
          <table:table-cell office:value-type="float" office:value="17083">
            <text:p>17083</text:p>
          </table:table-cell>
          <table:table-cell office:value-type="string">
            <text:p>Jersey, IL </text:p>
          </table:table-cell>
        </table:table-row>
        <table:table-row table:style-name="ro2">
          <table:table-cell office:value-type="float" office:value="41180">
            <text:p>41180</text:p>
          </table:table-cell>
          <table:table-cell office:value-type="string">
            <text:p>St. Louis, MO-IL (Metropolitan Statistical Area)</text:p>
          </table:table-cell>
          <table:table-cell office:value-type="float" office:value="17117">
            <text:p>17117</text:p>
          </table:table-cell>
          <table:table-cell office:value-type="string">
            <text:p>Macoupin, IL </text:p>
          </table:table-cell>
        </table:table-row>
        <table:table-row table:style-name="ro1">
          <table:table-cell office:value-type="float" office:value="41180">
            <text:p>41180</text:p>
          </table:table-cell>
          <table:table-cell office:value-type="string">
            <text:p>St. Louis, MO-IL (Metropolitan Statistical Area)</text:p>
          </table:table-cell>
          <table:table-cell office:value-type="float" office:value="17119">
            <text:p>17119</text:p>
          </table:table-cell>
          <table:table-cell office:value-type="string">
            <text:p>Madison, IL </text:p>
          </table:table-cell>
        </table:table-row>
        <table:table-row table:style-name="ro1">
          <table:table-cell office:value-type="float" office:value="41180">
            <text:p>41180</text:p>
          </table:table-cell>
          <table:table-cell office:value-type="string">
            <text:p>St. Louis, MO-IL (Metropolitan Statistical Area)</text:p>
          </table:table-cell>
          <table:table-cell office:value-type="float" office:value="17133">
            <text:p>17133</text:p>
          </table:table-cell>
          <table:table-cell office:value-type="string">
            <text:p>Monroe, IL </text:p>
          </table:table-cell>
        </table:table-row>
        <table:table-row table:style-name="ro1">
          <table:table-cell office:value-type="float" office:value="41180">
            <text:p>41180</text:p>
          </table:table-cell>
          <table:table-cell office:value-type="string">
            <text:p>St. Louis, MO-IL (Metropolitan Statistical Area)</text:p>
          </table:table-cell>
          <table:table-cell office:value-type="float" office:value="17163">
            <text:p>17163</text:p>
          </table:table-cell>
          <table:table-cell office:value-type="string">
            <text:p>St. Clair, IL </text:p>
          </table:table-cell>
        </table:table-row>
        <table:table-row table:style-name="ro1">
          <table:table-cell office:value-type="float" office:value="41180">
            <text:p>41180</text:p>
          </table:table-cell>
          <table:table-cell office:value-type="string">
            <text:p>St. Louis, MO-IL (Metropolitan Statistical Area)</text:p>
          </table:table-cell>
          <table:table-cell office:value-type="float" office:value="29071">
            <text:p>29071</text:p>
          </table:table-cell>
          <table:table-cell office:value-type="string">
            <text:p>Franklin, MO </text:p>
          </table:table-cell>
        </table:table-row>
        <table:table-row table:style-name="ro1">
          <table:table-cell office:value-type="float" office:value="41180">
            <text:p>41180</text:p>
          </table:table-cell>
          <table:table-cell office:value-type="string">
            <text:p>St. Louis, MO-IL (Metropolitan Statistical Area)</text:p>
          </table:table-cell>
          <table:table-cell office:value-type="float" office:value="29099">
            <text:p>29099</text:p>
          </table:table-cell>
          <table:table-cell office:value-type="string">
            <text:p>Jefferson, MO </text:p>
          </table:table-cell>
        </table:table-row>
        <table:table-row table:style-name="ro1">
          <table:table-cell office:value-type="float" office:value="41180">
            <text:p>41180</text:p>
          </table:table-cell>
          <table:table-cell office:value-type="string">
            <text:p>St. Louis, MO-IL (Metropolitan Statistical Area)</text:p>
          </table:table-cell>
          <table:table-cell office:value-type="float" office:value="29113">
            <text:p>29113</text:p>
          </table:table-cell>
          <table:table-cell office:value-type="string">
            <text:p>Lincoln, MO </text:p>
          </table:table-cell>
        </table:table-row>
        <table:table-row table:style-name="ro1">
          <table:table-cell office:value-type="float" office:value="41180">
            <text:p>41180</text:p>
          </table:table-cell>
          <table:table-cell office:value-type="string">
            <text:p>St. Louis, MO-IL (Metropolitan Statistical Area)</text:p>
          </table:table-cell>
          <table:table-cell office:value-type="float" office:value="29183">
            <text:p>29183</text:p>
          </table:table-cell>
          <table:table-cell office:value-type="string">
            <text:p>St. Charles, MO </text:p>
          </table:table-cell>
        </table:table-row>
        <table:table-row table:style-name="ro1">
          <table:table-cell office:value-type="float" office:value="41180">
            <text:p>41180</text:p>
          </table:table-cell>
          <table:table-cell office:value-type="string">
            <text:p>St. Louis, MO-IL (Metropolitan Statistical Area)</text:p>
          </table:table-cell>
          <table:table-cell office:value-type="float" office:value="29189">
            <text:p>29189</text:p>
          </table:table-cell>
          <table:table-cell office:value-type="string">
            <text:p>St. Louis, MO </text:p>
          </table:table-cell>
        </table:table-row>
        <table:table-row table:style-name="ro1">
          <table:table-cell office:value-type="float" office:value="41180">
            <text:p>41180</text:p>
          </table:table-cell>
          <table:table-cell office:value-type="string">
            <text:p>St. Louis, MO-IL (Metropolitan Statistical Area)</text:p>
          </table:table-cell>
          <table:table-cell office:value-type="float" office:value="29219">
            <text:p>29219</text:p>
          </table:table-cell>
          <table:table-cell office:value-type="string">
            <text:p>Warren, MO </text:p>
          </table:table-cell>
        </table:table-row>
        <table:table-row table:style-name="ro1">
          <table:table-cell office:value-type="float" office:value="41180">
            <text:p>41180</text:p>
          </table:table-cell>
          <table:table-cell office:value-type="string">
            <text:p>St. Louis, MO-IL (Metropolitan Statistical Area)</text:p>
          </table:table-cell>
          <table:table-cell office:value-type="float" office:value="29510">
            <text:p>29510</text:p>
          </table:table-cell>
          <table:table-cell office:value-type="string">
            <text:p>St. Louis (Independent City), MO </text:p>
          </table:table-cell>
        </table:table-row>
        <table:table-row table:style-name="ro1">
          <table:table-cell office:value-type="float" office:value="41420">
            <text:p>41420</text:p>
          </table:table-cell>
          <table:table-cell office:value-type="string">
            <text:p>Salem, OR (Metropolitan Statistical Area)</text:p>
          </table:table-cell>
          <table:table-cell office:value-type="float" office:value="41047">
            <text:p>41047</text:p>
          </table:table-cell>
          <table:table-cell office:value-type="string">
            <text:p>Marion, OR </text:p>
          </table:table-cell>
        </table:table-row>
        <table:table-row table:style-name="ro1">
          <table:table-cell office:value-type="float" office:value="41420">
            <text:p>41420</text:p>
          </table:table-cell>
          <table:table-cell office:value-type="string">
            <text:p>Salem, OR (Metropolitan Statistical Area)</text:p>
          </table:table-cell>
          <table:table-cell office:value-type="float" office:value="41053">
            <text:p>41053</text:p>
          </table:table-cell>
          <table:table-cell office:value-type="string">
            <text:p>Polk, OR </text:p>
          </table:table-cell>
        </table:table-row>
        <table:table-row table:style-name="ro2">
          <table:table-cell office:value-type="float" office:value="41500">
            <text:p>41500</text:p>
          </table:table-cell>
          <table:table-cell office:value-type="string">
            <text:p>Salinas, CA (Metropolitan Statistical Area)</text:p>
          </table:table-cell>
          <table:table-cell office:value-type="float" office:value="6053">
            <text:p>6053</text:p>
          </table:table-cell>
          <table:table-cell office:value-type="string">
            <text:p>Monterey, CA </text:p>
          </table:table-cell>
        </table:table-row>
        <table:table-row table:style-name="ro1">
          <table:table-cell office:value-type="float" office:value="41540">
            <text:p>41540</text:p>
          </table:table-cell>
          <table:table-cell office:value-type="string">
            <text:p>Salisbury, MD-DE (Metropolitan Statistical Area)</text:p>
          </table:table-cell>
          <table:table-cell office:value-type="float" office:value="10005">
            <text:p>10005</text:p>
          </table:table-cell>
          <table:table-cell office:value-type="string">
            <text:p>Sussex, DE </text:p>
          </table:table-cell>
        </table:table-row>
        <table:table-row table:style-name="ro1">
          <table:table-cell office:value-type="float" office:value="41540">
            <text:p>41540</text:p>
          </table:table-cell>
          <table:table-cell office:value-type="string">
            <text:p>Salisbury, MD-DE (Metropolitan Statistical Area)</text:p>
          </table:table-cell>
          <table:table-cell office:value-type="float" office:value="24039">
            <text:p>24039</text:p>
          </table:table-cell>
          <table:table-cell office:value-type="string">
            <text:p>Somerset, MD </text:p>
          </table:table-cell>
        </table:table-row>
        <table:table-row table:style-name="ro2">
          <table:table-cell office:value-type="float" office:value="41540">
            <text:p>41540</text:p>
          </table:table-cell>
          <table:table-cell office:value-type="string">
            <text:p>Salisbury, MD-DE (Metropolitan Statistical Area)</text:p>
          </table:table-cell>
          <table:table-cell office:value-type="float" office:value="24045">
            <text:p>24045</text:p>
          </table:table-cell>
          <table:table-cell office:value-type="string">
            <text:p>Wicomico, MD </text:p>
          </table:table-cell>
        </table:table-row>
        <table:table-row table:style-name="ro1">
          <table:table-cell office:value-type="float" office:value="41540">
            <text:p>41540</text:p>
          </table:table-cell>
          <table:table-cell office:value-type="string">
            <text:p>Salisbury, MD-DE (Metropolitan Statistical Area)</text:p>
          </table:table-cell>
          <table:table-cell office:value-type="float" office:value="24047">
            <text:p>24047</text:p>
          </table:table-cell>
          <table:table-cell office:value-type="string">
            <text:p>Worcester, MD </text:p>
          </table:table-cell>
        </table:table-row>
        <table:table-row table:style-name="ro1">
          <table:table-cell office:value-type="float" office:value="41620">
            <text:p>41620</text:p>
          </table:table-cell>
          <table:table-cell office:value-type="string">
            <text:p>Salt Lake City, UT (Metropolitan Statistical Area)</text:p>
          </table:table-cell>
          <table:table-cell office:value-type="float" office:value="49035">
            <text:p>49035</text:p>
          </table:table-cell>
          <table:table-cell office:value-type="string">
            <text:p>Salt Lake, UT </text:p>
          </table:table-cell>
        </table:table-row>
        <table:table-row table:style-name="ro2">
          <table:table-cell office:value-type="float" office:value="41620">
            <text:p>41620</text:p>
          </table:table-cell>
          <table:table-cell office:value-type="string">
            <text:p>Salt Lake City, UT (Metropolitan Statistical Area)</text:p>
          </table:table-cell>
          <table:table-cell office:value-type="float" office:value="49045">
            <text:p>49045</text:p>
          </table:table-cell>
          <table:table-cell office:value-type="string">
            <text:p>Tooele, UT </text:p>
          </table:table-cell>
        </table:table-row>
        <table:table-row table:style-name="ro2">
          <table:table-cell office:value-type="float" office:value="41660">
            <text:p>41660</text:p>
          </table:table-cell>
          <table:table-cell office:value-type="string">
            <text:p>San Angelo, TX (Metropolitan Statistical Area)</text:p>
          </table:table-cell>
          <table:table-cell office:value-type="float" office:value="48235">
            <text:p>48235</text:p>
          </table:table-cell>
          <table:table-cell office:value-type="string">
            <text:p>Irion, TX </text:p>
          </table:table-cell>
        </table:table-row>
        <table:table-row table:style-name="ro1">
          <table:table-cell office:value-type="float" office:value="41660">
            <text:p>41660</text:p>
          </table:table-cell>
          <table:table-cell office:value-type="string">
            <text:p>San Angelo, TX (Metropolitan Statistical Area)</text:p>
          </table:table-cell>
          <table:table-cell office:value-type="float" office:value="48451">
            <text:p>48451</text:p>
          </table:table-cell>
          <table:table-cell office:value-type="string">
            <text:p>Tom Green, TX </text:p>
          </table:table-cell>
        </table:table-row>
        <table:table-row table:style-name="ro2">
          <table:table-cell office:value-type="float" office:value="41700">
            <text:p>41700</text:p>
          </table:table-cell>
          <table:table-cell office:value-type="string">
            <text:p>San Antonio-New Braunfels, TX (Metropolitan Statistical Area)</text:p>
          </table:table-cell>
          <table:table-cell office:value-type="float" office:value="48013">
            <text:p>48013</text:p>
          </table:table-cell>
          <table:table-cell office:value-type="string">
            <text:p>Atascosa, TX </text:p>
          </table:table-cell>
        </table:table-row>
        <table:table-row table:style-name="ro2">
          <table:table-cell office:value-type="float" office:value="41700">
            <text:p>41700</text:p>
          </table:table-cell>
          <table:table-cell office:value-type="string">
            <text:p>San Antonio-New Braunfels, TX (Metropolitan Statistical Area)</text:p>
          </table:table-cell>
          <table:table-cell office:value-type="float" office:value="48019">
            <text:p>48019</text:p>
          </table:table-cell>
          <table:table-cell office:value-type="string">
            <text:p>Bandera, TX </text:p>
          </table:table-cell>
        </table:table-row>
        <table:table-row table:style-name="ro2">
          <table:table-cell office:value-type="float" office:value="41700">
            <text:p>41700</text:p>
          </table:table-cell>
          <table:table-cell office:value-type="string">
            <text:p>San Antonio-New Braunfels, TX (Metropolitan Statistical Area)</text:p>
          </table:table-cell>
          <table:table-cell office:value-type="float" office:value="48029">
            <text:p>48029</text:p>
          </table:table-cell>
          <table:table-cell office:value-type="string">
            <text:p>Bexar, TX </text:p>
          </table:table-cell>
        </table:table-row>
        <table:table-row table:style-name="ro2">
          <table:table-cell office:value-type="float" office:value="41700">
            <text:p>41700</text:p>
          </table:table-cell>
          <table:table-cell office:value-type="string">
            <text:p>San Antonio-New Braunfels, TX (Metropolitan Statistical Area)</text:p>
          </table:table-cell>
          <table:table-cell office:value-type="float" office:value="48091">
            <text:p>48091</text:p>
          </table:table-cell>
          <table:table-cell office:value-type="string">
            <text:p>Comal, TX </text:p>
          </table:table-cell>
        </table:table-row>
        <table:table-row table:style-name="ro2">
          <table:table-cell office:value-type="float" office:value="41700">
            <text:p>41700</text:p>
          </table:table-cell>
          <table:table-cell office:value-type="string">
            <text:p>San Antonio-New Braunfels, TX (Metropolitan Statistical Area)</text:p>
          </table:table-cell>
          <table:table-cell office:value-type="float" office:value="48187">
            <text:p>48187</text:p>
          </table:table-cell>
          <table:table-cell office:value-type="string">
            <text:p>Guadalupe, TX </text:p>
          </table:table-cell>
        </table:table-row>
        <table:table-row table:style-name="ro2">
          <table:table-cell office:value-type="float" office:value="41700">
            <text:p>41700</text:p>
          </table:table-cell>
          <table:table-cell office:value-type="string">
            <text:p>San Antonio-New Braunfels, TX (Metropolitan Statistical Area)</text:p>
          </table:table-cell>
          <table:table-cell office:value-type="float" office:value="48259">
            <text:p>48259</text:p>
          </table:table-cell>
          <table:table-cell office:value-type="string">
            <text:p>Kendall, TX </text:p>
          </table:table-cell>
        </table:table-row>
        <table:table-row table:style-name="ro2">
          <table:table-cell office:value-type="float" office:value="41700">
            <text:p>41700</text:p>
          </table:table-cell>
          <table:table-cell office:value-type="string">
            <text:p>San Antonio-New Braunfels, TX (Metropolitan Statistical Area)</text:p>
          </table:table-cell>
          <table:table-cell office:value-type="float" office:value="48325">
            <text:p>48325</text:p>
          </table:table-cell>
          <table:table-cell office:value-type="string">
            <text:p>Medina, TX </text:p>
          </table:table-cell>
        </table:table-row>
        <table:table-row table:style-name="ro2">
          <table:table-cell office:value-type="float" office:value="41700">
            <text:p>41700</text:p>
          </table:table-cell>
          <table:table-cell office:value-type="string">
            <text:p>San Antonio-New Braunfels, TX (Metropolitan Statistical Area)</text:p>
          </table:table-cell>
          <table:table-cell office:value-type="float" office:value="48493">
            <text:p>48493</text:p>
          </table:table-cell>
          <table:table-cell office:value-type="string">
            <text:p>Wilson, TX </text:p>
          </table:table-cell>
        </table:table-row>
        <table:table-row table:style-name="ro1">
          <table:table-cell office:value-type="float" office:value="41740">
            <text:p>41740</text:p>
          </table:table-cell>
          <table:table-cell office:value-type="string">
            <text:p>San Diego-Carlsbad, CA (Metropolitan Statistical Area)</text:p>
          </table:table-cell>
          <table:table-cell office:value-type="float" office:value="6073">
            <text:p>6073</text:p>
          </table:table-cell>
          <table:table-cell office:value-type="string">
            <text:p>San Diego, CA </text:p>
          </table:table-cell>
        </table:table-row>
        <table:table-row table:style-name="ro2">
          <table:table-cell office:value-type="float" office:value="41860">
            <text:p>41860</text:p>
          </table:table-cell>
          <table:table-cell office:value-type="string">
            <text:p>San Francisco-Oakland-Hayward, CA (Metropolitan Statistical Area)</text:p>
          </table:table-cell>
          <table:table-cell office:value-type="float" office:value="6001">
            <text:p>6001</text:p>
          </table:table-cell>
          <table:table-cell office:value-type="string">
            <text:p>Alameda, CA </text:p>
          </table:table-cell>
        </table:table-row>
        <table:table-row table:style-name="ro2">
          <table:table-cell office:value-type="float" office:value="41860">
            <text:p>41860</text:p>
          </table:table-cell>
          <table:table-cell office:value-type="string">
            <text:p>San Francisco-Oakland-Hayward, CA (Metropolitan Statistical Area)</text:p>
          </table:table-cell>
          <table:table-cell office:value-type="float" office:value="6013">
            <text:p>6013</text:p>
          </table:table-cell>
          <table:table-cell office:value-type="string">
            <text:p>Contra Costa, CA </text:p>
          </table:table-cell>
        </table:table-row>
        <table:table-row table:style-name="ro1">
          <table:table-cell office:value-type="float" office:value="41860">
            <text:p>41860</text:p>
          </table:table-cell>
          <table:table-cell office:value-type="string">
            <text:p>San Francisco-Oakland-Hayward, CA (Metropolitan Statistical Area)</text:p>
          </table:table-cell>
          <table:table-cell office:value-type="float" office:value="6041">
            <text:p>6041</text:p>
          </table:table-cell>
          <table:table-cell office:value-type="string">
            <text:p>Marin, CA </text:p>
          </table:table-cell>
        </table:table-row>
        <table:table-row table:style-name="ro1">
          <table:table-cell office:value-type="float" office:value="41860">
            <text:p>41860</text:p>
          </table:table-cell>
          <table:table-cell office:value-type="string">
            <text:p>San Francisco-Oakland-Hayward, CA (Metropolitan Statistical Area)</text:p>
          </table:table-cell>
          <table:table-cell office:value-type="float" office:value="6075">
            <text:p>6075</text:p>
          </table:table-cell>
          <table:table-cell office:value-type="string">
            <text:p>San Francisco, CA </text:p>
          </table:table-cell>
        </table:table-row>
        <table:table-row table:style-name="ro2">
          <table:table-cell office:value-type="float" office:value="41860">
            <text:p>41860</text:p>
          </table:table-cell>
          <table:table-cell office:value-type="string">
            <text:p>San Francisco-Oakland-Hayward, CA (Metropolitan Statistical Area)</text:p>
          </table:table-cell>
          <table:table-cell office:value-type="float" office:value="6081">
            <text:p>6081</text:p>
          </table:table-cell>
          <table:table-cell office:value-type="string">
            <text:p>San Mateo, CA </text:p>
          </table:table-cell>
        </table:table-row>
        <table:table-row table:style-name="ro1">
          <table:table-cell office:value-type="float" office:value="41940">
            <text:p>41940</text:p>
          </table:table-cell>
          <table:table-cell office:value-type="string">
            <text:p>San Jose-Sunnyvale-Santa Clara, CA (Metropolitan Statistical Area)</text:p>
          </table:table-cell>
          <table:table-cell office:value-type="float" office:value="6069">
            <text:p>6069</text:p>
          </table:table-cell>
          <table:table-cell office:value-type="string">
            <text:p>San Benito, CA </text:p>
          </table:table-cell>
        </table:table-row>
        <table:table-row table:style-name="ro1">
          <table:table-cell office:value-type="float" office:value="41940">
            <text:p>41940</text:p>
          </table:table-cell>
          <table:table-cell office:value-type="string">
            <text:p>San Jose-Sunnyvale-Santa Clara, CA (Metropolitan Statistical Area)</text:p>
          </table:table-cell>
          <table:table-cell office:value-type="float" office:value="6085">
            <text:p>6085</text:p>
          </table:table-cell>
          <table:table-cell office:value-type="string">
            <text:p>Santa Clara, CA </text:p>
          </table:table-cell>
        </table:table-row>
        <table:table-row table:style-name="ro2">
          <table:table-cell office:value-type="float" office:value="42020">
            <text:p>42020</text:p>
          </table:table-cell>
          <table:table-cell office:value-type="string">
            <text:p>San Luis Obispo-Paso Robles-Arroyo Grande, CA (Metropolitan Statistical Area)</text:p>
          </table:table-cell>
          <table:table-cell office:value-type="float" office:value="6079">
            <text:p>6079</text:p>
          </table:table-cell>
          <table:table-cell office:value-type="string">
            <text:p>San Luis Obispo, CA </text:p>
          </table:table-cell>
        </table:table-row>
        <table:table-row table:style-name="ro2">
          <table:table-cell office:value-type="float" office:value="42100">
            <text:p>42100</text:p>
          </table:table-cell>
          <table:table-cell office:value-type="string">
            <text:p>Santa Cruz-Watsonville, CA (Metropolitan Statistical Area)</text:p>
          </table:table-cell>
          <table:table-cell office:value-type="float" office:value="6087">
            <text:p>6087</text:p>
          </table:table-cell>
          <table:table-cell office:value-type="string">
            <text:p>Santa Cruz, CA </text:p>
          </table:table-cell>
        </table:table-row>
        <table:table-row table:style-name="ro1">
          <table:table-cell office:value-type="float" office:value="42140">
            <text:p>42140</text:p>
          </table:table-cell>
          <table:table-cell office:value-type="string">
            <text:p>Santa Fe, NM (Metropolitan Statistical Area)</text:p>
          </table:table-cell>
          <table:table-cell office:value-type="float" office:value="35049">
            <text:p>35049</text:p>
          </table:table-cell>
          <table:table-cell office:value-type="string">
            <text:p>Santa Fe, NM </text:p>
          </table:table-cell>
        </table:table-row>
        <table:table-row table:style-name="ro1">
          <table:table-cell office:value-type="float" office:value="42200">
            <text:p>42200</text:p>
          </table:table-cell>
          <table:table-cell office:value-type="string">
            <text:p>Santa Maria-Santa Barbara, CA (Metropolitan Statistical Area)</text:p>
          </table:table-cell>
          <table:table-cell office:value-type="float" office:value="6083">
            <text:p>6083</text:p>
          </table:table-cell>
          <table:table-cell office:value-type="string">
            <text:p>Santa Barbara, CA </text:p>
          </table:table-cell>
        </table:table-row>
        <table:table-row table:style-name="ro2">
          <table:table-cell office:value-type="float" office:value="42220">
            <text:p>42220</text:p>
          </table:table-cell>
          <table:table-cell office:value-type="string">
            <text:p>Santa Rosa, CA (Metropolitan Statistical Area)</text:p>
          </table:table-cell>
          <table:table-cell office:value-type="float" office:value="6097">
            <text:p>6097</text:p>
          </table:table-cell>
          <table:table-cell office:value-type="string">
            <text:p>Sonoma, CA </text:p>
          </table:table-cell>
        </table:table-row>
        <table:table-row table:style-name="ro1">
          <table:table-cell office:value-type="float" office:value="42340">
            <text:p>42340</text:p>
          </table:table-cell>
          <table:table-cell office:value-type="string">
            <text:p>Savannah, GA (Metropolitan Statistical Area)</text:p>
          </table:table-cell>
          <table:table-cell office:value-type="float" office:value="13029">
            <text:p>13029</text:p>
          </table:table-cell>
          <table:table-cell office:value-type="string">
            <text:p>Bryan, GA </text:p>
          </table:table-cell>
        </table:table-row>
        <table:table-row table:style-name="ro2">
          <table:table-cell office:value-type="float" office:value="42340">
            <text:p>42340</text:p>
          </table:table-cell>
          <table:table-cell office:value-type="string">
            <text:p>Savannah, GA (Metropolitan Statistical Area)</text:p>
          </table:table-cell>
          <table:table-cell office:value-type="float" office:value="13051">
            <text:p>13051</text:p>
          </table:table-cell>
          <table:table-cell office:value-type="string">
            <text:p>Chatham, GA </text:p>
          </table:table-cell>
        </table:table-row>
        <table:table-row table:style-name="ro2">
          <table:table-cell office:value-type="float" office:value="42340">
            <text:p>42340</text:p>
          </table:table-cell>
          <table:table-cell office:value-type="string">
            <text:p>Savannah, GA (Metropolitan Statistical Area)</text:p>
          </table:table-cell>
          <table:table-cell office:value-type="float" office:value="13103">
            <text:p>13103</text:p>
          </table:table-cell>
          <table:table-cell office:value-type="string">
            <text:p>Effingham, GA </text:p>
          </table:table-cell>
        </table:table-row>
        <table:table-row table:style-name="ro2">
          <table:table-cell office:value-type="float" office:value="42540">
            <text:p>42540</text:p>
          </table:table-cell>
          <table:table-cell office:value-type="string">
            <text:p>Scranton--Wilkes-Barre--Hazleton, PA (Metropolitan Statistical Area)</text:p>
          </table:table-cell>
          <table:table-cell office:value-type="float" office:value="42069">
            <text:p>42069</text:p>
          </table:table-cell>
          <table:table-cell office:value-type="string">
            <text:p>Lackawanna, PA </text:p>
          </table:table-cell>
        </table:table-row>
        <table:table-row table:style-name="ro2">
          <table:table-cell office:value-type="float" office:value="42540">
            <text:p>42540</text:p>
          </table:table-cell>
          <table:table-cell office:value-type="string">
            <text:p>Scranton--Wilkes-Barre--Hazleton, PA (Metropolitan Statistical Area)</text:p>
          </table:table-cell>
          <table:table-cell office:value-type="float" office:value="42079">
            <text:p>42079</text:p>
          </table:table-cell>
          <table:table-cell office:value-type="string">
            <text:p>Luzerne, PA </text:p>
          </table:table-cell>
        </table:table-row>
        <table:table-row table:style-name="ro2">
          <table:table-cell office:value-type="float" office:value="42540">
            <text:p>42540</text:p>
          </table:table-cell>
          <table:table-cell office:value-type="string">
            <text:p>Scranton--Wilkes-Barre--Hazleton, PA (Metropolitan Statistical Area)</text:p>
          </table:table-cell>
          <table:table-cell office:value-type="float" office:value="42131">
            <text:p>42131</text:p>
          </table:table-cell>
          <table:table-cell office:value-type="string">
            <text:p>Wyoming, PA </text:p>
          </table:table-cell>
        </table:table-row>
        <table:table-row table:style-name="ro2">
          <table:table-cell office:value-type="float" office:value="42660">
            <text:p>42660</text:p>
          </table:table-cell>
          <table:table-cell office:value-type="string">
            <text:p>Seattle-Tacoma-Bellevue, WA (Metropolitan Statistical Area)</text:p>
          </table:table-cell>
          <table:table-cell office:value-type="float" office:value="53033">
            <text:p>53033</text:p>
          </table:table-cell>
          <table:table-cell office:value-type="string">
            <text:p>King, WA </text:p>
          </table:table-cell>
        </table:table-row>
        <table:table-row table:style-name="ro2">
          <table:table-cell office:value-type="float" office:value="42660">
            <text:p>42660</text:p>
          </table:table-cell>
          <table:table-cell office:value-type="string">
            <text:p>Seattle-Tacoma-Bellevue, WA (Metropolitan Statistical Area)</text:p>
          </table:table-cell>
          <table:table-cell office:value-type="float" office:value="53053">
            <text:p>53053</text:p>
          </table:table-cell>
          <table:table-cell office:value-type="string">
            <text:p>Pierce, WA </text:p>
          </table:table-cell>
        </table:table-row>
        <table:table-row table:style-name="ro2">
          <table:table-cell office:value-type="float" office:value="42660">
            <text:p>42660</text:p>
          </table:table-cell>
          <table:table-cell office:value-type="string">
            <text:p>Seattle-Tacoma-Bellevue, WA (Metropolitan Statistical Area)</text:p>
          </table:table-cell>
          <table:table-cell office:value-type="float" office:value="53061">
            <text:p>53061</text:p>
          </table:table-cell>
          <table:table-cell office:value-type="string">
            <text:p>Snohomish, WA </text:p>
          </table:table-cell>
        </table:table-row>
        <table:table-row table:style-name="ro2">
          <table:table-cell office:value-type="float" office:value="42680">
            <text:p>42680</text:p>
          </table:table-cell>
          <table:table-cell office:value-type="string">
            <text:p>Sebastian-Vero Beach, FL (Metropolitan Statistical Area)</text:p>
          </table:table-cell>
          <table:table-cell office:value-type="float" office:value="12061">
            <text:p>12061</text:p>
          </table:table-cell>
          <table:table-cell office:value-type="string">
            <text:p>Indian River, FL </text:p>
          </table:table-cell>
        </table:table-row>
        <table:table-row table:style-name="ro2">
          <table:table-cell office:value-type="float" office:value="42700">
            <text:p>42700</text:p>
          </table:table-cell>
          <table:table-cell office:value-type="string">
            <text:p>Sebring, FL (Metropolitan Statistical Area)</text:p>
          </table:table-cell>
          <table:table-cell office:value-type="float" office:value="12055">
            <text:p>12055</text:p>
          </table:table-cell>
          <table:table-cell office:value-type="string">
            <text:p>Highlands, FL </text:p>
          </table:table-cell>
        </table:table-row>
        <table:table-row table:style-name="ro2">
          <table:table-cell office:value-type="float" office:value="43100">
            <text:p>43100</text:p>
          </table:table-cell>
          <table:table-cell office:value-type="string">
            <text:p>Sheboygan, WI (Metropolitan Statistical Area)</text:p>
          </table:table-cell>
          <table:table-cell office:value-type="float" office:value="55117">
            <text:p>55117</text:p>
          </table:table-cell>
          <table:table-cell office:value-type="string">
            <text:p>Sheboygan, WI </text:p>
          </table:table-cell>
        </table:table-row>
        <table:table-row table:style-name="ro2">
          <table:table-cell office:value-type="float" office:value="43300">
            <text:p>43300</text:p>
          </table:table-cell>
          <table:table-cell office:value-type="string">
            <text:p>Sherman-Denison, TX (Metropolitan Statistical Area)</text:p>
          </table:table-cell>
          <table:table-cell office:value-type="float" office:value="48181">
            <text:p>48181</text:p>
          </table:table-cell>
          <table:table-cell office:value-type="string">
            <text:p>Grayson, TX </text:p>
          </table:table-cell>
        </table:table-row>
        <table:table-row table:style-name="ro1">
          <table:table-cell office:value-type="float" office:value="43340">
            <text:p>43340</text:p>
          </table:table-cell>
          <table:table-cell office:value-type="string">
            <text:p>Shreveport-Bossier City, LA (Metropolitan Statistical Area)</text:p>
          </table:table-cell>
          <table:table-cell office:value-type="float" office:value="22015">
            <text:p>22015</text:p>
          </table:table-cell>
          <table:table-cell office:value-type="string">
            <text:p>Bossier, LA </text:p>
          </table:table-cell>
        </table:table-row>
        <table:table-row table:style-name="ro2">
          <table:table-cell office:value-type="float" office:value="43340">
            <text:p>43340</text:p>
          </table:table-cell>
          <table:table-cell office:value-type="string">
            <text:p>Shreveport-Bossier City, LA (Metropolitan Statistical Area)</text:p>
          </table:table-cell>
          <table:table-cell office:value-type="float" office:value="22017">
            <text:p>22017</text:p>
          </table:table-cell>
          <table:table-cell office:value-type="string">
            <text:p>Caddo, LA </text:p>
          </table:table-cell>
        </table:table-row>
        <table:table-row table:style-name="ro2">
          <table:table-cell office:value-type="float" office:value="43340">
            <text:p>43340</text:p>
          </table:table-cell>
          <table:table-cell office:value-type="string">
            <text:p>Shreveport-Bossier City, LA (Metropolitan Statistical Area)</text:p>
          </table:table-cell>
          <table:table-cell office:value-type="float" office:value="22031">
            <text:p>22031</text:p>
          </table:table-cell>
          <table:table-cell office:value-type="string">
            <text:p>De Soto, LA </text:p>
          </table:table-cell>
        </table:table-row>
        <table:table-row table:style-name="ro1">
          <table:table-cell office:value-type="float" office:value="43340">
            <text:p>43340</text:p>
          </table:table-cell>
          <table:table-cell office:value-type="string">
            <text:p>Shreveport-Bossier City, LA (Metropolitan Statistical Area)</text:p>
          </table:table-cell>
          <table:table-cell office:value-type="float" office:value="22119">
            <text:p>22119</text:p>
          </table:table-cell>
          <table:table-cell office:value-type="string">
            <text:p>Webster, LA </text:p>
          </table:table-cell>
        </table:table-row>
        <table:table-row table:style-name="ro1">
          <table:table-cell office:value-type="float" office:value="43420">
            <text:p>43420</text:p>
          </table:table-cell>
          <table:table-cell office:value-type="string">
            <text:p>Sierra Vista-Douglas, AZ (Metropolitan Statistical Area)</text:p>
          </table:table-cell>
          <table:table-cell office:value-type="float" office:value="4003">
            <text:p>4003</text:p>
          </table:table-cell>
          <table:table-cell office:value-type="string">
            <text:p>Cochise, AZ </text:p>
          </table:table-cell>
        </table:table-row>
        <table:table-row table:style-name="ro1">
          <table:table-cell office:value-type="float" office:value="43580">
            <text:p>43580</text:p>
          </table:table-cell>
          <table:table-cell office:value-type="string">
            <text:p>Sioux City, IA-NE-SD (Metropolitan Statistical Area)</text:p>
          </table:table-cell>
          <table:table-cell office:value-type="float" office:value="19149">
            <text:p>19149</text:p>
          </table:table-cell>
          <table:table-cell office:value-type="string">
            <text:p>Plymouth, IA </text:p>
          </table:table-cell>
        </table:table-row>
        <table:table-row table:style-name="ro2">
          <table:table-cell office:value-type="float" office:value="43580">
            <text:p>43580</text:p>
          </table:table-cell>
          <table:table-cell office:value-type="string">
            <text:p>Sioux City, IA-NE-SD (Metropolitan Statistical Area)</text:p>
          </table:table-cell>
          <table:table-cell office:value-type="float" office:value="19193">
            <text:p>19193</text:p>
          </table:table-cell>
          <table:table-cell office:value-type="string">
            <text:p>Woodbury, IA </text:p>
          </table:table-cell>
        </table:table-row>
        <table:table-row table:style-name="ro1">
          <table:table-cell office:value-type="float" office:value="43580">
            <text:p>43580</text:p>
          </table:table-cell>
          <table:table-cell office:value-type="string">
            <text:p>Sioux City, IA-NE-SD (Metropolitan Statistical Area)</text:p>
          </table:table-cell>
          <table:table-cell office:value-type="float" office:value="31043">
            <text:p>31043</text:p>
          </table:table-cell>
          <table:table-cell office:value-type="string">
            <text:p>Dakota, NE </text:p>
          </table:table-cell>
        </table:table-row>
        <table:table-row table:style-name="ro1">
          <table:table-cell office:value-type="float" office:value="43580">
            <text:p>43580</text:p>
          </table:table-cell>
          <table:table-cell office:value-type="string">
            <text:p>Sioux City, IA-NE-SD (Metropolitan Statistical Area)</text:p>
          </table:table-cell>
          <table:table-cell office:value-type="float" office:value="31051">
            <text:p>31051</text:p>
          </table:table-cell>
          <table:table-cell office:value-type="string">
            <text:p>Dixon, NE </text:p>
          </table:table-cell>
        </table:table-row>
        <table:table-row table:style-name="ro1">
          <table:table-cell office:value-type="float" office:value="43580">
            <text:p>43580</text:p>
          </table:table-cell>
          <table:table-cell office:value-type="string">
            <text:p>Sioux City, IA-NE-SD (Metropolitan Statistical Area)</text:p>
          </table:table-cell>
          <table:table-cell office:value-type="float" office:value="46127">
            <text:p>46127</text:p>
          </table:table-cell>
          <table:table-cell office:value-type="string">
            <text:p>Union, SD </text:p>
          </table:table-cell>
        </table:table-row>
        <table:table-row table:style-name="ro1">
          <table:table-cell office:value-type="float" office:value="43620">
            <text:p>43620</text:p>
          </table:table-cell>
          <table:table-cell office:value-type="string">
            <text:p>Sioux Falls, SD (Metropolitan Statistical Area)</text:p>
          </table:table-cell>
          <table:table-cell office:value-type="float" office:value="46083">
            <text:p>46083</text:p>
          </table:table-cell>
          <table:table-cell office:value-type="string">
            <text:p>Lincoln, SD </text:p>
          </table:table-cell>
        </table:table-row>
        <table:table-row table:style-name="ro2">
          <table:table-cell office:value-type="float" office:value="43620">
            <text:p>43620</text:p>
          </table:table-cell>
          <table:table-cell office:value-type="string">
            <text:p>Sioux Falls, SD (Metropolitan Statistical Area)</text:p>
          </table:table-cell>
          <table:table-cell office:value-type="float" office:value="46087">
            <text:p>46087</text:p>
          </table:table-cell>
          <table:table-cell office:value-type="string">
            <text:p>McCook, SD </text:p>
          </table:table-cell>
        </table:table-row>
        <table:table-row table:style-name="ro2">
          <table:table-cell office:value-type="float" office:value="43620">
            <text:p>43620</text:p>
          </table:table-cell>
          <table:table-cell office:value-type="string">
            <text:p>Sioux Falls, SD (Metropolitan Statistical Area)</text:p>
          </table:table-cell>
          <table:table-cell office:value-type="float" office:value="46099">
            <text:p>46099</text:p>
          </table:table-cell>
          <table:table-cell office:value-type="string">
            <text:p>Minnehaha, SD </text:p>
          </table:table-cell>
        </table:table-row>
        <table:table-row table:style-name="ro1">
          <table:table-cell office:value-type="float" office:value="43620">
            <text:p>43620</text:p>
          </table:table-cell>
          <table:table-cell office:value-type="string">
            <text:p>Sioux Falls, SD (Metropolitan Statistical Area)</text:p>
          </table:table-cell>
          <table:table-cell office:value-type="float" office:value="46125">
            <text:p>46125</text:p>
          </table:table-cell>
          <table:table-cell office:value-type="string">
            <text:p>Turner, SD </text:p>
          </table:table-cell>
        </table:table-row>
        <table:table-row table:style-name="ro2">
          <table:table-cell office:value-type="float" office:value="43780">
            <text:p>43780</text:p>
          </table:table-cell>
          <table:table-cell office:value-type="string">
            <text:p>South Bend-Mishawaka, IN-MI (Metropolitan Statistical Area)</text:p>
          </table:table-cell>
          <table:table-cell office:value-type="float" office:value="18141">
            <text:p>18141</text:p>
          </table:table-cell>
          <table:table-cell office:value-type="string">
            <text:p>St. Joseph, IN </text:p>
          </table:table-cell>
        </table:table-row>
        <table:table-row table:style-name="ro2">
          <table:table-cell office:value-type="float" office:value="43780">
            <text:p>43780</text:p>
          </table:table-cell>
          <table:table-cell office:value-type="string">
            <text:p>South Bend-Mishawaka, IN-MI (Metropolitan Statistical Area)</text:p>
          </table:table-cell>
          <table:table-cell office:value-type="float" office:value="26027">
            <text:p>26027</text:p>
          </table:table-cell>
          <table:table-cell office:value-type="string">
            <text:p>Cass, MI </text:p>
          </table:table-cell>
        </table:table-row>
        <table:table-row table:style-name="ro2">
          <table:table-cell office:value-type="float" office:value="43900">
            <text:p>43900</text:p>
          </table:table-cell>
          <table:table-cell office:value-type="string">
            <text:p>Spartanburg, SC (Metropolitan Statistical Area)</text:p>
          </table:table-cell>
          <table:table-cell office:value-type="float" office:value="45083">
            <text:p>45083</text:p>
          </table:table-cell>
          <table:table-cell office:value-type="string">
            <text:p>Spartanburg, SC </text:p>
          </table:table-cell>
        </table:table-row>
        <table:table-row table:style-name="ro2">
          <table:table-cell office:value-type="float" office:value="43900">
            <text:p>43900</text:p>
          </table:table-cell>
          <table:table-cell office:value-type="string">
            <text:p>Spartanburg, SC (Metropolitan Statistical Area)</text:p>
          </table:table-cell>
          <table:table-cell office:value-type="float" office:value="45087">
            <text:p>45087</text:p>
          </table:table-cell>
          <table:table-cell office:value-type="string">
            <text:p>Union, SC </text:p>
          </table:table-cell>
        </table:table-row>
        <table:table-row table:style-name="ro2">
          <table:table-cell office:value-type="float" office:value="44060">
            <text:p>44060</text:p>
          </table:table-cell>
          <table:table-cell office:value-type="string">
            <text:p>Spokane-Spokane Valley, WA (Metropolitan Statistical Area)</text:p>
          </table:table-cell>
          <table:table-cell office:value-type="float" office:value="53051">
            <text:p>53051</text:p>
          </table:table-cell>
          <table:table-cell office:value-type="string">
            <text:p>Pend Oreille, WA </text:p>
          </table:table-cell>
        </table:table-row>
        <table:table-row table:style-name="ro1">
          <table:table-cell office:value-type="float" office:value="44060">
            <text:p>44060</text:p>
          </table:table-cell>
          <table:table-cell office:value-type="string">
            <text:p>Spokane-Spokane Valley, WA (Metropolitan Statistical Area)</text:p>
          </table:table-cell>
          <table:table-cell office:value-type="float" office:value="53063">
            <text:p>53063</text:p>
          </table:table-cell>
          <table:table-cell office:value-type="string">
            <text:p>Spokane, WA </text:p>
          </table:table-cell>
        </table:table-row>
        <table:table-row table:style-name="ro1">
          <table:table-cell office:value-type="float" office:value="44060">
            <text:p>44060</text:p>
          </table:table-cell>
          <table:table-cell office:value-type="string">
            <text:p>Spokane-Spokane Valley, WA (Metropolitan Statistical Area)</text:p>
          </table:table-cell>
          <table:table-cell office:value-type="float" office:value="53065">
            <text:p>53065</text:p>
          </table:table-cell>
          <table:table-cell office:value-type="string">
            <text:p>Stevens, WA </text:p>
          </table:table-cell>
        </table:table-row>
        <table:table-row table:style-name="ro2">
          <table:table-cell office:value-type="float" office:value="44100">
            <text:p>44100</text:p>
          </table:table-cell>
          <table:table-cell office:value-type="string">
            <text:p>Springfield, IL (Metropolitan Statistical Area)</text:p>
          </table:table-cell>
          <table:table-cell office:value-type="float" office:value="17129">
            <text:p>17129</text:p>
          </table:table-cell>
          <table:table-cell office:value-type="string">
            <text:p>Menard, IL </text:p>
          </table:table-cell>
        </table:table-row>
        <table:table-row table:style-name="ro2">
          <table:table-cell office:value-type="float" office:value="44100">
            <text:p>44100</text:p>
          </table:table-cell>
          <table:table-cell office:value-type="string">
            <text:p>Springfield, IL (Metropolitan Statistical Area)</text:p>
          </table:table-cell>
          <table:table-cell office:value-type="float" office:value="17167">
            <text:p>17167</text:p>
          </table:table-cell>
          <table:table-cell office:value-type="string">
            <text:p>Sangamon, IL </text:p>
          </table:table-cell>
        </table:table-row>
        <table:table-row table:style-name="ro2">
          <table:table-cell office:value-type="float" office:value="44140">
            <text:p>44140</text:p>
          </table:table-cell>
          <table:table-cell office:value-type="string">
            <text:p>Springfield, MA (Metropolitan Statistical Area)</text:p>
          </table:table-cell>
          <table:table-cell office:value-type="float" office:value="25013">
            <text:p>25013</text:p>
          </table:table-cell>
          <table:table-cell office:value-type="string">
            <text:p>Hampden, MA </text:p>
          </table:table-cell>
        </table:table-row>
        <table:table-row table:style-name="ro1">
          <table:table-cell office:value-type="float" office:value="44140">
            <text:p>44140</text:p>
          </table:table-cell>
          <table:table-cell office:value-type="string">
            <text:p>Springfield, MA (Metropolitan Statistical Area)</text:p>
          </table:table-cell>
          <table:table-cell office:value-type="float" office:value="25015">
            <text:p>25015</text:p>
          </table:table-cell>
          <table:table-cell office:value-type="string">
            <text:p>Hampshire, MA </text:p>
          </table:table-cell>
        </table:table-row>
        <table:table-row table:style-name="ro1">
          <table:table-cell office:value-type="float" office:value="44180">
            <text:p>44180</text:p>
          </table:table-cell>
          <table:table-cell office:value-type="string">
            <text:p>Springfield, MO (Metropolitan Statistical Area)</text:p>
          </table:table-cell>
          <table:table-cell office:value-type="float" office:value="29043">
            <text:p>29043</text:p>
          </table:table-cell>
          <table:table-cell office:value-type="string">
            <text:p>Christian, MO </text:p>
          </table:table-cell>
        </table:table-row>
        <table:table-row table:style-name="ro1">
          <table:table-cell office:value-type="float" office:value="44180">
            <text:p>44180</text:p>
          </table:table-cell>
          <table:table-cell office:value-type="string">
            <text:p>Springfield, MO (Metropolitan Statistical Area)</text:p>
          </table:table-cell>
          <table:table-cell office:value-type="float" office:value="29059">
            <text:p>29059</text:p>
          </table:table-cell>
          <table:table-cell office:value-type="string">
            <text:p>Dallas, MO </text:p>
          </table:table-cell>
        </table:table-row>
        <table:table-row table:style-name="ro1">
          <table:table-cell office:value-type="float" office:value="44180">
            <text:p>44180</text:p>
          </table:table-cell>
          <table:table-cell office:value-type="string">
            <text:p>Springfield, MO (Metropolitan Statistical Area)</text:p>
          </table:table-cell>
          <table:table-cell office:value-type="float" office:value="29077">
            <text:p>29077</text:p>
          </table:table-cell>
          <table:table-cell office:value-type="string">
            <text:p>Greene, MO </text:p>
          </table:table-cell>
        </table:table-row>
        <table:table-row table:style-name="ro1">
          <table:table-cell office:value-type="float" office:value="44180">
            <text:p>44180</text:p>
          </table:table-cell>
          <table:table-cell office:value-type="string">
            <text:p>Springfield, MO (Metropolitan Statistical Area)</text:p>
          </table:table-cell>
          <table:table-cell office:value-type="float" office:value="29167">
            <text:p>29167</text:p>
          </table:table-cell>
          <table:table-cell office:value-type="string">
            <text:p>Polk, MO </text:p>
          </table:table-cell>
        </table:table-row>
        <table:table-row table:style-name="ro1">
          <table:table-cell office:value-type="float" office:value="44180">
            <text:p>44180</text:p>
          </table:table-cell>
          <table:table-cell office:value-type="string">
            <text:p>Springfield, MO (Metropolitan Statistical Area)</text:p>
          </table:table-cell>
          <table:table-cell office:value-type="float" office:value="29225">
            <text:p>29225</text:p>
          </table:table-cell>
          <table:table-cell office:value-type="string">
            <text:p>Webster, MO </text:p>
          </table:table-cell>
        </table:table-row>
        <table:table-row table:style-name="ro1">
          <table:table-cell office:value-type="float" office:value="44220">
            <text:p>44220</text:p>
          </table:table-cell>
          <table:table-cell office:value-type="string">
            <text:p>Springfield, OH (Metropolitan Statistical Area)</text:p>
          </table:table-cell>
          <table:table-cell office:value-type="float" office:value="39023">
            <text:p>39023</text:p>
          </table:table-cell>
          <table:table-cell office:value-type="string">
            <text:p>Clark, OH </text:p>
          </table:table-cell>
        </table:table-row>
        <table:table-row table:style-name="ro2">
          <table:table-cell office:value-type="float" office:value="44300">
            <text:p>44300</text:p>
          </table:table-cell>
          <table:table-cell office:value-type="string">
            <text:p>State College, PA (Metropolitan Statistical Area)</text:p>
          </table:table-cell>
          <table:table-cell office:value-type="float" office:value="42027">
            <text:p>42027</text:p>
          </table:table-cell>
          <table:table-cell office:value-type="string">
            <text:p>Centre, PA </text:p>
          </table:table-cell>
        </table:table-row>
        <table:table-row table:style-name="ro2">
          <table:table-cell office:value-type="float" office:value="44420">
            <text:p>44420</text:p>
          </table:table-cell>
          <table:table-cell office:value-type="string">
            <text:p>Staunton-Waynesboro, VA (Metropolitan Statistical Area)</text:p>
          </table:table-cell>
          <table:table-cell office:value-type="float" office:value="51907">
            <text:p>51907</text:p>
          </table:table-cell>
          <table:table-cell office:value-type="string">
            <text:p>Augusta, Staunton + Waynesboro, VA </text:p>
          </table:table-cell>
        </table:table-row>
        <table:table-row table:style-name="ro2">
          <table:table-cell office:value-type="float" office:value="44700">
            <text:p>44700</text:p>
          </table:table-cell>
          <table:table-cell office:value-type="string">
            <text:p>Stockton-Lodi, CA (Metropolitan Statistical Area)</text:p>
          </table:table-cell>
          <table:table-cell office:value-type="float" office:value="6077">
            <text:p>6077</text:p>
          </table:table-cell>
          <table:table-cell office:value-type="string">
            <text:p>San Joaquin, CA </text:p>
          </table:table-cell>
        </table:table-row>
        <table:table-row table:style-name="ro1">
          <table:table-cell office:value-type="float" office:value="44940">
            <text:p>44940</text:p>
          </table:table-cell>
          <table:table-cell office:value-type="string">
            <text:p>Sumter, SC (Metropolitan Statistical Area)</text:p>
          </table:table-cell>
          <table:table-cell office:value-type="float" office:value="45085">
            <text:p>45085</text:p>
          </table:table-cell>
          <table:table-cell office:value-type="string">
            <text:p>Sumter, SC </text:p>
          </table:table-cell>
        </table:table-row>
        <table:table-row table:style-name="ro1">
          <table:table-cell office:value-type="float" office:value="45060">
            <text:p>45060</text:p>
          </table:table-cell>
          <table:table-cell office:value-type="string">
            <text:p>Syracuse, NY (Metropolitan Statistical Area)</text:p>
          </table:table-cell>
          <table:table-cell office:value-type="float" office:value="36053">
            <text:p>36053</text:p>
          </table:table-cell>
          <table:table-cell office:value-type="string">
            <text:p>Madison, NY </text:p>
          </table:table-cell>
        </table:table-row>
        <table:table-row table:style-name="ro1">
          <table:table-cell office:value-type="float" office:value="45060">
            <text:p>45060</text:p>
          </table:table-cell>
          <table:table-cell office:value-type="string">
            <text:p>Syracuse, NY (Metropolitan Statistical Area)</text:p>
          </table:table-cell>
          <table:table-cell office:value-type="float" office:value="36067">
            <text:p>36067</text:p>
          </table:table-cell>
          <table:table-cell office:value-type="string">
            <text:p>Onondaga, NY </text:p>
          </table:table-cell>
        </table:table-row>
        <table:table-row table:style-name="ro2">
          <table:table-cell office:value-type="float" office:value="45060">
            <text:p>45060</text:p>
          </table:table-cell>
          <table:table-cell office:value-type="string">
            <text:p>Syracuse, NY (Metropolitan Statistical Area)</text:p>
          </table:table-cell>
          <table:table-cell office:value-type="float" office:value="36075">
            <text:p>36075</text:p>
          </table:table-cell>
          <table:table-cell office:value-type="string">
            <text:p>Oswego, NY </text:p>
          </table:table-cell>
        </table:table-row>
        <table:table-row table:style-name="ro1">
          <table:table-cell office:value-type="float" office:value="45220">
            <text:p>45220</text:p>
          </table:table-cell>
          <table:table-cell office:value-type="string">
            <text:p>Tallahassee, FL (Metropolitan Statistical Area)</text:p>
          </table:table-cell>
          <table:table-cell office:value-type="float" office:value="12039">
            <text:p>12039</text:p>
          </table:table-cell>
          <table:table-cell office:value-type="string">
            <text:p>Gadsden, FL </text:p>
          </table:table-cell>
        </table:table-row>
        <table:table-row table:style-name="ro1">
          <table:table-cell office:value-type="float" office:value="45220">
            <text:p>45220</text:p>
          </table:table-cell>
          <table:table-cell office:value-type="string">
            <text:p>Tallahassee, FL (Metropolitan Statistical Area)</text:p>
          </table:table-cell>
          <table:table-cell office:value-type="float" office:value="12065">
            <text:p>12065</text:p>
          </table:table-cell>
          <table:table-cell office:value-type="string">
            <text:p>Jefferson, FL </text:p>
          </table:table-cell>
        </table:table-row>
        <table:table-row table:style-name="ro1">
          <table:table-cell office:value-type="float" office:value="45220">
            <text:p>45220</text:p>
          </table:table-cell>
          <table:table-cell office:value-type="string">
            <text:p>Tallahassee, FL (Metropolitan Statistical Area)</text:p>
          </table:table-cell>
          <table:table-cell office:value-type="float" office:value="12073">
            <text:p>12073</text:p>
          </table:table-cell>
          <table:table-cell office:value-type="string">
            <text:p>Leon, FL </text:p>
          </table:table-cell>
        </table:table-row>
        <table:table-row table:style-name="ro2">
          <table:table-cell office:value-type="float" office:value="45220">
            <text:p>45220</text:p>
          </table:table-cell>
          <table:table-cell office:value-type="string">
            <text:p>Tallahassee, FL (Metropolitan Statistical Area)</text:p>
          </table:table-cell>
          <table:table-cell office:value-type="float" office:value="12129">
            <text:p>12129</text:p>
          </table:table-cell>
          <table:table-cell office:value-type="string">
            <text:p>Wakulla, FL </text:p>
          </table:table-cell>
        </table:table-row>
        <table:table-row table:style-name="ro2">
          <table:table-cell office:value-type="float" office:value="45300">
            <text:p>45300</text:p>
          </table:table-cell>
          <table:table-cell office:value-type="string">
            <text:p>Tampa-St. Petersburg-Clearwater, FL (Metropolitan Statistical Area)</text:p>
          </table:table-cell>
          <table:table-cell office:value-type="float" office:value="12053">
            <text:p>12053</text:p>
          </table:table-cell>
          <table:table-cell office:value-type="string">
            <text:p>Hernando, FL </text:p>
          </table:table-cell>
        </table:table-row>
        <table:table-row table:style-name="ro2">
          <table:table-cell office:value-type="float" office:value="45300">
            <text:p>45300</text:p>
          </table:table-cell>
          <table:table-cell office:value-type="string">
            <text:p>Tampa-St. Petersburg-Clearwater, FL (Metropolitan Statistical Area)</text:p>
          </table:table-cell>
          <table:table-cell office:value-type="float" office:value="12057">
            <text:p>12057</text:p>
          </table:table-cell>
          <table:table-cell office:value-type="string">
            <text:p>Hillsborough, FL </text:p>
          </table:table-cell>
        </table:table-row>
        <table:table-row table:style-name="ro2">
          <table:table-cell office:value-type="float" office:value="45300">
            <text:p>45300</text:p>
          </table:table-cell>
          <table:table-cell office:value-type="string">
            <text:p>Tampa-St. Petersburg-Clearwater, FL (Metropolitan Statistical Area)</text:p>
          </table:table-cell>
          <table:table-cell office:value-type="float" office:value="12101">
            <text:p>12101</text:p>
          </table:table-cell>
          <table:table-cell office:value-type="string">
            <text:p>Pasco, FL </text:p>
          </table:table-cell>
        </table:table-row>
        <table:table-row table:style-name="ro2">
          <table:table-cell office:value-type="float" office:value="45300">
            <text:p>45300</text:p>
          </table:table-cell>
          <table:table-cell office:value-type="string">
            <text:p>Tampa-St. Petersburg-Clearwater, FL (Metropolitan Statistical Area)</text:p>
          </table:table-cell>
          <table:table-cell office:value-type="float" office:value="12103">
            <text:p>12103</text:p>
          </table:table-cell>
          <table:table-cell office:value-type="string">
            <text:p>Pinellas, FL </text:p>
          </table:table-cell>
        </table:table-row>
        <table:table-row table:style-name="ro2">
          <table:table-cell office:value-type="float" office:value="45460">
            <text:p>45460</text:p>
          </table:table-cell>
          <table:table-cell office:value-type="string">
            <text:p>Terre Haute, IN (Metropolitan Statistical Area)</text:p>
          </table:table-cell>
          <table:table-cell office:value-type="float" office:value="18021">
            <text:p>18021</text:p>
          </table:table-cell>
          <table:table-cell office:value-type="string">
            <text:p>Clay, IN </text:p>
          </table:table-cell>
        </table:table-row>
        <table:table-row table:style-name="ro2">
          <table:table-cell office:value-type="float" office:value="45460">
            <text:p>45460</text:p>
          </table:table-cell>
          <table:table-cell office:value-type="string">
            <text:p>Terre Haute, IN (Metropolitan Statistical Area)</text:p>
          </table:table-cell>
          <table:table-cell office:value-type="float" office:value="18153">
            <text:p>18153</text:p>
          </table:table-cell>
          <table:table-cell office:value-type="string">
            <text:p>Sullivan, IN </text:p>
          </table:table-cell>
        </table:table-row>
        <table:table-row table:style-name="ro2">
          <table:table-cell office:value-type="float" office:value="45460">
            <text:p>45460</text:p>
          </table:table-cell>
          <table:table-cell office:value-type="string">
            <text:p>Terre Haute, IN (Metropolitan Statistical Area)</text:p>
          </table:table-cell>
          <table:table-cell office:value-type="float" office:value="18165">
            <text:p>18165</text:p>
          </table:table-cell>
          <table:table-cell office:value-type="string">
            <text:p>Vermillion, IN </text:p>
          </table:table-cell>
        </table:table-row>
        <table:table-row table:style-name="ro2">
          <table:table-cell office:value-type="float" office:value="45460">
            <text:p>45460</text:p>
          </table:table-cell>
          <table:table-cell office:value-type="string">
            <text:p>Terre Haute, IN (Metropolitan Statistical Area)</text:p>
          </table:table-cell>
          <table:table-cell office:value-type="float" office:value="18167">
            <text:p>18167</text:p>
          </table:table-cell>
          <table:table-cell office:value-type="string">
            <text:p>Vigo, IN </text:p>
          </table:table-cell>
        </table:table-row>
        <table:table-row table:style-name="ro2">
          <table:table-cell office:value-type="float" office:value="45500">
            <text:p>45500</text:p>
          </table:table-cell>
          <table:table-cell office:value-type="string">
            <text:p>Texarkana, TX-AR (Metropolitan Statistical Area)</text:p>
          </table:table-cell>
          <table:table-cell office:value-type="float" office:value="5081">
            <text:p>5081</text:p>
          </table:table-cell>
          <table:table-cell office:value-type="string">
            <text:p>Little River, AR </text:p>
          </table:table-cell>
        </table:table-row>
        <table:table-row table:style-name="ro2">
          <table:table-cell office:value-type="float" office:value="45500">
            <text:p>45500</text:p>
          </table:table-cell>
          <table:table-cell office:value-type="string">
            <text:p>Texarkana, TX-AR (Metropolitan Statistical Area)</text:p>
          </table:table-cell>
          <table:table-cell office:value-type="float" office:value="5091">
            <text:p>5091</text:p>
          </table:table-cell>
          <table:table-cell office:value-type="string">
            <text:p>Miller, AR </text:p>
          </table:table-cell>
        </table:table-row>
        <table:table-row table:style-name="ro2">
          <table:table-cell office:value-type="float" office:value="45500">
            <text:p>45500</text:p>
          </table:table-cell>
          <table:table-cell office:value-type="string">
            <text:p>Texarkana, TX-AR (Metropolitan Statistical Area)</text:p>
          </table:table-cell>
          <table:table-cell office:value-type="float" office:value="48037">
            <text:p>48037</text:p>
          </table:table-cell>
          <table:table-cell office:value-type="string">
            <text:p>Bowie, TX </text:p>
          </table:table-cell>
        </table:table-row>
        <table:table-row table:style-name="ro1">
          <table:table-cell office:value-type="float" office:value="45540">
            <text:p>45540</text:p>
          </table:table-cell>
          <table:table-cell office:value-type="string">
            <text:p>The Villages, FL (Metropolitan Statistical Area)</text:p>
          </table:table-cell>
          <table:table-cell office:value-type="float" office:value="12119">
            <text:p>12119</text:p>
          </table:table-cell>
          <table:table-cell office:value-type="string">
            <text:p>Sumter, FL </text:p>
          </table:table-cell>
        </table:table-row>
        <table:table-row table:style-name="ro1">
          <table:table-cell office:value-type="float" office:value="45780">
            <text:p>45780</text:p>
          </table:table-cell>
          <table:table-cell office:value-type="string">
            <text:p>Toledo, OH (Metropolitan Statistical Area)</text:p>
          </table:table-cell>
          <table:table-cell office:value-type="float" office:value="39051">
            <text:p>39051</text:p>
          </table:table-cell>
          <table:table-cell office:value-type="string">
            <text:p>Fulton, OH </text:p>
          </table:table-cell>
        </table:table-row>
        <table:table-row table:style-name="ro1">
          <table:table-cell office:value-type="float" office:value="45780">
            <text:p>45780</text:p>
          </table:table-cell>
          <table:table-cell office:value-type="string">
            <text:p>Toledo, OH (Metropolitan Statistical Area)</text:p>
          </table:table-cell>
          <table:table-cell office:value-type="float" office:value="39095">
            <text:p>39095</text:p>
          </table:table-cell>
          <table:table-cell office:value-type="string">
            <text:p>Lucas, OH </text:p>
          </table:table-cell>
        </table:table-row>
        <table:table-row table:style-name="ro1">
          <table:table-cell office:value-type="float" office:value="45780">
            <text:p>45780</text:p>
          </table:table-cell>
          <table:table-cell office:value-type="string">
            <text:p>Toledo, OH (Metropolitan Statistical Area)</text:p>
          </table:table-cell>
          <table:table-cell office:value-type="float" office:value="39173">
            <text:p>39173</text:p>
          </table:table-cell>
          <table:table-cell office:value-type="string">
            <text:p>Wood, OH </text:p>
          </table:table-cell>
        </table:table-row>
        <table:table-row table:style-name="ro1">
          <table:table-cell office:value-type="float" office:value="45820">
            <text:p>45820</text:p>
          </table:table-cell>
          <table:table-cell office:value-type="string">
            <text:p>Topeka, KS (Metropolitan Statistical Area)</text:p>
          </table:table-cell>
          <table:table-cell office:value-type="float" office:value="20085">
            <text:p>20085</text:p>
          </table:table-cell>
          <table:table-cell office:value-type="string">
            <text:p>Jackson, KS </text:p>
          </table:table-cell>
        </table:table-row>
        <table:table-row table:style-name="ro1">
          <table:table-cell office:value-type="float" office:value="45820">
            <text:p>45820</text:p>
          </table:table-cell>
          <table:table-cell office:value-type="string">
            <text:p>Topeka, KS (Metropolitan Statistical Area)</text:p>
          </table:table-cell>
          <table:table-cell office:value-type="float" office:value="20087">
            <text:p>20087</text:p>
          </table:table-cell>
          <table:table-cell office:value-type="string">
            <text:p>Jefferson, KS </text:p>
          </table:table-cell>
        </table:table-row>
        <table:table-row table:style-name="ro1">
          <table:table-cell office:value-type="float" office:value="45820">
            <text:p>45820</text:p>
          </table:table-cell>
          <table:table-cell office:value-type="string">
            <text:p>Topeka, KS (Metropolitan Statistical Area)</text:p>
          </table:table-cell>
          <table:table-cell office:value-type="float" office:value="20139">
            <text:p>20139</text:p>
          </table:table-cell>
          <table:table-cell office:value-type="string">
            <text:p>Osage, KS </text:p>
          </table:table-cell>
        </table:table-row>
        <table:table-row table:style-name="ro1">
          <table:table-cell office:value-type="float" office:value="45820">
            <text:p>45820</text:p>
          </table:table-cell>
          <table:table-cell office:value-type="string">
            <text:p>Topeka, KS (Metropolitan Statistical Area)</text:p>
          </table:table-cell>
          <table:table-cell office:value-type="float" office:value="20177">
            <text:p>20177</text:p>
          </table:table-cell>
          <table:table-cell office:value-type="string">
            <text:p>Shawnee, KS </text:p>
          </table:table-cell>
        </table:table-row>
        <table:table-row table:style-name="ro2">
          <table:table-cell office:value-type="float" office:value="45820">
            <text:p>45820</text:p>
          </table:table-cell>
          <table:table-cell office:value-type="string">
            <text:p>Topeka, KS (Metropolitan Statistical Area)</text:p>
          </table:table-cell>
          <table:table-cell office:value-type="float" office:value="20197">
            <text:p>20197</text:p>
          </table:table-cell>
          <table:table-cell office:value-type="string">
            <text:p>Wabaunsee, KS </text:p>
          </table:table-cell>
        </table:table-row>
        <table:table-row table:style-name="ro1">
          <table:table-cell office:value-type="float" office:value="45940">
            <text:p>45940</text:p>
          </table:table-cell>
          <table:table-cell office:value-type="string">
            <text:p>Trenton, NJ (Metropolitan Statistical Area)</text:p>
          </table:table-cell>
          <table:table-cell office:value-type="float" office:value="34021">
            <text:p>34021</text:p>
          </table:table-cell>
          <table:table-cell office:value-type="string">
            <text:p>Mercer, NJ </text:p>
          </table:table-cell>
        </table:table-row>
        <table:table-row table:style-name="ro2">
          <table:table-cell office:value-type="float" office:value="46060">
            <text:p>46060</text:p>
          </table:table-cell>
          <table:table-cell office:value-type="string">
            <text:p>Tucson, AZ (Metropolitan Statistical Area)</text:p>
          </table:table-cell>
          <table:table-cell office:value-type="float" office:value="4019">
            <text:p>4019</text:p>
          </table:table-cell>
          <table:table-cell office:value-type="string">
            <text:p>Pima, AZ </text:p>
          </table:table-cell>
        </table:table-row>
        <table:table-row table:style-name="ro1">
          <table:table-cell office:value-type="float" office:value="46140">
            <text:p>46140</text:p>
          </table:table-cell>
          <table:table-cell office:value-type="string">
            <text:p>Tulsa, OK (Metropolitan Statistical Area)</text:p>
          </table:table-cell>
          <table:table-cell office:value-type="float" office:value="40037">
            <text:p>40037</text:p>
          </table:table-cell>
          <table:table-cell office:value-type="string">
            <text:p>Creek, OK </text:p>
          </table:table-cell>
        </table:table-row>
        <table:table-row table:style-name="ro2">
          <table:table-cell office:value-type="float" office:value="46140">
            <text:p>46140</text:p>
          </table:table-cell>
          <table:table-cell office:value-type="string">
            <text:p>Tulsa, OK (Metropolitan Statistical Area)</text:p>
          </table:table-cell>
          <table:table-cell office:value-type="float" office:value="40111">
            <text:p>40111</text:p>
          </table:table-cell>
          <table:table-cell office:value-type="string">
            <text:p>Okmulgee, OK </text:p>
          </table:table-cell>
        </table:table-row>
        <table:table-row table:style-name="ro1">
          <table:table-cell office:value-type="float" office:value="46140">
            <text:p>46140</text:p>
          </table:table-cell>
          <table:table-cell office:value-type="string">
            <text:p>Tulsa, OK (Metropolitan Statistical Area)</text:p>
          </table:table-cell>
          <table:table-cell office:value-type="float" office:value="40113">
            <text:p>40113</text:p>
          </table:table-cell>
          <table:table-cell office:value-type="string">
            <text:p>Osage, OK </text:p>
          </table:table-cell>
        </table:table-row>
        <table:table-row table:style-name="ro1">
          <table:table-cell office:value-type="float" office:value="46140">
            <text:p>46140</text:p>
          </table:table-cell>
          <table:table-cell office:value-type="string">
            <text:p>Tulsa, OK (Metropolitan Statistical Area)</text:p>
          </table:table-cell>
          <table:table-cell office:value-type="float" office:value="40117">
            <text:p>40117</text:p>
          </table:table-cell>
          <table:table-cell office:value-type="string">
            <text:p>Pawnee, OK </text:p>
          </table:table-cell>
        </table:table-row>
        <table:table-row table:style-name="ro1">
          <table:table-cell office:value-type="float" office:value="46140">
            <text:p>46140</text:p>
          </table:table-cell>
          <table:table-cell office:value-type="string">
            <text:p>Tulsa, OK (Metropolitan Statistical Area)</text:p>
          </table:table-cell>
          <table:table-cell office:value-type="float" office:value="40131">
            <text:p>40131</text:p>
          </table:table-cell>
          <table:table-cell office:value-type="string">
            <text:p>Rogers, OK </text:p>
          </table:table-cell>
        </table:table-row>
        <table:table-row table:style-name="ro1">
          <table:table-cell office:value-type="float" office:value="46140">
            <text:p>46140</text:p>
          </table:table-cell>
          <table:table-cell office:value-type="string">
            <text:p>Tulsa, OK (Metropolitan Statistical Area)</text:p>
          </table:table-cell>
          <table:table-cell office:value-type="float" office:value="40143">
            <text:p>40143</text:p>
          </table:table-cell>
          <table:table-cell office:value-type="string">
            <text:p>Tulsa, OK </text:p>
          </table:table-cell>
        </table:table-row>
        <table:table-row table:style-name="ro1">
          <table:table-cell office:value-type="float" office:value="46140">
            <text:p>46140</text:p>
          </table:table-cell>
          <table:table-cell office:value-type="string">
            <text:p>Tulsa, OK (Metropolitan Statistical Area)</text:p>
          </table:table-cell>
          <table:table-cell office:value-type="float" office:value="40145">
            <text:p>40145</text:p>
          </table:table-cell>
          <table:table-cell office:value-type="string">
            <text:p>Wagoner, OK </text:p>
          </table:table-cell>
        </table:table-row>
        <table:table-row table:style-name="ro1">
          <table:table-cell office:value-type="float" office:value="46220">
            <text:p>46220</text:p>
          </table:table-cell>
          <table:table-cell office:value-type="string">
            <text:p>Tuscaloosa, AL (Metropolitan Statistical Area)</text:p>
          </table:table-cell>
          <table:table-cell office:value-type="float" office:value="1065">
            <text:p>1065</text:p>
          </table:table-cell>
          <table:table-cell office:value-type="string">
            <text:p>Hale, AL </text:p>
          </table:table-cell>
        </table:table-row>
        <table:table-row table:style-name="ro2">
          <table:table-cell office:value-type="float" office:value="46220">
            <text:p>46220</text:p>
          </table:table-cell>
          <table:table-cell office:value-type="string">
            <text:p>Tuscaloosa, AL (Metropolitan Statistical Area)</text:p>
          </table:table-cell>
          <table:table-cell office:value-type="float" office:value="1107">
            <text:p>1107</text:p>
          </table:table-cell>
          <table:table-cell office:value-type="string">
            <text:p>Pickens, AL </text:p>
          </table:table-cell>
        </table:table-row>
        <table:table-row table:style-name="ro1">
          <table:table-cell office:value-type="float" office:value="46220">
            <text:p>46220</text:p>
          </table:table-cell>
          <table:table-cell office:value-type="string">
            <text:p>Tuscaloosa, AL (Metropolitan Statistical Area)</text:p>
          </table:table-cell>
          <table:table-cell office:value-type="float" office:value="1125">
            <text:p>1125</text:p>
          </table:table-cell>
          <table:table-cell office:value-type="string">
            <text:p>Tuscaloosa, AL </text:p>
          </table:table-cell>
        </table:table-row>
        <table:table-row table:style-name="ro1">
          <table:table-cell office:value-type="float" office:value="46340">
            <text:p>46340</text:p>
          </table:table-cell>
          <table:table-cell office:value-type="string">
            <text:p>Tyler, TX (Metropolitan Statistical Area)</text:p>
          </table:table-cell>
          <table:table-cell office:value-type="float" office:value="48423">
            <text:p>48423</text:p>
          </table:table-cell>
          <table:table-cell office:value-type="string">
            <text:p>Smith, TX </text:p>
          </table:table-cell>
        </table:table-row>
        <table:table-row table:style-name="ro1">
          <table:table-cell office:value-type="float" office:value="46520">
            <text:p>46520</text:p>
          </table:table-cell>
          <table:table-cell office:value-type="string">
            <text:p>Urban Honolulu, HI (Metropolitan Statistical Area)</text:p>
          </table:table-cell>
          <table:table-cell office:value-type="float" office:value="15003">
            <text:p>15003</text:p>
          </table:table-cell>
          <table:table-cell office:value-type="string">
            <text:p>Honolulu, HI </text:p>
          </table:table-cell>
        </table:table-row>
        <table:table-row table:style-name="ro2">
          <table:table-cell office:value-type="float" office:value="46540">
            <text:p>46540</text:p>
          </table:table-cell>
          <table:table-cell office:value-type="string">
            <text:p>Utica-Rome, NY (Metropolitan Statistical Area)</text:p>
          </table:table-cell>
          <table:table-cell office:value-type="float" office:value="36043">
            <text:p>36043</text:p>
          </table:table-cell>
          <table:table-cell office:value-type="string">
            <text:p>Herkimer, NY </text:p>
          </table:table-cell>
        </table:table-row>
        <table:table-row table:style-name="ro2">
          <table:table-cell office:value-type="float" office:value="46540">
            <text:p>46540</text:p>
          </table:table-cell>
          <table:table-cell office:value-type="string">
            <text:p>Utica-Rome, NY (Metropolitan Statistical Area)</text:p>
          </table:table-cell>
          <table:table-cell office:value-type="float" office:value="36065">
            <text:p>36065</text:p>
          </table:table-cell>
          <table:table-cell office:value-type="string">
            <text:p>Oneida, NY </text:p>
          </table:table-cell>
        </table:table-row>
        <table:table-row table:style-name="ro2">
          <table:table-cell office:value-type="float" office:value="46660">
            <text:p>46660</text:p>
          </table:table-cell>
          <table:table-cell office:value-type="string">
            <text:p>Valdosta, GA (Metropolitan Statistical Area)</text:p>
          </table:table-cell>
          <table:table-cell office:value-type="float" office:value="13027">
            <text:p>13027</text:p>
          </table:table-cell>
          <table:table-cell office:value-type="string">
            <text:p>Brooks, GA </text:p>
          </table:table-cell>
        </table:table-row>
        <table:table-row table:style-name="ro2">
          <table:table-cell office:value-type="float" office:value="46660">
            <text:p>46660</text:p>
          </table:table-cell>
          <table:table-cell office:value-type="string">
            <text:p>Valdosta, GA (Metropolitan Statistical Area)</text:p>
          </table:table-cell>
          <table:table-cell office:value-type="float" office:value="13101">
            <text:p>13101</text:p>
          </table:table-cell>
          <table:table-cell office:value-type="string">
            <text:p>Echols, GA </text:p>
          </table:table-cell>
        </table:table-row>
        <table:table-row table:style-name="ro2">
          <table:table-cell office:value-type="float" office:value="46660">
            <text:p>46660</text:p>
          </table:table-cell>
          <table:table-cell office:value-type="string">
            <text:p>Valdosta, GA (Metropolitan Statistical Area)</text:p>
          </table:table-cell>
          <table:table-cell office:value-type="float" office:value="13173">
            <text:p>13173</text:p>
          </table:table-cell>
          <table:table-cell office:value-type="string">
            <text:p>Lanier, GA </text:p>
          </table:table-cell>
        </table:table-row>
        <table:table-row table:style-name="ro2">
          <table:table-cell office:value-type="float" office:value="46660">
            <text:p>46660</text:p>
          </table:table-cell>
          <table:table-cell office:value-type="string">
            <text:p>Valdosta, GA (Metropolitan Statistical Area)</text:p>
          </table:table-cell>
          <table:table-cell office:value-type="float" office:value="13185">
            <text:p>13185</text:p>
          </table:table-cell>
          <table:table-cell office:value-type="string">
            <text:p>Lowndes, GA </text:p>
          </table:table-cell>
        </table:table-row>
        <table:table-row table:style-name="ro2">
          <table:table-cell office:value-type="float" office:value="46700">
            <text:p>46700</text:p>
          </table:table-cell>
          <table:table-cell office:value-type="string">
            <text:p>Vallejo-Fairfield, CA (Metropolitan Statistical Area)</text:p>
          </table:table-cell>
          <table:table-cell office:value-type="float" office:value="6095">
            <text:p>6095</text:p>
          </table:table-cell>
          <table:table-cell office:value-type="string">
            <text:p>Solano, CA </text:p>
          </table:table-cell>
        </table:table-row>
        <table:table-row table:style-name="ro2">
          <table:table-cell office:value-type="float" office:value="47020">
            <text:p>47020</text:p>
          </table:table-cell>
          <table:table-cell office:value-type="string">
            <text:p>Victoria, TX (Metropolitan Statistical Area)</text:p>
          </table:table-cell>
          <table:table-cell office:value-type="float" office:value="48175">
            <text:p>48175</text:p>
          </table:table-cell>
          <table:table-cell office:value-type="string">
            <text:p>Goliad, TX </text:p>
          </table:table-cell>
        </table:table-row>
        <table:table-row table:style-name="ro1">
          <table:table-cell office:value-type="float" office:value="47020">
            <text:p>47020</text:p>
          </table:table-cell>
          <table:table-cell office:value-type="string">
            <text:p>Victoria, TX (Metropolitan Statistical Area)</text:p>
          </table:table-cell>
          <table:table-cell office:value-type="float" office:value="48469">
            <text:p>48469</text:p>
          </table:table-cell>
          <table:table-cell office:value-type="string">
            <text:p>Victoria, TX </text:p>
          </table:table-cell>
        </table:table-row>
        <table:table-row table:style-name="ro2">
          <table:table-cell office:value-type="float" office:value="47220">
            <text:p>47220</text:p>
          </table:table-cell>
          <table:table-cell office:value-type="string">
            <text:p>Vineland-Bridgeton, NJ (Metropolitan Statistical Area)</text:p>
          </table:table-cell>
          <table:table-cell office:value-type="float" office:value="34011">
            <text:p>34011</text:p>
          </table:table-cell>
          <table:table-cell office:value-type="string">
            <text:p>Cumberland, NJ </text:p>
          </table:table-cell>
        </table:table-row>
        <table:table-row table:style-name="ro2">
          <table:table-cell office:value-type="float" office:value="47260">
            <text:p>47260</text:p>
          </table:table-cell>
          <table:table-cell office:value-type="string">
            <text:p>Virginia Beach-Norfolk-Newport News, VA-NC (Metropolitan Statistical Area)</text:p>
          </table:table-cell>
          <table:table-cell office:value-type="float" office:value="37053">
            <text:p>37053</text:p>
          </table:table-cell>
          <table:table-cell office:value-type="string">
            <text:p>Currituck, NC </text:p>
          </table:table-cell>
        </table:table-row>
        <table:table-row table:style-name="ro1">
          <table:table-cell office:value-type="float" office:value="47260">
            <text:p>47260</text:p>
          </table:table-cell>
          <table:table-cell office:value-type="string">
            <text:p>Virginia Beach-Norfolk-Newport News, VA-NC (Metropolitan Statistical Area)</text:p>
          </table:table-cell>
          <table:table-cell office:value-type="float" office:value="37073">
            <text:p>37073</text:p>
          </table:table-cell>
          <table:table-cell office:value-type="string">
            <text:p>Gates, NC </text:p>
          </table:table-cell>
        </table:table-row>
        <table:table-row table:style-name="ro1">
          <table:table-cell office:value-type="float" office:value="47260">
            <text:p>47260</text:p>
          </table:table-cell>
          <table:table-cell office:value-type="string">
            <text:p>Virginia Beach-Norfolk-Newport News, VA-NC (Metropolitan Statistical Area)</text:p>
          </table:table-cell>
          <table:table-cell office:value-type="float" office:value="51073">
            <text:p>51073</text:p>
          </table:table-cell>
          <table:table-cell office:value-type="string">
            <text:p>Gloucester, VA </text:p>
          </table:table-cell>
        </table:table-row>
        <table:table-row table:style-name="ro1">
          <table:table-cell office:value-type="float" office:value="47260">
            <text:p>47260</text:p>
          </table:table-cell>
          <table:table-cell office:value-type="string">
            <text:p>Virginia Beach-Norfolk-Newport News, VA-NC (Metropolitan Statistical Area)</text:p>
          </table:table-cell>
          <table:table-cell office:value-type="float" office:value="51093">
            <text:p>51093</text:p>
          </table:table-cell>
          <table:table-cell office:value-type="string">
            <text:p>Isle of Wight, VA </text:p>
          </table:table-cell>
        </table:table-row>
        <table:table-row table:style-name="ro1">
          <table:table-cell office:value-type="float" office:value="47260">
            <text:p>47260</text:p>
          </table:table-cell>
          <table:table-cell office:value-type="string">
            <text:p>Virginia Beach-Norfolk-Newport News, VA-NC (Metropolitan Statistical Area)</text:p>
          </table:table-cell>
          <table:table-cell office:value-type="float" office:value="51115">
            <text:p>51115</text:p>
          </table:table-cell>
          <table:table-cell office:value-type="string">
            <text:p>Mathews, VA </text:p>
          </table:table-cell>
        </table:table-row>
        <table:table-row table:style-name="ro1">
          <table:table-cell office:value-type="float" office:value="47260">
            <text:p>47260</text:p>
          </table:table-cell>
          <table:table-cell office:value-type="string">
            <text:p>Virginia Beach-Norfolk-Newport News, VA-NC (Metropolitan Statistical Area)</text:p>
          </table:table-cell>
          <table:table-cell office:value-type="float" office:value="51550">
            <text:p>51550</text:p>
          </table:table-cell>
          <table:table-cell office:value-type="string">
            <text:p>Chesapeake (Independent City), VA </text:p>
          </table:table-cell>
        </table:table-row>
        <table:table-row table:style-name="ro1">
          <table:table-cell office:value-type="float" office:value="47260">
            <text:p>47260</text:p>
          </table:table-cell>
          <table:table-cell office:value-type="string">
            <text:p>Virginia Beach-Norfolk-Newport News, VA-NC (Metropolitan Statistical Area)</text:p>
          </table:table-cell>
          <table:table-cell office:value-type="float" office:value="51650">
            <text:p>51650</text:p>
          </table:table-cell>
          <table:table-cell office:value-type="string">
            <text:p>Hampton (Independent City), VA </text:p>
          </table:table-cell>
        </table:table-row>
        <table:table-row table:style-name="ro1">
          <table:table-cell office:value-type="float" office:value="47260">
            <text:p>47260</text:p>
          </table:table-cell>
          <table:table-cell office:value-type="string">
            <text:p>Virginia Beach-Norfolk-Newport News, VA-NC (Metropolitan Statistical Area)</text:p>
          </table:table-cell>
          <table:table-cell office:value-type="float" office:value="51700">
            <text:p>51700</text:p>
          </table:table-cell>
          <table:table-cell office:value-type="string">
            <text:p>Newport News (Independent City), VA </text:p>
          </table:table-cell>
        </table:table-row>
        <table:table-row table:style-name="ro1">
          <table:table-cell office:value-type="float" office:value="47260">
            <text:p>47260</text:p>
          </table:table-cell>
          <table:table-cell office:value-type="string">
            <text:p>Virginia Beach-Norfolk-Newport News, VA-NC (Metropolitan Statistical Area)</text:p>
          </table:table-cell>
          <table:table-cell office:value-type="float" office:value="51710">
            <text:p>51710</text:p>
          </table:table-cell>
          <table:table-cell office:value-type="string">
            <text:p>Norfolk (Independent City), VA </text:p>
          </table:table-cell>
        </table:table-row>
        <table:table-row table:style-name="ro1">
          <table:table-cell office:value-type="float" office:value="47260">
            <text:p>47260</text:p>
          </table:table-cell>
          <table:table-cell office:value-type="string">
            <text:p>Virginia Beach-Norfolk-Newport News, VA-NC (Metropolitan Statistical Area)</text:p>
          </table:table-cell>
          <table:table-cell office:value-type="float" office:value="51740">
            <text:p>51740</text:p>
          </table:table-cell>
          <table:table-cell office:value-type="string">
            <text:p>Portsmouth (Independent City), VA </text:p>
          </table:table-cell>
        </table:table-row>
        <table:table-row table:style-name="ro1">
          <table:table-cell office:value-type="float" office:value="47260">
            <text:p>47260</text:p>
          </table:table-cell>
          <table:table-cell office:value-type="string">
            <text:p>Virginia Beach-Norfolk-Newport News, VA-NC (Metropolitan Statistical Area)</text:p>
          </table:table-cell>
          <table:table-cell office:value-type="float" office:value="51800">
            <text:p>51800</text:p>
          </table:table-cell>
          <table:table-cell office:value-type="string">
            <text:p>Suffolk (Independent City), VA </text:p>
          </table:table-cell>
        </table:table-row>
        <table:table-row table:style-name="ro1">
          <table:table-cell office:value-type="float" office:value="47260">
            <text:p>47260</text:p>
          </table:table-cell>
          <table:table-cell office:value-type="string">
            <text:p>Virginia Beach-Norfolk-Newport News, VA-NC (Metropolitan Statistical Area)</text:p>
          </table:table-cell>
          <table:table-cell office:value-type="float" office:value="51810">
            <text:p>51810</text:p>
          </table:table-cell>
          <table:table-cell office:value-type="string">
            <text:p>Virginia Beach (Independent City), VA </text:p>
          </table:table-cell>
        </table:table-row>
        <table:table-row table:style-name="ro2">
          <table:table-cell office:value-type="float" office:value="47260">
            <text:p>47260</text:p>
          </table:table-cell>
          <table:table-cell office:value-type="string">
            <text:p>Virginia Beach-Norfolk-Newport News, VA-NC (Metropolitan Statistical Area)</text:p>
          </table:table-cell>
          <table:table-cell office:value-type="float" office:value="51931">
            <text:p>51931</text:p>
          </table:table-cell>
          <table:table-cell office:value-type="string">
            <text:p>James City + Williamsburg, VA </text:p>
          </table:table-cell>
        </table:table-row>
        <table:table-row table:style-name="ro2">
          <table:table-cell office:value-type="float" office:value="47260">
            <text:p>47260</text:p>
          </table:table-cell>
          <table:table-cell office:value-type="string">
            <text:p>Virginia Beach-Norfolk-Newport News, VA-NC (Metropolitan Statistical Area)</text:p>
          </table:table-cell>
          <table:table-cell office:value-type="float" office:value="51958">
            <text:p>51958</text:p>
          </table:table-cell>
          <table:table-cell office:value-type="string">
            <text:p>York + Poquoson, VA </text:p>
          </table:table-cell>
        </table:table-row>
        <table:table-row table:style-name="ro2">
          <table:table-cell office:value-type="float" office:value="47300">
            <text:p>47300</text:p>
          </table:table-cell>
          <table:table-cell office:value-type="string">
            <text:p>Visalia-Porterville, CA (Metropolitan Statistical Area)</text:p>
          </table:table-cell>
          <table:table-cell office:value-type="float" office:value="6107">
            <text:p>6107</text:p>
          </table:table-cell>
          <table:table-cell office:value-type="string">
            <text:p>Tulare, CA </text:p>
          </table:table-cell>
        </table:table-row>
        <table:table-row table:style-name="ro1">
          <table:table-cell office:value-type="float" office:value="47380">
            <text:p>47380</text:p>
          </table:table-cell>
          <table:table-cell office:value-type="string">
            <text:p>Waco, TX (Metropolitan Statistical Area)</text:p>
          </table:table-cell>
          <table:table-cell office:value-type="float" office:value="48145">
            <text:p>48145</text:p>
          </table:table-cell>
          <table:table-cell office:value-type="string">
            <text:p>Falls, TX </text:p>
          </table:table-cell>
        </table:table-row>
        <table:table-row table:style-name="ro2">
          <table:table-cell office:value-type="float" office:value="47380">
            <text:p>47380</text:p>
          </table:table-cell>
          <table:table-cell office:value-type="string">
            <text:p>Waco, TX (Metropolitan Statistical Area)</text:p>
          </table:table-cell>
          <table:table-cell office:value-type="float" office:value="48309">
            <text:p>48309</text:p>
          </table:table-cell>
          <table:table-cell office:value-type="string">
            <text:p>McLennan, TX </text:p>
          </table:table-cell>
        </table:table-row>
        <table:table-row table:style-name="ro2">
          <table:table-cell office:value-type="float" office:value="47460">
            <text:p>47460</text:p>
          </table:table-cell>
          <table:table-cell office:value-type="string">
            <text:p>Walla Walla, WA (Metropolitan Statistical Area)</text:p>
          </table:table-cell>
          <table:table-cell office:value-type="float" office:value="53013">
            <text:p>53013</text:p>
          </table:table-cell>
          <table:table-cell office:value-type="string">
            <text:p>Columbia, WA </text:p>
          </table:table-cell>
        </table:table-row>
        <table:table-row table:style-name="ro2">
          <table:table-cell office:value-type="float" office:value="47460">
            <text:p>47460</text:p>
          </table:table-cell>
          <table:table-cell office:value-type="string">
            <text:p>Walla Walla, WA (Metropolitan Statistical Area)</text:p>
          </table:table-cell>
          <table:table-cell office:value-type="float" office:value="53071">
            <text:p>53071</text:p>
          </table:table-cell>
          <table:table-cell office:value-type="string">
            <text:p>Walla Walla, WA </text:p>
          </table:table-cell>
        </table:table-row>
        <table:table-row table:style-name="ro1">
          <table:table-cell office:value-type="float" office:value="47580">
            <text:p>47580</text:p>
          </table:table-cell>
          <table:table-cell office:value-type="string">
            <text:p>Warner Robins, GA (Metropolitan Statistical Area)</text:p>
          </table:table-cell>
          <table:table-cell office:value-type="float" office:value="13153">
            <text:p>13153</text:p>
          </table:table-cell>
          <table:table-cell office:value-type="string">
            <text:p>Houston, GA </text:p>
          </table:table-cell>
        </table:table-row>
        <table:table-row table:style-name="ro1">
          <table:table-cell office:value-type="float" office:value="47580">
            <text:p>47580</text:p>
          </table:table-cell>
          <table:table-cell office:value-type="string">
            <text:p>Warner Robins, GA (Metropolitan Statistical Area)</text:p>
          </table:table-cell>
          <table:table-cell office:value-type="float" office:value="13225">
            <text:p>13225</text:p>
          </table:table-cell>
          <table:table-cell office:value-type="string">
            <text:p>Peach, GA </text:p>
          </table:table-cell>
        </table:table-row>
        <table:table-row table:style-name="ro1">
          <table:table-cell office:value-type="float" office:value="47580">
            <text:p>47580</text:p>
          </table:table-cell>
          <table:table-cell office:value-type="string">
            <text:p>Warner Robins, GA (Metropolitan Statistical Area)</text:p>
          </table:table-cell>
          <table:table-cell office:value-type="float" office:value="13235">
            <text:p>13235</text:p>
          </table:table-cell>
          <table:table-cell office:value-type="string">
            <text:p>Pulaski, GA </text:p>
          </table:table-cell>
        </table:table-row>
        <table:table-row table:style-name="ro1">
          <table:table-cell office:value-type="float" office:value="47900">
            <text:p>47900</text:p>
          </table:table-cell>
          <table:table-cell office:value-type="string">
            <text:p>Washington-Arlington-Alexandria, DC-VA-MD-WV (Metropolitan Statistical Area)</text:p>
          </table:table-cell>
          <table:table-cell office:value-type="float" office:value="11001">
            <text:p>11001</text:p>
          </table:table-cell>
          <table:table-cell office:value-type="string">
            <text:p>District of Columbia, DC </text:p>
          </table:table-cell>
        </table:table-row>
        <table:table-row table:style-name="ro1">
          <table:table-cell office:value-type="float" office:value="47900">
            <text:p>47900</text:p>
          </table:table-cell>
          <table:table-cell office:value-type="string">
            <text:p>Washington-Arlington-Alexandria, DC-VA-MD-WV (Metropolitan Statistical Area)</text:p>
          </table:table-cell>
          <table:table-cell office:value-type="float" office:value="24009">
            <text:p>24009</text:p>
          </table:table-cell>
          <table:table-cell office:value-type="string">
            <text:p>Calvert, MD </text:p>
          </table:table-cell>
        </table:table-row>
        <table:table-row table:style-name="ro1">
          <table:table-cell office:value-type="float" office:value="47900">
            <text:p>47900</text:p>
          </table:table-cell>
          <table:table-cell office:value-type="string">
            <text:p>Washington-Arlington-Alexandria, DC-VA-MD-WV (Metropolitan Statistical Area)</text:p>
          </table:table-cell>
          <table:table-cell office:value-type="float" office:value="24017">
            <text:p>24017</text:p>
          </table:table-cell>
          <table:table-cell office:value-type="string">
            <text:p>Charles, MD </text:p>
          </table:table-cell>
        </table:table-row>
        <table:table-row table:style-name="ro1">
          <table:table-cell office:value-type="float" office:value="47900">
            <text:p>47900</text:p>
          </table:table-cell>
          <table:table-cell office:value-type="string">
            <text:p>Washington-Arlington-Alexandria, DC-VA-MD-WV (Metropolitan Statistical Area)</text:p>
          </table:table-cell>
          <table:table-cell office:value-type="float" office:value="24021">
            <text:p>24021</text:p>
          </table:table-cell>
          <table:table-cell office:value-type="string">
            <text:p>Frederick, MD </text:p>
          </table:table-cell>
        </table:table-row>
        <table:table-row table:style-name="ro1">
          <table:table-cell office:value-type="float" office:value="47900">
            <text:p>47900</text:p>
          </table:table-cell>
          <table:table-cell office:value-type="string">
            <text:p>Washington-Arlington-Alexandria, DC-VA-MD-WV (Metropolitan Statistical Area)</text:p>
          </table:table-cell>
          <table:table-cell office:value-type="float" office:value="24031">
            <text:p>24031</text:p>
          </table:table-cell>
          <table:table-cell office:value-type="string">
            <text:p>Montgomery, MD </text:p>
          </table:table-cell>
        </table:table-row>
        <table:table-row table:style-name="ro1">
          <table:table-cell office:value-type="float" office:value="47900">
            <text:p>47900</text:p>
          </table:table-cell>
          <table:table-cell office:value-type="string">
            <text:p>Washington-Arlington-Alexandria, DC-VA-MD-WV (Metropolitan Statistical Area)</text:p>
          </table:table-cell>
          <table:table-cell office:value-type="float" office:value="24033">
            <text:p>24033</text:p>
          </table:table-cell>
          <table:table-cell office:value-type="string">
            <text:p>Prince George's, MD </text:p>
          </table:table-cell>
        </table:table-row>
        <table:table-row table:style-name="ro1">
          <table:table-cell office:value-type="float" office:value="47900">
            <text:p>47900</text:p>
          </table:table-cell>
          <table:table-cell office:value-type="string">
            <text:p>Washington-Arlington-Alexandria, DC-VA-MD-WV (Metropolitan Statistical Area)</text:p>
          </table:table-cell>
          <table:table-cell office:value-type="float" office:value="51013">
            <text:p>51013</text:p>
          </table:table-cell>
          <table:table-cell office:value-type="string">
            <text:p>Arlington, VA </text:p>
          </table:table-cell>
        </table:table-row>
        <table:table-row table:style-name="ro1">
          <table:table-cell office:value-type="float" office:value="47900">
            <text:p>47900</text:p>
          </table:table-cell>
          <table:table-cell office:value-type="string">
            <text:p>Washington-Arlington-Alexandria, DC-VA-MD-WV (Metropolitan Statistical Area)</text:p>
          </table:table-cell>
          <table:table-cell office:value-type="float" office:value="51043">
            <text:p>51043</text:p>
          </table:table-cell>
          <table:table-cell office:value-type="string">
            <text:p>Clarke, VA </text:p>
          </table:table-cell>
        </table:table-row>
        <table:table-row table:style-name="ro2">
          <table:table-cell office:value-type="float" office:value="47900">
            <text:p>47900</text:p>
          </table:table-cell>
          <table:table-cell office:value-type="string">
            <text:p>Washington-Arlington-Alexandria, DC-VA-MD-WV (Metropolitan Statistical Area)</text:p>
          </table:table-cell>
          <table:table-cell office:value-type="float" office:value="51047">
            <text:p>51047</text:p>
          </table:table-cell>
          <table:table-cell office:value-type="string">
            <text:p>Culpeper, VA </text:p>
          </table:table-cell>
        </table:table-row>
        <table:table-row table:style-name="ro2">
          <table:table-cell office:value-type="float" office:value="47900">
            <text:p>47900</text:p>
          </table:table-cell>
          <table:table-cell office:value-type="string">
            <text:p>Washington-Arlington-Alexandria, DC-VA-MD-WV (Metropolitan Statistical Area)</text:p>
          </table:table-cell>
          <table:table-cell office:value-type="float" office:value="51061">
            <text:p>51061</text:p>
          </table:table-cell>
          <table:table-cell office:value-type="string">
            <text:p>Fauquier, VA </text:p>
          </table:table-cell>
        </table:table-row>
        <table:table-row table:style-name="ro2">
          <table:table-cell office:value-type="float" office:value="47900">
            <text:p>47900</text:p>
          </table:table-cell>
          <table:table-cell office:value-type="string">
            <text:p>Washington-Arlington-Alexandria, DC-VA-MD-WV (Metropolitan Statistical Area)</text:p>
          </table:table-cell>
          <table:table-cell office:value-type="float" office:value="51107">
            <text:p>51107</text:p>
          </table:table-cell>
          <table:table-cell office:value-type="string">
            <text:p>Loudoun, VA </text:p>
          </table:table-cell>
        </table:table-row>
        <table:table-row table:style-name="ro2">
          <table:table-cell office:value-type="float" office:value="47900">
            <text:p>47900</text:p>
          </table:table-cell>
          <table:table-cell office:value-type="string">
            <text:p>Washington-Arlington-Alexandria, DC-VA-MD-WV (Metropolitan Statistical Area)</text:p>
          </table:table-cell>
          <table:table-cell office:value-type="float" office:value="51157">
            <text:p>51157</text:p>
          </table:table-cell>
          <table:table-cell office:value-type="string">
            <text:p>Rappahannock, VA </text:p>
          </table:table-cell>
        </table:table-row>
        <table:table-row table:style-name="ro1">
          <table:table-cell office:value-type="float" office:value="47900">
            <text:p>47900</text:p>
          </table:table-cell>
          <table:table-cell office:value-type="string">
            <text:p>Washington-Arlington-Alexandria, DC-VA-MD-WV (Metropolitan Statistical Area)</text:p>
          </table:table-cell>
          <table:table-cell office:value-type="float" office:value="51179">
            <text:p>51179</text:p>
          </table:table-cell>
          <table:table-cell office:value-type="string">
            <text:p>Stafford, VA </text:p>
          </table:table-cell>
        </table:table-row>
        <table:table-row table:style-name="ro1">
          <table:table-cell office:value-type="float" office:value="47900">
            <text:p>47900</text:p>
          </table:table-cell>
          <table:table-cell office:value-type="string">
            <text:p>Washington-Arlington-Alexandria, DC-VA-MD-WV (Metropolitan Statistical Area)</text:p>
          </table:table-cell>
          <table:table-cell office:value-type="float" office:value="51187">
            <text:p>51187</text:p>
          </table:table-cell>
          <table:table-cell office:value-type="string">
            <text:p>Warren, VA </text:p>
          </table:table-cell>
        </table:table-row>
        <table:table-row table:style-name="ro1">
          <table:table-cell office:value-type="float" office:value="47900">
            <text:p>47900</text:p>
          </table:table-cell>
          <table:table-cell office:value-type="string">
            <text:p>Washington-Arlington-Alexandria, DC-VA-MD-WV (Metropolitan Statistical Area)</text:p>
          </table:table-cell>
          <table:table-cell office:value-type="float" office:value="51510">
            <text:p>51510</text:p>
          </table:table-cell>
          <table:table-cell office:value-type="string">
            <text:p>Alexandria (Independent City), VA </text:p>
          </table:table-cell>
        </table:table-row>
        <table:table-row table:style-name="ro2">
          <table:table-cell office:value-type="float" office:value="47900">
            <text:p>47900</text:p>
          </table:table-cell>
          <table:table-cell office:value-type="string">
            <text:p>Washington-Arlington-Alexandria, DC-VA-MD-WV (Metropolitan Statistical Area)</text:p>
          </table:table-cell>
          <table:table-cell office:value-type="float" office:value="51919">
            <text:p>51919</text:p>
          </table:table-cell>
          <table:table-cell office:value-type="string">
            <text:p>Fairfax, Fairfax City + Falls Church, VA </text:p>
          </table:table-cell>
        </table:table-row>
        <table:table-row table:style-name="ro2">
          <table:table-cell office:value-type="float" office:value="47900">
            <text:p>47900</text:p>
          </table:table-cell>
          <table:table-cell office:value-type="string">
            <text:p>Washington-Arlington-Alexandria, DC-VA-MD-WV (Metropolitan Statistical Area)</text:p>
          </table:table-cell>
          <table:table-cell office:value-type="float" office:value="51942">
            <text:p>51942</text:p>
          </table:table-cell>
          <table:table-cell office:value-type="string">
            <text:p>Prince William, Manassas + Manassas Park, VA </text:p>
          </table:table-cell>
        </table:table-row>
        <table:table-row table:style-name="ro2">
          <table:table-cell office:value-type="float" office:value="47900">
            <text:p>47900</text:p>
          </table:table-cell>
          <table:table-cell office:value-type="string">
            <text:p>Washington-Arlington-Alexandria, DC-VA-MD-WV (Metropolitan Statistical Area)</text:p>
          </table:table-cell>
          <table:table-cell office:value-type="float" office:value="51951">
            <text:p>51951</text:p>
          </table:table-cell>
          <table:table-cell office:value-type="string">
            <text:p>Spotsylvania + Fredericksburg, VA </text:p>
          </table:table-cell>
        </table:table-row>
        <table:table-row table:style-name="ro1">
          <table:table-cell office:value-type="float" office:value="47900">
            <text:p>47900</text:p>
          </table:table-cell>
          <table:table-cell office:value-type="string">
            <text:p>Washington-Arlington-Alexandria, DC-VA-MD-WV (Metropolitan Statistical Area)</text:p>
          </table:table-cell>
          <table:table-cell office:value-type="float" office:value="54037">
            <text:p>54037</text:p>
          </table:table-cell>
          <table:table-cell office:value-type="string">
            <text:p>Jefferson, WV </text:p>
          </table:table-cell>
        </table:table-row>
        <table:table-row table:style-name="ro1">
          <table:table-cell office:value-type="float" office:value="47940">
            <text:p>47940</text:p>
          </table:table-cell>
          <table:table-cell office:value-type="string">
            <text:p>Waterloo-Cedar Falls, IA (Metropolitan Statistical Area)</text:p>
          </table:table-cell>
          <table:table-cell office:value-type="float" office:value="19013">
            <text:p>19013</text:p>
          </table:table-cell>
          <table:table-cell office:value-type="string">
            <text:p>Black Hawk, IA </text:p>
          </table:table-cell>
        </table:table-row>
        <table:table-row table:style-name="ro2">
          <table:table-cell office:value-type="float" office:value="47940">
            <text:p>47940</text:p>
          </table:table-cell>
          <table:table-cell office:value-type="string">
            <text:p>Waterloo-Cedar Falls, IA (Metropolitan Statistical Area)</text:p>
          </table:table-cell>
          <table:table-cell office:value-type="float" office:value="19017">
            <text:p>19017</text:p>
          </table:table-cell>
          <table:table-cell office:value-type="string">
            <text:p>Bremer, IA </text:p>
          </table:table-cell>
        </table:table-row>
        <table:table-row table:style-name="ro1">
          <table:table-cell office:value-type="float" office:value="47940">
            <text:p>47940</text:p>
          </table:table-cell>
          <table:table-cell office:value-type="string">
            <text:p>Waterloo-Cedar Falls, IA (Metropolitan Statistical Area)</text:p>
          </table:table-cell>
          <table:table-cell office:value-type="float" office:value="19075">
            <text:p>19075</text:p>
          </table:table-cell>
          <table:table-cell office:value-type="string">
            <text:p>Grundy, IA </text:p>
          </table:table-cell>
        </table:table-row>
        <table:table-row table:style-name="ro2">
          <table:table-cell office:value-type="float" office:value="48060">
            <text:p>48060</text:p>
          </table:table-cell>
          <table:table-cell office:value-type="string">
            <text:p>Watertown-Fort Drum, NY (Metropolitan Statistical Area)</text:p>
          </table:table-cell>
          <table:table-cell office:value-type="float" office:value="36045">
            <text:p>36045</text:p>
          </table:table-cell>
          <table:table-cell office:value-type="string">
            <text:p>Jefferson, NY </text:p>
          </table:table-cell>
        </table:table-row>
        <table:table-row table:style-name="ro2">
          <table:table-cell office:value-type="float" office:value="48140">
            <text:p>48140</text:p>
          </table:table-cell>
          <table:table-cell office:value-type="string">
            <text:p>Wausau, WI (Metropolitan Statistical Area)</text:p>
          </table:table-cell>
          <table:table-cell office:value-type="float" office:value="55073">
            <text:p>55073</text:p>
          </table:table-cell>
          <table:table-cell office:value-type="string">
            <text:p>Marathon, WI </text:p>
          </table:table-cell>
        </table:table-row>
        <table:table-row table:style-name="ro2">
          <table:table-cell office:value-type="float" office:value="48260">
            <text:p>48260</text:p>
          </table:table-cell>
          <table:table-cell office:value-type="string">
            <text:p>Weirton-Steubenville, WV-OH (Metropolitan Statistical Area)</text:p>
          </table:table-cell>
          <table:table-cell office:value-type="float" office:value="39081">
            <text:p>39081</text:p>
          </table:table-cell>
          <table:table-cell office:value-type="string">
            <text:p>Jefferson, OH </text:p>
          </table:table-cell>
        </table:table-row>
        <table:table-row table:style-name="ro2">
          <table:table-cell office:value-type="float" office:value="48260">
            <text:p>48260</text:p>
          </table:table-cell>
          <table:table-cell office:value-type="string">
            <text:p>Weirton-Steubenville, WV-OH (Metropolitan Statistical Area)</text:p>
          </table:table-cell>
          <table:table-cell office:value-type="float" office:value="54009">
            <text:p>54009</text:p>
          </table:table-cell>
          <table:table-cell office:value-type="string">
            <text:p>Brooke, WV </text:p>
          </table:table-cell>
        </table:table-row>
        <table:table-row table:style-name="ro2">
          <table:table-cell office:value-type="float" office:value="48260">
            <text:p>48260</text:p>
          </table:table-cell>
          <table:table-cell office:value-type="string">
            <text:p>Weirton-Steubenville, WV-OH (Metropolitan Statistical Area)</text:p>
          </table:table-cell>
          <table:table-cell office:value-type="float" office:value="54029">
            <text:p>54029</text:p>
          </table:table-cell>
          <table:table-cell office:value-type="string">
            <text:p>Hancock, WV </text:p>
          </table:table-cell>
        </table:table-row>
        <table:table-row table:style-name="ro2">
          <table:table-cell office:value-type="float" office:value="48300">
            <text:p>48300</text:p>
          </table:table-cell>
          <table:table-cell office:value-type="string">
            <text:p>Wenatchee, WA (Metropolitan Statistical Area)</text:p>
          </table:table-cell>
          <table:table-cell office:value-type="float" office:value="53007">
            <text:p>53007</text:p>
          </table:table-cell>
          <table:table-cell office:value-type="string">
            <text:p>Chelan, WA </text:p>
          </table:table-cell>
        </table:table-row>
        <table:table-row table:style-name="ro2">
          <table:table-cell office:value-type="float" office:value="48300">
            <text:p>48300</text:p>
          </table:table-cell>
          <table:table-cell office:value-type="string">
            <text:p>Wenatchee, WA (Metropolitan Statistical Area)</text:p>
          </table:table-cell>
          <table:table-cell office:value-type="float" office:value="53017">
            <text:p>53017</text:p>
          </table:table-cell>
          <table:table-cell office:value-type="string">
            <text:p>Douglas, WA </text:p>
          </table:table-cell>
        </table:table-row>
        <table:table-row table:style-name="ro1">
          <table:table-cell office:value-type="float" office:value="48540">
            <text:p>48540</text:p>
          </table:table-cell>
          <table:table-cell office:value-type="string">
            <text:p>Wheeling, WV-OH (Metropolitan Statistical Area)</text:p>
          </table:table-cell>
          <table:table-cell office:value-type="float" office:value="39013">
            <text:p>39013</text:p>
          </table:table-cell>
          <table:table-cell office:value-type="string">
            <text:p>Belmont, OH </text:p>
          </table:table-cell>
        </table:table-row>
        <table:table-row table:style-name="ro1">
          <table:table-cell office:value-type="float" office:value="48540">
            <text:p>48540</text:p>
          </table:table-cell>
          <table:table-cell office:value-type="string">
            <text:p>Wheeling, WV-OH (Metropolitan Statistical Area)</text:p>
          </table:table-cell>
          <table:table-cell office:value-type="float" office:value="54051">
            <text:p>54051</text:p>
          </table:table-cell>
          <table:table-cell office:value-type="string">
            <text:p>Marshall, WV </text:p>
          </table:table-cell>
        </table:table-row>
        <table:table-row table:style-name="ro1">
          <table:table-cell office:value-type="float" office:value="48540">
            <text:p>48540</text:p>
          </table:table-cell>
          <table:table-cell office:value-type="string">
            <text:p>Wheeling, WV-OH (Metropolitan Statistical Area)</text:p>
          </table:table-cell>
          <table:table-cell office:value-type="float" office:value="54069">
            <text:p>54069</text:p>
          </table:table-cell>
          <table:table-cell office:value-type="string">
            <text:p>Ohio, WV </text:p>
          </table:table-cell>
        </table:table-row>
        <table:table-row table:style-name="ro1">
          <table:table-cell office:value-type="float" office:value="48620">
            <text:p>48620</text:p>
          </table:table-cell>
          <table:table-cell office:value-type="string">
            <text:p>Wichita, KS (Metropolitan Statistical Area)</text:p>
          </table:table-cell>
          <table:table-cell office:value-type="float" office:value="20015">
            <text:p>20015</text:p>
          </table:table-cell>
          <table:table-cell office:value-type="string">
            <text:p>Butler, KS </text:p>
          </table:table-cell>
        </table:table-row>
        <table:table-row table:style-name="ro1">
          <table:table-cell office:value-type="float" office:value="48620">
            <text:p>48620</text:p>
          </table:table-cell>
          <table:table-cell office:value-type="string">
            <text:p>Wichita, KS (Metropolitan Statistical Area)</text:p>
          </table:table-cell>
          <table:table-cell office:value-type="float" office:value="20079">
            <text:p>20079</text:p>
          </table:table-cell>
          <table:table-cell office:value-type="string">
            <text:p>Harvey, KS </text:p>
          </table:table-cell>
        </table:table-row>
        <table:table-row table:style-name="ro2">
          <table:table-cell office:value-type="float" office:value="48620">
            <text:p>48620</text:p>
          </table:table-cell>
          <table:table-cell office:value-type="string">
            <text:p>Wichita, KS (Metropolitan Statistical Area)</text:p>
          </table:table-cell>
          <table:table-cell office:value-type="float" office:value="20095">
            <text:p>20095</text:p>
          </table:table-cell>
          <table:table-cell office:value-type="string">
            <text:p>Kingman, KS </text:p>
          </table:table-cell>
        </table:table-row>
        <table:table-row table:style-name="ro2">
          <table:table-cell office:value-type="float" office:value="48620">
            <text:p>48620</text:p>
          </table:table-cell>
          <table:table-cell office:value-type="string">
            <text:p>Wichita, KS (Metropolitan Statistical Area)</text:p>
          </table:table-cell>
          <table:table-cell office:value-type="float" office:value="20173">
            <text:p>20173</text:p>
          </table:table-cell>
          <table:table-cell office:value-type="string">
            <text:p>Sedgwick, KS </text:p>
          </table:table-cell>
        </table:table-row>
        <table:table-row table:style-name="ro1">
          <table:table-cell office:value-type="float" office:value="48620">
            <text:p>48620</text:p>
          </table:table-cell>
          <table:table-cell office:value-type="string">
            <text:p>Wichita, KS (Metropolitan Statistical Area)</text:p>
          </table:table-cell>
          <table:table-cell office:value-type="float" office:value="20191">
            <text:p>20191</text:p>
          </table:table-cell>
          <table:table-cell office:value-type="string">
            <text:p>Sumner, KS </text:p>
          </table:table-cell>
        </table:table-row>
        <table:table-row table:style-name="ro1">
          <table:table-cell office:value-type="float" office:value="48660">
            <text:p>48660</text:p>
          </table:table-cell>
          <table:table-cell office:value-type="string">
            <text:p>Wichita Falls, TX (Metropolitan Statistical Area)</text:p>
          </table:table-cell>
          <table:table-cell office:value-type="float" office:value="48009">
            <text:p>48009</text:p>
          </table:table-cell>
          <table:table-cell office:value-type="string">
            <text:p>Archer, TX </text:p>
          </table:table-cell>
        </table:table-row>
        <table:table-row table:style-name="ro1">
          <table:table-cell office:value-type="float" office:value="48660">
            <text:p>48660</text:p>
          </table:table-cell>
          <table:table-cell office:value-type="string">
            <text:p>Wichita Falls, TX (Metropolitan Statistical Area)</text:p>
          </table:table-cell>
          <table:table-cell office:value-type="float" office:value="48077">
            <text:p>48077</text:p>
          </table:table-cell>
          <table:table-cell office:value-type="string">
            <text:p>Clay, TX </text:p>
          </table:table-cell>
        </table:table-row>
        <table:table-row table:style-name="ro1">
          <table:table-cell office:value-type="float" office:value="48660">
            <text:p>48660</text:p>
          </table:table-cell>
          <table:table-cell office:value-type="string">
            <text:p>Wichita Falls, TX (Metropolitan Statistical Area)</text:p>
          </table:table-cell>
          <table:table-cell office:value-type="float" office:value="48485">
            <text:p>48485</text:p>
          </table:table-cell>
          <table:table-cell office:value-type="string">
            <text:p>Wichita, TX </text:p>
          </table:table-cell>
        </table:table-row>
        <table:table-row table:style-name="ro2">
          <table:table-cell office:value-type="float" office:value="48700">
            <text:p>48700</text:p>
          </table:table-cell>
          <table:table-cell office:value-type="string">
            <text:p>Williamsport, PA (Metropolitan Statistical Area)</text:p>
          </table:table-cell>
          <table:table-cell office:value-type="float" office:value="42081">
            <text:p>42081</text:p>
          </table:table-cell>
          <table:table-cell office:value-type="string">
            <text:p>Lycoming, PA </text:p>
          </table:table-cell>
        </table:table-row>
        <table:table-row table:style-name="ro1">
          <table:table-cell office:value-type="float" office:value="48900">
            <text:p>48900</text:p>
          </table:table-cell>
          <table:table-cell office:value-type="string">
            <text:p>Wilmington, NC (Metropolitan Statistical Area)</text:p>
          </table:table-cell>
          <table:table-cell office:value-type="float" office:value="37129">
            <text:p>37129</text:p>
          </table:table-cell>
          <table:table-cell office:value-type="string">
            <text:p>New Hanover, NC </text:p>
          </table:table-cell>
        </table:table-row>
        <table:table-row table:style-name="ro2">
          <table:table-cell office:value-type="float" office:value="48900">
            <text:p>48900</text:p>
          </table:table-cell>
          <table:table-cell office:value-type="string">
            <text:p>Wilmington, NC (Metropolitan Statistical Area)</text:p>
          </table:table-cell>
          <table:table-cell office:value-type="float" office:value="37141">
            <text:p>37141</text:p>
          </table:table-cell>
          <table:table-cell office:value-type="string">
            <text:p>Pender, NC </text:p>
          </table:table-cell>
        </table:table-row>
        <table:table-row table:style-name="ro1">
          <table:table-cell office:value-type="float" office:value="49020">
            <text:p>49020</text:p>
          </table:table-cell>
          <table:table-cell office:value-type="string">
            <text:p>Winchester, VA-WV (Metropolitan Statistical Area)</text:p>
          </table:table-cell>
          <table:table-cell office:value-type="float" office:value="51921">
            <text:p>51921</text:p>
          </table:table-cell>
          <table:table-cell office:value-type="string">
            <text:p>Frederick + Winchester, VA </text:p>
          </table:table-cell>
        </table:table-row>
        <table:table-row table:style-name="ro1">
          <table:table-cell office:value-type="float" office:value="49020">
            <text:p>49020</text:p>
          </table:table-cell>
          <table:table-cell office:value-type="string">
            <text:p>Winchester, VA-WV (Metropolitan Statistical Area)</text:p>
          </table:table-cell>
          <table:table-cell office:value-type="float" office:value="54027">
            <text:p>54027</text:p>
          </table:table-cell>
          <table:table-cell office:value-type="string">
            <text:p>Hampshire, WV </text:p>
          </table:table-cell>
        </table:table-row>
        <table:table-row table:style-name="ro1">
          <table:table-cell office:value-type="float" office:value="49180">
            <text:p>49180</text:p>
          </table:table-cell>
          <table:table-cell office:value-type="string">
            <text:p>Winston-Salem, NC (Metropolitan Statistical Area)</text:p>
          </table:table-cell>
          <table:table-cell office:value-type="float" office:value="37057">
            <text:p>37057</text:p>
          </table:table-cell>
          <table:table-cell office:value-type="string">
            <text:p>Davidson, NC </text:p>
          </table:table-cell>
        </table:table-row>
        <table:table-row table:style-name="ro2">
          <table:table-cell office:value-type="float" office:value="49180">
            <text:p>49180</text:p>
          </table:table-cell>
          <table:table-cell office:value-type="string">
            <text:p>Winston-Salem, NC (Metropolitan Statistical Area)</text:p>
          </table:table-cell>
          <table:table-cell office:value-type="float" office:value="37059">
            <text:p>37059</text:p>
          </table:table-cell>
          <table:table-cell office:value-type="string">
            <text:p>Davie, NC </text:p>
          </table:table-cell>
        </table:table-row>
        <table:table-row table:style-name="ro2">
          <table:table-cell office:value-type="float" office:value="49180">
            <text:p>49180</text:p>
          </table:table-cell>
          <table:table-cell office:value-type="string">
            <text:p>Winston-Salem, NC (Metropolitan Statistical Area)</text:p>
          </table:table-cell>
          <table:table-cell office:value-type="float" office:value="37067">
            <text:p>37067</text:p>
          </table:table-cell>
          <table:table-cell office:value-type="string">
            <text:p>Forsyth, NC </text:p>
          </table:table-cell>
        </table:table-row>
        <table:table-row table:style-name="ro1">
          <table:table-cell office:value-type="float" office:value="49180">
            <text:p>49180</text:p>
          </table:table-cell>
          <table:table-cell office:value-type="string">
            <text:p>Winston-Salem, NC (Metropolitan Statistical Area)</text:p>
          </table:table-cell>
          <table:table-cell office:value-type="float" office:value="37169">
            <text:p>37169</text:p>
          </table:table-cell>
          <table:table-cell office:value-type="string">
            <text:p>Stokes, NC </text:p>
          </table:table-cell>
        </table:table-row>
        <table:table-row table:style-name="ro2">
          <table:table-cell office:value-type="float" office:value="49180">
            <text:p>49180</text:p>
          </table:table-cell>
          <table:table-cell office:value-type="string">
            <text:p>Winston-Salem, NC (Metropolitan Statistical Area)</text:p>
          </table:table-cell>
          <table:table-cell office:value-type="float" office:value="37197">
            <text:p>37197</text:p>
          </table:table-cell>
          <table:table-cell office:value-type="string">
            <text:p>Yadkin, NC </text:p>
          </table:table-cell>
        </table:table-row>
        <table:table-row table:style-name="ro2">
          <table:table-cell office:value-type="float" office:value="49340">
            <text:p>49340</text:p>
          </table:table-cell>
          <table:table-cell office:value-type="string">
            <text:p>Worcester, MA-CT (Metropolitan Statistical Area)</text:p>
          </table:table-cell>
          <table:table-cell office:value-type="float" office:value="9015">
            <text:p>9015</text:p>
          </table:table-cell>
          <table:table-cell office:value-type="string">
            <text:p>Windham, CT </text:p>
          </table:table-cell>
        </table:table-row>
        <table:table-row table:style-name="ro1">
          <table:table-cell office:value-type="float" office:value="49340">
            <text:p>49340</text:p>
          </table:table-cell>
          <table:table-cell office:value-type="string">
            <text:p>Worcester, MA-CT (Metropolitan Statistical Area)</text:p>
          </table:table-cell>
          <table:table-cell office:value-type="float" office:value="25027">
            <text:p>25027</text:p>
          </table:table-cell>
          <table:table-cell office:value-type="string">
            <text:p>Worcester, MA </text:p>
          </table:table-cell>
        </table:table-row>
        <table:table-row table:style-name="ro1">
          <table:table-cell office:value-type="float" office:value="49420">
            <text:p>49420</text:p>
          </table:table-cell>
          <table:table-cell office:value-type="string">
            <text:p>Yakima, WA (Metropolitan Statistical Area)</text:p>
          </table:table-cell>
          <table:table-cell office:value-type="float" office:value="53077">
            <text:p>53077</text:p>
          </table:table-cell>
          <table:table-cell office:value-type="string">
            <text:p>Yakima, WA </text:p>
          </table:table-cell>
        </table:table-row>
        <table:table-row table:style-name="ro1">
          <table:table-cell office:value-type="float" office:value="49620">
            <text:p>49620</text:p>
          </table:table-cell>
          <table:table-cell office:value-type="string">
            <text:p>York-Hanover, PA (Metropolitan Statistical Area)</text:p>
          </table:table-cell>
          <table:table-cell office:value-type="float" office:value="42133">
            <text:p>42133</text:p>
          </table:table-cell>
          <table:table-cell office:value-type="string">
            <text:p>York, PA </text:p>
          </table:table-cell>
        </table:table-row>
        <table:table-row table:style-name="ro2">
          <table:table-cell office:value-type="float" office:value="49660">
            <text:p>49660</text:p>
          </table:table-cell>
          <table:table-cell office:value-type="string">
            <text:p>Youngstown-Warren-Boardman, OH-PA (Metropolitan Statistical Area)</text:p>
          </table:table-cell>
          <table:table-cell office:value-type="float" office:value="39099">
            <text:p>39099</text:p>
          </table:table-cell>
          <table:table-cell office:value-type="string">
            <text:p>Mahoning, OH </text:p>
          </table:table-cell>
        </table:table-row>
        <table:table-row table:style-name="ro2">
          <table:table-cell office:value-type="float" office:value="49660">
            <text:p>49660</text:p>
          </table:table-cell>
          <table:table-cell office:value-type="string">
            <text:p>Youngstown-Warren-Boardman, OH-PA (Metropolitan Statistical Area)</text:p>
          </table:table-cell>
          <table:table-cell office:value-type="float" office:value="39155">
            <text:p>39155</text:p>
          </table:table-cell>
          <table:table-cell office:value-type="string">
            <text:p>Trumbull, OH </text:p>
          </table:table-cell>
        </table:table-row>
        <table:table-row table:style-name="ro2">
          <table:table-cell office:value-type="float" office:value="49660">
            <text:p>49660</text:p>
          </table:table-cell>
          <table:table-cell office:value-type="string">
            <text:p>Youngstown-Warren-Boardman, OH-PA (Metropolitan Statistical Area)</text:p>
          </table:table-cell>
          <table:table-cell office:value-type="float" office:value="42085">
            <text:p>42085</text:p>
          </table:table-cell>
          <table:table-cell office:value-type="string">
            <text:p>Mercer, PA </text:p>
          </table:table-cell>
        </table:table-row>
        <table:table-row table:style-name="ro2">
          <table:table-cell office:value-type="float" office:value="49700">
            <text:p>49700</text:p>
          </table:table-cell>
          <table:table-cell office:value-type="string">
            <text:p>Yuba City, CA (Metropolitan Statistical Area)</text:p>
          </table:table-cell>
          <table:table-cell office:value-type="float" office:value="6101">
            <text:p>6101</text:p>
          </table:table-cell>
          <table:table-cell office:value-type="string">
            <text:p>Sutter, CA </text:p>
          </table:table-cell>
        </table:table-row>
        <table:table-row table:style-name="ro2">
          <table:table-cell office:value-type="float" office:value="49700">
            <text:p>49700</text:p>
          </table:table-cell>
          <table:table-cell office:value-type="string">
            <text:p>Yuba City, CA (Metropolitan Statistical Area)</text:p>
          </table:table-cell>
          <table:table-cell office:value-type="float" office:value="6115">
            <text:p>6115</text:p>
          </table:table-cell>
          <table:table-cell office:value-type="string">
            <text:p>Yuba, CA </text:p>
          </table:table-cell>
        </table:table-row>
        <table:table-row table:style-name="ro1">
          <table:table-cell office:value-type="float" office:value="49740">
            <text:p>49740</text:p>
          </table:table-cell>
          <table:table-cell office:value-type="string">
            <text:p>Yuma, AZ (Metropolitan Statistical Area)</text:p>
          </table:table-cell>
          <table:table-cell office:value-type="float" office:value="4027">
            <text:p>4027</text:p>
          </table:table-cell>
          <table:table-cell office:value-type="string">
            <text:p>Yuma, AZ </text:p>
          </table:table-cell>
        </table:table-row>
        <table:table-row table:style-name="ro1">
          <table:table-cell office:value-type="string">
            <text:p><text:s text:c="4"/>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 table:number-rows-repeated="104742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8">11/18/2014</text:date>, <text:time>16:35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Tull</meta:initial-creator>
    <meta:creation-date>2014-11-18T16:27:27.64</meta:creation-date>
    <dc:date>2014-11-18T16:35:09.03</dc:date>
    <dc:creator>Christopher Tull</dc:creator>
    <meta:editing-duration>PT7M43S</meta:editing-duration>
    <meta:editing-cycles>1</meta:editing-cycles>
    <meta:document-statistic meta:table-count="3" meta:cell-count="4585" meta:object-count="0"/>
    <meta:generator>OpenOffice/4.1.1$Win32 OpenOffice.org_project/411m6$Build-9775</meta:generator>
  </office:meta>
</office:document-meta>
</file>